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5.276cm"/>
    </style:style>
    <style:style style:name="co6" style:family="table-column">
      <style:table-column-properties fo:break-before="auto" style:column-width="5.914cm"/>
    </style:style>
    <style:style style:name="co7" style:family="table-column">
      <style:table-column-properties fo:break-before="auto" style:column-width="6.498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4.888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5.472cm"/>
    </style:style>
    <style:style style:name="co12" style:family="table-column">
      <style:table-column-properties fo:break-before="auto" style:column-width="5.11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map style:condition="is-true-formula(MOD(ROW(); 3) = 0)" style:apply-style-name="StyleJaune" style:base-cell-address="Fonctions.R369"/>
    </style:style>
    <style:style style:name="ce3" style:family="table-cell" style:parent-style-name="Default">
      <style:table-cell-properties fo:background-color="transparent"/>
      <style:map style:condition="is-true-formula(MOD(ROW(); 3) = 0)" style:apply-style-name="StyleJaune" style:base-cell-address="Fonctions.R36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underline-style="solid" style:text-underline-width="auto" style:text-underline-color="font-color"/>
      <style:map style:condition="is-true-formula(MOD(ROW(); 3) = 0)" style:apply-style-name="StyleJaune" style:base-cell-address="Fonctions.R369"/>
    </style:style>
    <style:style style:name="ce6" style:family="table-cell" style:parent-style-name="Default">
      <style:text-properties style:text-underline-style="none"/>
      <style:map style:condition="is-true-formula(MOD(ROW(); 3) = 0)" style:apply-style-name="StyleJaune" style:base-cell-address="Fonctions.R36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gr1" style:family="graphic">
      <style:graphic-properties draw:stroke="none" svg:stroke-color="#000000" draw:fill="solid" draw:fill-color="#ffffcc" fo:min-height="8.687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font-family="'Bitstream Vera Serif'" style:font-family-generic="roman" style:font-pitch="variable"/>
    </style:style>
    <style:style style:name="T2" style:family="text">
      <style:text-properties fo:font-family="'Bitstream Vera Serif'" style:font-family-generic="roman" style:font-pitch="variable" fo:font-weight="bold"/>
    </style:style>
    <style:style style:name="T3" style:family="text">
      <style:text-properties style:text-outline="false" style:text-line-through-style="none" style:font-name="Arial" fo:font-size="8pt" fo:language="fr" fo:country="FR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T4" style:family="text">
      <style:text-properties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</office:automatic-styles>
  <office:body>
    <office:spreadsheet>
      <table:calculation-settings>
        <table:iteration table:status="enable"/>
      </table:calculation-settings>
      <table:table table:name="Fonction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3" table:default-cell-style-name="ce2"/>
        <table:table-column table:style-name="co13" table:default-cell-style-name="ce2"/>
        <table:table-column table:style-name="co14" table:number-columns-repeated="238" table:default-cell-style-name="Default"/>
        <table:table-row table:style-name="ro1">
          <table:table-cell table:style-name="ce1" office:value-type="string">
            <text:p>Allemand</text:p>
          </table:table-cell>
          <table:table-cell table:style-name="ce1" office:value-type="string">
            <text:p>Anglais</text:p>
          </table:table-cell>
          <table:table-cell table:style-name="ce1" office:value-type="string">
            <text:p>Catalan</text:p>
          </table:table-cell>
          <table:table-cell table:style-name="ce1" office:value-type="string">
            <text:p>Croate</text:p>
          </table:table-cell>
          <table:table-cell table:style-name="ce1" office:value-type="string">
            <text:p>Espagnol</text:p>
          </table:table-cell>
          <table:table-cell table:style-name="ce1" office:value-type="string">
            <text:p>Finlandai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Hongrois</text:p>
          </table:table-cell>
          <table:table-cell table:style-name="ce1" office:value-type="string">
            <text:p>Italien</text:p>
          </table:table-cell>
          <table:table-cell table:style-name="ce1" office:value-type="string">
            <text:p>Lithuanien</text:p>
          </table:table-cell>
          <table:table-cell table:style-name="ce1" office:value-type="string">
            <text:p>Néerlandais</text:p>
          </table:table-cell>
          <table:table-cell table:style-name="ce1" office:value-type="string">
            <text:p>Norvégien</text:p>
          </table:table-cell>
          <table:table-cell table:style-name="ce1" office:value-type="string">
            <text:p>Polonais</text:p>
          </table:table-cell>
          <table:table-cell table:style-name="ce1" office:value-type="string">
            <text:p>Portugais</text:p>
          </table:table-cell>
          <table:table-cell table:style-name="ce1" office:value-type="string">
            <text:p>Serbe</text:p>
          </table:table-cell>
          <table:table-cell table:style-name="ce1" office:value-type="string">
            <text:p>Slovaque</text:p>
          </table:table-cell>
          <table:table-cell table:style-name="ce1" office:value-type="string">
            <text:p>Slovène</text:p>
          </table:table-cell>
          <table:table-cell table:style-name="ce1" office:value-type="string">
            <text:p>Suédois</text:p>
          </table:table-cell>
          <table:table-cell table:style-name="ce7"/>
          <table:table-cell table:style-name="ce8" table:number-columns-repeated="235"/>
          <table:table-cell table:style-name="ce7" table:number-columns-repeated="2"/>
        </table:table-row>
        <table:table-row table:style-name="ro2">
          <table:table-cell table:number-columns-repeated="8" office:value-type="string">
            <text:p>ABS</text:p>
          </table:table-cell>
          <table:table-cell office:value-type="string">
            <text:p>ASS</text:p>
          </table:table-cell>
          <table:table-cell table:number-columns-repeated="3" office:value-type="string">
            <text:p>ABS</text:p>
          </table:table-cell>
          <table:table-cell office:value-type="string">
            <text:p>MODUŁ.LICZBY</text:p>
          </table:table-cell>
          <table:table-cell table:number-columns-repeated="5" office:value-type="string">
            <text:p>ABS</text:p>
          </table:table-cell>
          <table:table-cell table:number-columns-repeated="238"/>
        </table:table-row>
        <table:table-row table:style-name="ro2">
          <table:table-cell office:value-type="string">
            <text:p>ARCCOS</text:p>
          </table:table-cell>
          <table:table-cell table:number-columns-repeated="7" office:value-type="string">
            <text:p>ACOS</text:p>
          </table:table-cell>
          <table:table-cell office:value-type="string">
            <text:p>ARCCOS</text:p>
          </table:table-cell>
          <table:table-cell office:value-type="string">
            <text:p>ACOS</text:p>
          </table:table-cell>
          <table:table-cell office:value-type="string">
            <text:p>BOOGCOS</text:p>
          </table:table-cell>
          <table:table-cell office:value-type="string">
            <text:p>INVERS.COS</text:p>
          </table:table-cell>
          <table:table-cell table:number-columns-repeated="5" office:value-type="string">
            <text:p>ACOS</text:p>
          </table:table-cell>
          <table:table-cell office:value-type="string">
            <text:p>ARCCOS</text:p>
          </table:table-cell>
          <table:table-cell table:number-columns-repeated="238"/>
        </table:table-row>
        <table:table-row table:style-name="ro2">
          <table:table-cell office:value-type="string">
            <text:p>ARCCOSHYP</text:p>
          </table:table-cell>
          <table:table-cell table:number-columns-repeated="7" office:value-type="string">
            <text:p>ACOSH</text:p>
          </table:table-cell>
          <table:table-cell office:value-type="string">
            <text:p>ARCCOSH</text:p>
          </table:table-cell>
          <table:table-cell office:value-type="string">
            <text:p>ACOSH</text:p>
          </table:table-cell>
          <table:table-cell office:value-type="string">
            <text:p>BOOGCOSH</text:p>
          </table:table-cell>
          <table:table-cell office:value-type="string">
            <text:p>INVERS.COSH</text:p>
          </table:table-cell>
          <table:table-cell table:number-columns-repeated="5" office:value-type="string">
            <text:p>ACOSH</text:p>
          </table:table-cell>
          <table:table-cell office:value-type="string">
            <text:p>ARCCOSH</text:p>
          </table:table-cell>
          <table:table-cell table:number-columns-repeated="238"/>
        </table:table-row>
        <table:table-row table:style-name="ro2">
          <table:table-cell office:value-type="string">
            <text:p>ARCCOT</text:p>
          </table:table-cell>
          <table:table-cell table:number-columns-repeated="7" office:value-type="string">
            <text:p>ACOT</text:p>
          </table:table-cell>
          <table:table-cell office:value-type="string">
            <text:p>ARCCOT</text:p>
          </table:table-cell>
          <table:table-cell office:value-type="string">
            <text:p>ACOT</text:p>
          </table:table-cell>
          <table:table-cell office:value-type="string">
            <text:p>BOOGCOT</text:p>
          </table:table-cell>
          <table:table-cell office:value-type="string">
            <text:p>INVERS.COT</text:p>
          </table:table-cell>
          <table:table-cell table:number-columns-repeated="5" office:value-type="string">
            <text:p>ACOT</text:p>
          </table:table-cell>
          <table:table-cell office:value-type="string">
            <text:p>ARCCOT</text:p>
          </table:table-cell>
          <table:table-cell table:number-columns-repeated="238"/>
        </table:table-row>
        <table:table-row table:style-name="ro2">
          <table:table-cell office:value-type="string">
            <text:p>ARCCOTHYP</text:p>
          </table:table-cell>
          <table:table-cell table:number-columns-repeated="2" office:value-type="string">
            <text:p>ACOTH</text:p>
          </table:table-cell>
          <table:table-cell office:value-type="string">
            <text:p>ACOT</text:p>
          </table:table-cell>
          <table:table-cell table:number-columns-repeated="4" office:value-type="string">
            <text:p>ACOTH</text:p>
          </table:table-cell>
          <table:table-cell office:value-type="string">
            <text:p>ARCCOTH</text:p>
          </table:table-cell>
          <table:table-cell office:value-type="string">
            <text:p>ACOTH</text:p>
          </table:table-cell>
          <table:table-cell office:value-type="string">
            <text:p>BOOGCOTH</text:p>
          </table:table-cell>
          <table:table-cell office:value-type="string">
            <text:p>INVERS.COTH</text:p>
          </table:table-cell>
          <table:table-cell table:number-columns-repeated="5" office:value-type="string">
            <text:p>ACOTH</text:p>
          </table:table-cell>
          <table:table-cell office:value-type="string">
            <text:p>ARCCOTH</text:p>
          </table:table-cell>
          <table:table-cell table:number-columns-repeated="238"/>
        </table:table-row>
        <table:table-row table:style-name="ro2">
          <table:table-cell office:value-type="string">
            <text:p>AKTUELL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  <table:table-cell office:value-type="string">
            <text:p>ACTUELLE</text:p>
          </table:table-cell>
          <table:table-cell office:value-type="string">
            <text:p>CURRE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HUIDIG</text:p>
          </table:table-cell>
          <table:table-cell office:value-type="string">
            <text:p>GJELDANDE</text:p>
          </table:table-cell>
          <table:table-cell office:value-type="string">
            <text:p>BIEŻĄCY</text:p>
          </table:table-cell>
          <table:table-cell office:value-type="string">
            <text:p>ATUAL</text:p>
          </table:table-cell>
          <table:table-cell table:number-columns-repeated="3" office:value-type="string">
            <text:p>CURRENT</text:p>
          </table:table-cell>
          <table:table-cell office:value-type="string">
            <text:p>AKTUELL</text:p>
          </table:table-cell>
          <table:table-cell table:number-columns-repeated="238"/>
        </table:table-row>
        <table:table-row table:style-name="ro2">
          <table:table-cell office:value-type="string">
            <text:p>ADRESSE</text:p>
          </table:table-cell>
          <table:table-cell office:value-type="string">
            <text:p>ADDRESS</text:p>
          </table:table-cell>
          <table:table-cell office:value-type="string">
            <text:p>COINCIDEIX</text:p>
          </table:table-cell>
          <table:table-cell office:value-type="string">
            <text:p>ADDRESS</text:p>
          </table:table-cell>
          <table:table-cell office:value-type="string">
            <text:p>DIRECCIÓN</text:p>
          </table:table-cell>
          <table:table-cell office:value-type="string">
            <text:p>ADDRESS</text:p>
          </table:table-cell>
          <table:table-cell office:value-type="string">
            <text:p>ADRESSE</text:p>
          </table:table-cell>
          <table:table-cell office:value-type="string">
            <text:p>ADDRESS</text:p>
          </table:table-cell>
          <table:table-cell office:value-type="string">
            <text:p>INDIRIZZO</text:p>
          </table:table-cell>
          <table:table-cell office:value-type="string">
            <text:p>ADDRESS</text:p>
          </table:table-cell>
          <table:table-cell office:value-type="string">
            <text:p>ADRES</text:p>
          </table:table-cell>
          <table:table-cell office:value-type="string">
            <text:p>ADRESSE</text:p>
          </table:table-cell>
          <table:table-cell office:value-type="string">
            <text:p>ADRES</text:p>
          </table:table-cell>
          <table:table-cell office:value-type="string">
            <text:p>ENDEREÇO</text:p>
          </table:table-cell>
          <table:table-cell table:number-columns-repeated="3" office:value-type="string">
            <text:p>ADDRESS</text:p>
          </table:table-cell>
          <table:table-cell office:value-type="string">
            <text:p>ADRESS</text:p>
          </table:table-cell>
          <table:table-cell table:number-columns-repeated="238"/>
        </table:table-row>
        <table:table-row table:style-name="ro2">
          <table:table-cell office:value-type="string">
            <text:p>ZUFALLSZAHL</text:p>
          </table:table-cell>
          <table:table-cell office:value-type="string">
            <text:p>RAND</text:p>
          </table:table-cell>
          <table:table-cell office:value-type="string">
            <text:p>ALEAT</text:p>
          </table:table-cell>
          <table:table-cell office:value-type="string">
            <text:p>RAND</text:p>
          </table:table-cell>
          <table:table-cell office:value-type="string">
            <text:p>ALEATORIO</text:p>
          </table:table-cell>
          <table:table-cell office:value-type="string">
            <text:p>RAND</text:p>
          </table:table-cell>
          <table:table-cell office:value-type="string">
            <text:p>ALEA</text:p>
          </table:table-cell>
          <table:table-cell office:value-type="string">
            <text:p>RAND</text:p>
          </table:table-cell>
          <table:table-cell office:value-type="string">
            <text:p>CASUALE</text:p>
          </table:table-cell>
          <table:table-cell office:value-type="string">
            <text:p>RAND</text:p>
          </table:table-cell>
          <table:table-cell office:value-type="string">
            <text:p>ASELECT</text:p>
          </table:table-cell>
          <table:table-cell office:value-type="string">
            <text:p>TILFELDIG</text:p>
          </table:table-cell>
          <table:table-cell office:value-type="string">
            <text:p>LOS</text:p>
          </table:table-cell>
          <table:table-cell office:value-type="string">
            <text:p>ALEATÓRIO</text:p>
          </table:table-cell>
          <table:table-cell table:number-columns-repeated="3" office:value-type="string">
            <text:p>RAND</text:p>
          </table:table-cell>
          <table:table-cell office:value-type="string">
            <text:p>SLUMP</text:p>
          </table:table-cell>
          <table:table-cell table:number-columns-repeated="238"/>
        </table:table-row>
        <table:table-row table:style-name="ro2">
          <table:table-cell office:value-type="string">
            <text:p>ZUFALLSBEREICH</text:p>
          </table:table-cell>
          <table:table-cell office:value-type="string">
            <text:p>GETRANDBETWEEN</text:p>
          </table:table-cell>
          <table:table-cell office:value-type="string">
            <text:p>ALEATENTRE</text:p>
          </table:table-cell>
          <table:table-cell office:value-type="string">
            <text:p>RANDBETWEEN</text:p>
          </table:table-cell>
          <table:table-cell office:value-type="string">
            <text:p>ALEATORIO.ENTRE</text:p>
          </table:table-cell>
          <table:table-cell office:value-type="string">
            <text:p>SATUNNAISLUKU_VÄLILTÄ</text:p>
          </table:table-cell>
          <table:table-cell office:value-type="string">
            <text:p>ALEA.ENTRE.BORNES</text:p>
          </table:table-cell>
          <table:table-cell office:value-type="string">
            <text:p>RANDBETWEEN</text:p>
          </table:table-cell>
          <table:table-cell office:value-type="string">
            <text:p>CASUALE.TRA</text:p>
          </table:table-cell>
          <table:table-cell office:value-type="string">
            <text:p>RANDBETWEEN</text:p>
          </table:table-cell>
          <table:table-cell office:value-type="string">
            <text:p>ASELECTTUSSEN</text:p>
          </table:table-cell>
          <table:table-cell office:value-type="string">
            <text:p>TILFELDIGMELLOM</text:p>
          </table:table-cell>
          <table:table-cell office:value-type="string">
            <text:p>RANDBETWEEN</text:p>
          </table:table-cell>
          <table:table-cell office:value-type="string">
            <text:p>ALEATÓRIOENTRE</text:p>
          </table:table-cell>
          <table:table-cell table:number-columns-repeated="3" office:value-type="string">
            <text:p>RANDBETWEEN</text:p>
          </table:table-cell>
          <table:table-cell office:value-type="string">
            <text:p>SLUMP.MELLAN</text:p>
          </table:table-cell>
          <table:table-cell table:number-columns-repeated="238"/>
        </table:table-row>
        <table:table-row table:style-name="ro2">
          <table:table-cell office:value-type="string">
            <text:p>AMORDEGRK</text:p>
          </table:table-cell>
          <table:table-cell office:value-type="string">
            <text:p>GETAMORDEGRC</text:p>
          </table:table-cell>
          <table:table-cell office:value-type="string">
            <text:p>CDECRAMOR</text:p>
          </table:table-cell>
          <table:table-cell office:value-type="string">
            <text:p>AMORDEGRC</text:p>
          </table:table-cell>
          <table:table-cell office:value-type="string">
            <text:p>AMORTIZ.PROGRE</text:p>
          </table:table-cell>
          <table:table-cell table:number-columns-repeated="3" office:value-type="string">
            <text:p>AMORDEGRC</text:p>
          </table:table-cell>
          <table:table-cell office:value-type="string">
            <text:p>AMMORT.DEGR</text:p>
          </table:table-cell>
          <table:table-cell table:number-columns-repeated="9" office:value-type="string">
            <text:p>AMORDEGRC</text:p>
          </table:table-cell>
          <table:table-cell table:number-columns-repeated="238"/>
        </table:table-row>
        <table:table-row table:style-name="ro2">
          <table:table-cell office:value-type="string">
            <text:p>LIA</text:p>
          </table:table-cell>
          <table:table-cell office:value-type="string">
            <text:p>SLN</text:p>
          </table:table-cell>
          <table:table-cell office:value-type="string">
            <text:p>LNR</text:p>
          </table:table-cell>
          <table:table-cell table:number-columns-repeated="3" office:value-type="string">
            <text:p>SLN</text:p>
          </table:table-cell>
          <table:table-cell office:value-type="string">
            <text:p>AMORLIN</text:p>
          </table:table-cell>
          <table:table-cell office:value-type="string">
            <text:p>SLN</text:p>
          </table:table-cell>
          <table:table-cell office:value-type="string">
            <text:p>AMMORT.COST</text:p>
          </table:table-cell>
          <table:table-cell office:value-type="string">
            <text:p>SLN</text:p>
          </table:table-cell>
          <table:table-cell office:value-type="string">
            <text:p>LIN.AFSCHR</text:p>
          </table:table-cell>
          <table:table-cell office:value-type="string">
            <text:p>LINAVS</text:p>
          </table:table-cell>
          <table:table-cell office:value-type="string">
            <text:p>@SLN</text:p>
          </table:table-cell>
          <table:table-cell office:value-type="string">
            <text:p>DPD</text:p>
          </table:table-cell>
          <table:table-cell table:number-columns-repeated="3" office:value-type="string">
            <text:p>SLN</text:p>
          </table:table-cell>
          <table:table-cell office:value-type="string">
            <text:p>LINAVSKR</text:p>
          </table:table-cell>
          <table:table-cell table:number-columns-repeated="238"/>
        </table:table-row>
        <table:table-row table:style-name="ro2">
          <table:table-cell office:value-type="string">
            <text:p>AMORLINEARK</text:p>
          </table:table-cell>
          <table:table-cell office:value-type="string">
            <text:p>GETAMORLINC</text:p>
          </table:table-cell>
          <table:table-cell office:value-type="string">
            <text:p>CLINAMOR</text:p>
          </table:table-cell>
          <table:table-cell office:value-type="string">
            <text:p>AMORLINC</text:p>
          </table:table-cell>
          <table:table-cell office:value-type="string">
            <text:p>AMORTIZ.LIN</text:p>
          </table:table-cell>
          <table:table-cell table:number-columns-repeated="3" office:value-type="string">
            <text:p>AMORLINC</text:p>
          </table:table-cell>
          <table:table-cell office:value-type="string">
            <text:p>AMMORT.PER</text:p>
          </table:table-cell>
          <table:table-cell table:number-columns-repeated="9" office:value-type="string">
            <text:p>AMORLINC</text:p>
          </table:table-cell>
          <table:table-cell table:number-columns-repeated="238"/>
        </table:table-row>
        <table:table-row table:style-name="ro2">
          <table:table-cell office:value-type="string">
            <text:p>JAHR</text:p>
          </table:table-cell>
          <table:table-cell office:value-type="string">
            <text:p>YEAR</text:p>
          </table:table-cell>
          <table:table-cell office:value-type="string">
            <text:p>ANY</text:p>
          </table:table-cell>
          <table:table-cell office:value-type="string">
            <text:p>YEAR</text:p>
          </table:table-cell>
          <table:table-cell office:value-type="string">
            <text:p>AÑO</text:p>
          </table:table-cell>
          <table:table-cell office:value-type="string">
            <text:p>YEAR</text:p>
          </table:table-cell>
          <table:table-cell office:value-type="string">
            <text:p>ANNEE</text:p>
          </table:table-cell>
          <table:table-cell office:value-type="string">
            <text:p>YEAR</text:p>
          </table:table-cell>
          <table:table-cell office:value-type="string">
            <text:p>ANNO</text:p>
          </table:table-cell>
          <table:table-cell office:value-type="string">
            <text:p>YEAR</text:p>
          </table:table-cell>
          <table:table-cell office:value-type="string">
            <text:p>JAAR</text:p>
          </table:table-cell>
          <table:table-cell office:value-type="string">
            <text:p>ÅR</text:p>
          </table:table-cell>
          <table:table-cell office:value-type="string">
            <text:p>ROK</text:p>
          </table:table-cell>
          <table:table-cell office:value-type="string">
            <text:p>ANO</text:p>
          </table:table-cell>
          <table:table-cell table:number-columns-repeated="3" office:value-type="string">
            <text:p>YEAR</text:p>
          </table:table-cell>
          <table:table-cell office:value-type="string">
            <text:p>ÅR</text:p>
          </table:table-cell>
          <table:table-cell table:number-columns-repeated="238"/>
        </table:table-row>
        <table:table-row table:style-name="ro2">
          <table:table-cell office:value-type="string">
            <text:p>JAHRE</text:p>
          </table:table-cell>
          <table:table-cell office:value-type="string">
            <text:p>GETDIFFYEARS</text:p>
          </table:table-cell>
          <table:table-cell office:value-type="string">
            <text:p>ANYS</text:p>
          </table:table-cell>
          <table:table-cell office:value-type="string">
            <text:p>YEARS</text:p>
          </table:table-cell>
          <table:table-cell office:value-type="string">
            <text:p>AÑOS</text:p>
          </table:table-cell>
          <table:table-cell office:value-type="string">
            <text:p>YEARS</text:p>
          </table:table-cell>
          <table:table-cell office:value-type="string">
            <text:p>ANNEES</text:p>
          </table:table-cell>
          <table:table-cell office:value-type="string">
            <text:p>YEARS</text:p>
          </table:table-cell>
          <table:table-cell office:value-type="string">
            <text:p>ANNI</text:p>
          </table:table-cell>
          <table:table-cell office:value-type="string">
            <text:p>YEARS</text:p>
          </table:table-cell>
          <table:table-cell office:value-type="string">
            <text:p>JAREN</text:p>
          </table:table-cell>
          <table:table-cell office:value-type="string">
            <text:p>TAL.PÅ.ÅR</text:p>
          </table:table-cell>
          <table:table-cell office:value-type="string">
            <text:p>LATA</text:p>
          </table:table-cell>
          <table:table-cell office:value-type="string">
            <text:p>ANOS</text:p>
          </table:table-cell>
          <table:table-cell table:number-columns-repeated="3" office:value-type="string">
            <text:p>YEARS</text:p>
          </table:table-cell>
          <table:table-cell office:value-type="string">
            <text:p>ANTALÅR</text:p>
          </table:table-cell>
          <table:table-cell table:number-columns-repeated="238"/>
        </table:table-row>
        <table:table-row table:style-name="ro2">
          <table:table-cell office:value-type="string">
            <text:p>ARABISCH</text:p>
          </table:table-cell>
          <table:table-cell table:number-columns-repeated="3" office:value-type="string">
            <text:p>ARABIC</text:p>
          </table:table-cell>
          <table:table-cell office:value-type="string">
            <text:p>ÁRABE</text:p>
          </table:table-cell>
          <table:table-cell office:value-type="string">
            <text:p>ARABIC</text:p>
          </table:table-cell>
          <table:table-cell office:value-type="string">
            <text:p>ARABE</text:p>
          </table:table-cell>
          <table:table-cell office:value-type="string">
            <text:p>ARABIC</text:p>
          </table:table-cell>
          <table:table-cell office:value-type="string">
            <text:p>ARABO</text:p>
          </table:table-cell>
          <table:table-cell office:value-type="string">
            <text:p>ARABIC</text:p>
          </table:table-cell>
          <table:table-cell office:value-type="string">
            <text:p>ARABISCH</text:p>
          </table:table-cell>
          <table:table-cell office:value-type="string">
            <text:p>ARABISK</text:p>
          </table:table-cell>
          <table:table-cell office:value-type="string">
            <text:p>ARABIC</text:p>
          </table:table-cell>
          <table:table-cell office:value-type="string">
            <text:p>ÁRABE</text:p>
          </table:table-cell>
          <table:table-cell table:number-columns-repeated="3" office:value-type="string">
            <text:p>ARABIC</text:p>
          </table:table-cell>
          <table:table-cell office:value-type="string">
            <text:p>ARABISK</text:p>
          </table:table-cell>
          <table:table-cell table:number-columns-repeated="238"/>
        </table:table-row>
        <table:table-row table:style-name="ro2">
          <table:table-cell office:value-type="string">
            <text:p>RUNDEN</text:p>
          </table:table-cell>
          <table:table-cell office:value-type="string">
            <text:p>ROUND</text:p>
          </table:table-cell>
          <table:table-cell office:value-type="string">
            <text:p>ARROD</text:p>
          </table:table-cell>
          <table:table-cell office:value-type="string">
            <text:p>ROUND</text:p>
          </table:table-cell>
          <table:table-cell office:value-type="string">
            <text:p>REDONDEAR</text:p>
          </table:table-cell>
          <table:table-cell office:value-type="string">
            <text:p>ROUND</text:p>
          </table:table-cell>
          <table:table-cell office:value-type="string">
            <text:p>ARRONDI</text:p>
          </table:table-cell>
          <table:table-cell office:value-type="string">
            <text:p>ROUND</text:p>
          </table:table-cell>
          <table:table-cell office:value-type="string">
            <text:p>ARROTONDA</text:p>
          </table:table-cell>
          <table:table-cell office:value-type="string">
            <text:p>ROUND</text:p>
          </table:table-cell>
          <table:table-cell office:value-type="string">
            <text:p>AFRONDEN</text:p>
          </table:table-cell>
          <table:table-cell office:value-type="string">
            <text:p>AVRUND</text:p>
          </table:table-cell>
          <table:table-cell office:value-type="string">
            <text:p>ZAOKR</text:p>
          </table:table-cell>
          <table:table-cell office:value-type="string">
            <text:p>ARRED</text:p>
          </table:table-cell>
          <table:table-cell table:number-columns-repeated="3" office:value-type="string">
            <text:p>ROUND</text:p>
          </table:table-cell>
          <table:table-cell office:value-type="string">
            <text:p>AVRUNDA</text:p>
          </table:table-cell>
          <table:table-cell table:number-columns-repeated="238"/>
        </table:table-row>
        <table:table-row table:style-name="ro2">
          <table:table-cell office:value-type="string">
            <text:p>VRUNDEN</text:p>
          </table:table-cell>
          <table:table-cell office:value-type="string">
            <text:p>GETMROUND</text:p>
          </table:table-cell>
          <table:table-cell office:value-type="string">
            <text:p>ARRODM</text:p>
          </table:table-cell>
          <table:table-cell office:value-type="string">
            <text:p>MROUND</text:p>
          </table:table-cell>
          <table:table-cell office:value-type="string">
            <text:p>REDOND.MULT</text:p>
          </table:table-cell>
          <table:table-cell office:value-type="string">
            <text:p>PYÖRISTÄ_KERR</text:p>
          </table:table-cell>
          <table:table-cell office:value-type="string">
            <text:p>ARRONDI.AU.MULTIPLE</text:p>
          </table:table-cell>
          <table:table-cell office:value-type="string">
            <text:p>MROUND</text:p>
          </table:table-cell>
          <table:table-cell office:value-type="string">
            <text:p>ARROTONDA.MULTIPLO</text:p>
          </table:table-cell>
          <table:table-cell office:value-type="string">
            <text:p>MROUND</text:p>
          </table:table-cell>
          <table:table-cell office:value-type="string">
            <text:p>AFRONDEN.N.VEELVOUD</text:p>
          </table:table-cell>
          <table:table-cell office:value-type="string">
            <text:p>MRUND</text:p>
          </table:table-cell>
          <table:table-cell office:value-type="string">
            <text:p>MROUND</text:p>
          </table:table-cell>
          <table:table-cell office:value-type="string">
            <text:p>MARRED</text:p>
          </table:table-cell>
          <table:table-cell table:number-columns-repeated="3" office:value-type="string">
            <text:p>MROUND</text:p>
          </table:table-cell>
          <table:table-cell office:value-type="string">
            <text:p>MAVRUNDA</text:p>
          </table:table-cell>
          <table:table-cell table:number-columns-repeated="238"/>
        </table:table-row>
        <table:table-row table:style-name="ro2">
          <table:table-cell office:value-type="string">
            <text:p>ABRUNDEN</text:p>
          </table:table-cell>
          <table:table-cell office:value-type="string">
            <text:p>ROUNDDOWN</text:p>
          </table:table-cell>
          <table:table-cell office:value-type="string">
            <text:p>ARRODAVALL</text:p>
          </table:table-cell>
          <table:table-cell office:value-type="string">
            <text:p>ROUNDDOWN</text:p>
          </table:table-cell>
          <table:table-cell office:value-type="string">
            <text:p>REDONDEAR.MENOS</text:p>
          </table:table-cell>
          <table:table-cell office:value-type="string">
            <text:p>ROUNDDOWN</text:p>
          </table:table-cell>
          <table:table-cell office:value-type="string">
            <text:p>ARRONDI.INF</text:p>
          </table:table-cell>
          <table:table-cell office:value-type="string">
            <text:p>ROUNDDOWN</text:p>
          </table:table-cell>
          <table:table-cell office:value-type="string">
            <text:p>ARROTONDA.PER.DIF</text:p>
          </table:table-cell>
          <table:table-cell office:value-type="string">
            <text:p>ROUNDDOWN</text:p>
          </table:table-cell>
          <table:table-cell office:value-type="string">
            <text:p>AFRONDEN.NAAR.BENEDEN</text:p>
          </table:table-cell>
          <table:table-cell office:value-type="string">
            <text:p>AVRUND.NED</text:p>
          </table:table-cell>
          <table:table-cell office:value-type="string">
            <text:p>ZAOKR.DÓŁ</text:p>
          </table:table-cell>
          <table:table-cell office:value-type="string">
            <text:p>ARREDONDAR.PARA.BAIXO</text:p>
          </table:table-cell>
          <table:table-cell table:number-columns-repeated="3" office:value-type="string">
            <text:p>ROUNDDOWN</text:p>
          </table:table-cell>
          <table:table-cell office:value-type="string">
            <text:p>AVRUNDA.NEDÅT</text:p>
          </table:table-cell>
          <table:table-cell table:number-columns-repeated="238"/>
        </table:table-row>
        <table:table-row table:style-name="ro2">
          <table:table-cell office:value-type="string">
            <text:p>AUFRUNDEN</text:p>
          </table:table-cell>
          <table:table-cell office:value-type="string">
            <text:p>ROUNDUP</text:p>
          </table:table-cell>
          <table:table-cell office:value-type="string">
            <text:p>ARRODAMUNT</text:p>
          </table:table-cell>
          <table:table-cell office:value-type="string">
            <text:p>ROUNDUP</text:p>
          </table:table-cell>
          <table:table-cell office:value-type="string">
            <text:p>REDONDEAR.MAS</text:p>
          </table:table-cell>
          <table:table-cell office:value-type="string">
            <text:p>ROUNDUP</text:p>
          </table:table-cell>
          <table:table-cell office:value-type="string">
            <text:p>ARRONDI.SUP</text:p>
          </table:table-cell>
          <table:table-cell office:value-type="string">
            <text:p>ROUNDUP</text:p>
          </table:table-cell>
          <table:table-cell office:value-type="string">
            <text:p>ARROTONDA.PER.ECC</text:p>
          </table:table-cell>
          <table:table-cell office:value-type="string">
            <text:p>ROUNDUP</text:p>
          </table:table-cell>
          <table:table-cell office:value-type="string">
            <text:p>AFRONDEN.NAAR.BOVEN</text:p>
          </table:table-cell>
          <table:table-cell office:value-type="string">
            <text:p>AVRUND.OPP</text:p>
          </table:table-cell>
          <table:table-cell office:value-type="string">
            <text:p>ZAOKR.GÓRA</text:p>
          </table:table-cell>
          <table:table-cell office:value-type="string">
            <text:p>ARREDONDAR.PARA.CIMA</text:p>
          </table:table-cell>
          <table:table-cell table:number-columns-repeated="3" office:value-type="string">
            <text:p>ROUNDUP</text:p>
          </table:table-cell>
          <table:table-cell office:value-type="string">
            <text:p>AVRUNDA.UPPÅT</text:p>
          </table:table-cell>
          <table:table-cell table:number-columns-repeated="238"/>
        </table:table-row>
        <table:table-row table:style-name="ro2">
          <table:table-cell office:value-type="string">
            <text:p>ARCSIN</text:p>
          </table:table-cell>
          <table:table-cell table:number-columns-repeated="3" office:value-type="string">
            <text:p>ASIN</text:p>
          </table:table-cell>
          <table:table-cell office:value-type="string">
            <text:p>ASENO</text:p>
          </table:table-cell>
          <table:table-cell table:number-columns-repeated="3" office:value-type="string">
            <text:p>ASIN</text:p>
          </table:table-cell>
          <table:table-cell office:value-type="string">
            <text:p>ARCSEN</text:p>
          </table:table-cell>
          <table:table-cell office:value-type="string">
            <text:p>ASIN</text:p>
          </table:table-cell>
          <table:table-cell office:value-type="string">
            <text:p>BOOGSIN</text:p>
          </table:table-cell>
          <table:table-cell office:value-type="string">
            <text:p>INVERS.SIN</text:p>
          </table:table-cell>
          <table:table-cell office:value-type="string">
            <text:p>ASIN</text:p>
          </table:table-cell>
          <table:table-cell office:value-type="string">
            <text:p>ASEN</text:p>
          </table:table-cell>
          <table:table-cell table:number-columns-repeated="3" office:value-type="string">
            <text:p>ASIN</text:p>
          </table:table-cell>
          <table:table-cell office:value-type="string">
            <text:p>ARCSIN</text:p>
          </table:table-cell>
          <table:table-cell table:number-columns-repeated="238"/>
        </table:table-row>
        <table:table-row table:style-name="ro2">
          <table:table-cell office:value-type="string">
            <text:p>ARCSINHYP</text:p>
          </table:table-cell>
          <table:table-cell table:number-columns-repeated="3" office:value-type="string">
            <text:p>ASINH</text:p>
          </table:table-cell>
          <table:table-cell office:value-type="string">
            <text:p>ASENOH</text:p>
          </table:table-cell>
          <table:table-cell table:number-columns-repeated="3" office:value-type="string">
            <text:p>ASINH</text:p>
          </table:table-cell>
          <table:table-cell office:value-type="string">
            <text:p>ARCSENH</text:p>
          </table:table-cell>
          <table:table-cell office:value-type="string">
            <text:p>ASINH</text:p>
          </table:table-cell>
          <table:table-cell office:value-type="string">
            <text:p>BOOGSINH</text:p>
          </table:table-cell>
          <table:table-cell office:value-type="string">
            <text:p>INVERS.SINH</text:p>
          </table:table-cell>
          <table:table-cell office:value-type="string">
            <text:p>ASINH</text:p>
          </table:table-cell>
          <table:table-cell office:value-type="string">
            <text:p>ASENH</text:p>
          </table:table-cell>
          <table:table-cell table:number-columns-repeated="3" office:value-type="string">
            <text:p>ASINH</text:p>
          </table:table-cell>
          <table:table-cell office:value-type="string">
            <text:p>ARCSINH</text:p>
          </table:table-cell>
          <table:table-cell table:number-columns-repeated="238"/>
        </table:table-row>
        <table:table-row table:style-name="ro2">
          <table:table-cell office:value-type="string">
            <text:p>ARCTAN</text:p>
          </table:table-cell>
          <table:table-cell table:number-columns-repeated="7" office:value-type="string">
            <text:p>ATAN</text:p>
          </table:table-cell>
          <table:table-cell office:value-type="string">
            <text:p>ARCTAN</text:p>
          </table:table-cell>
          <table:table-cell office:value-type="string">
            <text:p>ATAN</text:p>
          </table:table-cell>
          <table:table-cell office:value-type="string">
            <text:p>BOOGTAN</text:p>
          </table:table-cell>
          <table:table-cell office:value-type="string">
            <text:p>INVERS.TAN</text:p>
          </table:table-cell>
          <table:table-cell table:number-columns-repeated="5" office:value-type="string">
            <text:p>ATAN</text:p>
          </table:table-cell>
          <table:table-cell office:value-type="string">
            <text:p>ARCTAN</text:p>
          </table:table-cell>
          <table:table-cell table:number-columns-repeated="238"/>
        </table:table-row>
        <table:table-row table:style-name="ro2">
          <table:table-cell office:value-type="string">
            <text:p>ARCTAN2</text:p>
          </table:table-cell>
          <table:table-cell table:number-columns-repeated="7" office:value-type="string">
            <text:p>ATAN2</text:p>
          </table:table-cell>
          <table:table-cell office:value-type="string">
            <text:p>ARCTAN.2</text:p>
          </table:table-cell>
          <table:table-cell office:value-type="string">
            <text:p>ATAN2</text:p>
          </table:table-cell>
          <table:table-cell office:value-type="string">
            <text:p>BOOGTAN2</text:p>
          </table:table-cell>
          <table:table-cell office:value-type="string">
            <text:p>INVERS.TAN2</text:p>
          </table:table-cell>
          <table:table-cell table:number-columns-repeated="5" office:value-type="string">
            <text:p>ATAN2</text:p>
          </table:table-cell>
          <table:table-cell office:value-type="string">
            <text:p>ARCTAN2</text:p>
          </table:table-cell>
          <table:table-cell table:number-columns-repeated="238"/>
        </table:table-row>
        <table:table-row table:style-name="ro2">
          <table:table-cell office:value-type="string">
            <text:p>ARCTANHYP</text:p>
          </table:table-cell>
          <table:table-cell table:number-columns-repeated="7" office:value-type="string">
            <text:p>ATANH</text:p>
          </table:table-cell>
          <table:table-cell office:value-type="string">
            <text:p>ARCTANH</text:p>
          </table:table-cell>
          <table:table-cell office:value-type="string">
            <text:p>ATANH</text:p>
          </table:table-cell>
          <table:table-cell office:value-type="string">
            <text:p>BOOGTANH</text:p>
          </table:table-cell>
          <table:table-cell office:value-type="string">
            <text:p>INVERS.TANH</text:p>
          </table:table-cell>
          <table:table-cell table:number-columns-repeated="5" office:value-type="string">
            <text:p>ATANH</text:p>
          </table:table-cell>
          <table:table-cell office:value-type="string">
            <text:p>ARCTANH</text:p>
          </table:table-cell>
          <table:table-cell table:number-columns-repeated="238"/>
        </table:table-row>
        <table:table-row table:style-name="ro2">
          <table:table-cell office:value-type="string">
            <text:p>HEUTE</text:p>
          </table:table-cell>
          <table:table-cell office:value-type="string">
            <text:p>TODAY</text:p>
          </table:table-cell>
          <table:table-cell office:value-type="string">
            <text:p>AVUI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TODAY</text:p>
          </table:table-cell>
          <table:table-cell office:value-type="string">
            <text:p>AUJOURDHUI</text:p>
          </table:table-cell>
          <table:table-cell office:value-type="string">
            <text:p>TODAY</text:p>
          </table:table-cell>
          <table:table-cell office:value-type="string">
            <text:p>OGGI</text:p>
          </table:table-cell>
          <table:table-cell office:value-type="string">
            <text:p>TODAY</text:p>
          </table:table-cell>
          <table:table-cell office:value-type="string">
            <text:p>VANDAAG</text:p>
          </table:table-cell>
          <table:table-cell office:value-type="string">
            <text:p>IDAG</text:p>
          </table:table-cell>
          <table:table-cell office:value-type="string">
            <text:p>DZIŚ</text:p>
          </table:table-cell>
          <table:table-cell office:value-type="string">
            <text:p>HOJE</text:p>
          </table:table-cell>
          <table:table-cell table:number-columns-repeated="3" office:value-type="string">
            <text:p>TODAY</text:p>
          </table:table-cell>
          <table:table-cell office:value-type="string">
            <text:p>IDAG</text:p>
          </table:table-cell>
          <table:table-cell table:number-columns-repeated="238"/>
        </table:table-row>
        <table:table-row table:style-name="ro2">
          <table:table-cell table:number-columns-repeated="13" office:value-type="string">
            <text:p>B</text:p>
          </table:table-cell>
          <table:table-cell office:value-type="string">
            <text:p>A</text:p>
          </table:table-cell>
          <table:table-cell table:number-columns-repeated="4" office:value-type="string">
            <text:p>B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BAHTTEXT</text:p>
          </table:table-cell>
          <table:table-cell table:number-columns-repeated="238"/>
        </table:table-row>
        <table:table-row table:style-name="ro2">
          <table:table-cell office:value-type="string">
            <text:p>BASIS</text:p>
          </table:table-cell>
          <table:table-cell table:number-columns-repeated="9" office:value-type="string">
            <text:p>BASE</text:p>
          </table:table-cell>
          <table:table-cell office:value-type="string">
            <text:p>BASIS</text:p>
          </table:table-cell>
          <table:table-cell office:value-type="string">
            <text:p>BASE</text:p>
          </table:table-cell>
          <table:table-cell office:value-type="string">
            <text:p>PODSTAWA</text:p>
          </table:table-cell>
          <table:table-cell table:number-columns-repeated="4" office:value-type="string">
            <text:p>BASE</text:p>
          </table:table-cell>
          <table:table-cell office:value-type="string">
            <text:p>BAS</text:p>
          </table:table-cell>
          <table:table-cell table:number-columns-repeated="238"/>
        </table:table-row>
        <table:table-row table:style-name="ro2">
          <table:table-cell office:value-type="string">
            <text:p>DBSTDABW</text:p>
          </table:table-cell>
          <table:table-cell office:value-type="string">
            <text:p>DSTDEV</text:p>
          </table:table-cell>
          <table:table-cell office:value-type="string">
            <text:p>BDDESVEST</text:p>
          </table:table-cell>
          <table:table-cell office:value-type="string">
            <text:p>DSTDEV</text:p>
          </table:table-cell>
          <table:table-cell office:value-type="string">
            <text:p>BDDESVEST</text:p>
          </table:table-cell>
          <table:table-cell office:value-type="string">
            <text:p>DSTDEV</text:p>
          </table:table-cell>
          <table:table-cell office:value-type="string">
            <text:p>BDECARTYPE</text:p>
          </table:table-cell>
          <table:table-cell office:value-type="string">
            <text:p>DSTDEV</text:p>
          </table:table-cell>
          <table:table-cell office:value-type="string">
            <text:p>DB.DEV.ST</text:p>
          </table:table-cell>
          <table:table-cell office:value-type="string">
            <text:p>DSTDEV</text:p>
          </table:table-cell>
          <table:table-cell office:value-type="string">
            <text:p>DBSTDEV</text:p>
          </table:table-cell>
          <table:table-cell office:value-type="string">
            <text:p>DSTDAV</text:p>
          </table:table-cell>
          <table:table-cell office:value-type="string">
            <text:p>BD.ODCH.STANDARD</text:p>
          </table:table-cell>
          <table:table-cell office:value-type="string">
            <text:p>BDEST</text:p>
          </table:table-cell>
          <table:table-cell table:number-columns-repeated="3" office:value-type="string">
            <text:p>DSTDEV</text:p>
          </table:table-cell>
          <table:table-cell office:value-type="string">
            <text:p>DSTDAV</text:p>
          </table:table-cell>
          <table:table-cell table:number-columns-repeated="238"/>
        </table:table-row>
        <table:table-row table:style-name="ro2">
          <table:table-cell office:value-type="string">
            <text:p>DBSTDABWN</text:p>
          </table:table-cell>
          <table:table-cell office:value-type="string">
            <text:p>DSTDEVP</text:p>
          </table:table-cell>
          <table:table-cell office:value-type="string">
            <text:p>BDDESVESTP</text:p>
          </table:table-cell>
          <table:table-cell office:value-type="string">
            <text:p>DSTDEVP</text:p>
          </table:table-cell>
          <table:table-cell office:value-type="string">
            <text:p>BDDESVESTP</text:p>
          </table:table-cell>
          <table:table-cell office:value-type="string">
            <text:p>DSTDEVP</text:p>
          </table:table-cell>
          <table:table-cell office:value-type="string">
            <text:p>BDECARTYPEP</text:p>
          </table:table-cell>
          <table:table-cell office:value-type="string">
            <text:p>DSTDEVP</text:p>
          </table:table-cell>
          <table:table-cell office:value-type="string">
            <text:p>DB.DEV.ST.POP</text:p>
          </table:table-cell>
          <table:table-cell office:value-type="string">
            <text:p>DSTDEVP</text:p>
          </table:table-cell>
          <table:table-cell office:value-type="string">
            <text:p>DBSTDEVP</text:p>
          </table:table-cell>
          <table:table-cell office:value-type="string">
            <text:p>DSTDAVP</text:p>
          </table:table-cell>
          <table:table-cell office:value-type="string">
            <text:p>BD.ODCH.STANDARD.POPUL</text:p>
          </table:table-cell>
          <table:table-cell office:value-type="string">
            <text:p>BDDESVPA</text:p>
          </table:table-cell>
          <table:table-cell table:number-columns-repeated="3" office:value-type="string">
            <text:p>DSTDEVP</text:p>
          </table:table-cell>
          <table:table-cell office:value-type="string">
            <text:p>DSTDAVP</text:p>
          </table:table-cell>
          <table:table-cell table:number-columns-repeated="238"/>
        </table:table-row>
        <table:table-row table:style-name="ro2">
          <table:table-cell office:value-type="string">
            <text:p>DBAUSZUG</text:p>
          </table:table-cell>
          <table:table-cell office:value-type="string">
            <text:p>DGET</text:p>
          </table:table-cell>
          <table:table-cell office:value-type="string">
            <text:p>BDEXTREU</text:p>
          </table:table-cell>
          <table:table-cell office:value-type="string">
            <text:p>DGET</text:p>
          </table:table-cell>
          <table:table-cell office:value-type="string">
            <text:p>BDEXTRAER</text:p>
          </table:table-cell>
          <table:table-cell office:value-type="string">
            <text:p>DGET</text:p>
          </table:table-cell>
          <table:table-cell office:value-type="string">
            <text:p>BDLIRE</text:p>
          </table:table-cell>
          <table:table-cell office:value-type="string">
            <text:p>DGET</text:p>
          </table:table-cell>
          <table:table-cell office:value-type="string">
            <text:p>DB.VALORI</text:p>
          </table:table-cell>
          <table:table-cell office:value-type="string">
            <text:p>DGET</text:p>
          </table:table-cell>
          <table:table-cell office:value-type="string">
            <text:p>DBLEZEN</text:p>
          </table:table-cell>
          <table:table-cell office:value-type="string">
            <text:p>DHENT</text:p>
          </table:table-cell>
          <table:table-cell office:value-type="string">
            <text:p>BD.POLE</text:p>
          </table:table-cell>
          <table:table-cell office:value-type="string">
            <text:p>BDEXTRAIR</text:p>
          </table:table-cell>
          <table:table-cell table:number-columns-repeated="3" office:value-type="string">
            <text:p>DGET</text:p>
          </table:table-cell>
          <table:table-cell office:value-type="string">
            <text:p>DHÄMTA</text:p>
          </table:table-cell>
          <table:table-cell table:number-columns-repeated="238"/>
        </table:table-row>
        <table:table-row table:style-name="ro2">
          <table:table-cell office:value-type="string">
            <text:p>DBMAX</text:p>
          </table:table-cell>
          <table:table-cell office:value-type="string">
            <text:p>DMAX</text:p>
          </table:table-cell>
          <table:table-cell office:value-type="string">
            <text:p>BDMAX</text:p>
          </table:table-cell>
          <table:table-cell office:value-type="string">
            <text:p>DMAX</text:p>
          </table:table-cell>
          <table:table-cell office:value-type="string">
            <text:p>BDMAX</text:p>
          </table:table-cell>
          <table:table-cell office:value-type="string">
            <text:p>DMAX</text:p>
          </table:table-cell>
          <table:table-cell office:value-type="string">
            <text:p>BDMAX</text:p>
          </table:table-cell>
          <table:table-cell office:value-type="string">
            <text:p>DMAX</text:p>
          </table:table-cell>
          <table:table-cell office:value-type="string">
            <text:p>DB.MAX</text:p>
          </table:table-cell>
          <table:table-cell office:value-type="string">
            <text:p>DMAX</text:p>
          </table:table-cell>
          <table:table-cell office:value-type="string">
            <text:p>DBMAX</text:p>
          </table:table-cell>
          <table:table-cell office:value-type="string">
            <text:p>DMAKS</text:p>
          </table:table-cell>
          <table:table-cell office:value-type="string">
            <text:p>BD.MAX</text:p>
          </table:table-cell>
          <table:table-cell office:value-type="string">
            <text:p>BDMÁX</text:p>
          </table:table-cell>
          <table:table-cell table:number-columns-repeated="4" office:value-type="string">
            <text:p>DMAX</text:p>
          </table:table-cell>
          <table:table-cell table:number-columns-repeated="238"/>
        </table:table-row>
        <table:table-row table:style-name="ro2">
          <table:table-cell office:value-type="string">
            <text:p>DBMIN</text:p>
          </table:table-cell>
          <table:table-cell office:value-type="string">
            <text:p>DMIN</text:p>
          </table:table-cell>
          <table:table-cell office:value-type="string">
            <text:p>BDMIN</text:p>
          </table:table-cell>
          <table:table-cell office:value-type="string">
            <text:p>DMIN</text:p>
          </table:table-cell>
          <table:table-cell office:value-type="string">
            <text:p>BDMIN</text:p>
          </table:table-cell>
          <table:table-cell office:value-type="string">
            <text:p>DMIN</text:p>
          </table:table-cell>
          <table:table-cell office:value-type="string">
            <text:p>BDMIN</text:p>
          </table:table-cell>
          <table:table-cell office:value-type="string">
            <text:p>DMIN</text:p>
          </table:table-cell>
          <table:table-cell office:value-type="string">
            <text:p>DB.MIN</text:p>
          </table:table-cell>
          <table:table-cell office:value-type="string">
            <text:p>DMIN</text:p>
          </table:table-cell>
          <table:table-cell office:value-type="string">
            <text:p>DBMIN</text:p>
          </table:table-cell>
          <table:table-cell office:value-type="string">
            <text:p>DMIN</text:p>
          </table:table-cell>
          <table:table-cell office:value-type="string">
            <text:p>BD.MIN</text:p>
          </table:table-cell>
          <table:table-cell office:value-type="string">
            <text:p>BDMÍN</text:p>
          </table:table-cell>
          <table:table-cell table:number-columns-repeated="4" office:value-type="string">
            <text:p>DMIN</text:p>
          </table:table-cell>
          <table:table-cell table:number-columns-repeated="238"/>
        </table:table-row>
        <table:table-row table:style-name="ro2">
          <table:table-cell office:value-type="string">
            <text:p>DBMITTELWERT</text:p>
          </table:table-cell>
          <table:table-cell office:value-type="string">
            <text:p>DAVERAGE</text:p>
          </table:table-cell>
          <table:table-cell office:value-type="string">
            <text:p>BDMITJANA</text:p>
          </table:table-cell>
          <table:table-cell office:value-type="string">
            <text:p>DAVERAGE</text:p>
          </table:table-cell>
          <table:table-cell office:value-type="string">
            <text:p>BDPROMEDIO</text:p>
          </table:table-cell>
          <table:table-cell office:value-type="string">
            <text:p>DAVERAGE</text:p>
          </table:table-cell>
          <table:table-cell office:value-type="string">
            <text:p>BDMOYENNE</text:p>
          </table:table-cell>
          <table:table-cell office:value-type="string">
            <text:p>DAVERAGE</text:p>
          </table:table-cell>
          <table:table-cell office:value-type="string">
            <text:p>DB.MEDIA</text:p>
          </table:table-cell>
          <table:table-cell office:value-type="string">
            <text:p>DAVERAGE</text:p>
          </table:table-cell>
          <table:table-cell office:value-type="string">
            <text:p>DBGEMIDDELDE</text:p>
          </table:table-cell>
          <table:table-cell office:value-type="string">
            <text:p>DGJENNOMSNITT</text:p>
          </table:table-cell>
          <table:table-cell office:value-type="string">
            <text:p>BD.ŚREDNIA</text:p>
          </table:table-cell>
          <table:table-cell office:value-type="string">
            <text:p>BDMÉDIA</text:p>
          </table:table-cell>
          <table:table-cell table:number-columns-repeated="3" office:value-type="string">
            <text:p>DAVERAGE</text:p>
          </table:table-cell>
          <table:table-cell office:value-type="string">
            <text:p>DMEDEL</text:p>
          </table:table-cell>
          <table:table-cell table:number-columns-repeated="238"/>
        </table:table-row>
        <table:table-row table:style-name="ro2">
          <table:table-cell office:value-type="string">
            <text:p>DBANZAHL</text:p>
          </table:table-cell>
          <table:table-cell office:value-type="string">
            <text:p>DCOUNT</text:p>
          </table:table-cell>
          <table:table-cell office:value-type="string">
            <text:p>BDCOMPTA</text:p>
          </table:table-cell>
          <table:table-cell office:value-type="string">
            <text:p>DCOUNT</text:p>
          </table:table-cell>
          <table:table-cell office:value-type="string">
            <text:p>BDCONTAR</text:p>
          </table:table-cell>
          <table:table-cell office:value-type="string">
            <text:p>DCOUNT</text:p>
          </table:table-cell>
          <table:table-cell office:value-type="string">
            <text:p>BDNB</text:p>
          </table:table-cell>
          <table:table-cell office:value-type="string">
            <text:p>DCOUNT</text:p>
          </table:table-cell>
          <table:table-cell office:value-type="string">
            <text:p>DB.CONTA.NUMERI</text:p>
          </table:table-cell>
          <table:table-cell office:value-type="string">
            <text:p>DCOUNT</text:p>
          </table:table-cell>
          <table:table-cell office:value-type="string">
            <text:p>DBAANTAL</text:p>
          </table:table-cell>
          <table:table-cell office:value-type="string">
            <text:p>DTAL</text:p>
          </table:table-cell>
          <table:table-cell office:value-type="string">
            <text:p>BD.ILE.REKORDÓW</text:p>
          </table:table-cell>
          <table:table-cell office:value-type="string">
            <text:p>BDCONTAR</text:p>
          </table:table-cell>
          <table:table-cell table:number-columns-repeated="3" office:value-type="string">
            <text:p>DCOUNT</text:p>
          </table:table-cell>
          <table:table-cell office:value-type="string">
            <text:p>DANTAL</text:p>
          </table:table-cell>
          <table:table-cell table:number-columns-repeated="238"/>
        </table:table-row>
        <table:table-row table:style-name="ro2">
          <table:table-cell office:value-type="string">
            <text:p>DBANZAHL2</text:p>
          </table:table-cell>
          <table:table-cell office:value-type="string">
            <text:p>DCOUNTA</text:p>
          </table:table-cell>
          <table:table-cell office:value-type="string">
            <text:p>BDCOMPTAA</text:p>
          </table:table-cell>
          <table:table-cell office:value-type="string">
            <text:p>DCOUNTA</text:p>
          </table:table-cell>
          <table:table-cell office:value-type="string">
            <text:p>BDCONTARA</text:p>
          </table:table-cell>
          <table:table-cell office:value-type="string">
            <text:p>DCOUNTA</text:p>
          </table:table-cell>
          <table:table-cell office:value-type="string">
            <text:p>BDNBVAL</text:p>
          </table:table-cell>
          <table:table-cell office:value-type="string">
            <text:p>DCOUNTA</text:p>
          </table:table-cell>
          <table:table-cell office:value-type="string">
            <text:p>DB.CONTA.VALORI</text:p>
          </table:table-cell>
          <table:table-cell office:value-type="string">
            <text:p>DCOUNTA</text:p>
          </table:table-cell>
          <table:table-cell office:value-type="string">
            <text:p>DBAANTALC</text:p>
          </table:table-cell>
          <table:table-cell office:value-type="string">
            <text:p>DTALA</text:p>
          </table:table-cell>
          <table:table-cell office:value-type="string">
            <text:p>BD.ILE.REKORDÓW.A</text:p>
          </table:table-cell>
          <table:table-cell office:value-type="string">
            <text:p>BDCONTARA</text:p>
          </table:table-cell>
          <table:table-cell table:number-columns-repeated="3" office:value-type="string">
            <text:p>DCOUNTA</text:p>
          </table:table-cell>
          <table:table-cell office:value-type="string">
            <text:p>DANTALV</text:p>
          </table:table-cell>
          <table:table-cell table:number-columns-repeated="238"/>
        </table:table-row>
        <table:table-row table:style-name="ro2">
          <table:table-cell office:value-type="string">
            <text:p>DBPRODUKT</text:p>
          </table:table-cell>
          <table:table-cell office:value-type="string">
            <text:p>DPRODUCT</text:p>
          </table:table-cell>
          <table:table-cell office:value-type="string">
            <text:p>BDPRODUCTE</text:p>
          </table:table-cell>
          <table:table-cell office:value-type="string">
            <text:p>DPRODUCT</text:p>
          </table:table-cell>
          <table:table-cell office:value-type="string">
            <text:p>BDPRODUCTO</text:p>
          </table:table-cell>
          <table:table-cell office:value-type="string">
            <text:p>DPRODUCT</text:p>
          </table:table-cell>
          <table:table-cell office:value-type="string">
            <text:p>BDPRODUIT</text:p>
          </table:table-cell>
          <table:table-cell office:value-type="string">
            <text:p>DPRODUCT</text:p>
          </table:table-cell>
          <table:table-cell office:value-type="string">
            <text:p>DB.PRODOTTO</text:p>
          </table:table-cell>
          <table:table-cell table:number-columns-repeated="2" office:value-type="string">
            <text:p>DPRODUCT</text:p>
          </table:table-cell>
          <table:table-cell office:value-type="string">
            <text:p>DPRODUKT</text:p>
          </table:table-cell>
          <table:table-cell office:value-type="string">
            <text:p>BD.ILOCZYN</text:p>
          </table:table-cell>
          <table:table-cell office:value-type="string">
            <text:p>BDMULTIPL</text:p>
          </table:table-cell>
          <table:table-cell table:number-columns-repeated="3" office:value-type="string">
            <text:p>DPRODUCT</text:p>
          </table:table-cell>
          <table:table-cell office:value-type="string">
            <text:p>DPRODUKT</text:p>
          </table:table-cell>
          <table:table-cell table:number-columns-repeated="238"/>
        </table:table-row>
        <table:table-row table:style-name="ro2">
          <table:table-cell office:value-type="string">
            <text:p>DBSUMME</text:p>
          </table:table-cell>
          <table:table-cell office:value-type="string">
            <text:p>DSUM</text:p>
          </table:table-cell>
          <table:table-cell office:value-type="string">
            <text:p>BDSUM</text:p>
          </table:table-cell>
          <table:table-cell office:value-type="string">
            <text:p>DSUM</text:p>
          </table:table-cell>
          <table:table-cell office:value-type="string">
            <text:p>BDSUMA</text:p>
          </table:table-cell>
          <table:table-cell office:value-type="string">
            <text:p>DSUM</text:p>
          </table:table-cell>
          <table:table-cell office:value-type="string">
            <text:p>BDSOMME</text:p>
          </table:table-cell>
          <table:table-cell office:value-type="string">
            <text:p>DSUM</text:p>
          </table:table-cell>
          <table:table-cell office:value-type="string">
            <text:p>DB.SOMMA</text:p>
          </table:table-cell>
          <table:table-cell office:value-type="string">
            <text:p>DSUM</text:p>
          </table:table-cell>
          <table:table-cell office:value-type="string">
            <text:p>DBSOM</text:p>
          </table:table-cell>
          <table:table-cell office:value-type="string">
            <text:p>DSUMMER</text:p>
          </table:table-cell>
          <table:table-cell office:value-type="string">
            <text:p>BD.SUMA</text:p>
          </table:table-cell>
          <table:table-cell office:value-type="string">
            <text:p>BDSOMA</text:p>
          </table:table-cell>
          <table:table-cell table:number-columns-repeated="3" office:value-type="string">
            <text:p>DSUM</text:p>
          </table:table-cell>
          <table:table-cell office:value-type="string">
            <text:p>DSUMMA</text:p>
          </table:table-cell>
          <table:table-cell table:number-columns-repeated="238"/>
        </table:table-row>
        <table:table-row table:style-name="ro2">
          <table:table-cell office:value-type="string">
            <text:p>DBVARIANZ</text:p>
          </table:table-cell>
          <table:table-cell office:value-type="string">
            <text:p>DVAR</text:p>
          </table:table-cell>
          <table:table-cell office:value-type="string">
            <text:p>BDVAR</text:p>
          </table:table-cell>
          <table:table-cell office:value-type="string">
            <text:p>DVAR</text:p>
          </table:table-cell>
          <table:table-cell office:value-type="string">
            <text:p>BDVAR</text:p>
          </table:table-cell>
          <table:table-cell office:value-type="string">
            <text:p>DVAR</text:p>
          </table:table-cell>
          <table:table-cell office:value-type="string">
            <text:p>BDVAR</text:p>
          </table:table-cell>
          <table:table-cell office:value-type="string">
            <text:p>DVAR</text:p>
          </table:table-cell>
          <table:table-cell office:value-type="string">
            <text:p>DB.VAR</text:p>
          </table:table-cell>
          <table:table-cell office:value-type="string">
            <text:p>DVAR</text:p>
          </table:table-cell>
          <table:table-cell office:value-type="string">
            <text:p>DBVAR</text:p>
          </table:table-cell>
          <table:table-cell office:value-type="string">
            <text:p>DVARIANS</text:p>
          </table:table-cell>
          <table:table-cell office:value-type="string">
            <text:p>BD.WARIANCJA</text:p>
          </table:table-cell>
          <table:table-cell office:value-type="string">
            <text:p>BDVAREST</text:p>
          </table:table-cell>
          <table:table-cell table:number-columns-repeated="3" office:value-type="string">
            <text:p>DVAR</text:p>
          </table:table-cell>
          <table:table-cell office:value-type="string">
            <text:p>DVARIANS</text:p>
          </table:table-cell>
          <table:table-cell table:number-columns-repeated="238"/>
        </table:table-row>
        <table:table-row table:style-name="ro2">
          <table:table-cell office:value-type="string">
            <text:p>DBVARIANZEN</text:p>
          </table:table-cell>
          <table:table-cell office:value-type="string">
            <text:p>DVARP</text:p>
          </table:table-cell>
          <table:table-cell office:value-type="string">
            <text:p>BDVARP</text:p>
          </table:table-cell>
          <table:table-cell office:value-type="string">
            <text:p>DVARP</text:p>
          </table:table-cell>
          <table:table-cell office:value-type="string">
            <text:p>BDVARP</text:p>
          </table:table-cell>
          <table:table-cell office:value-type="string">
            <text:p>DVARP</text:p>
          </table:table-cell>
          <table:table-cell office:value-type="string">
            <text:p>BDVARP</text:p>
          </table:table-cell>
          <table:table-cell office:value-type="string">
            <text:p>DVARP</text:p>
          </table:table-cell>
          <table:table-cell office:value-type="string">
            <text:p>DB.VAR.POP</text:p>
          </table:table-cell>
          <table:table-cell office:value-type="string">
            <text:p>DVARP</text:p>
          </table:table-cell>
          <table:table-cell office:value-type="string">
            <text:p>DBVARP</text:p>
          </table:table-cell>
          <table:table-cell office:value-type="string">
            <text:p>DVARIANSP</text:p>
          </table:table-cell>
          <table:table-cell office:value-type="string">
            <text:p>BD.WARIANCJA.POPUL</text:p>
          </table:table-cell>
          <table:table-cell office:value-type="string">
            <text:p>BDVARP</text:p>
          </table:table-cell>
          <table:table-cell table:number-columns-repeated="3" office:value-type="string">
            <text:p>DVARP</text:p>
          </table:table-cell>
          <table:table-cell office:value-type="string">
            <text:p>DVARIANSP</text:p>
          </table:table-cell>
          <table:table-cell table:number-columns-repeated="238"/>
        </table:table-row>
        <table:table-row table:style-name="ro2">
          <table:table-cell office:value-type="string">
            <text:p>BESSELI</text:p>
          </table:table-cell>
          <table:table-cell office:value-type="string">
            <text:p>GETBESSELI</text:p>
          </table:table-cell>
          <table:table-cell table:number-columns-repeated="6" office:value-type="string">
            <text:p>BESSELI</text:p>
          </table:table-cell>
          <table:table-cell office:value-type="string">
            <text:p>BESSEL.I</text:p>
          </table:table-cell>
          <table:table-cell office:value-type="string">
            <text:p>BESSELI</text:p>
          </table:table-cell>
          <table:table-cell office:value-type="string">
            <text:p>BESSEL.I</text:p>
          </table:table-cell>
          <table:table-cell table:number-columns-repeated="7" office:value-type="string">
            <text:p>BESSELI</text:p>
          </table:table-cell>
          <table:table-cell table:number-columns-repeated="238"/>
        </table:table-row>
        <table:table-row table:style-name="ro2">
          <table:table-cell office:value-type="string">
            <text:p>BESSELJ</text:p>
          </table:table-cell>
          <table:table-cell office:value-type="string">
            <text:p>GETBESSELJ</text:p>
          </table:table-cell>
          <table:table-cell table:number-columns-repeated="6" office:value-type="string">
            <text:p>BESSELJ</text:p>
          </table:table-cell>
          <table:table-cell office:value-type="string">
            <text:p>BESSEL.J</text:p>
          </table:table-cell>
          <table:table-cell office:value-type="string">
            <text:p>BESSELJ</text:p>
          </table:table-cell>
          <table:table-cell office:value-type="string">
            <text:p>BESSEL.J</text:p>
          </table:table-cell>
          <table:table-cell table:number-columns-repeated="7" office:value-type="string">
            <text:p>BESSELJ</text:p>
          </table:table-cell>
          <table:table-cell table:number-columns-repeated="238"/>
        </table:table-row>
        <table:table-row table:style-name="ro2">
          <table:table-cell office:value-type="string">
            <text:p>BESSELK</text:p>
          </table:table-cell>
          <table:table-cell office:value-type="string">
            <text:p>GETBESSELK</text:p>
          </table:table-cell>
          <table:table-cell table:number-columns-repeated="6" office:value-type="string">
            <text:p>BESSELK</text:p>
          </table:table-cell>
          <table:table-cell office:value-type="string">
            <text:p>BESSEL.K</text:p>
          </table:table-cell>
          <table:table-cell office:value-type="string">
            <text:p>BESSELK</text:p>
          </table:table-cell>
          <table:table-cell office:value-type="string">
            <text:p>BESSEL.K</text:p>
          </table:table-cell>
          <table:table-cell table:number-columns-repeated="7" office:value-type="string">
            <text:p>BESSELK</text:p>
          </table:table-cell>
          <table:table-cell table:number-columns-repeated="238"/>
        </table:table-row>
        <table:table-row table:style-name="ro2">
          <table:table-cell office:value-type="string">
            <text:p>BESSELY</text:p>
          </table:table-cell>
          <table:table-cell office:value-type="string">
            <text:p>GETBESSELY</text:p>
          </table:table-cell>
          <table:table-cell table:number-columns-repeated="6" office:value-type="string">
            <text:p>BESSELY</text:p>
          </table:table-cell>
          <table:table-cell office:value-type="string">
            <text:p>BESSEL.Y</text:p>
          </table:table-cell>
          <table:table-cell office:value-type="string">
            <text:p>BESSELY</text:p>
          </table:table-cell>
          <table:table-cell office:value-type="string">
            <text:p>BESSEL.Y</text:p>
          </table:table-cell>
          <table:table-cell table:number-columns-repeated="7" office:value-type="string">
            <text:p>BESSELY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BETAINV</text:p>
          </table:table-cell>
          <table:table-cell office:value-type="string">
            <text:p>INVBETA</text:p>
          </table:table-cell>
          <table:table-cell office:value-type="string">
            <text:p>BETAINV</text:p>
          </table:table-cell>
          <table:table-cell office:value-type="string">
            <text:p>DISTR.BETA.INV</text:p>
          </table:table-cell>
          <table:table-cell office:value-type="string">
            <text:p>BETAINV</text:p>
          </table:table-cell>
          <table:table-cell office:value-type="string">
            <text:p>BETA.INVERSE</text:p>
          </table:table-cell>
          <table:table-cell office:value-type="string">
            <text:p>BETAINV</text:p>
          </table:table-cell>
          <table:table-cell office:value-type="string">
            <text:p>INV.BETA</text:p>
          </table:table-cell>
          <table:table-cell office:value-type="string">
            <text:p>BETAINV</text:p>
          </table:table-cell>
          <table:table-cell office:value-type="string">
            <text:p>BÈTA.INV</text:p>
          </table:table-cell>
          <table:table-cell office:value-type="string">
            <text:p>INVERS.BETAFORDELING</text:p>
          </table:table-cell>
          <table:table-cell office:value-type="string">
            <text:p>ROZKŁAD.BETA.ODW</text:p>
          </table:table-cell>
          <table:table-cell office:value-type="string">
            <text:p>BETA.ACUM.INV</text:p>
          </table:table-cell>
          <table:table-cell table:number-columns-repeated="4" office:value-type="string">
            <text:p>BETAINV</text:p>
          </table:table-cell>
          <table:table-cell table:number-columns-repeated="238"/>
        </table:table-row>
        <table:table-row table:style-name="ro2">
          <table:table-cell office:value-type="string">
            <text:p>BININDEZ</text:p>
          </table:table-cell>
          <table:table-cell office:value-type="string">
            <text:p>GETBIN2DEC</text:p>
          </table:table-cell>
          <table:table-cell office:value-type="string">
            <text:p>BINADEC</text:p>
          </table:table-cell>
          <table:table-cell office:value-type="string">
            <text:p>BIN2DEC</text:p>
          </table:table-cell>
          <table:table-cell office:value-type="string">
            <text:p>BIN.A.DEC</text:p>
          </table:table-cell>
          <table:table-cell office:value-type="string">
            <text:p>BINDES</text:p>
          </table:table-cell>
          <table:table-cell office:value-type="string">
            <text:p>BINDEC</text:p>
          </table:table-cell>
          <table:table-cell office:value-type="string">
            <text:p>BIN2DEC</text:p>
          </table:table-cell>
          <table:table-cell office:value-type="string">
            <text:p>BINARIO.DECIMALE</text:p>
          </table:table-cell>
          <table:table-cell office:value-type="string">
            <text:p>BIN2DEC</text:p>
          </table:table-cell>
          <table:table-cell office:value-type="string">
            <text:p>BIN.N.DEC</text:p>
          </table:table-cell>
          <table:table-cell office:value-type="string">
            <text:p>BINTILDES</text:p>
          </table:table-cell>
          <table:table-cell office:value-type="string">
            <text:p>BIN2DEC</text:p>
          </table:table-cell>
          <table:table-cell office:value-type="string">
            <text:p>BINADEC</text:p>
          </table:table-cell>
          <table:table-cell table:number-columns-repeated="3" office:value-type="string">
            <text:p>BIN2DEC</text:p>
          </table:table-cell>
          <table:table-cell office:value-type="string">
            <text:p>BIN.TILL.DEC</text:p>
          </table:table-cell>
          <table:table-cell table:number-columns-repeated="238"/>
        </table:table-row>
        <table:table-row table:style-name="ro2">
          <table:table-cell office:value-type="string">
            <text:p>BININHEX</text:p>
          </table:table-cell>
          <table:table-cell office:value-type="string">
            <text:p>GETBIN2HEX</text:p>
          </table:table-cell>
          <table:table-cell office:value-type="string">
            <text:p>BINAHEX</text:p>
          </table:table-cell>
          <table:table-cell office:value-type="string">
            <text:p>BIN2HEX</text:p>
          </table:table-cell>
          <table:table-cell office:value-type="string">
            <text:p>BIN.A.HEX</text:p>
          </table:table-cell>
          <table:table-cell office:value-type="string">
            <text:p>BINHEKSA</text:p>
          </table:table-cell>
          <table:table-cell office:value-type="string">
            <text:p>BINHEX</text:p>
          </table:table-cell>
          <table:table-cell office:value-type="string">
            <text:p>BIN2HEX</text:p>
          </table:table-cell>
          <table:table-cell office:value-type="string">
            <text:p>BINARIO.HEX</text:p>
          </table:table-cell>
          <table:table-cell office:value-type="string">
            <text:p>BIN2HEX</text:p>
          </table:table-cell>
          <table:table-cell office:value-type="string">
            <text:p>BIN.N.HEX</text:p>
          </table:table-cell>
          <table:table-cell office:value-type="string">
            <text:p>BINTILHEKS</text:p>
          </table:table-cell>
          <table:table-cell office:value-type="string">
            <text:p>BIN2HEX</text:p>
          </table:table-cell>
          <table:table-cell office:value-type="string">
            <text:p>BINAHEX</text:p>
          </table:table-cell>
          <table:table-cell table:number-columns-repeated="3" office:value-type="string">
            <text:p>BIN2HEX</text:p>
          </table:table-cell>
          <table:table-cell office:value-type="string">
            <text:p>BIN.TILL.HEX</text:p>
          </table:table-cell>
          <table:table-cell table:number-columns-repeated="238"/>
        </table:table-row>
        <table:table-row table:style-name="ro2">
          <table:table-cell office:value-type="string">
            <text:p>BININOKT</text:p>
          </table:table-cell>
          <table:table-cell office:value-type="string">
            <text:p>GETBIN2OCT</text:p>
          </table:table-cell>
          <table:table-cell office:value-type="string">
            <text:p>BINAOCT</text:p>
          </table:table-cell>
          <table:table-cell office:value-type="string">
            <text:p>BIN2OCT</text:p>
          </table:table-cell>
          <table:table-cell office:value-type="string">
            <text:p>BIN.A.OCT</text:p>
          </table:table-cell>
          <table:table-cell office:value-type="string">
            <text:p>BINOKT</text:p>
          </table:table-cell>
          <table:table-cell office:value-type="string">
            <text:p>BINOCT</text:p>
          </table:table-cell>
          <table:table-cell office:value-type="string">
            <text:p>BIN2OCT</text:p>
          </table:table-cell>
          <table:table-cell office:value-type="string">
            <text:p>BINARIO.OCT</text:p>
          </table:table-cell>
          <table:table-cell office:value-type="string">
            <text:p>BIN2OCT</text:p>
          </table:table-cell>
          <table:table-cell office:value-type="string">
            <text:p>BIN.N.OCT</text:p>
          </table:table-cell>
          <table:table-cell office:value-type="string">
            <text:p>BINTILOKT</text:p>
          </table:table-cell>
          <table:table-cell office:value-type="string">
            <text:p>BIN2OCT</text:p>
          </table:table-cell>
          <table:table-cell office:value-type="string">
            <text:p>BINAOCT</text:p>
          </table:table-cell>
          <table:table-cell table:number-columns-repeated="3" office:value-type="string">
            <text:p>BIN2OCT</text:p>
          </table:table-cell>
          <table:table-cell office:value-type="string">
            <text:p>BIN.TILL.OKT</text:p>
          </table:table-cell>
          <table:table-cell table:number-columns-repeated="238"/>
        </table:table-row>
        <table:table-row table:style-name="ro2">
          <table:table-cell office:value-type="string">
            <text:p>ZEICHEN</text:p>
          </table:table-cell>
          <table:table-cell office:value-type="string">
            <text:p>CHAR</text:p>
          </table:table-cell>
          <table:table-cell office:value-type="string">
            <text:p>CARAC</text:p>
          </table:table-cell>
          <table:table-cell office:value-type="string">
            <text:p>CHAR</text:p>
          </table:table-cell>
          <table:table-cell office:value-type="string">
            <text:p>CARÁCTER</text:p>
          </table:table-cell>
          <table:table-cell office:value-type="string">
            <text:p>CHAR</text:p>
          </table:table-cell>
          <table:table-cell office:value-type="string">
            <text:p>CAR</text:p>
          </table:table-cell>
          <table:table-cell office:value-type="string">
            <text:p>CHAR</text:p>
          </table:table-cell>
          <table:table-cell office:value-type="string">
            <text:p>CODICE.CARATT</text:p>
          </table:table-cell>
          <table:table-cell office:value-type="string">
            <text:p>CHAR</text:p>
          </table:table-cell>
          <table:table-cell office:value-type="string">
            <text:p>TEKEN</text:p>
          </table:table-cell>
          <table:table-cell office:value-type="string">
            <text:p>TEIKNKODE</text:p>
          </table:table-cell>
          <table:table-cell office:value-type="string">
            <text:p>ZNAK</text:p>
          </table:table-cell>
          <table:table-cell office:value-type="string">
            <text:p>CARACT</text:p>
          </table:table-cell>
          <table:table-cell table:number-columns-repeated="3" office:value-type="string">
            <text:p>CHAR</text:p>
          </table:table-cell>
          <table:table-cell office:value-type="string">
            <text:p>TECKENKOD</text:p>
          </table:table-cell>
          <table:table-cell table:number-columns-repeated="238"/>
        </table:table-row>
        <table:table-row table:style-name="ro2">
          <table:table-cell office:value-type="string">
            <text:p>ZELLE</text:p>
          </table:table-cell>
          <table:table-cell office:value-type="string">
            <text:p>CELL</text:p>
          </table:table-cell>
          <table:table-cell office:value-type="string">
            <text:p>CEL.LA</text:p>
          </table:table-cell>
          <table:table-cell office:value-type="string">
            <text:p>CELL</text:p>
          </table:table-cell>
          <table:table-cell office:value-type="string">
            <text:p>CELDA</text:p>
          </table:table-cell>
          <table:table-cell office:value-type="string">
            <text:p>CELL</text:p>
          </table:table-cell>
          <table:table-cell office:value-type="string">
            <text:p>CELLULE</text:p>
          </table:table-cell>
          <table:table-cell office:value-type="string">
            <text:p>CELL</text:p>
          </table:table-cell>
          <table:table-cell office:value-type="string">
            <text:p>CELLA</text:p>
          </table:table-cell>
          <table:table-cell office:value-type="string">
            <text:p>CELL</text:p>
          </table:table-cell>
          <table:table-cell office:value-type="string">
            <text:p>CEL</text:p>
          </table:table-cell>
          <table:table-cell office:value-type="string">
            <text:p>CELLE</text:p>
          </table:table-cell>
          <table:table-cell office:value-type="string">
            <text:p>KOMÓRKA</text:p>
          </table:table-cell>
          <table:table-cell office:value-type="string">
            <text:p>CÉL</text:p>
          </table:table-cell>
          <table:table-cell table:number-columns-repeated="4" office:value-type="string">
            <text:p>CELL</text:p>
          </table:table-cell>
          <table:table-cell table:number-columns-repeated="238"/>
        </table:table-row>
        <table:table-row table:style-name="ro2">
          <table:table-cell office:value-type="string">
            <text:p>QUANTIL</text:p>
          </table:table-cell>
          <table:table-cell office:value-type="string">
            <text:p>PERCENTILE</text:p>
          </table:table-cell>
          <table:table-cell office:value-type="string">
            <text:p>PERCENTIL</text:p>
          </table:table-cell>
          <table:table-cell office:value-type="string">
            <text:p>PERCENTILE</text:p>
          </table:table-cell>
          <table:table-cell office:value-type="string">
            <text:p>PERCENTIL</text:p>
          </table:table-cell>
          <table:table-cell office:value-type="string">
            <text:p>PERCENTILE</text:p>
          </table:table-cell>
          <table:table-cell office:value-type="string">
            <text:p>CENTILE</text:p>
          </table:table-cell>
          <table:table-cell table:number-columns-repeated="3" office:value-type="string">
            <text:p>PERCENTILE</text:p>
          </table:table-cell>
          <table:table-cell office:value-type="string">
            <text:p>PERCENTIEL</text:p>
          </table:table-cell>
          <table:table-cell office:value-type="string">
            <text:p>PERSENTIL</text:p>
          </table:table-cell>
          <table:table-cell office:value-type="string">
            <text:p>PERCENTYL</text:p>
          </table:table-cell>
          <table:table-cell office:value-type="string">
            <text:p>PERCENTIL</text:p>
          </table:table-cell>
          <table:table-cell table:number-columns-repeated="3" office:value-type="string">
            <text:p>PERCENTILE</text:p>
          </table:table-cell>
          <table:table-cell office:value-type="string">
            <text:p>PERCENTIL</text:p>
          </table:table-cell>
          <table:table-cell table:number-columns-repeated="238"/>
        </table:table-row>
        <table:table-row table:style-name="ro2">
          <table:table-cell office:value-type="string">
            <text:p>STANDARDISIERUNG</text:p>
          </table:table-cell>
          <table:table-cell office:value-type="string">
            <text:p>STANDARDIZE</text:p>
          </table:table-cell>
          <table:table-cell office:value-type="string">
            <text:p>ESTANDARDITZA</text:p>
          </table:table-cell>
          <table:table-cell office:value-type="string">
            <text:p>STANDARDIZACIJA</text:p>
          </table:table-cell>
          <table:table-cell office:value-type="string">
            <text:p>NORMALIZACIÓN</text:p>
          </table:table-cell>
          <table:table-cell office:value-type="string">
            <text:p>STANDARDIZE</text:p>
          </table:table-cell>
          <table:table-cell office:value-type="string">
            <text:p>CENTREE.REDUITE</text:p>
          </table:table-cell>
          <table:table-cell office:value-type="string">
            <text:p>STANDARDIZE</text:p>
          </table:table-cell>
          <table:table-cell office:value-type="string">
            <text:p>NORMALIZZA</text:p>
          </table:table-cell>
          <table:table-cell office:value-type="string">
            <text:p>STANDARDIZE</text:p>
          </table:table-cell>
          <table:table-cell office:value-type="string">
            <text:p>STANDAARDISERING</text:p>
          </table:table-cell>
          <table:table-cell office:value-type="string">
            <text:p>NORMALISER</text:p>
          </table:table-cell>
          <table:table-cell office:value-type="string">
            <text:p>NORMALIZUJ</text:p>
          </table:table-cell>
          <table:table-cell office:value-type="string">
            <text:p>PADRONIZAR</text:p>
          </table:table-cell>
          <table:table-cell table:number-columns-repeated="3" office:value-type="string">
            <text:p>STANDARDIZE</text:p>
          </table:table-cell>
          <table:table-cell office:value-type="string">
            <text:p>STANDARDISERA</text:p>
          </table:table-cell>
          <table:table-cell table:number-columns-repeated="238"/>
        </table:table-row>
        <table:table-row table:style-name="ro2">
          <table:table-cell office:value-type="string">
            <text:p>SUCHEN</text:p>
          </table:table-cell>
          <table:table-cell office:value-type="string">
            <text:p>SEARCH</text:p>
          </table:table-cell>
          <table:table-cell office:value-type="string">
            <text:p>CERCA</text:p>
          </table:table-cell>
          <table:table-cell office:value-type="string">
            <text:p>SEARCH</text:p>
          </table:table-cell>
          <table:table-cell office:value-type="string">
            <text:p>HALLAR</text:p>
          </table:table-cell>
          <table:table-cell office:value-type="string">
            <text:p>SEARCH</text:p>
          </table:table-cell>
          <table:table-cell office:value-type="string">
            <text:p>CHERCHE</text:p>
          </table:table-cell>
          <table:table-cell office:value-type="string">
            <text:p>SEARCH</text:p>
          </table:table-cell>
          <table:table-cell office:value-type="string">
            <text:p>RICERCA</text:p>
          </table:table-cell>
          <table:table-cell office:value-type="string">
            <text:p>SEARCH</text:p>
          </table:table-cell>
          <table:table-cell office:value-type="string">
            <text:p>VIND.SPEC</text:p>
          </table:table-cell>
          <table:table-cell office:value-type="string">
            <text:p>SØK</text:p>
          </table:table-cell>
          <table:table-cell office:value-type="string">
            <text:p>SZUKAJ.TEKST</text:p>
          </table:table-cell>
          <table:table-cell office:value-type="string">
            <text:p>PESQUISAR</text:p>
          </table:table-cell>
          <table:table-cell table:number-columns-repeated="3" office:value-type="string">
            <text:p>SEARCH</text:p>
          </table:table-cell>
          <table:table-cell office:value-type="string">
            <text:p>SÖK</text:p>
          </table:table-cell>
          <table:table-cell table:number-columns-repeated="238"/>
        </table:table-row>
        <table:table-row table:style-name="ro2">
          <table:table-cell office:value-type="string">
            <text:p>WAHL</text:p>
          </table:table-cell>
          <table:table-cell office:value-type="string">
            <text:p>CHOOSE</text:p>
          </table:table-cell>
          <table:table-cell office:value-type="string">
            <text:p>TRIA</text:p>
          </table:table-cell>
          <table:table-cell office:value-type="string">
            <text:p>CHOOSE</text:p>
          </table:table-cell>
          <table:table-cell office:value-type="string">
            <text:p>ELEGIR</text:p>
          </table:table-cell>
          <table:table-cell office:value-type="string">
            <text:p>CHOOSE</text:p>
          </table:table-cell>
          <table:table-cell office:value-type="string">
            <text:p>CHOISIR</text:p>
          </table:table-cell>
          <table:table-cell office:value-type="string">
            <text:p>CHOOSE</text:p>
          </table:table-cell>
          <table:table-cell office:value-type="string">
            <text:p>SCEGLI</text:p>
          </table:table-cell>
          <table:table-cell office:value-type="string">
            <text:p>CHOOSE</text:p>
          </table:table-cell>
          <table:table-cell office:value-type="string">
            <text:p>KIEZEN</text:p>
          </table:table-cell>
          <table:table-cell office:value-type="string">
            <text:p>VEL</text:p>
          </table:table-cell>
          <table:table-cell office:value-type="string">
            <text:p>WYBIERZ</text:p>
          </table:table-cell>
          <table:table-cell office:value-type="string">
            <text:p>ESCOLHER</text:p>
          </table:table-cell>
          <table:table-cell table:number-columns-repeated="3" office:value-type="string">
            <text:p>CHOOSE</text:p>
          </table:table-cell>
          <table:table-cell office:value-type="string">
            <text:p>VÄLJ</text:p>
          </table:table-cell>
          <table:table-cell table:number-columns-repeated="238"/>
        </table:table-row>
        <table:table-row table:style-name="ro2">
          <table:table-cell office:value-type="string">
            <text:p>WERT</text:p>
          </table:table-cell>
          <table:table-cell office:value-type="string">
            <text:p>VALUE</text:p>
          </table:table-cell>
          <table:table-cell office:value-type="string">
            <text:p>VALOR</text:p>
          </table:table-cell>
          <table:table-cell office:value-type="string">
            <text:p>VALUE</text:p>
          </table:table-cell>
          <table:table-cell office:value-type="string">
            <text:p>VALOR</text:p>
          </table:table-cell>
          <table:table-cell office:value-type="string">
            <text:p>VALUE</text:p>
          </table:table-cell>
          <table:table-cell office:value-type="string">
            <text:p>CNUM</text:p>
          </table:table-cell>
          <table:table-cell office:value-type="string">
            <text:p>VALUE</text:p>
          </table:table-cell>
          <table:table-cell office:value-type="string">
            <text:p>VALORE</text:p>
          </table:table-cell>
          <table:table-cell office:value-type="string">
            <text:p>VALUE</text:p>
          </table:table-cell>
          <table:table-cell office:value-type="string">
            <text:p>WAARDE</text:p>
          </table:table-cell>
          <table:table-cell office:value-type="string">
            <text:p>VERDI</text:p>
          </table:table-cell>
          <table:table-cell office:value-type="string">
            <text:p>WARTOŚĆ</text:p>
          </table:table-cell>
          <table:table-cell office:value-type="string">
            <text:p>VALOR</text:p>
          </table:table-cell>
          <table:table-cell table:number-columns-repeated="3" office:value-type="string">
            <text:p>VALUE</text:p>
          </table:table-cell>
          <table:table-cell office:value-type="string">
            <text:p>TEXTNUM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ODE</text:p>
          </table:table-cell>
          <table:table-cell office:value-type="string">
            <text:p>CODI</text:p>
          </table:table-cell>
          <table:table-cell office:value-type="string">
            <text:p>Kod</text:p>
          </table:table-cell>
          <table:table-cell office:value-type="string">
            <text:p>CÓDIGO</text:p>
          </table:table-cell>
          <table:table-cell table:number-columns-repeated="3" office:value-type="string">
            <text:p>CODE</text:p>
          </table:table-cell>
          <table:table-cell office:value-type="string">
            <text:p>CODICE</text:p>
          </table:table-cell>
          <table:table-cell table:number-columns-repeated="2" office:value-type="string">
            <text:p>CODE</text:p>
          </table:table-cell>
          <table:table-cell office:value-type="string">
            <text:p>KODE</text:p>
          </table:table-cell>
          <table:table-cell office:value-type="string">
            <text:p>KOD</text:p>
          </table:table-cell>
          <table:table-cell office:value-type="string">
            <text:p>CÓDIGO</text:p>
          </table:table-cell>
          <table:table-cell table:number-columns-repeated="3" office:value-type="string">
            <text:p>CODE</text:p>
          </table:table-cell>
          <table:table-cell office:value-type="string">
            <text:p>KOD</text:p>
          </table:table-cell>
          <table:table-cell table:number-columns-repeated="238"/>
        </table:table-row>
        <table:table-row table:style-name="ro2">
          <table:table-cell office:value-type="string">
            <text:p>SCHIEFE</text:p>
          </table:table-cell>
          <table:table-cell office:value-type="string">
            <text:p>SKEW</text:p>
          </table:table-cell>
          <table:table-cell office:value-type="string">
            <text:p>ASIM</text:p>
          </table:table-cell>
          <table:table-cell office:value-type="string">
            <text:p>SKEW</text:p>
          </table:table-cell>
          <table:table-cell office:value-type="string">
            <text:p>COEFICIENTE.ASIMETRIA</text:p>
          </table:table-cell>
          <table:table-cell office:value-type="string">
            <text:p>SKEW</text:p>
          </table:table-cell>
          <table:table-cell office:value-type="string">
            <text:p>COEFFICIENT.ASYMETRIE</text:p>
          </table:table-cell>
          <table:table-cell office:value-type="string">
            <text:p>SKEW</text:p>
          </table:table-cell>
          <table:table-cell office:value-type="string">
            <text:p>ASIMMETRIA</text:p>
          </table:table-cell>
          <table:table-cell office:value-type="string">
            <text:p>SKEW</text:p>
          </table:table-cell>
          <table:table-cell office:value-type="string">
            <text:p>SCHEEFHEID</text:p>
          </table:table-cell>
          <table:table-cell office:value-type="string">
            <text:p>SKEIVFORDELING</text:p>
          </table:table-cell>
          <table:table-cell office:value-type="string">
            <text:p>SKOŚNOŚĆ</text:p>
          </table:table-cell>
          <table:table-cell office:value-type="string">
            <text:p>DISTORÇÃO</text:p>
          </table:table-cell>
          <table:table-cell table:number-columns-repeated="3" office:value-type="string">
            <text:p>SKEW</text:p>
          </table:table-cell>
          <table:table-cell office:value-type="string">
            <text:p>SNEDHET</text:p>
          </table:table-cell>
          <table:table-cell table:number-columns-repeated="238"/>
        </table:table-row>
        <table:table-row table:style-name="ro2">
          <table:table-cell office:value-type="string">
            <text:p>KORREL</text:p>
          </table:table-cell>
          <table:table-cell table:number-columns-repeated="3" office:value-type="string">
            <text:p>CORREL</text:p>
          </table:table-cell>
          <table:table-cell office:value-type="string">
            <text:p>COEF.DE.CORREL</text:p>
          </table:table-cell>
          <table:table-cell office:value-type="string">
            <text:p>CORREL</text:p>
          </table:table-cell>
          <table:table-cell office:value-type="string">
            <text:p>COEFFICIENT.CORRELATION</text:p>
          </table:table-cell>
          <table:table-cell office:value-type="string">
            <text:p>CORREL</text:p>
          </table:table-cell>
          <table:table-cell office:value-type="string">
            <text:p>CORRELAZIONE</text:p>
          </table:table-cell>
          <table:table-cell office:value-type="string">
            <text:p>CORREL</text:p>
          </table:table-cell>
          <table:table-cell office:value-type="string">
            <text:p>CORRELATIE</text:p>
          </table:table-cell>
          <table:table-cell office:value-type="string">
            <text:p>KORRELASJON</text:p>
          </table:table-cell>
          <table:table-cell office:value-type="string">
            <text:p>WSP.KORELACJI</text:p>
          </table:table-cell>
          <table:table-cell table:number-columns-repeated="4" office:value-type="string">
            <text:p>CORREL</text:p>
          </table:table-cell>
          <table:table-cell office:value-type="string">
            <text:p>KORREL</text:p>
          </table:table-cell>
          <table:table-cell table:number-columns-repeated="238"/>
        </table:table-row>
        <table:table-row table:style-name="ro2">
          <table:table-cell office:value-type="string">
            <text:p>BESTIMMTHEITSMASS</text:p>
          </table:table-cell>
          <table:table-cell office:value-type="string">
            <text:p>RSQ</text:p>
          </table:table-cell>
          <table:table-cell office:value-type="string">
            <text:p>RQUAD</text:p>
          </table:table-cell>
          <table:table-cell office:value-type="string">
            <text:p>RSQ</text:p>
          </table:table-cell>
          <table:table-cell office:value-type="string">
            <text:p>COEFICIENTE.R2</text:p>
          </table:table-cell>
          <table:table-cell office:value-type="string">
            <text:p>RSQ</text:p>
          </table:table-cell>
          <table:table-cell office:value-type="string">
            <text:p>COEFFICIENT.DETERMINATION</text:p>
          </table:table-cell>
          <table:table-cell office:value-type="string">
            <text:p>RSQ</text:p>
          </table:table-cell>
          <table:table-cell office:value-type="string">
            <text:p>RQ</text:p>
          </table:table-cell>
          <table:table-cell office:value-type="string">
            <text:p>RSQ</text:p>
          </table:table-cell>
          <table:table-cell office:value-type="string">
            <text:p>R.KWADRAAT</text:p>
          </table:table-cell>
          <table:table-cell office:value-type="string">
            <text:p>RKVADRAT</text:p>
          </table:table-cell>
          <table:table-cell office:value-type="string">
            <text:p>R.KWADRAT</text:p>
          </table:table-cell>
          <table:table-cell office:value-type="string">
            <text:p>RQUAD</text:p>
          </table:table-cell>
          <table:table-cell table:number-columns-repeated="3" office:value-type="string">
            <text:p>RSQ</text:p>
          </table:table-cell>
          <table:table-cell office:value-type="string">
            <text:p>RKV</text:p>
          </table:table-cell>
          <table:table-cell table:number-columns-repeated="238"/>
        </table:table-row>
        <table:table-row table:style-name="ro2">
          <table:table-cell office:value-type="string">
            <text:p>SPALTE</text:p>
          </table:table-cell>
          <table:table-cell office:value-type="string">
            <text:p>COLUMN</text:p>
          </table:table-cell>
          <table:table-cell office:value-type="string">
            <text:p>COLUMNA</text:p>
          </table:table-cell>
          <table:table-cell office:value-type="string">
            <text:p>COLUMN</text:p>
          </table:table-cell>
          <table:table-cell office:value-type="string">
            <text:p>COLUMNA</text:p>
          </table:table-cell>
          <table:table-cell office:value-type="string">
            <text:p>COLUMN</text:p>
          </table:table-cell>
          <table:table-cell office:value-type="string">
            <text:p>COLONNE</text:p>
          </table:table-cell>
          <table:table-cell office:value-type="string">
            <text:p>COLUMN</text:p>
          </table:table-cell>
          <table:table-cell office:value-type="string">
            <text:p>RIF.COLONNA</text:p>
          </table:table-cell>
          <table:table-cell office:value-type="string">
            <text:p>COLUMN</text:p>
          </table:table-cell>
          <table:table-cell office:value-type="string">
            <text:p>KOLOM</text:p>
          </table:table-cell>
          <table:table-cell office:value-type="string">
            <text:p>KOLONNE</text:p>
          </table:table-cell>
          <table:table-cell office:value-type="string">
            <text:p>KOLUMNA</text:p>
          </table:table-cell>
          <table:table-cell office:value-type="string">
            <text:p>COLUNA</text:p>
          </table:table-cell>
          <table:table-cell table:number-columns-repeated="3" office:value-type="string">
            <text:p>COLUMN</text:p>
          </table:table-cell>
          <table:table-cell office:value-type="string">
            <text:p>KOLUMN</text:p>
          </table:table-cell>
          <table:table-cell table:number-columns-repeated="238"/>
        </table:table-row>
        <table:table-row table:style-name="ro2">
          <table:table-cell office:value-type="string">
            <text:p>SPALTEN</text:p>
          </table:table-cell>
          <table:table-cell office:value-type="string">
            <text:p>COLUMNS</text:p>
          </table:table-cell>
          <table:table-cell office:value-type="string">
            <text:p>COLUMNES</text:p>
          </table:table-cell>
          <table:table-cell office:value-type="string">
            <text:p>STUPCI</text:p>
          </table:table-cell>
          <table:table-cell office:value-type="string">
            <text:p>COLUMNAS</text:p>
          </table:table-cell>
          <table:table-cell office:value-type="string">
            <text:p>COLUMNS</text:p>
          </table:table-cell>
          <table:table-cell office:value-type="string">
            <text:p>COLONNES</text:p>
          </table:table-cell>
          <table:table-cell office:value-type="string">
            <text:p>COLUMNS</text:p>
          </table:table-cell>
          <table:table-cell office:value-type="string">
            <text:p>COLONNE</text:p>
          </table:table-cell>
          <table:table-cell office:value-type="string">
            <text:p>COLUMNS</text:p>
          </table:table-cell>
          <table:table-cell office:value-type="string">
            <text:p>KOLOMMEN</text:p>
          </table:table-cell>
          <table:table-cell office:value-type="string">
            <text:p>KOLONNAR</text:p>
          </table:table-cell>
          <table:table-cell office:value-type="string">
            <text:p>LICZBA.KOLUMN</text:p>
          </table:table-cell>
          <table:table-cell office:value-type="string">
            <text:p>COLUNAS</text:p>
          </table:table-cell>
          <table:table-cell table:number-columns-repeated="3" office:value-type="string">
            <text:p>COLUMNS</text:p>
          </table:table-cell>
          <table:table-cell office:value-type="string">
            <text:p>KOLUMNER</text:p>
          </table:table-cell>
          <table:table-cell table:number-columns-repeated="238"/>
        </table:table-row>
        <table:table-row table:style-name="ro2">
          <table:table-cell office:value-type="string">
            <text:p>KOMBINATIONEN</text:p>
          </table:table-cell>
          <table:table-cell office:value-type="string">
            <text:p>COMBIN</text:p>
          </table:table-cell>
          <table:table-cell office:value-type="string">
            <text:p>COMBINAT</text:p>
          </table:table-cell>
          <table:table-cell office:value-type="string">
            <text:p>COMBIN</text:p>
          </table:table-cell>
          <table:table-cell office:value-type="string">
            <text:p>COMBINAR</text:p>
          </table:table-cell>
          <table:table-cell table:number-columns-repeated="3" office:value-type="string">
            <text:p>COMBIN</text:p>
          </table:table-cell>
          <table:table-cell office:value-type="string">
            <text:p>COMBINAZIONE</text:p>
          </table:table-cell>
          <table:table-cell office:value-type="string">
            <text:p>COMBIN</text:p>
          </table:table-cell>
          <table:table-cell office:value-type="string">
            <text:p>COMBINATIES</text:p>
          </table:table-cell>
          <table:table-cell office:value-type="string">
            <text:p>KOMBINASJON</text:p>
          </table:table-cell>
          <table:table-cell office:value-type="string">
            <text:p>KOMBINACJE</text:p>
          </table:table-cell>
          <table:table-cell table:number-columns-repeated="4" office:value-type="string">
            <text:p>COMBIN</text:p>
          </table:table-cell>
          <table:table-cell office:value-type="string">
            <text:p>KOMBIN</text:p>
          </table:table-cell>
          <table:table-cell table:number-columns-repeated="238"/>
        </table:table-row>
        <table:table-row table:style-name="ro2">
          <table:table-cell office:value-type="string">
            <text:p>KOMBINATIONEN2</text:p>
          </table:table-cell>
          <table:table-cell office:value-type="string">
            <text:p>COMBINA</text:p>
          </table:table-cell>
          <table:table-cell office:value-type="string">
            <text:p>COMBINATA</text:p>
          </table:table-cell>
          <table:table-cell office:value-type="string">
            <text:p>COMBINA</text:p>
          </table:table-cell>
          <table:table-cell office:value-type="string">
            <text:p>COMBINAR2</text:p>
          </table:table-cell>
          <table:table-cell table:number-columns-repeated="5" office:value-type="string">
            <text:p>COMBINA</text:p>
          </table:table-cell>
          <table:table-cell office:value-type="string">
            <text:p>COMBINATIES2</text:p>
          </table:table-cell>
          <table:table-cell office:value-type="string">
            <text:p>KOMBINASJONA</text:p>
          </table:table-cell>
          <table:table-cell office:value-type="string">
            <text:p>KOMBINACJE.A</text:p>
          </table:table-cell>
          <table:table-cell table:number-columns-repeated="4" office:value-type="string">
            <text:p>COMBINA</text:p>
          </table:table-cell>
          <table:table-cell office:value-type="string">
            <text:p>KOMBIN2</text:p>
          </table:table-cell>
          <table:table-cell table:number-columns-repeated="238"/>
        </table:table-row>
        <table:table-row table:style-name="ro2">
          <table:table-cell office:value-type="string">
            <text:p>KOMPLEXE</text:p>
          </table:table-cell>
          <table:table-cell office:value-type="string">
            <text:p>GETCOMPLEX</text:p>
          </table:table-cell>
          <table:table-cell table:number-columns-repeated="2" office:value-type="string">
            <text:p>COMPLEX</text:p>
          </table:table-cell>
          <table:table-cell office:value-type="string">
            <text:p>COMPLEJO</text:p>
          </table:table-cell>
          <table:table-cell office:value-type="string">
            <text:p>KOMPLEKSI</text:p>
          </table:table-cell>
          <table:table-cell office:value-type="string">
            <text:p>COMPLEXE</text:p>
          </table:table-cell>
          <table:table-cell office:value-type="string">
            <text:p>COMPLEX</text:p>
          </table:table-cell>
          <table:table-cell office:value-type="string">
            <text:p>COMPLESSO</text:p>
          </table:table-cell>
          <table:table-cell table:number-columns-repeated="2" office:value-type="string">
            <text:p>COMPLEX</text:p>
          </table:table-cell>
          <table:table-cell office:value-type="string">
            <text:p>KOMPLEKS</text:p>
          </table:table-cell>
          <table:table-cell office:value-type="string">
            <text:p>COMPLEX</text:p>
          </table:table-cell>
          <table:table-cell office:value-type="string">
            <text:p>COMPLEXO</text:p>
          </table:table-cell>
          <table:table-cell table:number-columns-repeated="3" office:value-type="string">
            <text:p>COMPLEX</text:p>
          </table:table-cell>
          <table:table-cell office:value-type="string">
            <text:p>KOMPLEX</text:p>
          </table:table-cell>
          <table:table-cell table:number-columns-repeated="238"/>
        </table:table-row>
        <table:table-row table:style-name="ro2">
          <table:table-cell office:value-type="string">
            <text:p>IMARGUMENT</text:p>
          </table:table-cell>
          <table:table-cell office:value-type="string">
            <text:p>GETIMARGUMENT</text:p>
          </table:table-cell>
          <table:table-cell office:value-type="string">
            <text:p>ARGUMENTIM</text:p>
          </table:table-cell>
          <table:table-cell office:value-type="string">
            <text:p>IMARGUMENT</text:p>
          </table:table-cell>
          <table:table-cell office:value-type="string">
            <text:p>IM.ANGULO</text:p>
          </table:table-cell>
          <table:table-cell office:value-type="string">
            <text:p>KOMPLEKSI_ARG</text:p>
          </table:table-cell>
          <table:table-cell office:value-type="string">
            <text:p>COMPLEXE.ARGUMENT</text:p>
          </table:table-cell>
          <table:table-cell office:value-type="string">
            <text:p>IMARGUMENT</text:p>
          </table:table-cell>
          <table:table-cell office:value-type="string">
            <text:p>COMP.ARGOMENTO</text:p>
          </table:table-cell>
          <table:table-cell office:value-type="string">
            <text:p>IMARGUMENT</text:p>
          </table:table-cell>
          <table:table-cell office:value-type="string">
            <text:p>C.ARGUMENT</text:p>
          </table:table-cell>
          <table:table-cell table:number-columns-repeated="2" office:value-type="string">
            <text:p>IMARGUMENT</text:p>
          </table:table-cell>
          <table:table-cell office:value-type="string">
            <text:p>IMARG</text:p>
          </table:table-cell>
          <table:table-cell table:number-columns-repeated="4" office:value-type="string">
            <text:p>IMARGUMENT</text:p>
          </table:table-cell>
          <table:table-cell table:number-columns-repeated="238"/>
        </table:table-row>
        <table:table-row table:style-name="ro2">
          <table:table-cell office:value-type="string">
            <text:p>IMKONJUGIERTE</text:p>
          </table:table-cell>
          <table:table-cell office:value-type="string">
            <text:p>GETIMCONJUGATE</text:p>
          </table:table-cell>
          <table:table-cell office:value-type="string">
            <text:p>CONJUGATIM</text:p>
          </table:table-cell>
          <table:table-cell office:value-type="string">
            <text:p>IMCONJUGATE</text:p>
          </table:table-cell>
          <table:table-cell office:value-type="string">
            <text:p>IM.CONJUGADA</text:p>
          </table:table-cell>
          <table:table-cell office:value-type="string">
            <text:p>KOMPLEKSI_KONJ</text:p>
          </table:table-cell>
          <table:table-cell office:value-type="string">
            <text:p>COMPLEXE.CONJUGUE</text:p>
          </table:table-cell>
          <table:table-cell office:value-type="string">
            <text:p>IMCONJUGATE</text:p>
          </table:table-cell>
          <table:table-cell office:value-type="string">
            <text:p>COMP.CONIUGATO</text:p>
          </table:table-cell>
          <table:table-cell office:value-type="string">
            <text:p>IMCONJUGATE</text:p>
          </table:table-cell>
          <table:table-cell office:value-type="string">
            <text:p>C.TOEGEVOEGD</text:p>
          </table:table-cell>
          <table:table-cell office:value-type="string">
            <text:p>IMKONJUGERT</text:p>
          </table:table-cell>
          <table:table-cell office:value-type="string">
            <text:p>IMCONJUGATE</text:p>
          </table:table-cell>
          <table:table-cell office:value-type="string">
            <text:p>IMCONJ</text:p>
          </table:table-cell>
          <table:table-cell table:number-columns-repeated="3" office:value-type="string">
            <text:p>IMCONJUGATE</text:p>
          </table:table-cell>
          <table:table-cell office:value-type="string">
            <text:p>IMKONJUGAT</text:p>
          </table:table-cell>
          <table:table-cell table:number-columns-repeated="238"/>
        </table:table-row>
        <table:table-row table:style-name="ro2">
          <table:table-cell office:value-type="string">
            <text:p>IMCOS</text:p>
          </table:table-cell>
          <table:table-cell office:value-type="string">
            <text:p>GETIMCOS</text:p>
          </table:table-cell>
          <table:table-cell office:value-type="string">
            <text:p>COSIM</text:p>
          </table:table-cell>
          <table:table-cell office:value-type="string">
            <text:p>IMCOS</text:p>
          </table:table-cell>
          <table:table-cell office:value-type="string">
            <text:p>IM.COS</text:p>
          </table:table-cell>
          <table:table-cell office:value-type="string">
            <text:p>KOMPLEKSI_COS</text:p>
          </table:table-cell>
          <table:table-cell office:value-type="string">
            <text:p>COMPLEXE.COS</text:p>
          </table:table-cell>
          <table:table-cell office:value-type="string">
            <text:p>IMCOS</text:p>
          </table:table-cell>
          <table:table-cell office:value-type="string">
            <text:p>COMP.COS</text:p>
          </table:table-cell>
          <table:table-cell office:value-type="string">
            <text:p>IMCOS</text:p>
          </table:table-cell>
          <table:table-cell office:value-type="string">
            <text:p>C.COS</text:p>
          </table:table-cell>
          <table:table-cell table:number-columns-repeated="7" office:value-type="string">
            <text:p>IMCOS</text:p>
          </table:table-cell>
          <table:table-cell table:number-columns-repeated="238"/>
        </table:table-row>
        <table:table-row table:style-name="ro2">
          <table:table-cell office:value-type="string">
            <text:p>IMSUB</text:p>
          </table:table-cell>
          <table:table-cell office:value-type="string">
            <text:p>GETIMSUB</text:p>
          </table:table-cell>
          <table:table-cell office:value-type="string">
            <text:p>SUBIM</text:p>
          </table:table-cell>
          <table:table-cell office:value-type="string">
            <text:p>IMSUB</text:p>
          </table:table-cell>
          <table:table-cell office:value-type="string">
            <text:p>IM.SUSTR</text:p>
          </table:table-cell>
          <table:table-cell office:value-type="string">
            <text:p>KOMPLEKSI_EROTUS</text:p>
          </table:table-cell>
          <table:table-cell office:value-type="string">
            <text:p>COMPLEXE.DIFFERENCE</text:p>
          </table:table-cell>
          <table:table-cell office:value-type="string">
            <text:p>IMSUB</text:p>
          </table:table-cell>
          <table:table-cell office:value-type="string">
            <text:p>COMP.DIFF</text:p>
          </table:table-cell>
          <table:table-cell office:value-type="string">
            <text:p>IMSUB</text:p>
          </table:table-cell>
          <table:table-cell office:value-type="string">
            <text:p>C.VERSCHIL</text:p>
          </table:table-cell>
          <table:table-cell table:number-columns-repeated="2" office:value-type="string">
            <text:p>IMSUB</text:p>
          </table:table-cell>
          <table:table-cell office:value-type="string">
            <text:p>IMSUBTR</text:p>
          </table:table-cell>
          <table:table-cell table:number-columns-repeated="3" office:value-type="string">
            <text:p>IMSUB</text:p>
          </table:table-cell>
          <table:table-cell office:value-type="string">
            <text:p>IMDIFF</text:p>
          </table:table-cell>
          <table:table-cell table:number-columns-repeated="238"/>
        </table:table-row>
        <table:table-row table:style-name="ro2">
          <table:table-cell office:value-type="string">
            <text:p>IMDIV</text:p>
          </table:table-cell>
          <table:table-cell office:value-type="string">
            <text:p>GETIMDIV</text:p>
          </table:table-cell>
          <table:table-cell office:value-type="string">
            <text:p>DIVIM</text:p>
          </table:table-cell>
          <table:table-cell office:value-type="string">
            <text:p>IMDIV</text:p>
          </table:table-cell>
          <table:table-cell office:value-type="string">
            <text:p>IM.DIV</text:p>
          </table:table-cell>
          <table:table-cell office:value-type="string">
            <text:p>KOMPLEKSI_OSAM</text:p>
          </table:table-cell>
          <table:table-cell office:value-type="string">
            <text:p>COMPLEXE.DIV</text:p>
          </table:table-cell>
          <table:table-cell office:value-type="string">
            <text:p>IMDIV</text:p>
          </table:table-cell>
          <table:table-cell office:value-type="string">
            <text:p>COMP.DIV</text:p>
          </table:table-cell>
          <table:table-cell office:value-type="string">
            <text:p>IMDIV</text:p>
          </table:table-cell>
          <table:table-cell office:value-type="string">
            <text:p>C.QUOTIENT</text:p>
          </table:table-cell>
          <table:table-cell table:number-columns-repeated="7" office:value-type="string">
            <text:p>IMDIV</text:p>
          </table:table-cell>
          <table:table-cell table:number-columns-repeated="238"/>
        </table:table-row>
        <table:table-row table:style-name="ro2">
          <table:table-cell office:value-type="string">
            <text:p>IMEXP</text:p>
          </table:table-cell>
          <table:table-cell office:value-type="string">
            <text:p>GETIMEXP</text:p>
          </table:table-cell>
          <table:table-cell office:value-type="string">
            <text:p>EXPIM</text:p>
          </table:table-cell>
          <table:table-cell office:value-type="string">
            <text:p>IMEXP</text:p>
          </table:table-cell>
          <table:table-cell office:value-type="string">
            <text:p>IM.EXP</text:p>
          </table:table-cell>
          <table:table-cell office:value-type="string">
            <text:p>KOMPLEKSI_EKSP</text:p>
          </table:table-cell>
          <table:table-cell office:value-type="string">
            <text:p>COMPLEXE.EXP</text:p>
          </table:table-cell>
          <table:table-cell office:value-type="string">
            <text:p>IMEXP</text:p>
          </table:table-cell>
          <table:table-cell office:value-type="string">
            <text:p>COMP.EXP</text:p>
          </table:table-cell>
          <table:table-cell office:value-type="string">
            <text:p>IMEXP</text:p>
          </table:table-cell>
          <table:table-cell office:value-type="string">
            <text:p>C.EXP</text:p>
          </table:table-cell>
          <table:table-cell office:value-type="string">
            <text:p>IMEKSP</text:p>
          </table:table-cell>
          <table:table-cell table:number-columns-repeated="5" office:value-type="string">
            <text:p>IMEXP</text:p>
          </table:table-cell>
          <table:table-cell office:value-type="string">
            <text:p>IMEUPPHÖJT</text:p>
          </table:table-cell>
          <table:table-cell table:number-columns-repeated="238"/>
        </table:table-row>
        <table:table-row table:style-name="ro2">
          <table:table-cell office:value-type="string">
            <text:p>IMAGINÄRTEIL</text:p>
          </table:table-cell>
          <table:table-cell office:value-type="string">
            <text:p>GETIMAGINARY</text:p>
          </table:table-cell>
          <table:table-cell office:value-type="string">
            <text:p>IMAGINARI</text:p>
          </table:table-cell>
          <table:table-cell office:value-type="string">
            <text:p>IMAGINARY</text:p>
          </table:table-cell>
          <table:table-cell office:value-type="string">
            <text:p>IMAGINARIO</text:p>
          </table:table-cell>
          <table:table-cell office:value-type="string">
            <text:p>KOMPLEKSI_IMAG</text:p>
          </table:table-cell>
          <table:table-cell office:value-type="string">
            <text:p>COMPLEXE.IMAGINAIRE</text:p>
          </table:table-cell>
          <table:table-cell office:value-type="string">
            <text:p>IMAGINARY</text:p>
          </table:table-cell>
          <table:table-cell office:value-type="string">
            <text:p>COMP.IMMAGINARIO</text:p>
          </table:table-cell>
          <table:table-cell office:value-type="string">
            <text:p>IMAGINARY</text:p>
          </table:table-cell>
          <table:table-cell office:value-type="string">
            <text:p>C.IM.DEEL</text:p>
          </table:table-cell>
          <table:table-cell office:value-type="string">
            <text:p>IMAGINÆR</text:p>
          </table:table-cell>
          <table:table-cell office:value-type="string">
            <text:p>IMAGINARY</text:p>
          </table:table-cell>
          <table:table-cell office:value-type="string">
            <text:p>IMAGINÁRIO</text:p>
          </table:table-cell>
          <table:table-cell table:number-columns-repeated="3" office:value-type="string">
            <text:p>IMAGINARY</text:p>
          </table:table-cell>
          <table:table-cell office:value-type="string">
            <text:p>IMAGINÄR</text:p>
          </table:table-cell>
          <table:table-cell table:number-columns-repeated="238"/>
        </table:table-row>
        <table:table-row table:style-name="ro2">
          <table:table-cell office:value-type="string">
            <text:p>IMLN</text:p>
          </table:table-cell>
          <table:table-cell office:value-type="string">
            <text:p>GETIMLN</text:p>
          </table:table-cell>
          <table:table-cell office:value-type="string">
            <text:p>LNIM</text:p>
          </table:table-cell>
          <table:table-cell office:value-type="string">
            <text:p>IMLN</text:p>
          </table:table-cell>
          <table:table-cell office:value-type="string">
            <text:p>IM.LN</text:p>
          </table:table-cell>
          <table:table-cell office:value-type="string">
            <text:p>KOMPLEKSI_LN</text:p>
          </table:table-cell>
          <table:table-cell office:value-type="string">
            <text:p>COMPLEXE.LN</text:p>
          </table:table-cell>
          <table:table-cell office:value-type="string">
            <text:p>IMLN</text:p>
          </table:table-cell>
          <table:table-cell office:value-type="string">
            <text:p>COMP.LN</text:p>
          </table:table-cell>
          <table:table-cell office:value-type="string">
            <text:p>IMLN</text:p>
          </table:table-cell>
          <table:table-cell office:value-type="string">
            <text:p>C.LN</text:p>
          </table:table-cell>
          <table:table-cell table:number-columns-repeated="7" office:value-type="string">
            <text:p>IMLN</text:p>
          </table:table-cell>
          <table:table-cell table:number-columns-repeated="238"/>
        </table:table-row>
        <table:table-row table:style-name="ro2">
          <table:table-cell office:value-type="string">
            <text:p>IMLOG10</text:p>
          </table:table-cell>
          <table:table-cell office:value-type="string">
            <text:p>GETIMLOG10</text:p>
          </table:table-cell>
          <table:table-cell office:value-type="string">
            <text:p>LOG10IM</text:p>
          </table:table-cell>
          <table:table-cell office:value-type="string">
            <text:p>IMLOG10</text:p>
          </table:table-cell>
          <table:table-cell office:value-type="string">
            <text:p>IM.LOG10</text:p>
          </table:table-cell>
          <table:table-cell office:value-type="string">
            <text:p>KOMPLEKSI_LOG10</text:p>
          </table:table-cell>
          <table:table-cell office:value-type="string">
            <text:p>COMPLEXE.LOG10</text:p>
          </table:table-cell>
          <table:table-cell office:value-type="string">
            <text:p>IMLOG10</text:p>
          </table:table-cell>
          <table:table-cell office:value-type="string">
            <text:p>COMP.LOG10</text:p>
          </table:table-cell>
          <table:table-cell office:value-type="string">
            <text:p>IMLOG10</text:p>
          </table:table-cell>
          <table:table-cell office:value-type="string">
            <text:p>C.LOG10</text:p>
          </table:table-cell>
          <table:table-cell table:number-columns-repeated="7" office:value-type="string">
            <text:p>IMLOG10</text:p>
          </table:table-cell>
          <table:table-cell table:number-columns-repeated="238"/>
        </table:table-row>
        <table:table-row table:style-name="ro2">
          <table:table-cell office:value-type="string">
            <text:p>IMLOG2</text:p>
          </table:table-cell>
          <table:table-cell office:value-type="string">
            <text:p>GETIMLOG2</text:p>
          </table:table-cell>
          <table:table-cell office:value-type="string">
            <text:p>LOG2IM</text:p>
          </table:table-cell>
          <table:table-cell office:value-type="string">
            <text:p>IMLOG2</text:p>
          </table:table-cell>
          <table:table-cell office:value-type="string">
            <text:p>IM.LOG2</text:p>
          </table:table-cell>
          <table:table-cell office:value-type="string">
            <text:p>KOMPLEKSI_LOG2</text:p>
          </table:table-cell>
          <table:table-cell office:value-type="string">
            <text:p>COMPLEXE.LOG2</text:p>
          </table:table-cell>
          <table:table-cell office:value-type="string">
            <text:p>IMLOG2</text:p>
          </table:table-cell>
          <table:table-cell office:value-type="string">
            <text:p>COMP.LOG2</text:p>
          </table:table-cell>
          <table:table-cell office:value-type="string">
            <text:p>IMLOG2</text:p>
          </table:table-cell>
          <table:table-cell office:value-type="string">
            <text:p>C.LOG2</text:p>
          </table:table-cell>
          <table:table-cell table:number-columns-repeated="7" office:value-type="string">
            <text:p>IMLOG2</text:p>
          </table:table-cell>
          <table:table-cell table:number-columns-repeated="238"/>
        </table:table-row>
        <table:table-row table:style-name="ro2">
          <table:table-cell office:value-type="string">
            <text:p>IMABS</text:p>
          </table:table-cell>
          <table:table-cell office:value-type="string">
            <text:p>GETIMABS</text:p>
          </table:table-cell>
          <table:table-cell office:value-type="string">
            <text:p>ABSIM</text:p>
          </table:table-cell>
          <table:table-cell office:value-type="string">
            <text:p>IMABS</text:p>
          </table:table-cell>
          <table:table-cell office:value-type="string">
            <text:p>IM.ABS</text:p>
          </table:table-cell>
          <table:table-cell office:value-type="string">
            <text:p>KOMPLEKSI_ABS</text:p>
          </table:table-cell>
          <table:table-cell office:value-type="string">
            <text:p>COMPLEXE.MODULE</text:p>
          </table:table-cell>
          <table:table-cell office:value-type="string">
            <text:p>IMABS</text:p>
          </table:table-cell>
          <table:table-cell office:value-type="string">
            <text:p>COMP.MODULO</text:p>
          </table:table-cell>
          <table:table-cell office:value-type="string">
            <text:p>IMABS</text:p>
          </table:table-cell>
          <table:table-cell office:value-type="string">
            <text:p>C.ABS</text:p>
          </table:table-cell>
          <table:table-cell table:number-columns-repeated="7" office:value-type="string">
            <text:p>IMABS</text:p>
          </table:table-cell>
          <table:table-cell table:number-columns-repeated="238"/>
        </table:table-row>
        <table:table-row table:style-name="ro2">
          <table:table-cell office:value-type="string">
            <text:p>IMPRODUKT</text:p>
          </table:table-cell>
          <table:table-cell office:value-type="string">
            <text:p>GETIMPRODUCT</text:p>
          </table:table-cell>
          <table:table-cell office:value-type="string">
            <text:p>PRODUCTEIM</text:p>
          </table:table-cell>
          <table:table-cell office:value-type="string">
            <text:p>IMPRODUCT</text:p>
          </table:table-cell>
          <table:table-cell office:value-type="string">
            <text:p>IM.PRODUCT</text:p>
          </table:table-cell>
          <table:table-cell office:value-type="string">
            <text:p>KOMPLEKSI_TULO</text:p>
          </table:table-cell>
          <table:table-cell office:value-type="string">
            <text:p>COMPLEXE.PRODUIT</text:p>
          </table:table-cell>
          <table:table-cell office:value-type="string">
            <text:p>IMPRODUCT</text:p>
          </table:table-cell>
          <table:table-cell office:value-type="string">
            <text:p>COMP.PRODOTTO</text:p>
          </table:table-cell>
          <table:table-cell office:value-type="string">
            <text:p>IMPRODUCT</text:p>
          </table:table-cell>
          <table:table-cell office:value-type="string">
            <text:p>C.PRODUCT</text:p>
          </table:table-cell>
          <table:table-cell office:value-type="string">
            <text:p>IMPRODUKT</text:p>
          </table:table-cell>
          <table:table-cell office:value-type="string">
            <text:p>IMPRODUCT</text:p>
          </table:table-cell>
          <table:table-cell office:value-type="string">
            <text:p>IMPROD</text:p>
          </table:table-cell>
          <table:table-cell table:number-columns-repeated="3" office:value-type="string">
            <text:p>IMPRODUCT</text:p>
          </table:table-cell>
          <table:table-cell office:value-type="string">
            <text:p>IMPRODUKT</text:p>
          </table:table-cell>
          <table:table-cell table:number-columns-repeated="238"/>
        </table:table-row>
        <table:table-row table:style-name="ro2">
          <table:table-cell office:value-type="string">
            <text:p>IMAPOTENZ</text:p>
          </table:table-cell>
          <table:table-cell office:value-type="string">
            <text:p>GETIMPOWER</text:p>
          </table:table-cell>
          <table:table-cell office:value-type="string">
            <text:p>POTENCIAIM</text:p>
          </table:table-cell>
          <table:table-cell office:value-type="string">
            <text:p>IMPOWER</text:p>
          </table:table-cell>
          <table:table-cell office:value-type="string">
            <text:p>IM.POT</text:p>
          </table:table-cell>
          <table:table-cell office:value-type="string">
            <text:p>KOMPLEKSI_POT</text:p>
          </table:table-cell>
          <table:table-cell office:value-type="string">
            <text:p>COMPLEXE.PUISSANCE</text:p>
          </table:table-cell>
          <table:table-cell office:value-type="string">
            <text:p>IMPOWER</text:p>
          </table:table-cell>
          <table:table-cell office:value-type="string">
            <text:p>COMP.POTENZA</text:p>
          </table:table-cell>
          <table:table-cell office:value-type="string">
            <text:p>IMPOWER</text:p>
          </table:table-cell>
          <table:table-cell office:value-type="string">
            <text:p>C.MACHT</text:p>
          </table:table-cell>
          <table:table-cell office:value-type="string">
            <text:p>IMOPPHØG</text:p>
          </table:table-cell>
          <table:table-cell office:value-type="string">
            <text:p>IMPOWER</text:p>
          </table:table-cell>
          <table:table-cell office:value-type="string">
            <text:p>IMPOT</text:p>
          </table:table-cell>
          <table:table-cell table:number-columns-repeated="3" office:value-type="string">
            <text:p>IMPOWER</text:p>
          </table:table-cell>
          <table:table-cell office:value-type="string">
            <text:p>IMUPPHÖJT</text:p>
          </table:table-cell>
          <table:table-cell table:number-columns-repeated="238"/>
        </table:table-row>
        <table:table-row table:style-name="ro2">
          <table:table-cell office:value-type="string">
            <text:p>IMWURZEL</text:p>
          </table:table-cell>
          <table:table-cell office:value-type="string">
            <text:p>GETIMSQRT</text:p>
          </table:table-cell>
          <table:table-cell office:value-type="string">
            <text:p>ARRELQIM</text:p>
          </table:table-cell>
          <table:table-cell office:value-type="string">
            <text:p>IMSQRT</text:p>
          </table:table-cell>
          <table:table-cell office:value-type="string">
            <text:p>IM.RAIZ2</text:p>
          </table:table-cell>
          <table:table-cell office:value-type="string">
            <text:p>KOMPLEKSI_NELIÖJ</text:p>
          </table:table-cell>
          <table:table-cell office:value-type="string">
            <text:p>COMPLEXE.RACINE</text:p>
          </table:table-cell>
          <table:table-cell office:value-type="string">
            <text:p>IMSQRT</text:p>
          </table:table-cell>
          <table:table-cell office:value-type="string">
            <text:p>COMP.RADQ</text:p>
          </table:table-cell>
          <table:table-cell office:value-type="string">
            <text:p>IMSQRT</text:p>
          </table:table-cell>
          <table:table-cell office:value-type="string">
            <text:p>C.WORTEL</text:p>
          </table:table-cell>
          <table:table-cell office:value-type="string">
            <text:p>IMROT</text:p>
          </table:table-cell>
          <table:table-cell office:value-type="string">
            <text:p>IMSQRT</text:p>
          </table:table-cell>
          <table:table-cell office:value-type="string">
            <text:p>IMRAIZ</text:p>
          </table:table-cell>
          <table:table-cell table:number-columns-repeated="3" office:value-type="string">
            <text:p>IMSQRT</text:p>
          </table:table-cell>
          <table:table-cell office:value-type="string">
            <text:p>IMROT</text:p>
          </table:table-cell>
          <table:table-cell table:number-columns-repeated="238"/>
        </table:table-row>
        <table:table-row table:style-name="ro2">
          <table:table-cell office:value-type="string">
            <text:p>IMREALTEIL</text:p>
          </table:table-cell>
          <table:table-cell office:value-type="string">
            <text:p>GETIMREAL</text:p>
          </table:table-cell>
          <table:table-cell office:value-type="string">
            <text:p>REALIM</text:p>
          </table:table-cell>
          <table:table-cell office:value-type="string">
            <text:p>IMREAL</text:p>
          </table:table-cell>
          <table:table-cell office:value-type="string">
            <text:p>IM.REAL</text:p>
          </table:table-cell>
          <table:table-cell office:value-type="string">
            <text:p>KOMPLEKSI_REAALI</text:p>
          </table:table-cell>
          <table:table-cell office:value-type="string">
            <text:p>COMPLEXE.REEL</text:p>
          </table:table-cell>
          <table:table-cell office:value-type="string">
            <text:p>IMREAL</text:p>
          </table:table-cell>
          <table:table-cell office:value-type="string">
            <text:p>COMP.PARTE.REALE</text:p>
          </table:table-cell>
          <table:table-cell office:value-type="string">
            <text:p>IMREAL</text:p>
          </table:table-cell>
          <table:table-cell office:value-type="string">
            <text:p>C.REEEL.DEEL</text:p>
          </table:table-cell>
          <table:table-cell office:value-type="string">
            <text:p>IMREELL</text:p>
          </table:table-cell>
          <table:table-cell table:number-columns-repeated="6" office:value-type="string">
            <text:p>IMREAL</text:p>
          </table:table-cell>
          <table:table-cell table:number-columns-repeated="238"/>
        </table:table-row>
        <table:table-row table:style-name="ro2">
          <table:table-cell office:value-type="string">
            <text:p>IMSIN</text:p>
          </table:table-cell>
          <table:table-cell office:value-type="string">
            <text:p>GETIMSIN</text:p>
          </table:table-cell>
          <table:table-cell office:value-type="string">
            <text:p>SINIM</text:p>
          </table:table-cell>
          <table:table-cell office:value-type="string">
            <text:p>IMSIN</text:p>
          </table:table-cell>
          <table:table-cell office:value-type="string">
            <text:p>IM.SENO</text:p>
          </table:table-cell>
          <table:table-cell office:value-type="string">
            <text:p>KOMPLEKSI_SIN</text:p>
          </table:table-cell>
          <table:table-cell office:value-type="string">
            <text:p>COMPLEXE.SIN</text:p>
          </table:table-cell>
          <table:table-cell office:value-type="string">
            <text:p>IMSIN</text:p>
          </table:table-cell>
          <table:table-cell office:value-type="string">
            <text:p>COMP.SEN</text:p>
          </table:table-cell>
          <table:table-cell office:value-type="string">
            <text:p>IMSIN</text:p>
          </table:table-cell>
          <table:table-cell office:value-type="string">
            <text:p>C.SIN</text:p>
          </table:table-cell>
          <table:table-cell table:number-columns-repeated="2" office:value-type="string">
            <text:p>IMSIN</text:p>
          </table:table-cell>
          <table:table-cell office:value-type="string">
            <text:p>IMSENO</text:p>
          </table:table-cell>
          <table:table-cell table:number-columns-repeated="4" office:value-type="string">
            <text:p>IMSIN</text:p>
          </table:table-cell>
          <table:table-cell table:number-columns-repeated="238"/>
        </table:table-row>
        <table:table-row table:style-name="ro2">
          <table:table-cell office:value-type="string">
            <text:p>IMSUMME</text:p>
          </table:table-cell>
          <table:table-cell office:value-type="string">
            <text:p>GETIMSUM</text:p>
          </table:table-cell>
          <table:table-cell office:value-type="string">
            <text:p>SUMAIM</text:p>
          </table:table-cell>
          <table:table-cell office:value-type="string">
            <text:p>IMSUM</text:p>
          </table:table-cell>
          <table:table-cell office:value-type="string">
            <text:p>IM.SUM</text:p>
          </table:table-cell>
          <table:table-cell office:value-type="string">
            <text:p>KOMPLEKSI_SUM</text:p>
          </table:table-cell>
          <table:table-cell office:value-type="string">
            <text:p>COMPLEXE.SOMME</text:p>
          </table:table-cell>
          <table:table-cell office:value-type="string">
            <text:p>IMSUM</text:p>
          </table:table-cell>
          <table:table-cell office:value-type="string">
            <text:p>COMP.SOMMA</text:p>
          </table:table-cell>
          <table:table-cell office:value-type="string">
            <text:p>IMSUM</text:p>
          </table:table-cell>
          <table:table-cell office:value-type="string">
            <text:p>C.SOM</text:p>
          </table:table-cell>
          <table:table-cell office:value-type="string">
            <text:p>IMSUMMER</text:p>
          </table:table-cell>
          <table:table-cell office:value-type="string">
            <text:p>IMSUM</text:p>
          </table:table-cell>
          <table:table-cell office:value-type="string">
            <text:p>IMSOMA</text:p>
          </table:table-cell>
          <table:table-cell table:number-columns-repeated="4" office:value-type="string">
            <text:p>IMSUM</text:p>
          </table:table-cell>
          <table:table-cell table:number-columns-repeated="238"/>
        </table:table-row>
        <table:table-row table:style-name="ro2">
          <table:table-cell office:value-type="string">
            <text:p>VERKETTEN</text:p>
          </table:table-cell>
          <table:table-cell office:value-type="string">
            <text:p>CONCATENATE</text:p>
          </table:table-cell>
          <table:table-cell office:value-type="string">
            <text:p>CONCATENA</text:p>
          </table:table-cell>
          <table:table-cell office:value-type="string">
            <text:p>CONCATENATE</text:p>
          </table:table-cell>
          <table:table-cell office:value-type="string">
            <text:p>CONCATENAR</text:p>
          </table:table-cell>
          <table:table-cell office:value-type="string">
            <text:p>CONCATENATE</text:p>
          </table:table-cell>
          <table:table-cell office:value-type="string">
            <text:p>CONCATENER</text:p>
          </table:table-cell>
          <table:table-cell office:value-type="string">
            <text:p>CONCATENATE</text:p>
          </table:table-cell>
          <table:table-cell office:value-type="string">
            <text:p>CONCATENA</text:p>
          </table:table-cell>
          <table:table-cell office:value-type="string">
            <text:p>CONCATENATE</text:p>
          </table:table-cell>
          <table:table-cell office:value-type="string">
            <text:p>TEKST.SAMENVOEGEN</text:p>
          </table:table-cell>
          <table:table-cell office:value-type="string">
            <text:p>KJEDA.SAMAN</text:p>
          </table:table-cell>
          <table:table-cell office:value-type="string">
            <text:p>ZŁĄCZ.TEKSTY</text:p>
          </table:table-cell>
          <table:table-cell office:value-type="string">
            <text:p>CONCATENAR</text:p>
          </table:table-cell>
          <table:table-cell table:number-columns-repeated="3" office:value-type="string">
            <text:p>CONCATENATE</text:p>
          </table:table-cell>
          <table:table-cell office:value-type="string">
            <text:p>SAMMANFOGA</text:p>
          </table:table-cell>
          <table:table-cell table:number-columns-repeated="238"/>
        </table:table-row>
        <table:table-row table:style-name="ro2">
          <table:table-cell office:value-type="string">
            <text:p>UMWANDELN_ADD</text:p>
          </table:table-cell>
          <table:table-cell office:value-type="string">
            <text:p>GETCONVERT</text:p>
          </table:table-cell>
          <table:table-cell office:value-type="string">
            <text:p>CONVERTEIX_ADD</text:p>
          </table:table-cell>
          <table:table-cell office:value-type="string">
            <text:p>CONVERT_ADD</text:p>
          </table:table-cell>
          <table:table-cell office:value-type="string">
            <text:p>CONVERTIR_ADD</text:p>
          </table:table-cell>
          <table:table-cell table:number-columns-repeated="3" office:value-type="string">
            <text:p>CONVERT_ADD</text:p>
          </table:table-cell>
          <table:table-cell office:value-type="string">
            <text:p>CONVERTI_ADD</text:p>
          </table:table-cell>
          <table:table-cell office:value-type="string">
            <text:p>CONVERT_ADD</text:p>
          </table:table-cell>
          <table:table-cell office:value-type="string">
            <text:p>CONVERTEREN_ADD</text:p>
          </table:table-cell>
          <table:table-cell office:value-type="string">
            <text:p>KONVERTER_ADD</text:p>
          </table:table-cell>
          <table:table-cell office:value-type="string">
            <text:p>KONWERTUJ_ADD</text:p>
          </table:table-cell>
          <table:table-cell office:value-type="string">
            <text:p>CONVERTER_ADD</text:p>
          </table:table-cell>
          <table:table-cell table:number-columns-repeated="3" office:value-type="string">
            <text:p>CONVERT_ADD</text:p>
          </table:table-cell>
          <table:table-cell office:value-type="string">
            <text:p>KONVERTERA_ADD</text:p>
          </table:table-cell>
          <table:table-cell table:number-columns-repeated="238"/>
        </table:table-row>
        <table:table-row table:style-name="ro2">
          <table:table-cell office:value-type="string">
            <text:p>UMRECHNEN</text:p>
          </table:table-cell>
          <table:table-cell office:value-type="string">
            <text:p>CONVERT</text:p>
          </table:table-cell>
          <table:table-cell office:value-type="string">
            <text:p>CONVERTEIX</text:p>
          </table:table-cell>
          <table:table-cell office:value-type="string">
            <text:p>CONVERT</text:p>
          </table:table-cell>
          <table:table-cell office:value-type="string">
            <text:p>CONVERTIR</text:p>
          </table:table-cell>
          <table:table-cell office:value-type="string">
            <text:p>CONVERT</text:p>
          </table:table-cell>
          <table:table-cell office:value-type="string">
            <text:p>CONVERTIR</text:p>
          </table:table-cell>
          <table:table-cell office:value-type="string">
            <text:p>CONVERT</text:p>
          </table:table-cell>
          <table:table-cell office:value-type="string">
            <text:p>CONVERTI</text:p>
          </table:table-cell>
          <table:table-cell office:value-type="string">
            <text:p>CONVERT</text:p>
          </table:table-cell>
          <table:table-cell office:value-type="string">
            <text:p>CONVERTEREN</text:p>
          </table:table-cell>
          <table:table-cell office:value-type="string">
            <text:p>KONVERTER</text:p>
          </table:table-cell>
          <table:table-cell office:value-type="string">
            <text:p>KONWERTUJ</text:p>
          </table:table-cell>
          <table:table-cell office:value-type="string">
            <text:p>CONVERTER</text:p>
          </table:table-cell>
          <table:table-cell table:number-columns-repeated="3" office:value-type="string">
            <text:p>CONVERT</text:p>
          </table:table-cell>
          <table:table-cell office:value-type="string">
            <text:p>OMRÄKNA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COS</text:p>
          </table:table-cell>
          <table:table-cell table:number-columns-repeated="238"/>
        </table:table-row>
        <table:table-row table:style-name="ro2">
          <table:table-cell office:value-type="string">
            <text:p>COSHYP</text:p>
          </table:table-cell>
          <table:table-cell table:number-columns-repeated="17" office:value-type="string">
            <text:p>COSH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COT</text:p>
          </table:table-cell>
          <table:table-cell table:number-columns-repeated="238"/>
        </table:table-row>
        <table:table-row table:style-name="ro2">
          <table:table-cell office:value-type="string">
            <text:p>COTHYP</text:p>
          </table:table-cell>
          <table:table-cell table:number-columns-repeated="17" office:value-type="string">
            <text:p>COTH</text:p>
          </table:table-cell>
          <table:table-cell table:number-columns-repeated="238"/>
        </table:table-row>
        <table:table-row table:style-name="ro2">
          <table:table-cell office:value-type="string">
            <text:p>KOVAR</text:p>
          </table:table-cell>
          <table:table-cell table:number-columns-repeated="5" office:value-type="string">
            <text:p>COVAR</text:p>
          </table:table-cell>
          <table:table-cell office:value-type="string">
            <text:p>COVARIANCE</text:p>
          </table:table-cell>
          <table:table-cell office:value-type="string">
            <text:p>COVAR</text:p>
          </table:table-cell>
          <table:table-cell office:value-type="string">
            <text:p>COVARIANZA</text:p>
          </table:table-cell>
          <table:table-cell office:value-type="string">
            <text:p>COVAR</text:p>
          </table:table-cell>
          <table:table-cell office:value-type="string">
            <text:p>COVARIANTIE</text:p>
          </table:table-cell>
          <table:table-cell office:value-type="string">
            <text:p>KOVARIANS</text:p>
          </table:table-cell>
          <table:table-cell office:value-type="string">
            <text:p>KOWARIANCJA</text:p>
          </table:table-cell>
          <table:table-cell table:number-columns-repeated="4" office:value-type="string">
            <text:p>COVAR</text:p>
          </table:table-cell>
          <table:table-cell office:value-type="string">
            <text:p>KOVAR</text:p>
          </table:table-cell>
          <table:table-cell table:number-columns-repeated="238"/>
        </table:table-row>
        <table:table-row table:style-name="ro2">
          <table:table-cell office:value-type="string">
            <text:p>KRITBINOM</text:p>
          </table:table-cell>
          <table:table-cell office:value-type="string">
            <text:p>CRITBINOM</text:p>
          </table:table-cell>
          <table:table-cell office:value-type="string">
            <text:p>BINOMCRIT</text:p>
          </table:table-cell>
          <table:table-cell office:value-type="string">
            <text:p>CRITBINOM</text:p>
          </table:table-cell>
          <table:table-cell office:value-type="string">
            <text:p>BINOM.CRIT</text:p>
          </table:table-cell>
          <table:table-cell office:value-type="string">
            <text:p>CRITBINOM</text:p>
          </table:table-cell>
          <table:table-cell office:value-type="string">
            <text:p>CRITERE.LOI.BINOMIALE</text:p>
          </table:table-cell>
          <table:table-cell office:value-type="string">
            <text:p>CRITBINOM</text:p>
          </table:table-cell>
          <table:table-cell office:value-type="string">
            <text:p>CRIT.BINOM</text:p>
          </table:table-cell>
          <table:table-cell office:value-type="string">
            <text:p>CRITBINOM</text:p>
          </table:table-cell>
          <table:table-cell office:value-type="string">
            <text:p>CRIT.BINOM</text:p>
          </table:table-cell>
          <table:table-cell office:value-type="string">
            <text:p>GRENSE.BINOM</text:p>
          </table:table-cell>
          <table:table-cell office:value-type="string">
            <text:p>PRÓG.ROZKŁAD.DWUM</text:p>
          </table:table-cell>
          <table:table-cell office:value-type="string">
            <text:p>CRIT.BINOM</text:p>
          </table:table-cell>
          <table:table-cell table:number-columns-repeated="3" office:value-type="string">
            <text:p>CRITBINOM</text:p>
          </table:table-cell>
          <table:table-cell office:value-type="string">
            <text:p>KRITBINOM</text:p>
          </table:table-cell>
          <table:table-cell table:number-columns-repeated="238"/>
        </table:table-row>
        <table:table-row table:style-name="ro2">
          <table:table-cell office:value-type="string">
            <text:p>VARIATION</text:p>
          </table:table-cell>
          <table:table-cell office:value-type="string">
            <text:p>GROWTH</text:p>
          </table:table-cell>
          <table:table-cell office:value-type="string">
            <text:p>CREIXEMENT</text:p>
          </table:table-cell>
          <table:table-cell office:value-type="string">
            <text:p>RAST</text:p>
          </table:table-cell>
          <table:table-cell office:value-type="string">
            <text:p>CRECIMIENTO</text:p>
          </table:table-cell>
          <table:table-cell office:value-type="string">
            <text:p>GROWTH</text:p>
          </table:table-cell>
          <table:table-cell office:value-type="string">
            <text:p>CROISSANCE</text:p>
          </table:table-cell>
          <table:table-cell office:value-type="string">
            <text:p>GROWTH</text:p>
          </table:table-cell>
          <table:table-cell office:value-type="string">
            <text:p>CRESCITA</text:p>
          </table:table-cell>
          <table:table-cell office:value-type="string">
            <text:p>GROWTH</text:p>
          </table:table-cell>
          <table:table-cell office:value-type="string">
            <text:p>GROEI</text:p>
          </table:table-cell>
          <table:table-cell office:value-type="string">
            <text:p>VEKST</text:p>
          </table:table-cell>
          <table:table-cell office:value-type="string">
            <text:p>REGEXPW</text:p>
          </table:table-cell>
          <table:table-cell office:value-type="string">
            <text:p>CRESCIMENTO</text:p>
          </table:table-cell>
          <table:table-cell table:number-columns-repeated="3" office:value-type="string">
            <text:p>GROWTH</text:p>
          </table:table-cell>
          <table:table-cell office:value-type="string">
            <text:p>EXPTREND</text:p>
          </table:table-cell>
          <table:table-cell table:number-columns-repeated="238"/>
        </table:table-row>
        <table:table-row table:style-name="ro2">
          <table:table-cell office:value-type="string">
            <text:p>FEST</text:p>
          </table:table-cell>
          <table:table-cell office:value-type="string">
            <text:p>FIXED</text:p>
          </table:table-cell>
          <table:table-cell office:value-type="string">
            <text:p>FIX</text:p>
          </table:table-cell>
          <table:table-cell office:value-type="string">
            <text:p>FIXED</text:p>
          </table:table-cell>
          <table:table-cell office:value-type="string">
            <text:p>FIJO</text:p>
          </table:table-cell>
          <table:table-cell office:value-type="string">
            <text:p>FIXED</text:p>
          </table:table-cell>
          <table:table-cell office:value-type="string">
            <text:p>CTXT</text:p>
          </table:table-cell>
          <table:table-cell office:value-type="string">
            <text:p>FIXED</text:p>
          </table:table-cell>
          <table:table-cell office:value-type="string">
            <text:p>FISSO</text:p>
          </table:table-cell>
          <table:table-cell office:value-type="string">
            <text:p>FIXED</text:p>
          </table:table-cell>
          <table:table-cell office:value-type="string">
            <text:p>VAST</text:p>
          </table:table-cell>
          <table:table-cell office:value-type="string">
            <text:p>FAST</text:p>
          </table:table-cell>
          <table:table-cell office:value-type="string">
            <text:p>ZAOKR.DO.TEKST</text:p>
          </table:table-cell>
          <table:table-cell office:value-type="string">
            <text:p>DEF.NÚM.DEC</text:p>
          </table:table-cell>
          <table:table-cell table:number-columns-repeated="3" office:value-type="string">
            <text:p>FIXED</text:p>
          </table:table-cell>
          <table:table-cell office:value-type="string">
            <text:p>FASTTAL</text:p>
          </table:table-cell>
          <table:table-cell table:number-columns-repeated="238"/>
        </table:table-row>
        <table:table-row table:style-name="ro2">
          <table:table-cell office:value-type="string">
            <text:p>KUMZINSZ</text:p>
          </table:table-cell>
          <table:table-cell office:value-type="string">
            <text:p>CUMIPMT</text:p>
          </table:table-cell>
          <table:table-cell office:value-type="string">
            <text:p>PMTIACUM</text:p>
          </table:table-cell>
          <table:table-cell office:value-type="string">
            <text:p>CUMIPMT</text:p>
          </table:table-cell>
          <table:table-cell office:value-type="string">
            <text:p>PAGO.INT.ENTRE</text:p>
          </table:table-cell>
          <table:table-cell office:value-type="string">
            <text:p>CUMIPMT</text:p>
          </table:table-cell>
          <table:table-cell office:value-type="string">
            <text:p>CUMUL.INTER</text:p>
          </table:table-cell>
          <table:table-cell office:value-type="string">
            <text:p>CUMIPMT</text:p>
          </table:table-cell>
          <table:table-cell office:value-type="string">
            <text:p>INT.CUMUL</text:p>
          </table:table-cell>
          <table:table-cell office:value-type="string">
            <text:p>CUMIPMT</text:p>
          </table:table-cell>
          <table:table-cell office:value-type="string">
            <text:p>CUM.RENTE</text:p>
          </table:table-cell>
          <table:table-cell office:value-type="string">
            <text:p>SAMLA.RENTE</text:p>
          </table:table-cell>
          <table:table-cell office:value-type="string">
            <text:p>CUMIPMT</text:p>
          </table:table-cell>
          <table:table-cell office:value-type="string">
            <text:p>IPGTO.CUM</text:p>
          </table:table-cell>
          <table:table-cell table:number-columns-repeated="3" office:value-type="string">
            <text:p>CUMIPMT</text:p>
          </table:table-cell>
          <table:table-cell office:value-type="string">
            <text:p>KUMRÄNTA</text:p>
          </table:table-cell>
          <table:table-cell table:number-columns-repeated="238"/>
        </table:table-row>
        <table:table-row table:style-name="ro2">
          <table:table-cell office:value-type="string">
            <text:p>KUMZINSZ_ADD</text:p>
          </table:table-cell>
          <table:table-cell office:value-type="string">
            <text:p>GETCUMIPMT</text:p>
          </table:table-cell>
          <table:table-cell office:value-type="string">
            <text:p>PMTIACUM_ADD</text:p>
          </table:table-cell>
          <table:table-cell office:value-type="string">
            <text:p>CUMIPMT_ADD</text:p>
          </table:table-cell>
          <table:table-cell office:value-type="string">
            <text:p>PAGO.INT.ENTRE_ADD</text:p>
          </table:table-cell>
          <table:table-cell office:value-type="string">
            <text:p>CUMIPMT_ADD</text:p>
          </table:table-cell>
          <table:table-cell office:value-type="string">
            <text:p>CUMUL.INTER_ADD</text:p>
          </table:table-cell>
          <table:table-cell office:value-type="string">
            <text:p>CUMIPMT_ADD</text:p>
          </table:table-cell>
          <table:table-cell office:value-type="string">
            <text:p>INT.CUMUL_ADD</text:p>
          </table:table-cell>
          <table:table-cell office:value-type="string">
            <text:p>CUMIPMT_ADD</text:p>
          </table:table-cell>
          <table:table-cell office:value-type="string">
            <text:p>CUM.RENTE_ADD</text:p>
          </table:table-cell>
          <table:table-cell office:value-type="string">
            <text:p>SAMLA.RENTE_ADD</text:p>
          </table:table-cell>
          <table:table-cell office:value-type="string">
            <text:p>CUMIPMT_ADD</text:p>
          </table:table-cell>
          <table:table-cell office:value-type="string">
            <text:p>IPGTO.CUM_ADD</text:p>
          </table:table-cell>
          <table:table-cell table:number-columns-repeated="3" office:value-type="string">
            <text:p>CUMIPMT_ADD</text:p>
          </table:table-cell>
          <table:table-cell office:value-type="string">
            <text:p>KUMRÄNTA_ADD</text:p>
          </table:table-cell>
          <table:table-cell table:number-columns-repeated="238"/>
        </table:table-row>
        <table:table-row table:style-name="ro2">
          <table:table-cell office:value-type="string">
            <text:p>KUMKAPITAL</text:p>
          </table:table-cell>
          <table:table-cell office:value-type="string">
            <text:p>CUMPRINC</text:p>
          </table:table-cell>
          <table:table-cell office:value-type="string">
            <text:p>CAPITACUM</text:p>
          </table:table-cell>
          <table:table-cell office:value-type="string">
            <text:p>CUMPRINC</text:p>
          </table:table-cell>
          <table:table-cell office:value-type="string">
            <text:p>PAGO.PRINC.ENTRE</text:p>
          </table:table-cell>
          <table:table-cell office:value-type="string">
            <text:p>CUMPRINC</text:p>
          </table:table-cell>
          <table:table-cell office:value-type="string">
            <text:p>CUMUL.PRINCPER</text:p>
          </table:table-cell>
          <table:table-cell office:value-type="string">
            <text:p>CUMPRINC</text:p>
          </table:table-cell>
          <table:table-cell office:value-type="string">
            <text:p>CAP.CUM</text:p>
          </table:table-cell>
          <table:table-cell office:value-type="string">
            <text:p>CUMPRINC</text:p>
          </table:table-cell>
          <table:table-cell office:value-type="string">
            <text:p>CUM.HOOFDSOM</text:p>
          </table:table-cell>
          <table:table-cell office:value-type="string">
            <text:p>SAMLA.HOVUDSTOL</text:p>
          </table:table-cell>
          <table:table-cell office:value-type="string">
            <text:p>CUMPRINC</text:p>
          </table:table-cell>
          <table:table-cell office:value-type="string">
            <text:p>PGTOPRINC</text:p>
          </table:table-cell>
          <table:table-cell table:number-columns-repeated="3" office:value-type="string">
            <text:p>CUMPRINC</text:p>
          </table:table-cell>
          <table:table-cell office:value-type="string">
            <text:p>KUMPRIS</text:p>
          </table:table-cell>
          <table:table-cell table:number-columns-repeated="238"/>
        </table:table-row>
        <table:table-row table:style-name="ro2">
          <table:table-cell office:value-type="string">
            <text:p>KUMKAPITAL_ADD</text:p>
          </table:table-cell>
          <table:table-cell office:value-type="string">
            <text:p>GETCUMPRINC</text:p>
          </table:table-cell>
          <table:table-cell office:value-type="string">
            <text:p>CAPITACUM_ADD</text:p>
          </table:table-cell>
          <table:table-cell office:value-type="string">
            <text:p>CUMPRINC_ADD</text:p>
          </table:table-cell>
          <table:table-cell office:value-type="string">
            <text:p>PAGO.PRINC.ENTRE_ADD</text:p>
          </table:table-cell>
          <table:table-cell office:value-type="string">
            <text:p>CUMPRINC_ADD</text:p>
          </table:table-cell>
          <table:table-cell office:value-type="string">
            <text:p>CUMUL.PRINCPER_ADD</text:p>
          </table:table-cell>
          <table:table-cell office:value-type="string">
            <text:p>CUMPRINC_ADD</text:p>
          </table:table-cell>
          <table:table-cell office:value-type="string">
            <text:p>CAP.CUM_ADD</text:p>
          </table:table-cell>
          <table:table-cell office:value-type="string">
            <text:p>CUMPRINC_ADD</text:p>
          </table:table-cell>
          <table:table-cell office:value-type="string">
            <text:p>CUM.HOOFDSOM_ADD</text:p>
          </table:table-cell>
          <table:table-cell office:value-type="string">
            <text:p>SAMLA.HOVUDSTOL_ADD</text:p>
          </table:table-cell>
          <table:table-cell office:value-type="string">
            <text:p>CUMPRINC_ADD</text:p>
          </table:table-cell>
          <table:table-cell office:value-type="string">
            <text:p>PGTOCAPACUM_ADD</text:p>
          </table:table-cell>
          <table:table-cell table:number-columns-repeated="3" office:value-type="string">
            <text:p>CUMPRINC_ADD</text:p>
          </table:table-cell>
          <table:table-cell office:value-type="string">
            <text:p>KUMPRIS_ADD</text:p>
          </table:table-cell>
          <table:table-cell table:number-columns-repeated="238"/>
        </table:table-row>
        <table:table-row table:style-name="ro2">
          <table:table-cell office:value-type="string">
            <text:p>DATUM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office:value-type="string">
            <text:p>FECHA</text:p>
          </table:table-cell>
          <table:table-cell table:number-columns-repeated="3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office:value-type="string">
            <text:p>DATO</text:p>
          </table:table-cell>
          <table:table-cell table:number-columns-repeated="2" office:value-type="string">
            <text:p>DATA</text:p>
          </table:table-cell>
          <table:table-cell office:value-type="string">
            <text:p>DATUM</text:p>
          </table:table-cell>
          <table:table-cell table:number-columns-repeated="2" office:value-type="string">
            <text:p>DATE</text:p>
          </table:table-cell>
          <table:table-cell office:value-type="string">
            <text:p>DATUM</text:p>
          </table:table-cell>
          <table:table-cell table:number-columns-repeated="238"/>
        </table:table-row>
        <table:table-row table:style-name="ro2">
          <table:table-cell office:value-type="string">
            <text:p>ZINSTERMVZ</text:p>
          </table:table-cell>
          <table:table-cell office:value-type="string">
            <text:p>GETCOUPPCD</text:p>
          </table:table-cell>
          <table:table-cell office:value-type="string">
            <text:p>CUPDPC</text:p>
          </table:table-cell>
          <table:table-cell office:value-type="string">
            <text:p>COUPPCD</text:p>
          </table:table-cell>
          <table:table-cell office:value-type="string">
            <text:p>CUPON.FECHA.L1</text:p>
          </table:table-cell>
          <table:table-cell office:value-type="string">
            <text:p>KORKOPÄIVÄ_EDELLINEN</text:p>
          </table:table-cell>
          <table:table-cell office:value-type="string">
            <text:p>DATE.COUPON.PREC</text:p>
          </table:table-cell>
          <table:table-cell office:value-type="string">
            <text:p>COUPPCD</text:p>
          </table:table-cell>
          <table:table-cell office:value-type="string">
            <text:p>DATA.CED.PREC</text:p>
          </table:table-cell>
          <table:table-cell office:value-type="string">
            <text:p>COUPPCD</text:p>
          </table:table-cell>
          <table:table-cell office:value-type="string">
            <text:p>COUP.DATUM.VB</text:p>
          </table:table-cell>
          <table:table-cell office:value-type="string">
            <text:p>KUPONG.FØRRERENTEUTB</text:p>
          </table:table-cell>
          <table:table-cell office:value-type="string">
            <text:p>COUPPCD</text:p>
          </table:table-cell>
          <table:table-cell office:value-type="string">
            <text:p>CUPDATAANT</text:p>
          </table:table-cell>
          <table:table-cell table:number-columns-repeated="3" office:value-type="string">
            <text:p>COUPPCD</text:p>
          </table:table-cell>
          <table:table-cell office:value-type="string">
            <text:p>KUPFKD</text:p>
          </table:table-cell>
          <table:table-cell table:number-columns-repeated="238"/>
        </table:table-row>
        <table:table-row table:style-name="ro2">
          <table:table-cell office:value-type="string">
            <text:p>ZINSTERMNZ</text:p>
          </table:table-cell>
          <table:table-cell office:value-type="string">
            <text:p>GETCOUPNCD</text:p>
          </table:table-cell>
          <table:table-cell office:value-type="string">
            <text:p>CUPDSC</text:p>
          </table:table-cell>
          <table:table-cell office:value-type="string">
            <text:p>COUPNCD</text:p>
          </table:table-cell>
          <table:table-cell office:value-type="string">
            <text:p>CUPON.FECHA.L2</text:p>
          </table:table-cell>
          <table:table-cell office:value-type="string">
            <text:p>KORKOPÄIVÄ_SEURAAVA</text:p>
          </table:table-cell>
          <table:table-cell office:value-type="string">
            <text:p>DATE.COUPON.SUIV</text:p>
          </table:table-cell>
          <table:table-cell office:value-type="string">
            <text:p>COUPNCD</text:p>
          </table:table-cell>
          <table:table-cell office:value-type="string">
            <text:p>DATA.CED.SUCC</text:p>
          </table:table-cell>
          <table:table-cell office:value-type="string">
            <text:p>COUPNCD</text:p>
          </table:table-cell>
          <table:table-cell office:value-type="string">
            <text:p>COUP.DATUM.NB</text:p>
          </table:table-cell>
          <table:table-cell office:value-type="string">
            <text:p>KUPONG.NESTERENTEUTB</text:p>
          </table:table-cell>
          <table:table-cell office:value-type="string">
            <text:p>COUPNCD</text:p>
          </table:table-cell>
          <table:table-cell office:value-type="string">
            <text:p>CUPDATAPRÓX</text:p>
          </table:table-cell>
          <table:table-cell table:number-columns-repeated="3" office:value-type="string">
            <text:p>COUPNCD</text:p>
          </table:table-cell>
          <table:table-cell office:value-type="string">
            <text:p>KUPNKD</text:p>
          </table:table-cell>
          <table:table-cell table:number-columns-repeated="238"/>
        </table:table-row>
        <table:table-row table:style-name="ro2">
          <table:table-cell office:value-type="string">
            <text:p>DATWERT</text:p>
          </table:table-cell>
          <table:table-cell office:value-type="string">
            <text:p>DATEVALUE</text:p>
          </table:table-cell>
          <table:table-cell office:value-type="string">
            <text:p>VALORDATA</text:p>
          </table:table-cell>
          <table:table-cell office:value-type="string">
            <text:p>DATEVALUE</text:p>
          </table:table-cell>
          <table:table-cell office:value-type="string">
            <text:p>FECHANÚMERO</text:p>
          </table:table-cell>
          <table:table-cell office:value-type="string">
            <text:p>DATEVALUE</text:p>
          </table:table-cell>
          <table:table-cell office:value-type="string">
            <text:p>DATEVAL</text:p>
          </table:table-cell>
          <table:table-cell office:value-type="string">
            <text:p>DATEVALUE</text:p>
          </table:table-cell>
          <table:table-cell office:value-type="string">
            <text:p>DATA.VALORE</text:p>
          </table:table-cell>
          <table:table-cell office:value-type="string">
            <text:p>DATEVALUE</text:p>
          </table:table-cell>
          <table:table-cell office:value-type="string">
            <text:p>DATUMWAARDE</text:p>
          </table:table-cell>
          <table:table-cell office:value-type="string">
            <text:p>DATOVERDI</text:p>
          </table:table-cell>
          <table:table-cell office:value-type="string">
            <text:p>DATA.WARTOŚĆ</text:p>
          </table:table-cell>
          <table:table-cell office:value-type="string">
            <text:p>DATA.VALOR</text:p>
          </table:table-cell>
          <table:table-cell table:number-columns-repeated="3" office:value-type="string">
            <text:p>DATEVALUE</text:p>
          </table:table-cell>
          <table:table-cell office:value-type="string">
            <text:p>DATUMVÄRDE</text:p>
          </table:table-cell>
          <table:table-cell table:number-columns-repeated="238"/>
        </table:table-row>
        <table:table-row table:style-name="ro2">
          <table:table-cell office:value-type="string">
            <text:p>GDA2</text:p>
          </table:table-cell>
          <table:table-cell office:value-type="string">
            <text:p>DB</text:p>
          </table:table-cell>
          <table:table-cell office:value-type="string">
            <text:p>BD</text:p>
          </table:table-cell>
          <table:table-cell table:number-columns-repeated="5" office:value-type="string">
            <text:p>DB</text:p>
          </table:table-cell>
          <table:table-cell office:value-type="string">
            <text:p>AMMORT.FISSO</text:p>
          </table:table-cell>
          <table:table-cell table:number-columns-repeated="2" office:value-type="string">
            <text:p>DB</text:p>
          </table:table-cell>
          <table:table-cell office:value-type="string">
            <text:p>DAVSKR</text:p>
          </table:table-cell>
          <table:table-cell office:value-type="string">
            <text:p>DB</text:p>
          </table:table-cell>
          <table:table-cell office:value-type="string">
            <text:p>BD</text:p>
          </table:table-cell>
          <table:table-cell table:number-columns-repeated="4" office:value-type="string">
            <text:p>DB</text:p>
          </table:table-cell>
          <table:table-cell table:number-columns-repeated="238"/>
        </table:table-row>
        <table:table-row table:style-name="ro2">
          <table:table-cell office:value-type="string">
            <text:p>GDA</text:p>
          </table:table-cell>
          <table:table-cell office:value-type="string">
            <text:p>DDB</text:p>
          </table:table-cell>
          <table:table-cell office:value-type="string">
            <text:p>BDD</text:p>
          </table:table-cell>
          <table:table-cell table:number-columns-repeated="5" office:value-type="string">
            <text:p>DDB</text:p>
          </table:table-cell>
          <table:table-cell office:value-type="string">
            <text:p>AMMORT</text:p>
          </table:table-cell>
          <table:table-cell table:number-columns-repeated="2" office:value-type="string">
            <text:p>DDB</text:p>
          </table:table-cell>
          <table:table-cell office:value-type="string">
            <text:p>DEGRAVS</text:p>
          </table:table-cell>
          <table:table-cell office:value-type="string">
            <text:p>DDB</text:p>
          </table:table-cell>
          <table:table-cell office:value-type="string">
            <text:p>BDD</text:p>
          </table:table-cell>
          <table:table-cell table:number-columns-repeated="3" office:value-type="string">
            <text:p>DDB</text:p>
          </table:table-cell>
          <table:table-cell office:value-type="string">
            <text:p>DEGAVSKR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DDE</text:p>
          </table:table-cell>
          <table:table-cell table:number-columns-repeated="238"/>
        </table:table-row>
        <table:table-row table:style-name="ro2">
          <table:table-cell office:value-type="string">
            <text:p>VERSCHIEBUNG</text:p>
          </table:table-cell>
          <table:table-cell office:value-type="string">
            <text:p>OFFSET</text:p>
          </table:table-cell>
          <table:table-cell office:value-type="string">
            <text:p>DESPLAÇAMENT</text:p>
          </table:table-cell>
          <table:table-cell office:value-type="string">
            <text:p>POMAK</text:p>
          </table:table-cell>
          <table:table-cell office:value-type="string">
            <text:p>DESREF</text:p>
          </table:table-cell>
          <table:table-cell office:value-type="string">
            <text:p>OFFSET</text:p>
          </table:table-cell>
          <table:table-cell office:value-type="string">
            <text:p>DECALER</text:p>
          </table:table-cell>
          <table:table-cell office:value-type="string">
            <text:p>OFFSET</text:p>
          </table:table-cell>
          <table:table-cell office:value-type="string">
            <text:p>SCARTO</text:p>
          </table:table-cell>
          <table:table-cell office:value-type="string">
            <text:p>OFFSET</text:p>
          </table:table-cell>
          <table:table-cell office:value-type="string">
            <text:p>VERSCHUIVING</text:p>
          </table:table-cell>
          <table:table-cell office:value-type="string">
            <text:p>FORSKYVING</text:p>
          </table:table-cell>
          <table:table-cell office:value-type="string">
            <text:p>PRZESUNIĘCIE</text:p>
          </table:table-cell>
          <table:table-cell office:value-type="string">
            <text:p>DESLOC</text:p>
          </table:table-cell>
          <table:table-cell table:number-columns-repeated="3" office:value-type="string">
            <text:p>OFFSET</text:p>
          </table:table-cell>
          <table:table-cell office:value-type="string">
            <text:p>FÖRSKJUTA</text:p>
          </table:table-cell>
          <table:table-cell table:number-columns-repeated="238"/>
        </table:table-row>
        <table:table-row table:style-name="ro2">
          <table:table-cell office:value-type="string">
            <text:p>DEZINBIN</text:p>
          </table:table-cell>
          <table:table-cell office:value-type="string">
            <text:p>GETDEC2BIN</text:p>
          </table:table-cell>
          <table:table-cell office:value-type="string">
            <text:p>DECABIN</text:p>
          </table:table-cell>
          <table:table-cell office:value-type="string">
            <text:p>DEC2BIN</text:p>
          </table:table-cell>
          <table:table-cell office:value-type="string">
            <text:p>DEC.A.BIN</text:p>
          </table:table-cell>
          <table:table-cell office:value-type="string">
            <text:p>DESBIN</text:p>
          </table:table-cell>
          <table:table-cell office:value-type="string">
            <text:p>DECBIN</text:p>
          </table:table-cell>
          <table:table-cell office:value-type="string">
            <text:p>DEC2BIN</text:p>
          </table:table-cell>
          <table:table-cell office:value-type="string">
            <text:p>DECIMALE.BINARIO</text:p>
          </table:table-cell>
          <table:table-cell office:value-type="string">
            <text:p>DEC2BIN</text:p>
          </table:table-cell>
          <table:table-cell office:value-type="string">
            <text:p>DEC.N.BIN</text:p>
          </table:table-cell>
          <table:table-cell office:value-type="string">
            <text:p>DESTILBIN</text:p>
          </table:table-cell>
          <table:table-cell office:value-type="string">
            <text:p>DEC2BIN</text:p>
          </table:table-cell>
          <table:table-cell office:value-type="string">
            <text:p>DECABIN</text:p>
          </table:table-cell>
          <table:table-cell table:number-columns-repeated="3" office:value-type="string">
            <text:p>DEC2BIN</text:p>
          </table:table-cell>
          <table:table-cell office:value-type="string">
            <text:p>DEC.TILL.BIN</text:p>
          </table:table-cell>
          <table:table-cell table:number-columns-repeated="238"/>
        </table:table-row>
        <table:table-row table:style-name="ro2">
          <table:table-cell office:value-type="string">
            <text:p>DEZINHEX</text:p>
          </table:table-cell>
          <table:table-cell office:value-type="string">
            <text:p>GETDEC2HEX</text:p>
          </table:table-cell>
          <table:table-cell office:value-type="string">
            <text:p>DECAHEX</text:p>
          </table:table-cell>
          <table:table-cell office:value-type="string">
            <text:p>DEC2HEX</text:p>
          </table:table-cell>
          <table:table-cell office:value-type="string">
            <text:p>DEC.A.HEX</text:p>
          </table:table-cell>
          <table:table-cell office:value-type="string">
            <text:p>DESHEKSA</text:p>
          </table:table-cell>
          <table:table-cell office:value-type="string">
            <text:p>DECHEX</text:p>
          </table:table-cell>
          <table:table-cell office:value-type="string">
            <text:p>DEC2HEX</text:p>
          </table:table-cell>
          <table:table-cell office:value-type="string">
            <text:p>DECIMALE.HEX</text:p>
          </table:table-cell>
          <table:table-cell office:value-type="string">
            <text:p>DEC2HEX</text:p>
          </table:table-cell>
          <table:table-cell office:value-type="string">
            <text:p>DEC.N.HEX</text:p>
          </table:table-cell>
          <table:table-cell office:value-type="string">
            <text:p>DESTILHEKS</text:p>
          </table:table-cell>
          <table:table-cell office:value-type="string">
            <text:p>DEC2HEX</text:p>
          </table:table-cell>
          <table:table-cell office:value-type="string">
            <text:p>DECAHEX</text:p>
          </table:table-cell>
          <table:table-cell table:number-columns-repeated="3" office:value-type="string">
            <text:p>DEC2HEX</text:p>
          </table:table-cell>
          <table:table-cell office:value-type="string">
            <text:p>DEC.TILL.HEX</text:p>
          </table:table-cell>
          <table:table-cell table:number-columns-repeated="238"/>
        </table:table-row>
        <table:table-row table:style-name="ro2">
          <table:table-cell office:value-type="string">
            <text:p>DEZIMAL</text:p>
          </table:table-cell>
          <table:table-cell table:number-columns-repeated="7" office:value-type="string">
            <text:p>DECIMAL</text:p>
          </table:table-cell>
          <table:table-cell office:value-type="string">
            <text:p>DECIMALE</text:p>
          </table:table-cell>
          <table:table-cell office:value-type="string">
            <text:p>DECIMAL</text:p>
          </table:table-cell>
          <table:table-cell office:value-type="string">
            <text:p>DECIMAAL</text:p>
          </table:table-cell>
          <table:table-cell office:value-type="string">
            <text:p>DESIMAL</text:p>
          </table:table-cell>
          <table:table-cell office:value-type="string">
            <text:p>M.DZIESIĘTNE</text:p>
          </table:table-cell>
          <table:table-cell table:number-columns-repeated="5" office:value-type="string">
            <text:p>DECIMAL</text:p>
          </table:table-cell>
          <table:table-cell table:number-columns-repeated="238"/>
        </table:table-row>
        <table:table-row table:style-name="ro2">
          <table:table-cell office:value-type="string">
            <text:p>DEZINOKT</text:p>
          </table:table-cell>
          <table:table-cell office:value-type="string">
            <text:p>GETDEC2OCT</text:p>
          </table:table-cell>
          <table:table-cell office:value-type="string">
            <text:p>DECAOCT</text:p>
          </table:table-cell>
          <table:table-cell office:value-type="string">
            <text:p>DEC2OCT</text:p>
          </table:table-cell>
          <table:table-cell office:value-type="string">
            <text:p>DEC.A.OCT</text:p>
          </table:table-cell>
          <table:table-cell office:value-type="string">
            <text:p>DESOKT</text:p>
          </table:table-cell>
          <table:table-cell office:value-type="string">
            <text:p>DECOCT</text:p>
          </table:table-cell>
          <table:table-cell office:value-type="string">
            <text:p>DEC2OCT</text:p>
          </table:table-cell>
          <table:table-cell office:value-type="string">
            <text:p>DECIMALE.OCT</text:p>
          </table:table-cell>
          <table:table-cell office:value-type="string">
            <text:p>DEC2OCT</text:p>
          </table:table-cell>
          <table:table-cell office:value-type="string">
            <text:p>DEC.N.OCT</text:p>
          </table:table-cell>
          <table:table-cell office:value-type="string">
            <text:p>DESTILOKT</text:p>
          </table:table-cell>
          <table:table-cell office:value-type="string">
            <text:p>DEC2OCT</text:p>
          </table:table-cell>
          <table:table-cell office:value-type="string">
            <text:p>DECAOCT</text:p>
          </table:table-cell>
          <table:table-cell table:number-columns-repeated="3" office:value-type="string">
            <text:p>DEC2OCT</text:p>
          </table:table-cell>
          <table:table-cell office:value-type="string">
            <text:p>DEC.TILL.OKT</text:p>
          </table:table-cell>
          <table:table-cell table:number-columns-repeated="238"/>
        </table:table-row>
        <table:table-row table:style-name="ro2">
          <table:table-cell office:value-type="string">
            <text:p>DEG</text:p>
          </table:table-cell>
          <table:table-cell office:value-type="string">
            <text:p>DEGREES</text:p>
          </table:table-cell>
          <table:table-cell office:value-type="string">
            <text:p>GRAUS</text:p>
          </table:table-cell>
          <table:table-cell office:value-type="string">
            <text:p>STUPNJEVA</text:p>
          </table:table-cell>
          <table:table-cell office:value-type="string">
            <text:p>GRADOS</text:p>
          </table:table-cell>
          <table:table-cell office:value-type="string">
            <text:p>DEGREES</text:p>
          </table:table-cell>
          <table:table-cell office:value-type="string">
            <text:p>DEGRES</text:p>
          </table:table-cell>
          <table:table-cell office:value-type="string">
            <text:p>DEGREES</text:p>
          </table:table-cell>
          <table:table-cell office:value-type="string">
            <text:p>GRADI</text:p>
          </table:table-cell>
          <table:table-cell office:value-type="string">
            <text:p>DEGREES</text:p>
          </table:table-cell>
          <table:table-cell office:value-type="string">
            <text:p>GRADEN</text:p>
          </table:table-cell>
          <table:table-cell office:value-type="string">
            <text:p>GRADER</text:p>
          </table:table-cell>
          <table:table-cell office:value-type="string">
            <text:p>STOPNIE</text:p>
          </table:table-cell>
          <table:table-cell office:value-type="string">
            <text:p>GRAUS</text:p>
          </table:table-cell>
          <table:table-cell table:number-columns-repeated="3" office:value-type="string">
            <text:p>DEGREES</text:p>
          </table:table-cell>
          <table:table-cell office:value-type="string">
            <text:p>GRADER</text:p>
          </table:table-cell>
          <table:table-cell table:number-columns-repeated="238"/>
        </table:table-row>
        <table:table-row table:style-name="ro2">
          <table:table-cell office:value-type="string">
            <text:p>DELTA</text:p>
          </table:table-cell>
          <table:table-cell office:value-type="string">
            <text:p>GETDELTA</text:p>
          </table:table-cell>
          <table:table-cell table:number-columns-repeated="3" office:value-type="string">
            <text:p>DELTA</text:p>
          </table:table-cell>
          <table:table-cell office:value-type="string">
            <text:p>SAMA_ARVO</text:p>
          </table:table-cell>
          <table:table-cell table:number-columns-repeated="12" office:value-type="string">
            <text:p>DELTA</text:p>
          </table:table-cell>
          <table:table-cell table:number-columns-repeated="238"/>
        </table:table-row>
        <table:table-row table:style-name="ro2">
          <table:table-cell office:value-type="string">
            <text:p>MDET</text:p>
          </table:table-cell>
          <table:table-cell office:value-type="string">
            <text:p>MDETERM</text:p>
          </table:table-cell>
          <table:table-cell office:value-type="string">
            <text:p>DETERMM</text:p>
          </table:table-cell>
          <table:table-cell table:number-columns-repeated="3" office:value-type="string">
            <text:p>MDETERM</text:p>
          </table:table-cell>
          <table:table-cell office:value-type="string">
            <text:p>DETERMAT</text:p>
          </table:table-cell>
          <table:table-cell office:value-type="string">
            <text:p>MDETERM</text:p>
          </table:table-cell>
          <table:table-cell office:value-type="string">
            <text:p>MATR.DETERM</text:p>
          </table:table-cell>
          <table:table-cell office:value-type="string">
            <text:p>MDETERM</text:p>
          </table:table-cell>
          <table:table-cell office:value-type="string">
            <text:p>DETERMINANT.MAT</text:p>
          </table:table-cell>
          <table:table-cell office:value-type="string">
            <text:p>MDETERM</text:p>
          </table:table-cell>
          <table:table-cell office:value-type="string">
            <text:p>WYZNACZNIK.MACIERZY</text:p>
          </table:table-cell>
          <table:table-cell office:value-type="string">
            <text:p>MATRIZ.DETERM</text:p>
          </table:table-cell>
          <table:table-cell table:number-columns-repeated="4" office:value-type="string">
            <text:p>MDETERM</text:p>
          </table:table-cell>
          <table:table-cell table:number-columns-repeated="238"/>
        </table:table-row>
        <table:table-row table:style-name="ro2">
          <table:table-cell office:value-type="string">
            <text:p>OSTERSONNTAG</text:p>
          </table:table-cell>
          <table:table-cell office:value-type="string">
            <text:p>EASTERSUNDAY</text:p>
          </table:table-cell>
          <table:table-cell office:value-type="string">
            <text:p>DIUMENGEPASQUA</text:p>
          </table:table-cell>
          <table:table-cell office:value-type="string">
            <text:p>EASTERSUNDAY</text:p>
          </table:table-cell>
          <table:table-cell office:value-type="string">
            <text:p>DOMINGOPASCUA</text:p>
          </table:table-cell>
          <table:table-cell office:value-type="string">
            <text:p>EASTERSUNDAY</text:p>
          </table:table-cell>
          <table:table-cell office:value-type="string">
            <text:p>DIMANCHEDEPAQUES</text:p>
          </table:table-cell>
          <table:table-cell office:value-type="string">
            <text:p>EASTERSUNDAY</text:p>
          </table:table-cell>
          <table:table-cell office:value-type="string">
            <text:p>DOMENICA.DI.PASQUA</text:p>
          </table:table-cell>
          <table:table-cell office:value-type="string">
            <text:p>EASTERSUNDAY</text:p>
          </table:table-cell>
          <table:table-cell office:value-type="string">
            <text:p>EERSTEPAASDAG</text:p>
          </table:table-cell>
          <table:table-cell office:value-type="string">
            <text:p>PÅSKEDAG</text:p>
          </table:table-cell>
          <table:table-cell office:value-type="string">
            <text:p>WIELKANOC</text:p>
          </table:table-cell>
          <table:table-cell office:value-type="string">
            <text:p>DOMINGODEPÁSCOA</text:p>
          </table:table-cell>
          <table:table-cell table:number-columns-repeated="3" office:value-type="string">
            <text:p>EASTERSUNDAY</text:p>
          </table:table-cell>
          <table:table-cell office:value-type="string">
            <text:p>PÅSKDAGEN</text:p>
          </table:table-cell>
          <table:table-cell table:number-columns-repeated="238"/>
        </table:table-row>
        <table:table-row table:style-name="ro2">
          <table:table-cell office:value-type="string">
            <text:p>RECHTS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DESNO</text:p>
          </table:table-cell>
          <table:table-cell office:value-type="string">
            <text:p>DERECHA</text:p>
          </table:table-cell>
          <table:table-cell office:value-type="string">
            <text:p>RIGHT</text:p>
          </table:table-cell>
          <table:table-cell office:value-type="string">
            <text:p>DROITE</text:p>
          </table:table-cell>
          <table:table-cell office:value-type="string">
            <text:p>RIGHT</text:p>
          </table:table-cell>
          <table:table-cell office:value-type="string">
            <text:p>DESTRA</text:p>
          </table:table-cell>
          <table:table-cell office:value-type="string">
            <text:p>RIGHT</text:p>
          </table:table-cell>
          <table:table-cell office:value-type="string">
            <text:p>RECHTS</text:p>
          </table:table-cell>
          <table:table-cell office:value-type="string">
            <text:p>HØGRE</text:p>
          </table:table-cell>
          <table:table-cell office:value-type="string">
            <text:p>PRAWY</text:p>
          </table:table-cell>
          <table:table-cell office:value-type="string">
            <text:p>DIREITA</text:p>
          </table:table-cell>
          <table:table-cell table:number-columns-repeated="3" office:value-type="string">
            <text:p>RIGHT</text:p>
          </table:table-cell>
          <table:table-cell office:value-type="string">
            <text:p>HÖGER</text:p>
          </table:table-cell>
          <table:table-cell table:number-columns-repeated="238"/>
        </table:table-row>
        <table:table-row table:style-name="ro2">
          <table:table-cell office:value-type="string">
            <text:p>RGP</text:p>
          </table:table-cell>
          <table:table-cell office:value-type="string">
            <text:p>LINEST</text:p>
          </table:table-cell>
          <table:table-cell office:value-type="string">
            <text:p>ESTLIN</text:p>
          </table:table-cell>
          <table:table-cell office:value-type="string">
            <text:p>LINEST</text:p>
          </table:table-cell>
          <table:table-cell office:value-type="string">
            <text:p>ESTIMACIÓN.LINEAL</text:p>
          </table:table-cell>
          <table:table-cell office:value-type="string">
            <text:p>LINEST</text:p>
          </table:table-cell>
          <table:table-cell office:value-type="string">
            <text:p>DROITEREG</text:p>
          </table:table-cell>
          <table:table-cell office:value-type="string">
            <text:p>LINEST</text:p>
          </table:table-cell>
          <table:table-cell office:value-type="string">
            <text:p>REGR.LIN</text:p>
          </table:table-cell>
          <table:table-cell office:value-type="string">
            <text:p>LINEST</text:p>
          </table:table-cell>
          <table:table-cell office:value-type="string">
            <text:p>LIJNSCH</text:p>
          </table:table-cell>
          <table:table-cell office:value-type="string">
            <text:p>RETTLINJE</text:p>
          </table:table-cell>
          <table:table-cell office:value-type="string">
            <text:p>REGLINP</text:p>
          </table:table-cell>
          <table:table-cell office:value-type="string">
            <text:p>PROJ.LIN</text:p>
          </table:table-cell>
          <table:table-cell table:number-columns-repeated="3" office:value-type="string">
            <text:p>LINEST</text:p>
          </table:table-cell>
          <table:table-cell office:value-type="string">
            <text:p>REGR</text:p>
          </table:table-cell>
          <table:table-cell table:number-columns-repeated="238"/>
        </table:table-row>
        <table:table-row table:style-name="ro2">
          <table:table-cell office:value-type="string">
            <text:p>LAUFZEIT</text:p>
          </table:table-cell>
          <table:table-cell office:value-type="string">
            <text:p>DURATION</text:p>
          </table:table-cell>
          <table:table-cell office:value-type="string">
            <text:p>DURADA</text:p>
          </table:table-cell>
          <table:table-cell office:value-type="string">
            <text:p>DURATION</text:p>
          </table:table-cell>
          <table:table-cell office:value-type="string">
            <text:p>PLAZO</text:p>
          </table:table-cell>
          <table:table-cell office:value-type="string">
            <text:p>DURATION</text:p>
          </table:table-cell>
          <table:table-cell office:value-type="string">
            <text:p>DUREE</text:p>
          </table:table-cell>
          <table:table-cell office:value-type="string">
            <text:p>DURATION</text:p>
          </table:table-cell>
          <table:table-cell office:value-type="string">
            <text:p>DURATA</text:p>
          </table:table-cell>
          <table:table-cell office:value-type="string">
            <text:p>DURATION</text:p>
          </table:table-cell>
          <table:table-cell office:value-type="string">
            <text:p>DUUR</text:p>
          </table:table-cell>
          <table:table-cell office:value-type="string">
            <text:p>PERIODAR</text:p>
          </table:table-cell>
          <table:table-cell office:value-type="string">
            <text:p>DURATION</text:p>
          </table:table-cell>
          <table:table-cell office:value-type="string">
            <text:p>DURAÇÃO</text:p>
          </table:table-cell>
          <table:table-cell table:number-columns-repeated="3" office:value-type="string">
            <text:p>DURATION</text:p>
          </table:table-cell>
          <table:table-cell office:value-type="string">
            <text:p>LÖPTID</text:p>
          </table:table-cell>
          <table:table-cell table:number-columns-repeated="238"/>
        </table:table-row>
        <table:table-row table:style-name="ro2">
          <table:table-cell office:value-type="string">
            <text:p>DURATION_ADD</text:p>
          </table:table-cell>
          <table:table-cell office:value-type="string">
            <text:p>GETDURATION</text:p>
          </table:table-cell>
          <table:table-cell office:value-type="string">
            <text:p>DURADA_ADD</text:p>
          </table:table-cell>
          <table:table-cell office:value-type="string">
            <text:p>DURATION_ADD</text:p>
          </table:table-cell>
          <table:table-cell office:value-type="string">
            <text:p>DURACION_ADD</text:p>
          </table:table-cell>
          <table:table-cell office:value-type="string">
            <text:p>DURATION_ADD</text:p>
          </table:table-cell>
          <table:table-cell office:value-type="string">
            <text:p>DUREE_ADD</text:p>
          </table:table-cell>
          <table:table-cell office:value-type="string">
            <text:p>DURATION_ADD</text:p>
          </table:table-cell>
          <table:table-cell office:value-type="string">
            <text:p>DURATA_ADD</text:p>
          </table:table-cell>
          <table:table-cell office:value-type="string">
            <text:p>DURATION_ADD</text:p>
          </table:table-cell>
          <table:table-cell office:value-type="string">
            <text:p>DUUR_ADD</text:p>
          </table:table-cell>
          <table:table-cell office:value-type="string">
            <text:p>PERIODAR_ADD</text:p>
          </table:table-cell>
          <table:table-cell office:value-type="string">
            <text:p>DURATION_ADD</text:p>
          </table:table-cell>
          <table:table-cell office:value-type="string">
            <text:p>DURAÇÃO_ADD</text:p>
          </table:table-cell>
          <table:table-cell table:number-columns-repeated="3" office:value-type="string">
            <text:p>DURATION_ADD</text:p>
          </table:table-cell>
          <table:table-cell office:value-type="string">
            <text:p>LÖPTID_ADD</text:p>
          </table:table-cell>
          <table:table-cell table:number-columns-repeated="238"/>
        </table:table-row>
        <table:table-row table:style-name="ro2">
          <table:table-cell office:value-type="string">
            <text:p>MDURATION</text:p>
          </table:table-cell>
          <table:table-cell office:value-type="string">
            <text:p>GETMDURATION</text:p>
          </table:table-cell>
          <table:table-cell office:value-type="string">
            <text:p>DURADAM</text:p>
          </table:table-cell>
          <table:table-cell office:value-type="string">
            <text:p>MDURATION</text:p>
          </table:table-cell>
          <table:table-cell office:value-type="string">
            <text:p>DURACION.MODIF</text:p>
          </table:table-cell>
          <table:table-cell office:value-type="string">
            <text:p>KESTO_MUUNN</text:p>
          </table:table-cell>
          <table:table-cell office:value-type="string">
            <text:p>DUREE.MODIFIEE</text:p>
          </table:table-cell>
          <table:table-cell office:value-type="string">
            <text:p>MDURATION</text:p>
          </table:table-cell>
          <table:table-cell office:value-type="string">
            <text:p>DURATA.M</text:p>
          </table:table-cell>
          <table:table-cell office:value-type="string">
            <text:p>MDURATION</text:p>
          </table:table-cell>
          <table:table-cell office:value-type="string">
            <text:p>AANG.DUUR</text:p>
          </table:table-cell>
          <table:table-cell office:value-type="string">
            <text:p>MPERIODAR</text:p>
          </table:table-cell>
          <table:table-cell office:value-type="string">
            <text:p>MDURATION</text:p>
          </table:table-cell>
          <table:table-cell office:value-type="string">
            <text:p>MDURAÇÃO</text:p>
          </table:table-cell>
          <table:table-cell table:number-columns-repeated="3" office:value-type="string">
            <text:p>MDURATION</text:p>
          </table:table-cell>
          <table:table-cell office:value-type="string">
            <text:p>MLÖPTID</text:p>
          </table:table-cell>
          <table:table-cell table:number-columns-repeated="238"/>
        </table:table-row>
        <table:table-row table:style-name="ro2">
          <table:table-cell office:value-type="string">
            <text:p>MITTELABW</text:p>
          </table:table-cell>
          <table:table-cell office:value-type="string">
            <text:p>AVEDEV</text:p>
          </table:table-cell>
          <table:table-cell office:value-type="string">
            <text:p>DESVMITJ</text:p>
          </table:table-cell>
          <table:table-cell office:value-type="string">
            <text:p>AVEDEV</text:p>
          </table:table-cell>
          <table:table-cell office:value-type="string">
            <text:p>DESVPROM</text:p>
          </table:table-cell>
          <table:table-cell office:value-type="string">
            <text:p>AVEDEV</text:p>
          </table:table-cell>
          <table:table-cell office:value-type="string">
            <text:p>ECART.MOYEN</text:p>
          </table:table-cell>
          <table:table-cell office:value-type="string">
            <text:p>AVEDEV</text:p>
          </table:table-cell>
          <table:table-cell office:value-type="string">
            <text:p>MEDIA.DEV</text:p>
          </table:table-cell>
          <table:table-cell office:value-type="string">
            <text:p>AVEDEV</text:p>
          </table:table-cell>
          <table:table-cell office:value-type="string">
            <text:p>GEM.DEVIATIE</text:p>
          </table:table-cell>
          <table:table-cell office:value-type="string">
            <text:p>GJENNOMSNITTSAVVIK</text:p>
          </table:table-cell>
          <table:table-cell office:value-type="string">
            <text:p>ODCH.ŚREDNIE</text:p>
          </table:table-cell>
          <table:table-cell office:value-type="string">
            <text:p>DESV.MÉDIO</text:p>
          </table:table-cell>
          <table:table-cell table:number-columns-repeated="3" office:value-type="string">
            <text:p>AVEDEV</text:p>
          </table:table-cell>
          <table:table-cell office:value-type="string">
            <text:p>MEDELAVV</text:p>
          </table:table-cell>
          <table:table-cell table:number-columns-repeated="238"/>
        </table:table-row>
        <table:table-row table:style-name="ro2">
          <table:table-cell office:value-type="string">
            <text:p>STABW</text:p>
          </table:table-cell>
          <table:table-cell office:value-type="string">
            <text:p>STDEV</text:p>
          </table:table-cell>
          <table:table-cell office:value-type="string">
            <text:p>DESVEST</text:p>
          </table:table-cell>
          <table:table-cell office:value-type="string">
            <text:p>STDEV</text:p>
          </table:table-cell>
          <table:table-cell office:value-type="string">
            <text:p>DESVEST</text:p>
          </table:table-cell>
          <table:table-cell office:value-type="string">
            <text:p>STDEV</text:p>
          </table:table-cell>
          <table:table-cell office:value-type="string">
            <text:p>ECARTYPE</text:p>
          </table:table-cell>
          <table:table-cell office:value-type="string">
            <text:p>STDEV</text:p>
          </table:table-cell>
          <table:table-cell office:value-type="string">
            <text:p>DEV.ST</text:p>
          </table:table-cell>
          <table:table-cell table:number-columns-repeated="2" office:value-type="string">
            <text:p>STDEV</text:p>
          </table:table-cell>
          <table:table-cell office:value-type="string">
            <text:p>STDAV</text:p>
          </table:table-cell>
          <table:table-cell office:value-type="string">
            <text:p>ODCH.STANDARDOWE</text:p>
          </table:table-cell>
          <table:table-cell office:value-type="string">
            <text:p>DESVPAD</text:p>
          </table:table-cell>
          <table:table-cell table:number-columns-repeated="3" office:value-type="string">
            <text:p>STDEV</text:p>
          </table:table-cell>
          <table:table-cell office:value-type="string">
            <text:p>STDAV</text:p>
          </table:table-cell>
          <table:table-cell table:number-columns-repeated="238"/>
        </table:table-row>
        <table:table-row table:style-name="ro2">
          <table:table-cell office:value-type="string">
            <text:p>STABWA</text:p>
          </table:table-cell>
          <table:table-cell office:value-type="string">
            <text:p>STDEVA</text:p>
          </table:table-cell>
          <table:table-cell office:value-type="string">
            <text:p>DESVESTA</text:p>
          </table:table-cell>
          <table:table-cell office:value-type="string">
            <text:p>STDEVA</text:p>
          </table:table-cell>
          <table:table-cell office:value-type="string">
            <text:p>DESVESTA</text:p>
          </table:table-cell>
          <table:table-cell office:value-type="string">
            <text:p>STDEVA</text:p>
          </table:table-cell>
          <table:table-cell office:value-type="string">
            <text:p>ECARTYPEA</text:p>
          </table:table-cell>
          <table:table-cell office:value-type="string">
            <text:p>STDEVA</text:p>
          </table:table-cell>
          <table:table-cell office:value-type="string">
            <text:p>DEV.ST.VALORI</text:p>
          </table:table-cell>
          <table:table-cell table:number-columns-repeated="2" office:value-type="string">
            <text:p>STDEVA</text:p>
          </table:table-cell>
          <table:table-cell office:value-type="string">
            <text:p>STDAVVIKA</text:p>
          </table:table-cell>
          <table:table-cell office:value-type="string">
            <text:p>ODCH.STANDARDOWE.A</text:p>
          </table:table-cell>
          <table:table-cell office:value-type="string">
            <text:p>DESVPADA</text:p>
          </table:table-cell>
          <table:table-cell table:number-columns-repeated="3" office:value-type="string">
            <text:p>STDEVA</text:p>
          </table:table-cell>
          <table:table-cell office:value-type="string">
            <text:p>STDAVA</text:p>
          </table:table-cell>
          <table:table-cell table:number-columns-repeated="238"/>
        </table:table-row>
        <table:table-row table:style-name="ro2">
          <table:table-cell office:value-type="string">
            <text:p>STABWN</text:p>
          </table:table-cell>
          <table:table-cell office:value-type="string">
            <text:p>STDEVP</text:p>
          </table:table-cell>
          <table:table-cell office:value-type="string">
            <text:p>DESVESTP</text:p>
          </table:table-cell>
          <table:table-cell office:value-type="string">
            <text:p>STDEVP</text:p>
          </table:table-cell>
          <table:table-cell office:value-type="string">
            <text:p>DESVESTP</text:p>
          </table:table-cell>
          <table:table-cell office:value-type="string">
            <text:p>STDEVP</text:p>
          </table:table-cell>
          <table:table-cell office:value-type="string">
            <text:p>ECARTYPEP</text:p>
          </table:table-cell>
          <table:table-cell office:value-type="string">
            <text:p>STDEVP</text:p>
          </table:table-cell>
          <table:table-cell office:value-type="string">
            <text:p>DEV.ST.POP</text:p>
          </table:table-cell>
          <table:table-cell table:number-columns-repeated="2" office:value-type="string">
            <text:p>STDEVP</text:p>
          </table:table-cell>
          <table:table-cell office:value-type="string">
            <text:p>STDAVA</text:p>
          </table:table-cell>
          <table:table-cell office:value-type="string">
            <text:p>ODCH.STANDARD.POPUL</text:p>
          </table:table-cell>
          <table:table-cell office:value-type="string">
            <text:p>DESVPADP</text:p>
          </table:table-cell>
          <table:table-cell table:number-columns-repeated="3" office:value-type="string">
            <text:p>STDEVP</text:p>
          </table:table-cell>
          <table:table-cell office:value-type="string">
            <text:p>STDAVP</text:p>
          </table:table-cell>
          <table:table-cell table:number-columns-repeated="238"/>
        </table:table-row>
        <table:table-row table:style-name="ro2">
          <table:table-cell office:value-type="string">
            <text:p>STABWNA</text:p>
          </table:table-cell>
          <table:table-cell office:value-type="string">
            <text:p>STDEVPA</text:p>
          </table:table-cell>
          <table:table-cell office:value-type="string">
            <text:p>DESVESTPA</text:p>
          </table:table-cell>
          <table:table-cell office:value-type="string">
            <text:p>STDEVPA</text:p>
          </table:table-cell>
          <table:table-cell office:value-type="string">
            <text:p>DESVESTPA</text:p>
          </table:table-cell>
          <table:table-cell office:value-type="string">
            <text:p>STDEVPA</text:p>
          </table:table-cell>
          <table:table-cell office:value-type="string">
            <text:p>ECARTYPEPA</text:p>
          </table:table-cell>
          <table:table-cell office:value-type="string">
            <text:p>STDEVPA</text:p>
          </table:table-cell>
          <table:table-cell office:value-type="string">
            <text:p>DEV.ST.POP.VALORI</text:p>
          </table:table-cell>
          <table:table-cell table:number-columns-repeated="2" office:value-type="string">
            <text:p>STDEVPA</text:p>
          </table:table-cell>
          <table:table-cell office:value-type="string">
            <text:p>STDAVVIKPA</text:p>
          </table:table-cell>
          <table:table-cell office:value-type="string">
            <text:p>ODCH.STANDARD.POPUL.A</text:p>
          </table:table-cell>
          <table:table-cell office:value-type="string">
            <text:p>DESVPADPA</text:p>
          </table:table-cell>
          <table:table-cell table:number-columns-repeated="3" office:value-type="string">
            <text:p>STDEVPA</text:p>
          </table:table-cell>
          <table:table-cell office:value-type="string">
            <text:p>STDAVPA</text:p>
          </table:table-cell>
          <table:table-cell table:number-columns-repeated="238"/>
        </table:table-row>
        <table:table-row table:style-name="ro2">
          <table:table-cell office:value-type="string">
            <text:p>GANZZAHL</text:p>
          </table:table-cell>
          <table:table-cell office:value-type="string">
            <text:p>INT</text:p>
          </table:table-cell>
          <table:table-cell office:value-type="string">
            <text:p>ENT</text:p>
          </table:table-cell>
          <table:table-cell office:value-type="string">
            <text:p>INT</text:p>
          </table:table-cell>
          <table:table-cell office:value-type="string">
            <text:p>ENTERO</text:p>
          </table:table-cell>
          <table:table-cell office:value-type="string">
            <text:p>INT</text:p>
          </table:table-cell>
          <table:table-cell office:value-type="string">
            <text:p>ENT</text:p>
          </table:table-cell>
          <table:table-cell table:number-columns-repeated="3" office:value-type="string">
            <text:p>INT</text:p>
          </table:table-cell>
          <table:table-cell office:value-type="string">
            <text:p>GEH.GET.</text:p>
          </table:table-cell>
          <table:table-cell office:value-type="string">
            <text:p>HEILTAL</text:p>
          </table:table-cell>
          <table:table-cell office:value-type="string">
            <text:p>ZAOKR.DO.CAŁK</text:p>
          </table:table-cell>
          <table:table-cell table:number-columns-repeated="4" office:value-type="string">
            <text:p>INT</text:p>
          </table:table-cell>
          <table:table-cell office:value-type="string">
            <text:p>HELTAL</text:p>
          </table:table-cell>
          <table:table-cell table:number-columns-repeated="238"/>
        </table:table-row>
        <table:table-row table:style-name="ro2">
          <table:table-cell office:value-type="string">
            <text:p>SÄUBERN</text:p>
          </table:table-cell>
          <table:table-cell office:value-type="string">
            <text:p>CLEAN</text:p>
          </table:table-cell>
          <table:table-cell office:value-type="string">
            <text:p>NETEJA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EPURAGE</text:p>
          </table:table-cell>
          <table:table-cell office:value-type="string">
            <text:p>CLEAN</text:p>
          </table:table-cell>
          <table:table-cell office:value-type="string">
            <text:p>LIBERA</text:p>
          </table:table-cell>
          <table:table-cell office:value-type="string">
            <text:p>CLEAN</text:p>
          </table:table-cell>
          <table:table-cell office:value-type="string">
            <text:p>WISSEN.CONTROL</text:p>
          </table:table-cell>
          <table:table-cell office:value-type="string">
            <text:p>REINSK</text:p>
          </table:table-cell>
          <table:table-cell office:value-type="string">
            <text:p>OCZYŚĆ</text:p>
          </table:table-cell>
          <table:table-cell office:value-type="string">
            <text:p>LIMPAR</text:p>
          </table:table-cell>
          <table:table-cell table:number-columns-repeated="3" office:value-type="string">
            <text:p>CLEAN</text:p>
          </table:table-cell>
          <table:table-cell office:value-type="string">
            <text:p>STÄDA</text:p>
          </table:table-cell>
          <table:table-cell table:number-columns-repeated="238"/>
        </table:table-row>
        <table:table-row table:style-name="ro2">
          <table:table-cell office:value-type="string">
            <text:p>VERGLEICH</text:p>
          </table:table-cell>
          <table:table-cell office:value-type="string">
            <text:p>MATCH</text:p>
          </table:table-cell>
          <table:table-cell office:value-type="string">
            <text:p>COINCIDEIX</text:p>
          </table:table-cell>
          <table:table-cell office:value-type="string">
            <text:p>ODGOVARA</text:p>
          </table:table-cell>
          <table:table-cell office:value-type="string">
            <text:p>COINCIDIR</text:p>
          </table:table-cell>
          <table:table-cell office:value-type="string">
            <text:p>MATCH</text:p>
          </table:table-cell>
          <table:table-cell office:value-type="string">
            <text:p>EQUIV</text:p>
          </table:table-cell>
          <table:table-cell office:value-type="string">
            <text:p>MATCH</text:p>
          </table:table-cell>
          <table:table-cell office:value-type="string">
            <text:p>CONFRONTA</text:p>
          </table:table-cell>
          <table:table-cell office:value-type="string">
            <text:p>MATCH</text:p>
          </table:table-cell>
          <table:table-cell office:value-type="string">
            <text:p>VERGELIJKEN</text:p>
          </table:table-cell>
          <table:table-cell office:value-type="string">
            <text:p>SAMANLIKNA</text:p>
          </table:table-cell>
          <table:table-cell office:value-type="string">
            <text:p>PODAJ.POZYCJĘ</text:p>
          </table:table-cell>
          <table:table-cell office:value-type="string">
            <text:p>CORRESP</text:p>
          </table:table-cell>
          <table:table-cell table:number-columns-repeated="3" office:value-type="string">
            <text:p>MATCH</text:p>
          </table:table-cell>
          <table:table-cell office:value-type="string">
            <text:p>PASSA</text:p>
          </table:table-cell>
          <table:table-cell table:number-columns-repeated="238"/>
        </table:table-row>
        <table:table-row table:style-name="ro2">
          <table:table-cell office:value-type="string">
            <text:p>GAUSSFEHLER</text:p>
          </table:table-cell>
          <table:table-cell office:value-type="string">
            <text:p>GETERF</text:p>
          </table:table-cell>
          <table:table-cell office:value-type="string">
            <text:p>FER</text:p>
          </table:table-cell>
          <table:table-cell office:value-type="string">
            <text:p>ERF</text:p>
          </table:table-cell>
          <table:table-cell office:value-type="string">
            <text:p>FUN.ERROR</text:p>
          </table:table-cell>
          <table:table-cell office:value-type="string">
            <text:p>VIRHEFUNKTIO</text:p>
          </table:table-cell>
          <table:table-cell table:number-columns-repeated="2" office:value-type="string">
            <text:p>ERF</text:p>
          </table:table-cell>
          <table:table-cell office:value-type="string">
            <text:p>FUNZ.ERRORE</text:p>
          </table:table-cell>
          <table:table-cell office:value-type="string">
            <text:p>ERF</text:p>
          </table:table-cell>
          <table:table-cell office:value-type="string">
            <text:p>FOUTFUNCTIE</text:p>
          </table:table-cell>
          <table:table-cell office:value-type="string">
            <text:p>FEILF</text:p>
          </table:table-cell>
          <table:table-cell office:value-type="string">
            <text:p>ERF</text:p>
          </table:table-cell>
          <table:table-cell office:value-type="string">
            <text:p>FUNERRO</text:p>
          </table:table-cell>
          <table:table-cell table:number-columns-repeated="3" office:value-type="string">
            <text:p>ERF</text:p>
          </table:table-cell>
          <table:table-cell office:value-type="string">
            <text:p>FELF</text:p>
          </table:table-cell>
          <table:table-cell table:number-columns-repeated="238"/>
        </table:table-row>
        <table:table-row table:style-name="ro2">
          <table:table-cell office:value-type="string">
            <text:p>GAUSSFKOMPL</text:p>
          </table:table-cell>
          <table:table-cell office:value-type="string">
            <text:p>GETERFC</text:p>
          </table:table-cell>
          <table:table-cell office:value-type="string">
            <text:p>FERC</text:p>
          </table:table-cell>
          <table:table-cell office:value-type="string">
            <text:p>ERFC</text:p>
          </table:table-cell>
          <table:table-cell office:value-type="string">
            <text:p>FUN.ERROR.COMPL</text:p>
          </table:table-cell>
          <table:table-cell office:value-type="string">
            <text:p>VIRHEFUNKTIO_KOMPLEMENTTI</text:p>
          </table:table-cell>
          <table:table-cell table:number-columns-repeated="2" office:value-type="string">
            <text:p>ERFC</text:p>
          </table:table-cell>
          <table:table-cell office:value-type="string">
            <text:p>FUNZ.ERRORE.COMP</text:p>
          </table:table-cell>
          <table:table-cell office:value-type="string">
            <text:p>ERFC</text:p>
          </table:table-cell>
          <table:table-cell office:value-type="string">
            <text:p>FOUT.COMPLEMENT</text:p>
          </table:table-cell>
          <table:table-cell office:value-type="string">
            <text:p>FEILFK</text:p>
          </table:table-cell>
          <table:table-cell office:value-type="string">
            <text:p>ERFC</text:p>
          </table:table-cell>
          <table:table-cell office:value-type="string">
            <text:p>FUNERROCOMPL</text:p>
          </table:table-cell>
          <table:table-cell table:number-columns-repeated="3" office:value-type="string">
            <text:p>ERFC</text:p>
          </table:table-cell>
          <table:table-cell office:value-type="string">
            <text:p>FELFK</text:p>
          </table:table-cell>
          <table:table-cell table:number-columns-repeated="238"/>
        </table:table-row>
        <table:table-row table:style-name="ro2">
          <table:table-cell office:value-type="string">
            <text:p>STFEHLERYX</text:p>
          </table:table-cell>
          <table:table-cell office:value-type="string">
            <text:p>STEYX</text:p>
          </table:table-cell>
          <table:table-cell office:value-type="string">
            <text:p>ERRTIPYX</text:p>
          </table:table-cell>
          <table:table-cell office:value-type="string">
            <text:p>STEYX</text:p>
          </table:table-cell>
          <table:table-cell office:value-type="string">
            <text:p>ERROR.TÍPICO.XY</text:p>
          </table:table-cell>
          <table:table-cell office:value-type="string">
            <text:p>STEYX</text:p>
          </table:table-cell>
          <table:table-cell office:value-type="string">
            <text:p>ERREUR.TYPE.XY</text:p>
          </table:table-cell>
          <table:table-cell office:value-type="string">
            <text:p>STEYX</text:p>
          </table:table-cell>
          <table:table-cell office:value-type="string">
            <text:p>ERR.STD.YX</text:p>
          </table:table-cell>
          <table:table-cell office:value-type="string">
            <text:p>STEYX</text:p>
          </table:table-cell>
          <table:table-cell office:value-type="string">
            <text:p>STFOUTYX</text:p>
          </table:table-cell>
          <table:table-cell office:value-type="string">
            <text:p>STANDARDFEIL</text:p>
          </table:table-cell>
          <table:table-cell office:value-type="string">
            <text:p>REGBŁSTD</text:p>
          </table:table-cell>
          <table:table-cell office:value-type="string">
            <text:p>EPADYX</text:p>
          </table:table-cell>
          <table:table-cell table:number-columns-repeated="3" office:value-type="string">
            <text:p>STEYX</text:p>
          </table:table-cell>
          <table:table-cell office:value-type="string">
            <text:p>STDFELYX</text:p>
          </table:table-cell>
          <table:table-cell table:number-columns-repeated="238"/>
        </table:table-row>
        <table:table-row table:style-name="ro2">
          <table:table-cell office:value-type="string">
            <text:p>ISTUNGERADE</text:p>
          </table:table-cell>
          <table:table-cell office:value-type="string">
            <text:p>ISODD</text:p>
          </table:table-cell>
          <table:table-cell office:value-type="string">
            <text:p>ESSENAR</text:p>
          </table:table-cell>
          <table:table-cell office:value-type="string">
            <text:p>ISODD</text:p>
          </table:table-cell>
          <table:table-cell office:value-type="string">
            <text:p>ESIMPAR</text:p>
          </table:table-cell>
          <table:table-cell office:value-type="string">
            <text:p>ISODD</text:p>
          </table:table-cell>
          <table:table-cell office:value-type="string">
            <text:p>EST.IMPAIR</text:p>
          </table:table-cell>
          <table:table-cell office:value-type="string">
            <text:p>ISODD</text:p>
          </table:table-cell>
          <table:table-cell office:value-type="string">
            <text:p>VAL.DISPARI</text:p>
          </table:table-cell>
          <table:table-cell office:value-type="string">
            <text:p>ISODD</text:p>
          </table:table-cell>
          <table:table-cell office:value-type="string">
            <text:p>IS.ONEVEN</text:p>
          </table:table-cell>
          <table:table-cell office:value-type="string">
            <text:p>ERODDETAL</text:p>
          </table:table-cell>
          <table:table-cell office:value-type="string">
            <text:p>CZY.NPARZ</text:p>
          </table:table-cell>
          <table:table-cell office:value-type="string">
            <text:p>ÉÍMPAR</text:p>
          </table:table-cell>
          <table:table-cell table:number-columns-repeated="3" office:value-type="string">
            <text:p>ISODD</text:p>
          </table:table-cell>
          <table:table-cell office:value-type="string">
            <text:p>ÄRUDDA</text:p>
          </table:table-cell>
          <table:table-cell table:number-columns-repeated="238"/>
        </table:table-row>
        <table:table-row table:style-name="ro2">
          <table:table-cell office:value-type="string">
            <text:p>ISTUNGERADE_ADD</text:p>
          </table:table-cell>
          <table:table-cell office:value-type="string">
            <text:p>GETISODD</text:p>
          </table:table-cell>
          <table:table-cell office:value-type="string">
            <text:p>ESSENAR_ADD</text:p>
          </table:table-cell>
          <table:table-cell office:value-type="string">
            <text:p>ISODD_ADD</text:p>
          </table:table-cell>
          <table:table-cell office:value-type="string">
            <text:p>ES.IMPAR_ADD</text:p>
          </table:table-cell>
          <table:table-cell office:value-type="string">
            <text:p>ISODD_ADD</text:p>
          </table:table-cell>
          <table:table-cell office:value-type="string">
            <text:p>EST.IMPAIR_ADD</text:p>
          </table:table-cell>
          <table:table-cell office:value-type="string">
            <text:p>ISODD_ADD</text:p>
          </table:table-cell>
          <table:table-cell office:value-type="string">
            <text:p>VAL.DISPARI_ADD_ADD</text:p>
          </table:table-cell>
          <table:table-cell office:value-type="string">
            <text:p>ISODD_ADD</text:p>
          </table:table-cell>
          <table:table-cell office:value-type="string">
            <text:p>IS.ONEVEN_ADD</text:p>
          </table:table-cell>
          <table:table-cell office:value-type="string">
            <text:p>ERODDETAL_ADD</text:p>
          </table:table-cell>
          <table:table-cell office:value-type="string">
            <text:p>CZY.NPARZ_ADD</text:p>
          </table:table-cell>
          <table:table-cell office:value-type="string">
            <text:p>ÉÍMPAR_ADD</text:p>
          </table:table-cell>
          <table:table-cell table:number-columns-repeated="3" office:value-type="string">
            <text:p>ISODD_ADD</text:p>
          </table:table-cell>
          <table:table-cell office:value-type="string">
            <text:p>ÄRUDDA_ADD</text:p>
          </table:table-cell>
          <table:table-cell table:number-columns-repeated="238"/>
        </table:table-row>
        <table:table-row table:style-name="ro2">
          <table:table-cell office:value-type="string">
            <text:p>ISTGERADE</text:p>
          </table:table-cell>
          <table:table-cell office:value-type="string">
            <text:p>ISEVEN</text:p>
          </table:table-cell>
          <table:table-cell office:value-type="string">
            <text:p>ESPARELL</text:p>
          </table:table-cell>
          <table:table-cell office:value-type="string">
            <text:p>ISEVEN</text:p>
          </table:table-cell>
          <table:table-cell office:value-type="string">
            <text:p>ESPAR</text:p>
          </table:table-cell>
          <table:table-cell office:value-type="string">
            <text:p>ISEVEN</text:p>
          </table:table-cell>
          <table:table-cell office:value-type="string">
            <text:p>EST.PAIR</text:p>
          </table:table-cell>
          <table:table-cell office:value-type="string">
            <text:p>ISEVEN</text:p>
          </table:table-cell>
          <table:table-cell office:value-type="string">
            <text:p>VAL.PARI</text:p>
          </table:table-cell>
          <table:table-cell office:value-type="string">
            <text:p>ISEVEN</text:p>
          </table:table-cell>
          <table:table-cell office:value-type="string">
            <text:p>IS.EVEN</text:p>
          </table:table-cell>
          <table:table-cell office:value-type="string">
            <text:p>ERPARTAL</text:p>
          </table:table-cell>
          <table:table-cell office:value-type="string">
            <text:p>CZY.PARZ</text:p>
          </table:table-cell>
          <table:table-cell office:value-type="string">
            <text:p>ÉPAR</text:p>
          </table:table-cell>
          <table:table-cell table:number-columns-repeated="3" office:value-type="string">
            <text:p>ISEVEN</text:p>
          </table:table-cell>
          <table:table-cell office:value-type="string">
            <text:p>ÄRJÄMN</text:p>
          </table:table-cell>
          <table:table-cell table:number-columns-repeated="238"/>
        </table:table-row>
        <table:table-row table:style-name="ro2">
          <table:table-cell office:value-type="string">
            <text:p>ISTGERADE_ADD</text:p>
          </table:table-cell>
          <table:table-cell office:value-type="string">
            <text:p>GETISEVEN</text:p>
          </table:table-cell>
          <table:table-cell office:value-type="string">
            <text:p>ESPARELL_ADD</text:p>
          </table:table-cell>
          <table:table-cell office:value-type="string">
            <text:p>ISEVEN_ADD</text:p>
          </table:table-cell>
          <table:table-cell office:value-type="string">
            <text:p>ESPAR_ADD</text:p>
          </table:table-cell>
          <table:table-cell office:value-type="string">
            <text:p>ISEVEN_ADD</text:p>
          </table:table-cell>
          <table:table-cell office:value-type="string">
            <text:p>EST.PAIR_ADD</text:p>
          </table:table-cell>
          <table:table-cell office:value-type="string">
            <text:p>ISEVEN_ADD</text:p>
          </table:table-cell>
          <table:table-cell office:value-type="string">
            <text:p>VAL.PARI_ADD_ADD</text:p>
          </table:table-cell>
          <table:table-cell office:value-type="string">
            <text:p>ISEVEN_ADD</text:p>
          </table:table-cell>
          <table:table-cell office:value-type="string">
            <text:p>IS.EVEN_ADD</text:p>
          </table:table-cell>
          <table:table-cell office:value-type="string">
            <text:p>ERPARTAL_ADD</text:p>
          </table:table-cell>
          <table:table-cell office:value-type="string">
            <text:p>CZY.PARZ_ADD</text:p>
          </table:table-cell>
          <table:table-cell office:value-type="string">
            <text:p>ÉPAR_ADD</text:p>
          </table:table-cell>
          <table:table-cell table:number-columns-repeated="3" office:value-type="string">
            <text:p>ISEVEN_ADD</text:p>
          </table:table-cell>
          <table:table-cell office:value-type="string">
            <text:p>ÄRJÄMN_ADD</text:p>
          </table:table-cell>
          <table:table-cell table:number-columns-repeated="238"/>
        </table:table-row>
        <table:table-row table:style-name="ro2">
          <table:table-cell office:value-type="string">
            <text:p>ISTSCHALTJAHR</text:p>
          </table:table-cell>
          <table:table-cell office:value-type="string">
            <text:p>GETISLEAPYEAR</text:p>
          </table:table-cell>
          <table:table-cell office:value-type="string">
            <text:p>ESANYTRASPAS</text:p>
          </table:table-cell>
          <table:table-cell office:value-type="string">
            <text:p>ISLEAPYEAR</text:p>
          </table:table-cell>
          <table:table-cell office:value-type="string">
            <text:p>ESAÑOBISIESTO</text:p>
          </table:table-cell>
          <table:table-cell office:value-type="string">
            <text:p>ISLEAPYEAR</text:p>
          </table:table-cell>
          <table:table-cell office:value-type="string">
            <text:p>ESTBISSEXTILE</text:p>
          </table:table-cell>
          <table:table-cell office:value-type="string">
            <text:p>ISLEAPYEAR</text:p>
          </table:table-cell>
          <table:table-cell office:value-type="string">
            <text:p>ANNO.BISESTILE</text:p>
          </table:table-cell>
          <table:table-cell office:value-type="string">
            <text:p>ISLEAPYEAR</text:p>
          </table:table-cell>
          <table:table-cell office:value-type="string">
            <text:p>ISSCHRIKKELJAAR</text:p>
          </table:table-cell>
          <table:table-cell office:value-type="string">
            <text:p>ER.SKOTÅR</text:p>
          </table:table-cell>
          <table:table-cell office:value-type="string">
            <text:p>ROK.PRZESTĘPNY</text:p>
          </table:table-cell>
          <table:table-cell office:value-type="string">
            <text:p>ÉANOBISSEXTO</text:p>
          </table:table-cell>
          <table:table-cell table:number-columns-repeated="3" office:value-type="string">
            <text:p>ISLEAPYEAR</text:p>
          </table:table-cell>
          <table:table-cell office:value-type="string">
            <text:p>ÄRSKOTTÅR</text:p>
          </table:table-cell>
          <table:table-cell table:number-columns-repeated="238"/>
        </table:table-row>
        <table:table-row table:style-name="ro2">
          <table:table-cell office:value-type="string">
            <text:p>ISTFEHL</text:p>
          </table:table-cell>
          <table:table-cell office:value-type="string">
            <text:p>ISERR</text:p>
          </table:table-cell>
          <table:table-cell office:value-type="string">
            <text:p>ESERR</text:p>
          </table:table-cell>
          <table:table-cell office:value-type="string">
            <text:p>ISERR</text:p>
          </table:table-cell>
          <table:table-cell office:value-type="string">
            <text:p>ESERR</text:p>
          </table:table-cell>
          <table:table-cell office:value-type="string">
            <text:p>ISERR</text:p>
          </table:table-cell>
          <table:table-cell office:value-type="string">
            <text:p>ESTERR</text:p>
          </table:table-cell>
          <table:table-cell office:value-type="string">
            <text:p>ISERR</text:p>
          </table:table-cell>
          <table:table-cell office:value-type="string">
            <text:p>VAL.ERR</text:p>
          </table:table-cell>
          <table:table-cell office:value-type="string">
            <text:p>ISERR</text:p>
          </table:table-cell>
          <table:table-cell office:value-type="string">
            <text:p>ISFOUT2</text:p>
          </table:table-cell>
          <table:table-cell office:value-type="string">
            <text:p>ERF</text:p>
          </table:table-cell>
          <table:table-cell office:value-type="string">
            <text:p>CZY.BŁĄD</text:p>
          </table:table-cell>
          <table:table-cell office:value-type="string">
            <text:p>ÉERRO</text:p>
          </table:table-cell>
          <table:table-cell table:number-columns-repeated="3" office:value-type="string">
            <text:p>ISERR</text:p>
          </table:table-cell>
          <table:table-cell office:value-type="string">
            <text:p>ÄRF</text:p>
          </table:table-cell>
          <table:table-cell table:number-columns-repeated="238"/>
        </table:table-row>
        <table:table-row table:style-name="ro2">
          <table:table-cell office:value-type="string">
            <text:p>ISTFEHLER</text:p>
          </table:table-cell>
          <table:table-cell office:value-type="string">
            <text:p>ISERROR</text:p>
          </table:table-cell>
          <table:table-cell office:value-type="string">
            <text:p>ESERROR</text:p>
          </table:table-cell>
          <table:table-cell office:value-type="string">
            <text:p>ISERROR</text:p>
          </table:table-cell>
          <table:table-cell office:value-type="string">
            <text:p>ESERROR</text:p>
          </table:table-cell>
          <table:table-cell office:value-type="string">
            <text:p>ISERROR</text:p>
          </table:table-cell>
          <table:table-cell office:value-type="string">
            <text:p>ESTERREUR</text:p>
          </table:table-cell>
          <table:table-cell office:value-type="string">
            <text:p>ISERROR</text:p>
          </table:table-cell>
          <table:table-cell office:value-type="string">
            <text:p>VAL.ERRORE</text:p>
          </table:table-cell>
          <table:table-cell office:value-type="string">
            <text:p>ISERROR</text:p>
          </table:table-cell>
          <table:table-cell office:value-type="string">
            <text:p>ISFOUT</text:p>
          </table:table-cell>
          <table:table-cell office:value-type="string">
            <text:p>ERFEIL</text:p>
          </table:table-cell>
          <table:table-cell office:value-type="string">
            <text:p>CZY.BŁĄD</text:p>
          </table:table-cell>
          <table:table-cell office:value-type="string">
            <text:p>ÉERROS</text:p>
          </table:table-cell>
          <table:table-cell table:number-columns-repeated="3" office:value-type="string">
            <text:p>ISERROR</text:p>
          </table:table-cell>
          <table:table-cell office:value-type="string">
            <text:p>ÄRFEL</text:p>
          </table:table-cell>
          <table:table-cell table:number-columns-repeated="238"/>
        </table:table-row>
        <table:table-row table:style-name="ro2">
          <table:table-cell office:value-type="string">
            <text:p>ISTFORMEL</text:p>
          </table:table-cell>
          <table:table-cell office:value-type="string">
            <text:p>ISFORMULA</text:p>
          </table:table-cell>
          <table:table-cell office:value-type="string">
            <text:p>ESFORMULA</text:p>
          </table:table-cell>
          <table:table-cell office:value-type="string">
            <text:p>ISFORMULA</text:p>
          </table:table-cell>
          <table:table-cell office:value-type="string">
            <text:p>ESFÓRMULA</text:p>
          </table:table-cell>
          <table:table-cell office:value-type="string">
            <text:p>ISFORMULA</text:p>
          </table:table-cell>
          <table:table-cell office:value-type="string">
            <text:p>ESTFORMULE</text:p>
          </table:table-cell>
          <table:table-cell office:value-type="string">
            <text:p>ISFORMULA</text:p>
          </table:table-cell>
          <table:table-cell office:value-type="string">
            <text:p>VAL.FORMULA</text:p>
          </table:table-cell>
          <table:table-cell office:value-type="string">
            <text:p>ISFORMULA</text:p>
          </table:table-cell>
          <table:table-cell office:value-type="string">
            <text:p>ISFORMULE</text:p>
          </table:table-cell>
          <table:table-cell office:value-type="string">
            <text:p>ERFORMEL</text:p>
          </table:table-cell>
          <table:table-cell office:value-type="string">
            <text:p>CZY.FORMUŁA</text:p>
          </table:table-cell>
          <table:table-cell office:value-type="string">
            <text:p>ÉFÓRMULA</text:p>
          </table:table-cell>
          <table:table-cell table:number-columns-repeated="3" office:value-type="string">
            <text:p>ISFORMULA</text:p>
          </table:table-cell>
          <table:table-cell office:value-type="string">
            <text:p>ÄRFORMEL</text:p>
          </table:table-cell>
          <table:table-cell table:number-columns-repeated="238"/>
        </table:table-row>
        <table:table-row table:style-name="ro2">
          <table:table-cell office:value-type="string">
            <text:p>ISTLOG</text:p>
          </table:table-cell>
          <table:table-cell office:value-type="string">
            <text:p>ISLOGICAL</text:p>
          </table:table-cell>
          <table:table-cell office:value-type="string">
            <text:p>ESLOGIC</text:p>
          </table:table-cell>
          <table:table-cell office:value-type="string">
            <text:p>ISLOGICAL</text:p>
          </table:table-cell>
          <table:table-cell office:value-type="string">
            <text:p>ESLOGICO</text:p>
          </table:table-cell>
          <table:table-cell office:value-type="string">
            <text:p>ISLOGICAL</text:p>
          </table:table-cell>
          <table:table-cell office:value-type="string">
            <text:p>ESTLOGIQUE</text:p>
          </table:table-cell>
          <table:table-cell office:value-type="string">
            <text:p>ISLOGICAL</text:p>
          </table:table-cell>
          <table:table-cell office:value-type="string">
            <text:p>VAL.LOGICO</text:p>
          </table:table-cell>
          <table:table-cell office:value-type="string">
            <text:p>ISLOGICAL</text:p>
          </table:table-cell>
          <table:table-cell office:value-type="string">
            <text:p>ISLOGISCH</text:p>
          </table:table-cell>
          <table:table-cell office:value-type="string">
            <text:p>ERLOGISK</text:p>
          </table:table-cell>
          <table:table-cell office:value-type="string">
            <text:p>CZY.LOGICZNA</text:p>
          </table:table-cell>
          <table:table-cell office:value-type="string">
            <text:p>ÉLÓGICO</text:p>
          </table:table-cell>
          <table:table-cell table:number-columns-repeated="3" office:value-type="string">
            <text:p>ISLOGICAL</text:p>
          </table:table-cell>
          <table:table-cell office:value-type="string">
            <text:p>ÄRLOGISK</text:p>
          </table:table-cell>
          <table:table-cell table:number-columns-repeated="238"/>
        </table:table-row>
        <table:table-row table:style-name="ro2">
          <table:table-cell office:value-type="string">
            <text:p>ISTNV</text:p>
          </table:table-cell>
          <table:table-cell office:value-type="string">
            <text:p>ISNA</text:p>
          </table:table-cell>
          <table:table-cell office:value-type="string">
            <text:p>ESND</text:p>
          </table:table-cell>
          <table:table-cell office:value-type="string">
            <text:p>ISNA</text:p>
          </table:table-cell>
          <table:table-cell office:value-type="string">
            <text:p>ESNOD</text:p>
          </table:table-cell>
          <table:table-cell office:value-type="string">
            <text:p>ISNA</text:p>
          </table:table-cell>
          <table:table-cell office:value-type="string">
            <text:p>ESTNA</text:p>
          </table:table-cell>
          <table:table-cell office:value-type="string">
            <text:p>ISNA</text:p>
          </table:table-cell>
          <table:table-cell office:value-type="string">
            <text:p>VAL.NON.DISP</text:p>
          </table:table-cell>
          <table:table-cell office:value-type="string">
            <text:p>ISNA</text:p>
          </table:table-cell>
          <table:table-cell office:value-type="string">
            <text:p>ISNB</text:p>
          </table:table-cell>
          <table:table-cell office:value-type="string">
            <text:p>ERIT</text:p>
          </table:table-cell>
          <table:table-cell office:value-type="string">
            <text:p>CZY.BRAK</text:p>
          </table:table-cell>
          <table:table-cell office:value-type="string">
            <text:p>É.NÃO.DISP</text:p>
          </table:table-cell>
          <table:table-cell table:number-columns-repeated="3" office:value-type="string">
            <text:p>ISNA</text:p>
          </table:table-cell>
          <table:table-cell office:value-type="string">
            <text:p>ÄRSAKNAD</text:p>
          </table:table-cell>
          <table:table-cell table:number-columns-repeated="238"/>
        </table:table-row>
        <table:table-row table:style-name="ro2">
          <table:table-cell office:value-type="string">
            <text:p>ISTKTEXT</text:p>
          </table:table-cell>
          <table:table-cell office:value-type="string">
            <text:p>ISNONTEXT</text:p>
          </table:table-cell>
          <table:table-cell office:value-type="string">
            <text:p>NOESTEXT</text:p>
          </table:table-cell>
          <table:table-cell office:value-type="string">
            <text:p>ISNONTEXT</text:p>
          </table:table-cell>
          <table:table-cell office:value-type="string">
            <text:p>ESNOTEXTO</text:p>
          </table:table-cell>
          <table:table-cell office:value-type="string">
            <text:p>ISNONTEXT</text:p>
          </table:table-cell>
          <table:table-cell office:value-type="string">
            <text:p>ESTNONTEXTE</text:p>
          </table:table-cell>
          <table:table-cell office:value-type="string">
            <text:p>ISNONTEXT</text:p>
          </table:table-cell>
          <table:table-cell office:value-type="string">
            <text:p>VAL.NON.TESTO</text:p>
          </table:table-cell>
          <table:table-cell office:value-type="string">
            <text:p>ISNONTEXT</text:p>
          </table:table-cell>
          <table:table-cell office:value-type="string">
            <text:p>ISGEENTEKST</text:p>
          </table:table-cell>
          <table:table-cell office:value-type="string">
            <text:p>ERIKKJETEKST</text:p>
          </table:table-cell>
          <table:table-cell office:value-type="string">
            <text:p>CZY.NIE.TEKST</text:p>
          </table:table-cell>
          <table:table-cell office:value-type="string">
            <text:p>É.NÃO.TEXTO</text:p>
          </table:table-cell>
          <table:table-cell table:number-columns-repeated="3" office:value-type="string">
            <text:p>ISNONTEXT</text:p>
          </table:table-cell>
          <table:table-cell office:value-type="string">
            <text:p>ÄREJTEXT</text:p>
          </table:table-cell>
          <table:table-cell table:number-columns-repeated="238"/>
        </table:table-row>
        <table:table-row table:style-name="ro2">
          <table:table-cell office:value-type="string">
            <text:p>ISTZAHL</text:p>
          </table:table-cell>
          <table:table-cell office:value-type="string">
            <text:p>ISNUMBER</text:p>
          </table:table-cell>
          <table:table-cell office:value-type="string">
            <text:p>ESNOMBRE</text:p>
          </table:table-cell>
          <table:table-cell office:value-type="string">
            <text:p>ISNUMBER</text:p>
          </table:table-cell>
          <table:table-cell office:value-type="string">
            <text:p>ESNÚMERO</text:p>
          </table:table-cell>
          <table:table-cell office:value-type="string">
            <text:p>ISNUMBER</text:p>
          </table:table-cell>
          <table:table-cell office:value-type="string">
            <text:p>ESTNUM</text:p>
          </table:table-cell>
          <table:table-cell office:value-type="string">
            <text:p>ISNUMBER</text:p>
          </table:table-cell>
          <table:table-cell office:value-type="string">
            <text:p>VAL.NUMERO</text:p>
          </table:table-cell>
          <table:table-cell office:value-type="string">
            <text:p>ISNUMBER</text:p>
          </table:table-cell>
          <table:table-cell office:value-type="string">
            <text:p>ISGETAL</text:p>
          </table:table-cell>
          <table:table-cell office:value-type="string">
            <text:p>ERTAL</text:p>
          </table:table-cell>
          <table:table-cell office:value-type="string">
            <text:p>CZY.LICZBA</text:p>
          </table:table-cell>
          <table:table-cell office:value-type="string">
            <text:p>ÉNUM</text:p>
          </table:table-cell>
          <table:table-cell table:number-columns-repeated="3" office:value-type="string">
            <text:p>ISNUMBER</text:p>
          </table:table-cell>
          <table:table-cell office:value-type="string">
            <text:p>ÄRTAL</text:p>
          </table:table-cell>
          <table:table-cell table:number-columns-repeated="238"/>
        </table:table-row>
        <table:table-row table:style-name="ro2">
          <table:table-cell office:value-type="string">
            <text:p>ISTBEZUG</text:p>
          </table:table-cell>
          <table:table-cell office:value-type="string">
            <text:p>ISREF</text:p>
          </table:table-cell>
          <table:table-cell office:value-type="string">
            <text:p>ESREF</text:p>
          </table:table-cell>
          <table:table-cell office:value-type="string">
            <text:p>ISREF</text:p>
          </table:table-cell>
          <table:table-cell office:value-type="string">
            <text:p>ESREF</text:p>
          </table:table-cell>
          <table:table-cell office:value-type="string">
            <text:p>ISREF</text:p>
          </table:table-cell>
          <table:table-cell office:value-type="string">
            <text:p>ESTREF</text:p>
          </table:table-cell>
          <table:table-cell office:value-type="string">
            <text:p>ISREF</text:p>
          </table:table-cell>
          <table:table-cell office:value-type="string">
            <text:p>VAL.RIF</text:p>
          </table:table-cell>
          <table:table-cell office:value-type="string">
            <text:p>ISREF</text:p>
          </table:table-cell>
          <table:table-cell office:value-type="string">
            <text:p>ISVERWIJZING</text:p>
          </table:table-cell>
          <table:table-cell office:value-type="string">
            <text:p>ERREF</text:p>
          </table:table-cell>
          <table:table-cell office:value-type="string">
            <text:p>CZY.ADR</text:p>
          </table:table-cell>
          <table:table-cell office:value-type="string">
            <text:p>ÉREF</text:p>
          </table:table-cell>
          <table:table-cell table:number-columns-repeated="3" office:value-type="string">
            <text:p>ISREF</text:p>
          </table:table-cell>
          <table:table-cell office:value-type="string">
            <text:p>ÄRREF</text:p>
          </table:table-cell>
          <table:table-cell table:number-columns-repeated="238"/>
        </table:table-row>
        <table:table-row table:style-name="ro2">
          <table:table-cell office:value-type="string">
            <text:p>ISTTEXT</text:p>
          </table:table-cell>
          <table:table-cell office:value-type="string">
            <text:p>ISTEXT</text:p>
          </table:table-cell>
          <table:table-cell office:value-type="string">
            <text:p>ESTEXT</text:p>
          </table:table-cell>
          <table:table-cell office:value-type="string">
            <text:p>ISTEXT</text:p>
          </table:table-cell>
          <table:table-cell office:value-type="string">
            <text:p>ESTEXTO</text:p>
          </table:table-cell>
          <table:table-cell office:value-type="string">
            <text:p>ISTEXT</text:p>
          </table:table-cell>
          <table:table-cell office:value-type="string">
            <text:p>ESTTEXTE</text:p>
          </table:table-cell>
          <table:table-cell office:value-type="string">
            <text:p>ISTEXT</text:p>
          </table:table-cell>
          <table:table-cell office:value-type="string">
            <text:p>VAL.TESTO</text:p>
          </table:table-cell>
          <table:table-cell office:value-type="string">
            <text:p>ISTEXT</text:p>
          </table:table-cell>
          <table:table-cell office:value-type="string">
            <text:p>ISTEKST</text:p>
          </table:table-cell>
          <table:table-cell office:value-type="string">
            <text:p>ERTEKST</text:p>
          </table:table-cell>
          <table:table-cell office:value-type="string">
            <text:p>CZY.TEKST</text:p>
          </table:table-cell>
          <table:table-cell office:value-type="string">
            <text:p>ÉTEXTO</text:p>
          </table:table-cell>
          <table:table-cell table:number-columns-repeated="3" office:value-type="string">
            <text:p>ISTEXT</text:p>
          </table:table-cell>
          <table:table-cell office:value-type="string">
            <text:p>ÄRTEXT</text:p>
          </table:table-cell>
          <table:table-cell table:number-columns-repeated="238"/>
        </table:table-row>
        <table:table-row table:style-name="ro2">
          <table:table-cell office:value-type="string">
            <text:p>ISTLEER</text:p>
          </table:table-cell>
          <table:table-cell office:value-type="string">
            <text:p>ISBLANK</text:p>
          </table:table-cell>
          <table:table-cell office:value-type="string">
            <text:p>ESBUIDA</text:p>
          </table:table-cell>
          <table:table-cell office:value-type="string">
            <text:p>ISBLANK</text:p>
          </table:table-cell>
          <table:table-cell office:value-type="string">
            <text:p>ESBLANCO</text:p>
          </table:table-cell>
          <table:table-cell office:value-type="string">
            <text:p>ISBLANK</text:p>
          </table:table-cell>
          <table:table-cell office:value-type="string">
            <text:p>ESTVIDE</text:p>
          </table:table-cell>
          <table:table-cell office:value-type="string">
            <text:p>ISBLANK</text:p>
          </table:table-cell>
          <table:table-cell office:value-type="string">
            <text:p>VAL.VUOTO</text:p>
          </table:table-cell>
          <table:table-cell office:value-type="string">
            <text:p>ISBLANK</text:p>
          </table:table-cell>
          <table:table-cell office:value-type="string">
            <text:p>ISLEEG</text:p>
          </table:table-cell>
          <table:table-cell office:value-type="string">
            <text:p>ERTOM</text:p>
          </table:table-cell>
          <table:table-cell office:value-type="string">
            <text:p>CZY.PUSTA</text:p>
          </table:table-cell>
          <table:table-cell office:value-type="string">
            <text:p>ÉCÉL.VAZIA</text:p>
          </table:table-cell>
          <table:table-cell table:number-columns-repeated="3" office:value-type="string">
            <text:p>ISBLANK</text:p>
          </table:table-cell>
          <table:table-cell office:value-type="string">
            <text:p>ÄRTOM</text:p>
          </table:table-cell>
          <table:table-cell table:number-columns-repeated="238"/>
        </table:table-row>
        <table:table-row table:style-name="ro2">
          <table:table-cell office:value-type="string">
            <text:p>UND</text:p>
          </table:table-cell>
          <table:table-cell office:value-type="string">
            <text:p>AND</text:p>
          </table:table-cell>
          <table:table-cell table:number-columns-repeated="2"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T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AND</text:p>
          </table:table-cell>
          <table:table-cell office:value-type="string">
            <text:p>EN</text:p>
          </table:table-cell>
          <table:table-cell office:value-type="string">
            <text:p>OG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table:number-columns-repeated="3" office:value-type="string">
            <text:p>AND</text:p>
          </table:table-cell>
          <table:table-cell office:value-type="string">
            <text:p>OCH</text:p>
          </table:table-cell>
          <table:table-cell table:number-columns-repeated="238"/>
        </table:table-row>
        <table:table-row table:style-name="ro2">
          <table:table-cell office:value-type="string">
            <text:p>IDENTISCH</text:p>
          </table:table-cell>
          <table:table-cell office:value-type="string">
            <text:p>EXACT</text:p>
          </table:table-cell>
          <table:table-cell office:value-type="string">
            <text:p>EXACTE</text:p>
          </table:table-cell>
          <table:table-cell office:value-type="string">
            <text:p>EXACT</text:p>
          </table:table-cell>
          <table:table-cell office:value-type="string">
            <text:p>IGUAL</text:p>
          </table:table-cell>
          <table:table-cell table:number-columns-repeated="3" office:value-type="string">
            <text:p>EXACT</text:p>
          </table:table-cell>
          <table:table-cell office:value-type="string">
            <text:p>IDENTICO</text:p>
          </table:table-cell>
          <table:table-cell office:value-type="string">
            <text:p>EXACT</text:p>
          </table:table-cell>
          <table:table-cell office:value-type="string">
            <text:p>GELIJK</text:p>
          </table:table-cell>
          <table:table-cell office:value-type="string">
            <text:p>NØYAKTIG</text:p>
          </table:table-cell>
          <table:table-cell office:value-type="string">
            <text:p>PORÓWNAJ</text:p>
          </table:table-cell>
          <table:table-cell office:value-type="string">
            <text:p>EXATO</text:p>
          </table:table-cell>
          <table:table-cell table:number-columns-repeated="3" office:value-type="string">
            <text:p>EXACT</text:p>
          </table:table-cell>
          <table:table-cell office:value-type="string">
            <text:p>EXAKT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EXP</text:p>
          </table:table-cell>
          <table:table-cell table:number-columns-repeated="238"/>
        </table:table-row>
        <table:table-row table:style-name="ro2">
          <table:table-cell office:value-type="string">
            <text:p>FAKULTÄT</text:p>
          </table:table-cell>
          <table:table-cell table:number-columns-repeated="7" office:value-type="string">
            <text:p>FACT</text:p>
          </table:table-cell>
          <table:table-cell office:value-type="string">
            <text:p>FATTORIALE</text:p>
          </table:table-cell>
          <table:table-cell office:value-type="string">
            <text:p>FACT</text:p>
          </table:table-cell>
          <table:table-cell office:value-type="string">
            <text:p>FACULTEIT</text:p>
          </table:table-cell>
          <table:table-cell office:value-type="string">
            <text:p>FAKULTET</text:p>
          </table:table-cell>
          <table:table-cell office:value-type="string">
            <text:p>SILNIA</text:p>
          </table:table-cell>
          <table:table-cell office:value-type="string">
            <text:p>FATORIAL</text:p>
          </table:table-cell>
          <table:table-cell table:number-columns-repeated="3" office:value-type="string">
            <text:p>FACT</text:p>
          </table:table-cell>
          <table:table-cell office:value-type="string">
            <text:p>FAKULTET</text:p>
          </table:table-cell>
          <table:table-cell table:number-columns-repeated="238"/>
        </table:table-row>
        <table:table-row table:style-name="ro2">
          <table:table-cell office:value-type="string">
            <text:p>ZWEIFAKULTÄT</text:p>
          </table:table-cell>
          <table:table-cell office:value-type="string">
            <text:p>GETFACTDOUBLE</text:p>
          </table:table-cell>
          <table:table-cell office:value-type="string">
            <text:p>DOBLEFACT</text:p>
          </table:table-cell>
          <table:table-cell office:value-type="string">
            <text:p>FACTDOUBLE</text:p>
          </table:table-cell>
          <table:table-cell office:value-type="string">
            <text:p>FACT.DOBLE</text:p>
          </table:table-cell>
          <table:table-cell office:value-type="string">
            <text:p>KERTOMA_OSA</text:p>
          </table:table-cell>
          <table:table-cell table:number-columns-repeated="2" office:value-type="string">
            <text:p>FACTDOUBLE</text:p>
          </table:table-cell>
          <table:table-cell office:value-type="string">
            <text:p>FATT.DOPPIO</text:p>
          </table:table-cell>
          <table:table-cell office:value-type="string">
            <text:p>FACTDOUBLE</text:p>
          </table:table-cell>
          <table:table-cell office:value-type="string">
            <text:p>DUBBELE.FACULTEIT</text:p>
          </table:table-cell>
          <table:table-cell office:value-type="string">
            <text:p>DOBBELFAKULTET</text:p>
          </table:table-cell>
          <table:table-cell office:value-type="string">
            <text:p>FACTDOUBLE</text:p>
          </table:table-cell>
          <table:table-cell office:value-type="string">
            <text:p>FATDUPLO</text:p>
          </table:table-cell>
          <table:table-cell table:number-columns-repeated="3" office:value-type="string">
            <text:p>FACTDOUBLE</text:p>
          </table:table-cell>
          <table:table-cell office:value-type="string">
            <text:p>DUBBELFAKULTET</text:p>
          </table:table-cell>
          <table:table-cell table:number-columns-repeated="238"/>
        </table:table-row>
        <table:table-row table:style-name="ro2">
          <table:table-cell office:value-type="string">
            <text:p>FALSCH</text:p>
          </table:table-cell>
          <table:table-cell office:value-type="string">
            <text:p>FALSE</text:p>
          </table:table-cell>
          <table:table-cell office:value-type="string">
            <text:p>FALS</text:p>
          </table:table-cell>
          <table:table-cell office:value-type="string">
            <text:p>FALSE</text:p>
          </table:table-cell>
          <table:table-cell office:value-type="string">
            <text:p>FALSO</text:p>
          </table:table-cell>
          <table:table-cell office:value-type="string">
            <text:p>FALSE</text:p>
          </table:table-cell>
          <table:table-cell office:value-type="string">
            <text:p>FAUX</text:p>
          </table:table-cell>
          <table:table-cell office:value-type="string">
            <text:p>FALSE</text:p>
          </table:table-cell>
          <table:table-cell office:value-type="string">
            <text:p>FALSO</text:p>
          </table:table-cell>
          <table:table-cell office:value-type="string">
            <text:p>FALSE</text:p>
          </table:table-cell>
          <table:table-cell office:value-type="string">
            <text:p>ONWAAR</text:p>
          </table:table-cell>
          <table:table-cell office:value-type="string">
            <text:p>USANN</text:p>
          </table:table-cell>
          <table:table-cell office:value-type="string">
            <text:p>FAŁSZ</text:p>
          </table:table-cell>
          <table:table-cell office:value-type="string">
            <text:p>FALSO</text:p>
          </table:table-cell>
          <table:table-cell table:number-columns-repeated="3" office:value-type="string">
            <text:p>FALSE</text:p>
          </table:table-cell>
          <table:table-cell office:value-type="string">
            <text:p>FALSKT</text:p>
          </table:table-cell>
          <table:table-cell table:number-columns-repeated="238"/>
        </table:table-row>
        <table:table-row table:style-name="ro2">
          <table:table-cell office:value-type="string">
            <text:p>TABELLE</text:p>
          </table:table-cell>
          <table:table-cell office:value-type="string">
            <text:p>SHEET</text:p>
          </table:table-cell>
          <table:table-cell office:value-type="string">
            <text:p>FULL</text:p>
          </table:table-cell>
          <table:table-cell office:value-type="string">
            <text:p>list</text:p>
          </table:table-cell>
          <table:table-cell office:value-type="string">
            <text:p>HOJA</text:p>
          </table:table-cell>
          <table:table-cell office:value-type="string">
            <text:p>SHEET</text:p>
          </table:table-cell>
          <table:table-cell office:value-type="string">
            <text:p>FEUILLE</text:p>
          </table:table-cell>
          <table:table-cell office:value-type="string">
            <text:p>SHEET</text:p>
          </table:table-cell>
          <table:table-cell office:value-type="string">
            <text:p>TABELLA</text:p>
          </table:table-cell>
          <table:table-cell office:value-type="string">
            <text:p>SHEET</text:p>
          </table:table-cell>
          <table:table-cell office:value-type="string">
            <text:p>BLAD</text:p>
          </table:table-cell>
          <table:table-cell office:value-type="string">
            <text:p>ARK</text:p>
          </table:table-cell>
          <table:table-cell office:value-type="string">
            <text:p>ARKUSZ</text:p>
          </table:table-cell>
          <table:table-cell office:value-type="string">
            <text:p>PLANILHA</text:p>
          </table:table-cell>
          <table:table-cell office:value-type="string">
            <text:p>LIST</text:p>
          </table:table-cell>
          <table:table-cell table:number-columns-repeated="2" office:value-type="string">
            <text:p>SHEET</text:p>
          </table:table-cell>
          <table:table-cell office:value-type="string">
            <text:p>TABELL</text:p>
          </table:table-cell>
          <table:table-cell table:number-columns-repeated="238"/>
        </table:table-row>
        <table:table-row table:style-name="ro2">
          <table:table-cell office:value-type="string">
            <text:p>TABELLEN</text:p>
          </table:table-cell>
          <table:table-cell office:value-type="string">
            <text:p>SHEETS</text:p>
          </table:table-cell>
          <table:table-cell office:value-type="string">
            <text:p>FULLS</text:p>
          </table:table-cell>
          <table:table-cell office:value-type="string">
            <text:p>SHEETS</text:p>
          </table:table-cell>
          <table:table-cell office:value-type="string">
            <text:p>HOJAS</text:p>
          </table:table-cell>
          <table:table-cell office:value-type="string">
            <text:p>SHEETS</text:p>
          </table:table-cell>
          <table:table-cell office:value-type="string">
            <text:p>FEUILLES</text:p>
          </table:table-cell>
          <table:table-cell office:value-type="string">
            <text:p>SHEETS</text:p>
          </table:table-cell>
          <table:table-cell office:value-type="string">
            <text:p>TABELLE</text:p>
          </table:table-cell>
          <table:table-cell office:value-type="string">
            <text:p>SHEETS</text:p>
          </table:table-cell>
          <table:table-cell office:value-type="string">
            <text:p>BLADEN</text:p>
          </table:table-cell>
          <table:table-cell office:value-type="string">
            <text:p>TAL.PÅ.ARK</text:p>
          </table:table-cell>
          <table:table-cell office:value-type="string">
            <text:p>LICZBA.ARKUSZY</text:p>
          </table:table-cell>
          <table:table-cell office:value-type="string">
            <text:p>PLANILHAS</text:p>
          </table:table-cell>
          <table:table-cell table:number-columns-repeated="3" office:value-type="string">
            <text:p>SHEETS</text:p>
          </table:table-cell>
          <table:table-cell office:value-type="string">
            <text:p>TABELLER</text:p>
          </table:table-cell>
          <table:table-cell table:number-columns-repeated="238"/>
        </table:table-row>
        <table:table-row table:style-name="ro2">
          <table:table-cell office:value-type="string">
            <text:p>MONATSENDE</text:p>
          </table:table-cell>
          <table:table-cell office:value-type="string">
            <text:p>GETEOMONTH</text:p>
          </table:table-cell>
          <table:table-cell office:value-type="string">
            <text:p>FDMES</text:p>
          </table:table-cell>
          <table:table-cell office:value-type="string">
            <text:p>EOMONTH</text:p>
          </table:table-cell>
          <table:table-cell office:value-type="string">
            <text:p>FIN.MES</text:p>
          </table:table-cell>
          <table:table-cell office:value-type="string">
            <text:p>KUUKAUSI_LOPPU</text:p>
          </table:table-cell>
          <table:table-cell office:value-type="string">
            <text:p>FIN.MOIS</text:p>
          </table:table-cell>
          <table:table-cell office:value-type="string">
            <text:p>EOMONTH</text:p>
          </table:table-cell>
          <table:table-cell office:value-type="string">
            <text:p>FINE.MESE</text:p>
          </table:table-cell>
          <table:table-cell office:value-type="string">
            <text:p>EOMONTH</text:p>
          </table:table-cell>
          <table:table-cell office:value-type="string">
            <text:p>LAATSTE.DAG</text:p>
          </table:table-cell>
          <table:table-cell office:value-type="string">
            <text:p>MÅNADSSLUTT</text:p>
          </table:table-cell>
          <table:table-cell office:value-type="string">
            <text:p>EOMONTH</text:p>
          </table:table-cell>
          <table:table-cell office:value-type="string">
            <text:p>FIMMÊS</text:p>
          </table:table-cell>
          <table:table-cell table:number-columns-repeated="3" office:value-type="string">
            <text:p>EOMONTH</text:p>
          </table:table-cell>
          <table:table-cell office:value-type="string">
            <text:p>SLUTMÅNAD</text:p>
          </table:table-cell>
          <table:table-cell table:number-columns-repeated="238"/>
        </table:table-row>
        <table:table-row table:style-name="ro2">
          <table:table-cell table:number-columns-repeated="12" office:value-type="string">
            <text:p>FISHER</text:p>
          </table:table-cell>
          <table:table-cell office:value-type="string">
            <text:p>ROZKŁAD.FISHER</text:p>
          </table:table-cell>
          <table:table-cell table:number-columns-repeated="5" office:value-type="string">
            <text:p>FISHER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FISHERINV</text:p>
          </table:table-cell>
          <table:table-cell office:value-type="string">
            <text:p>INVFISHER</text:p>
          </table:table-cell>
          <table:table-cell office:value-type="string">
            <text:p>FISHERINV</text:p>
          </table:table-cell>
          <table:table-cell office:value-type="string">
            <text:p>PRUEBA.FISHER.INV</text:p>
          </table:table-cell>
          <table:table-cell office:value-type="string">
            <text:p>FISHERINV</text:p>
          </table:table-cell>
          <table:table-cell office:value-type="string">
            <text:p>FISHER.INVERSE</text:p>
          </table:table-cell>
          <table:table-cell office:value-type="string">
            <text:p>FISHERINV</text:p>
          </table:table-cell>
          <table:table-cell office:value-type="string">
            <text:p>INV.FISHER</text:p>
          </table:table-cell>
          <table:table-cell office:value-type="string">
            <text:p>FISHERINV</text:p>
          </table:table-cell>
          <table:table-cell office:value-type="string">
            <text:p>FISHER.INV</text:p>
          </table:table-cell>
          <table:table-cell office:value-type="string">
            <text:p>FISHERINV</text:p>
          </table:table-cell>
          <table:table-cell office:value-type="string">
            <text:p>ROZKŁAD.FISHER.ODW</text:p>
          </table:table-cell>
          <table:table-cell table:number-columns-repeated="5" office:value-type="string">
            <text:p>FISHERINV</text:p>
          </table:table-cell>
          <table:table-cell table:number-columns-repeated="238"/>
        </table:table-row>
        <table:table-row table:style-name="ro2">
          <table:table-cell office:value-type="string">
            <text:p>FORMEL</text:p>
          </table:table-cell>
          <table:table-cell table:number-columns-repeated="5" office:value-type="string">
            <text:p>FORMULA</text:p>
          </table:table-cell>
          <table:table-cell office:value-type="string">
            <text:p>FORMULE</text:p>
          </table:table-cell>
          <table:table-cell table:number-columns-repeated="3" office:value-type="string">
            <text:p>FORMULA</text:p>
          </table:table-cell>
          <table:table-cell office:value-type="string">
            <text:p>FORMULE</text:p>
          </table:table-cell>
          <table:table-cell office:value-type="string">
            <text:p>FORMEL</text:p>
          </table:table-cell>
          <table:table-cell office:value-type="string">
            <text:p>FORMUŁA</text:p>
          </table:table-cell>
          <table:table-cell office:value-type="string">
            <text:p>FÓRMULA</text:p>
          </table:table-cell>
          <table:table-cell table:number-columns-repeated="3" office:value-type="string">
            <text:p>FORMULA</text:p>
          </table:table-cell>
          <table:table-cell office:value-type="string">
            <text:p>FORMEL</text:p>
          </table:table-cell>
          <table:table-cell table:number-columns-repeated="238"/>
        </table:table-row>
        <table:table-row table:style-name="ro2">
          <table:table-cell office:value-type="string">
            <text:p>BRTEILJAHRE</text:p>
          </table:table-cell>
          <table:table-cell office:value-type="string">
            <text:p>GETYEARFRAC</text:p>
          </table:table-cell>
          <table:table-cell office:value-type="string">
            <text:p>FRACANY</text:p>
          </table:table-cell>
          <table:table-cell office:value-type="string">
            <text:p>YEARFRAC</text:p>
          </table:table-cell>
          <table:table-cell office:value-type="string">
            <text:p>FRAC.AÑO</text:p>
          </table:table-cell>
          <table:table-cell office:value-type="string">
            <text:p>VUOSI_OSA</text:p>
          </table:table-cell>
          <table:table-cell office:value-type="string">
            <text:p>FRACTION.ANNEE</text:p>
          </table:table-cell>
          <table:table-cell office:value-type="string">
            <text:p>YEARFRAC</text:p>
          </table:table-cell>
          <table:table-cell office:value-type="string">
            <text:p>FRAZIONE.ANNO</text:p>
          </table:table-cell>
          <table:table-cell office:value-type="string">
            <text:p>YEARFRAC</text:p>
          </table:table-cell>
          <table:table-cell office:value-type="string">
            <text:p>JAAR.DEEL</text:p>
          </table:table-cell>
          <table:table-cell office:value-type="string">
            <text:p>ÅRDEL</text:p>
          </table:table-cell>
          <table:table-cell office:value-type="string">
            <text:p>YEARFRAC</text:p>
          </table:table-cell>
          <table:table-cell office:value-type="string">
            <text:p>FRAÇÃOANO</text:p>
          </table:table-cell>
          <table:table-cell table:number-columns-repeated="3" office:value-type="string">
            <text:p>YEARFRAC</text:p>
          </table:table-cell>
          <table:table-cell office:value-type="string">
            <text:p>ÅRDEL</text:p>
          </table:table-cell>
          <table:table-cell table:number-columns-repeated="238"/>
        </table:table-row>
        <table:table-row table:style-name="ro2">
          <table:table-cell office:value-type="string">
            <text:p>DM</text:p>
          </table:table-cell>
          <table:table-cell office:value-type="string">
            <text:p>DOLLAR</text:p>
          </table:table-cell>
          <table:table-cell office:value-type="string">
            <text:p>MONEDA</text:p>
          </table:table-cell>
          <table:table-cell office:value-type="string">
            <text:p>DOLLAR</text:p>
          </table:table-cell>
          <table:table-cell office:value-type="string">
            <text:p>MONEDA</text:p>
          </table:table-cell>
          <table:table-cell office:value-type="string">
            <text:p>DOLLAR</text:p>
          </table:table-cell>
          <table:table-cell office:value-type="string">
            <text:p>FRANC</text:p>
          </table:table-cell>
          <table:table-cell office:value-type="string">
            <text:p>DOLLAR</text:p>
          </table:table-cell>
          <table:table-cell office:value-type="string">
            <text:p>VALUTA</text:p>
          </table:table-cell>
          <table:table-cell office:value-type="string">
            <text:p>DOLLAR</text:p>
          </table:table-cell>
          <table:table-cell office:value-type="string">
            <text:p>GULDEN</text:p>
          </table:table-cell>
          <table:table-cell office:value-type="string">
            <text:p>VALUTA</text:p>
          </table:table-cell>
          <table:table-cell office:value-type="string">
            <text:p>KWOTA</text:p>
          </table:table-cell>
          <table:table-cell office:value-type="string">
            <text:p>MOEDA</text:p>
          </table:table-cell>
          <table:table-cell table:number-columns-repeated="3" office:value-type="string">
            <text:p>DOLLAR</text:p>
          </table:table-cell>
          <table:table-cell office:value-type="string">
            <text:p>VALUTA</text:p>
          </table:table-cell>
          <table:table-cell table:number-columns-repeated="238"/>
        </table:table-row>
        <table:table-row table:style-name="ro2">
          <table:table-cell office:value-type="string">
            <text:p>HÄUFIGKEIT</text:p>
          </table:table-cell>
          <table:table-cell office:value-type="string">
            <text:p>FREQUENCY</text:p>
          </table:table-cell>
          <table:table-cell office:value-type="string">
            <text:p>FREQUENCIA</text:p>
          </table:table-cell>
          <table:table-cell office:value-type="string">
            <text:p>FREQUENCY</text:p>
          </table:table-cell>
          <table:table-cell office:value-type="string">
            <text:p>FRECUENCIA</text:p>
          </table:table-cell>
          <table:table-cell office:value-type="string">
            <text:p>FREQUENCY</text:p>
          </table:table-cell>
          <table:table-cell office:value-type="string">
            <text:p>FREQUENCE</text:p>
          </table:table-cell>
          <table:table-cell office:value-type="string">
            <text:p>FREQUENCY</text:p>
          </table:table-cell>
          <table:table-cell office:value-type="string">
            <text:p>FREQUENZA</text:p>
          </table:table-cell>
          <table:table-cell office:value-type="string">
            <text:p>FREQUENCY</text:p>
          </table:table-cell>
          <table:table-cell office:value-type="string">
            <text:p>INTERVAL</text:p>
          </table:table-cell>
          <table:table-cell office:value-type="string">
            <text:p>FREKVENS</text:p>
          </table:table-cell>
          <table:table-cell office:value-type="string">
            <text:p>CZĘSTOŚĆ</text:p>
          </table:table-cell>
          <table:table-cell office:value-type="string">
            <text:p>FREQÜÊNCIA</text:p>
          </table:table-cell>
          <table:table-cell table:number-columns-repeated="3" office:value-type="string">
            <text:p>FREQUENCY</text:p>
          </table:table-cell>
          <table:table-cell office:value-type="string">
            <text:p>FREKVENS</text:p>
          </table:table-cell>
          <table:table-cell table:number-columns-repeated="238"/>
        </table:table-row>
        <table:table-row table:style-name="ro2">
          <table:table-cell office:value-type="string">
            <text:p>LINKS</text:p>
          </table:table-cell>
          <table:table-cell office:value-type="string">
            <text:p>LEFT</text:p>
          </table:table-cell>
          <table:table-cell office:value-type="string">
            <text:p>ESQUERRA</text:p>
          </table:table-cell>
          <table:table-cell office:value-type="string">
            <text:p>LIJEVO</text:p>
          </table:table-cell>
          <table:table-cell office:value-type="string">
            <text:p>IZQUIERDA</text:p>
          </table:table-cell>
          <table:table-cell office:value-type="string">
            <text:p>LEFT</text:p>
          </table:table-cell>
          <table:table-cell office:value-type="string">
            <text:p>GAUCHE</text:p>
          </table:table-cell>
          <table:table-cell office:value-type="string">
            <text:p>LEFT</text:p>
          </table:table-cell>
          <table:table-cell office:value-type="string">
            <text:p>SINISTRA</text:p>
          </table:table-cell>
          <table:table-cell office:value-type="string">
            <text:p>LEFT</text:p>
          </table:table-cell>
          <table:table-cell office:value-type="string">
            <text:p>LINKS</text:p>
          </table:table-cell>
          <table:table-cell office:value-type="string">
            <text:p>VENSTRE</text:p>
          </table:table-cell>
          <table:table-cell office:value-type="string">
            <text:p>LEWY</text:p>
          </table:table-cell>
          <table:table-cell office:value-type="string">
            <text:p>ESQUERDA</text:p>
          </table:table-cell>
          <table:table-cell table:number-columns-repeated="3" office:value-type="string">
            <text:p>LEFT</text:p>
          </table:table-cell>
          <table:table-cell office:value-type="string">
            <text:p>VÄNSTER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GAUSS</text:p>
          </table:table-cell>
          <table:table-cell table:number-columns-repeated="238"/>
        </table:table-row>
        <table:table-row table:style-name="ro2">
          <table:table-cell office:value-type="string">
            <text:p>KGRÖSSTE</text:p>
          </table:table-cell>
          <table:table-cell office:value-type="string">
            <text:p>LARGE</text:p>
          </table:table-cell>
          <table:table-cell office:value-type="string">
            <text:p>GRAN</text:p>
          </table:table-cell>
          <table:table-cell office:value-type="string">
            <text:p>LARGE</text:p>
          </table:table-cell>
          <table:table-cell office:value-type="string">
            <text:p>K.ESIMO.MAYOR</text:p>
          </table:table-cell>
          <table:table-cell office:value-type="string">
            <text:p>LARGE</text:p>
          </table:table-cell>
          <table:table-cell office:value-type="string">
            <text:p>GRANDE.VALEUR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LARGE</text:p>
          </table:table-cell>
          <table:table-cell office:value-type="string">
            <text:p>GROOTSTE</text:p>
          </table:table-cell>
          <table:table-cell office:value-type="string">
            <text:p>N.STØRST</text:p>
          </table:table-cell>
          <table:table-cell office:value-type="string">
            <text:p>MAX.K</text:p>
          </table:table-cell>
          <table:table-cell office:value-type="string">
            <text:p>MAIOR</text:p>
          </table:table-cell>
          <table:table-cell table:number-columns-repeated="3" office:value-type="string">
            <text:p>LARGE</text:p>
          </table:table-cell>
          <table:table-cell office:value-type="string">
            <text:p>STÖRSTA</text:p>
          </table:table-cell>
          <table:table-cell table:number-columns-repeated="238"/>
        </table:table-row>
        <table:table-row table:style-name="ro2">
          <table:table-cell office:value-type="string">
            <text:p>STUNDE</text:p>
          </table:table-cell>
          <table:table-cell office:value-type="string">
            <text:p>HOUR</text:p>
          </table:table-cell>
          <table:table-cell office:value-type="string">
            <text:p>HORA</text:p>
          </table:table-cell>
          <table:table-cell office:value-type="string">
            <text:p>SAT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office:value-type="string">
            <text:p>HEURE</text:p>
          </table:table-cell>
          <table:table-cell office:value-type="string">
            <text:p>HOUR</text:p>
          </table:table-cell>
          <table:table-cell office:value-type="string">
            <text:p>ORA</text:p>
          </table:table-cell>
          <table:table-cell office:value-type="string">
            <text:p>HOUR</text:p>
          </table:table-cell>
          <table:table-cell office:value-type="string">
            <text:p>UUR</text:p>
          </table:table-cell>
          <table:table-cell office:value-type="string">
            <text:p>TIME</text:p>
          </table:table-cell>
          <table:table-cell office:value-type="string">
            <text:p>GODZINA</text:p>
          </table:table-cell>
          <table:table-cell office:value-type="string">
            <text:p>HORA</text:p>
          </table:table-cell>
          <table:table-cell table:number-columns-repeated="3" office:value-type="string">
            <text:p>HOUR</text:p>
          </table:table-cell>
          <table:table-cell office:value-type="string">
            <text:p>TIMME</text:p>
          </table:table-cell>
          <table:table-cell table:number-columns-repeated="238"/>
        </table:table-row>
        <table:table-row table:style-name="ro2">
          <table:table-cell office:value-type="string">
            <text:p>HEXINBIN</text:p>
          </table:table-cell>
          <table:table-cell office:value-type="string">
            <text:p>GETHEX2BIN</text:p>
          </table:table-cell>
          <table:table-cell office:value-type="string">
            <text:p>HEXABIN</text:p>
          </table:table-cell>
          <table:table-cell office:value-type="string">
            <text:p>HEX2BIN</text:p>
          </table:table-cell>
          <table:table-cell office:value-type="string">
            <text:p>HEX.A.BIN</text:p>
          </table:table-cell>
          <table:table-cell office:value-type="string">
            <text:p>HEKSABIN</text:p>
          </table:table-cell>
          <table:table-cell office:value-type="string">
            <text:p>HEXBIN</text:p>
          </table:table-cell>
          <table:table-cell office:value-type="string">
            <text:p>HEX2BIN</text:p>
          </table:table-cell>
          <table:table-cell office:value-type="string">
            <text:p>HEX.BINARIO</text:p>
          </table:table-cell>
          <table:table-cell office:value-type="string">
            <text:p>HEX2BIN</text:p>
          </table:table-cell>
          <table:table-cell office:value-type="string">
            <text:p>HEX.N.BIN</text:p>
          </table:table-cell>
          <table:table-cell office:value-type="string">
            <text:p>HEKSTILBIN</text:p>
          </table:table-cell>
          <table:table-cell office:value-type="string">
            <text:p>HEX2BIN</text:p>
          </table:table-cell>
          <table:table-cell office:value-type="string">
            <text:p>HEXABIN</text:p>
          </table:table-cell>
          <table:table-cell table:number-columns-repeated="3" office:value-type="string">
            <text:p>HEX2BIN</text:p>
          </table:table-cell>
          <table:table-cell office:value-type="string">
            <text:p>HEX.TILL.BIN</text:p>
          </table:table-cell>
          <table:table-cell table:number-columns-repeated="238"/>
        </table:table-row>
        <table:table-row table:style-name="ro2">
          <table:table-cell office:value-type="string">
            <text:p>HEXINDEZ</text:p>
          </table:table-cell>
          <table:table-cell office:value-type="string">
            <text:p>GETHEX2DEC</text:p>
          </table:table-cell>
          <table:table-cell office:value-type="string">
            <text:p>HEXADEC</text:p>
          </table:table-cell>
          <table:table-cell office:value-type="string">
            <text:p>HEX2DEC</text:p>
          </table:table-cell>
          <table:table-cell office:value-type="string">
            <text:p>HEX.A.DEC</text:p>
          </table:table-cell>
          <table:table-cell office:value-type="string">
            <text:p>HEKSADES</text:p>
          </table:table-cell>
          <table:table-cell office:value-type="string">
            <text:p>HEXDEC</text:p>
          </table:table-cell>
          <table:table-cell office:value-type="string">
            <text:p>HEX2DEC</text:p>
          </table:table-cell>
          <table:table-cell office:value-type="string">
            <text:p>HEX.DECIMALE</text:p>
          </table:table-cell>
          <table:table-cell office:value-type="string">
            <text:p>HEX2DEC</text:p>
          </table:table-cell>
          <table:table-cell office:value-type="string">
            <text:p>HEX.N.DEC</text:p>
          </table:table-cell>
          <table:table-cell office:value-type="string">
            <text:p>HEKSTILDES</text:p>
          </table:table-cell>
          <table:table-cell office:value-type="string">
            <text:p>HEX2DEC</text:p>
          </table:table-cell>
          <table:table-cell office:value-type="string">
            <text:p>HEXADEC</text:p>
          </table:table-cell>
          <table:table-cell table:number-columns-repeated="3" office:value-type="string">
            <text:p>HEX2DEC</text:p>
          </table:table-cell>
          <table:table-cell office:value-type="string">
            <text:p>HEX.TILL.DEC</text:p>
          </table:table-cell>
          <table:table-cell table:number-columns-repeated="238"/>
        </table:table-row>
        <table:table-row table:style-name="ro2">
          <table:table-cell office:value-type="string">
            <text:p>HEXINOKT</text:p>
          </table:table-cell>
          <table:table-cell office:value-type="string">
            <text:p>GETHEX2OCT</text:p>
          </table:table-cell>
          <table:table-cell office:value-type="string">
            <text:p>HEXAOCT</text:p>
          </table:table-cell>
          <table:table-cell office:value-type="string">
            <text:p>HEX2OCT</text:p>
          </table:table-cell>
          <table:table-cell office:value-type="string">
            <text:p>HEX.A.OCT</text:p>
          </table:table-cell>
          <table:table-cell office:value-type="string">
            <text:p>HEKSAOKT</text:p>
          </table:table-cell>
          <table:table-cell office:value-type="string">
            <text:p>HEXOCT</text:p>
          </table:table-cell>
          <table:table-cell office:value-type="string">
            <text:p>HEX2OCT</text:p>
          </table:table-cell>
          <table:table-cell office:value-type="string">
            <text:p>HEX.OCT</text:p>
          </table:table-cell>
          <table:table-cell office:value-type="string">
            <text:p>HEX2OCT</text:p>
          </table:table-cell>
          <table:table-cell office:value-type="string">
            <text:p>HEX.N.OCT</text:p>
          </table:table-cell>
          <table:table-cell office:value-type="string">
            <text:p>HEKSTILOKT</text:p>
          </table:table-cell>
          <table:table-cell office:value-type="string">
            <text:p>HEX2OCT</text:p>
          </table:table-cell>
          <table:table-cell office:value-type="string">
            <text:p>HEXAOCT</text:p>
          </table:table-cell>
          <table:table-cell table:number-columns-repeated="3" office:value-type="string">
            <text:p>HEX2OCT</text:p>
          </table:table-cell>
          <table:table-cell office:value-type="string">
            <text:p>HEX.TILL.OKT</text:p>
          </table:table-cell>
          <table:table-cell table:number-columns-repeated="238"/>
        </table:table-row>
        <table:table-row table:style-name="ro2">
          <table:table-cell office:value-type="string">
            <text:p>UNGERADE</text:p>
          </table:table-cell>
          <table:table-cell office:value-type="string">
            <text:p>ODD</text:p>
          </table:table-cell>
          <table:table-cell office:value-type="string">
            <text:p>SENAR</text:p>
          </table:table-cell>
          <table:table-cell office:value-type="string">
            <text:p>NEPARNO</text:p>
          </table:table-cell>
          <table:table-cell office:value-type="string">
            <text:p>REDONDEA.IMPAR</text:p>
          </table:table-cell>
          <table:table-cell office:value-type="string">
            <text:p>ODD</text:p>
          </table:table-cell>
          <table:table-cell office:value-type="string">
            <text:p>IMPAIR</text:p>
          </table:table-cell>
          <table:table-cell office:value-type="string">
            <text:p>ODD</text:p>
          </table:table-cell>
          <table:table-cell office:value-type="string">
            <text:p>DISPARI</text:p>
          </table:table-cell>
          <table:table-cell office:value-type="string">
            <text:p>ODD</text:p>
          </table:table-cell>
          <table:table-cell office:value-type="string">
            <text:p>ONEVEN</text:p>
          </table:table-cell>
          <table:table-cell office:value-type="string">
            <text:p>AVRUND.TIL.ODDETAL</text:p>
          </table:table-cell>
          <table:table-cell office:value-type="string">
            <text:p>ZAOKR.DO.NPARZ</text:p>
          </table:table-cell>
          <table:table-cell office:value-type="string">
            <text:p>ÍMPAR</text:p>
          </table:table-cell>
          <table:table-cell table:number-columns-repeated="3" office:value-type="string">
            <text:p>ODD</text:p>
          </table:table-cell>
          <table:table-cell office:value-type="string">
            <text:p>UDDA</text:p>
          </table:table-cell>
          <table:table-cell table:number-columns-repeated="238"/>
        </table:table-row>
        <table:table-row table:style-name="ro2">
          <table:table-cell table:number-columns-repeated="3" office:value-type="string">
            <text:p>INDEX</text:p>
          </table:table-cell>
          <table:table-cell office:value-type="string">
            <text:p>INDEKS</text:p>
          </table:table-cell>
          <table:table-cell office:value-type="string">
            <text:p>ÍNDICE</text:p>
          </table:table-cell>
          <table:table-cell table:number-columns-repeated="3" office:value-type="string">
            <text:p>INDEX</text:p>
          </table:table-cell>
          <table:table-cell office:value-type="string">
            <text:p>INDICE</text:p>
          </table:table-cell>
          <table:table-cell table:number-columns-repeated="2" office:value-type="string">
            <text:p>INDEX</text:p>
          </table:table-cell>
          <table:table-cell table:number-columns-repeated="2" office:value-type="string">
            <text:p>INDEKS</text:p>
          </table:table-cell>
          <table:table-cell office:value-type="string">
            <text:p>ÍNDICE</text:p>
          </table:table-cell>
          <table:table-cell table:number-columns-repeated="4" office:value-type="string">
            <text:p>INDEX</text:p>
          </table:table-cell>
          <table:table-cell table:number-columns-repeated="238"/>
        </table:table-row>
        <table:table-row table:style-name="ro2">
          <table:table-cell office:value-type="string">
            <text:p>INDIREKT</text:p>
          </table:table-cell>
          <table:table-cell office:value-type="string">
            <text:p>INDIRECT</text:p>
          </table:table-cell>
          <table:table-cell office:value-type="string">
            <text:p>INDIRECTE</text:p>
          </table:table-cell>
          <table:table-cell office:value-type="string">
            <text:p>INDIRECT</text:p>
          </table:table-cell>
          <table:table-cell office:value-type="string">
            <text:p>INDIRECTO</text:p>
          </table:table-cell>
          <table:table-cell table:number-columns-repeated="3" office:value-type="string">
            <text:p>INDIRECT</text:p>
          </table:table-cell>
          <table:table-cell office:value-type="string">
            <text:p>INDIRETTO</text:p>
          </table:table-cell>
          <table:table-cell table:number-columns-repeated="2" office:value-type="string">
            <text:p>INDIRECT</text:p>
          </table:table-cell>
          <table:table-cell office:value-type="string">
            <text:p>INDIREKTE</text:p>
          </table:table-cell>
          <table:table-cell office:value-type="string">
            <text:p>ADR.POŚR</text:p>
          </table:table-cell>
          <table:table-cell office:value-type="string">
            <text:p>INDIRETO</text:p>
          </table:table-cell>
          <table:table-cell table:number-columns-repeated="3" office:value-type="string">
            <text:p>INDIRECT</text:p>
          </table:table-cell>
          <table:table-cell office:value-type="string">
            <text:p>INDIREKT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INFO</text:p>
          </table:table-cell>
          <table:table-cell table:number-columns-repeated="238"/>
        </table:table-row>
        <table:table-row table:style-name="ro2">
          <table:table-cell office:value-type="string">
            <text:p>AUFGELZINS</text:p>
          </table:table-cell>
          <table:table-cell office:value-type="string">
            <text:p>GETACCRINT</text:p>
          </table:table-cell>
          <table:table-cell office:value-type="string">
            <text:p>INTCOMP</text:p>
          </table:table-cell>
          <table:table-cell office:value-type="string">
            <text:p>ACCRINT</text:p>
          </table:table-cell>
          <table:table-cell office:value-type="string">
            <text:p>INT.ACUM</text:p>
          </table:table-cell>
          <table:table-cell office:value-type="string">
            <text:p>KERTYNYT_KORKO</text:p>
          </table:table-cell>
          <table:table-cell office:value-type="string">
            <text:p>INTERET.ACC</text:p>
          </table:table-cell>
          <table:table-cell office:value-type="string">
            <text:p>ACCRINT</text:p>
          </table:table-cell>
          <table:table-cell office:value-type="string">
            <text:p>INT.MATURATO.PER</text:p>
          </table:table-cell>
          <table:table-cell office:value-type="string">
            <text:p>ACCRINT</text:p>
          </table:table-cell>
          <table:table-cell office:value-type="string">
            <text:p>SAMENG.RENTE</text:p>
          </table:table-cell>
          <table:table-cell office:value-type="string">
            <text:p>PÅLØPT.PERIODISK.RENTE</text:p>
          </table:table-cell>
          <table:table-cell office:value-type="string">
            <text:p>ACCRINT</text:p>
          </table:table-cell>
          <table:table-cell office:value-type="string">
            <text:p>JUROSACUM</text:p>
          </table:table-cell>
          <table:table-cell table:number-columns-repeated="3" office:value-type="string">
            <text:p>ACCRINT</text:p>
          </table:table-cell>
          <table:table-cell office:value-type="string">
            <text:p>UPPLRÄNTA</text:p>
          </table:table-cell>
          <table:table-cell table:number-columns-repeated="238"/>
        </table:table-row>
        <table:table-row table:style-name="ro2">
          <table:table-cell office:value-type="string">
            <text:p>AUFGELZINSF</text:p>
          </table:table-cell>
          <table:table-cell office:value-type="string">
            <text:p>GETACCRINTM</text:p>
          </table:table-cell>
          <table:table-cell office:value-type="string">
            <text:p>INTCOMPV</text:p>
          </table:table-cell>
          <table:table-cell office:value-type="string">
            <text:p>ACCRINTM</text:p>
          </table:table-cell>
          <table:table-cell office:value-type="string">
            <text:p>INT.ACUM.V</text:p>
          </table:table-cell>
          <table:table-cell office:value-type="string">
            <text:p>KERTYNYT_KORKO_LOPUSSA</text:p>
          </table:table-cell>
          <table:table-cell office:value-type="string">
            <text:p>INTERET.ACC.MAT</text:p>
          </table:table-cell>
          <table:table-cell office:value-type="string">
            <text:p>ACCRINTM</text:p>
          </table:table-cell>
          <table:table-cell office:value-type="string">
            <text:p>INT.MATURATO.SCAD</text:p>
          </table:table-cell>
          <table:table-cell office:value-type="string">
            <text:p>ACCRINTM</text:p>
          </table:table-cell>
          <table:table-cell office:value-type="string">
            <text:p>SAMENG.RENTE.V</text:p>
          </table:table-cell>
          <table:table-cell office:value-type="string">
            <text:p>PÅLØPT.FORFALLSRENTE</text:p>
          </table:table-cell>
          <table:table-cell office:value-type="string">
            <text:p>ACCRINTM</text:p>
          </table:table-cell>
          <table:table-cell office:value-type="string">
            <text:p>JUROSACUMV</text:p>
          </table:table-cell>
          <table:table-cell table:number-columns-repeated="3" office:value-type="string">
            <text:p>ACCRINTM</text:p>
          </table:table-cell>
          <table:table-cell office:value-type="string">
            <text:p>UPPLOBLRÄNTA</text:p>
          </table:table-cell>
          <table:table-cell table:number-columns-repeated="238"/>
        </table:table-row>
        <table:table-row table:style-name="ro2">
          <table:table-cell office:value-type="string">
            <text:p>KONFIDENZ</text:p>
          </table:table-cell>
          <table:table-cell office:value-type="string">
            <text:p>CONFIDENCE</text:p>
          </table:table-cell>
          <table:table-cell office:value-type="string">
            <text:p>CONFIANÇA</text:p>
          </table:table-cell>
          <table:table-cell office:value-type="string">
            <text:p>CONFIDENCE</text:p>
          </table:table-cell>
          <table:table-cell office:value-type="string">
            <text:p>INTERVALO.CONFIANZA</text:p>
          </table:table-cell>
          <table:table-cell office:value-type="string">
            <text:p>CONFIDENCE</text:p>
          </table:table-cell>
          <table:table-cell office:value-type="string">
            <text:p>INTERVALLE.CONFIANCE</text:p>
          </table:table-cell>
          <table:table-cell office:value-type="string">
            <text:p>CONFIDENCE</text:p>
          </table:table-cell>
          <table:table-cell office:value-type="string">
            <text:p>CONFIDENZA</text:p>
          </table:table-cell>
          <table:table-cell office:value-type="string">
            <text:p>CONFIDENCE</text:p>
          </table:table-cell>
          <table:table-cell office:value-type="string">
            <text:p>BETROUWBAARHEID</text:p>
          </table:table-cell>
          <table:table-cell office:value-type="string">
            <text:p>KONFIDENS</text:p>
          </table:table-cell>
          <table:table-cell office:value-type="string">
            <text:p>UFNOŚĆ</text:p>
          </table:table-cell>
          <table:table-cell office:value-type="string">
            <text:p>INT.CONFIANÇA</text:p>
          </table:table-cell>
          <table:table-cell table:number-columns-repeated="3" office:value-type="string">
            <text:p>CONFIDENCE</text:p>
          </table:table-cell>
          <table:table-cell office:value-type="string">
            <text:p>KONFIDENS</text:p>
          </table:table-cell>
          <table:table-cell table:number-columns-repeated="238"/>
        </table:table-row>
        <table:table-row table:style-name="ro2">
          <table:table-cell office:value-type="string">
            <text:p>ZINSZ</text:p>
          </table:table-cell>
          <table:table-cell office:value-type="string">
            <text:p>IPMT</text:p>
          </table:table-cell>
          <table:table-cell office:value-type="string">
            <text:p>PMTI</text:p>
          </table:table-cell>
          <table:table-cell office:value-type="string">
            <text:p>IPMT</text:p>
          </table:table-cell>
          <table:table-cell office:value-type="string">
            <text:p>PAGOINT</text:p>
          </table:table-cell>
          <table:table-cell office:value-type="string">
            <text:p>IPMT</text:p>
          </table:table-cell>
          <table:table-cell office:value-type="string">
            <text:p>INTPER</text:p>
          </table:table-cell>
          <table:table-cell office:value-type="string">
            <text:p>IPMT</text:p>
          </table:table-cell>
          <table:table-cell office:value-type="string">
            <text:p>P.RATA</text:p>
          </table:table-cell>
          <table:table-cell office:value-type="string">
            <text:p>IPMT</text:p>
          </table:table-cell>
          <table:table-cell office:value-type="string">
            <text:p>IBET</text:p>
          </table:table-cell>
          <table:table-cell office:value-type="string">
            <text:p>RAVDRAG</text:p>
          </table:table-cell>
          <table:table-cell office:value-type="string">
            <text:p>IPMT</text:p>
          </table:table-cell>
          <table:table-cell office:value-type="string">
            <text:p>IPGTO</text:p>
          </table:table-cell>
          <table:table-cell table:number-columns-repeated="3" office:value-type="string">
            <text:p>IPMT</text:p>
          </table:table-cell>
          <table:table-cell office:value-type="string">
            <text:p>RBETALNING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FINV</text:p>
          </table:table-cell>
          <table:table-cell office:value-type="string">
            <text:p>INVF</text:p>
          </table:table-cell>
          <table:table-cell office:value-type="string">
            <text:p>FINV</text:p>
          </table:table-cell>
          <table:table-cell office:value-type="string">
            <text:p>DISTR.F.INV</text:p>
          </table:table-cell>
          <table:table-cell office:value-type="string">
            <text:p>FINV</text:p>
          </table:table-cell>
          <table:table-cell office:value-type="string">
            <text:p>INVERSE.LOI.F</text:p>
          </table:table-cell>
          <table:table-cell office:value-type="string">
            <text:p>FINV</text:p>
          </table:table-cell>
          <table:table-cell office:value-type="string">
            <text:p>INV.F</text:p>
          </table:table-cell>
          <table:table-cell office:value-type="string">
            <text:p>FINV</text:p>
          </table:table-cell>
          <table:table-cell office:value-type="string">
            <text:p>F.INVERSE</text:p>
          </table:table-cell>
          <table:table-cell office:value-type="string">
            <text:p>FFORDELING.INVERS</text:p>
          </table:table-cell>
          <table:table-cell office:value-type="string">
            <text:p>ROZKŁAD.F.ODW</text:p>
          </table:table-cell>
          <table:table-cell office:value-type="string">
            <text:p>INVF</text:p>
          </table:table-cell>
          <table:table-cell table:number-columns-repeated="4" office:value-type="string">
            <text:p>FINV</text:p>
          </table:table-cell>
          <table:table-cell table:number-columns-repeated="238"/>
        </table:table-row>
        <table:table-row table:style-name="ro2">
          <table:table-cell office:value-type="string">
            <text:p>MINV</text:p>
          </table:table-cell>
          <table:table-cell office:value-type="string">
            <text:p>MINVERSE</text:p>
          </table:table-cell>
          <table:table-cell office:value-type="string">
            <text:p>MINVERSA</text:p>
          </table:table-cell>
          <table:table-cell office:value-type="string">
            <text:p>MINVERSE</text:p>
          </table:table-cell>
          <table:table-cell office:value-type="string">
            <text:p>MINVERSA</text:p>
          </table:table-cell>
          <table:table-cell office:value-type="string">
            <text:p>MINVERSE</text:p>
          </table:table-cell>
          <table:table-cell office:value-type="string">
            <text:p>INVERSEMAT</text:p>
          </table:table-cell>
          <table:table-cell office:value-type="string">
            <text:p>MINVERSE</text:p>
          </table:table-cell>
          <table:table-cell office:value-type="string">
            <text:p>MATR.INVERSA</text:p>
          </table:table-cell>
          <table:table-cell office:value-type="string">
            <text:p>MINVERSE</text:p>
          </table:table-cell>
          <table:table-cell office:value-type="string">
            <text:p>INVERSEMAT</text:p>
          </table:table-cell>
          <table:table-cell office:value-type="string">
            <text:p>MINVERS</text:p>
          </table:table-cell>
          <table:table-cell office:value-type="string">
            <text:p>MACIERZ.ODW</text:p>
          </table:table-cell>
          <table:table-cell office:value-type="string">
            <text:p>MATRIZ.INVERSO</text:p>
          </table:table-cell>
          <table:table-cell table:number-columns-repeated="3" office:value-type="string">
            <text:p>MINVERSE</text:p>
          </table:table-cell>
          <table:table-cell office:value-type="string">
            <text:p>MINVERT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ISPMT</text:p>
          </table:table-cell>
          <table:table-cell office:value-type="string">
            <text:p>IPDPE</text:p>
          </table:table-cell>
          <table:table-cell office:value-type="string">
            <text:p>ISPMT</text:p>
          </table:table-cell>
          <table:table-cell office:value-type="string">
            <text:p>INT.PAGO.DIR</text:p>
          </table:table-cell>
          <table:table-cell table:number-columns-repeated="3" office:value-type="string">
            <text:p>ISPMT</text:p>
          </table:table-cell>
          <table:table-cell office:value-type="string">
            <text:p>INTERESSE.RATA</text:p>
          </table:table-cell>
          <table:table-cell table:number-columns-repeated="2" office:value-type="string">
            <text:p>ISPMT</text:p>
          </table:table-cell>
          <table:table-cell office:value-type="string">
            <text:p>ER.AVDRAG</text:p>
          </table:table-cell>
          <table:table-cell office:value-type="string">
            <text:p>ISPMT</text:p>
          </table:table-cell>
          <table:table-cell office:value-type="string">
            <text:p>ÉPGTO</text:p>
          </table:table-cell>
          <table:table-cell table:number-columns-repeated="3" office:value-type="string">
            <text:p>ISPMT</text:p>
          </table:table-cell>
          <table:table-cell office:value-type="string">
            <text:p>RALÅN</text:p>
          </table:table-cell>
          <table:table-cell table:number-columns-repeated="238"/>
        </table:table-row>
        <table:table-row table:style-name="ro2">
          <table:table-cell office:value-type="string">
            <text:p>TAG</text:p>
          </table:table-cell>
          <table:table-cell office:value-type="string">
            <text:p>DAY</text:p>
          </table:table-cell>
          <table:table-cell office:value-type="string">
            <text:p>DIA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AY</text:p>
          </table:table-cell>
          <table:table-cell office:value-type="string">
            <text:p>JOUR</text:p>
          </table:table-cell>
          <table:table-cell office:value-type="string">
            <text:p>DAY</text:p>
          </table:table-cell>
          <table:table-cell office:value-type="string">
            <text:p>GIORNO</text:p>
          </table:table-cell>
          <table:table-cell office:value-type="string">
            <text:p>DAY</text:p>
          </table:table-cell>
          <table:table-cell table:number-columns-repeated="2" office:value-type="string">
            <text:p>DAG</text:p>
          </table:table-cell>
          <table:table-cell office:value-type="string">
            <text:p>DZIEŃ</text:p>
          </table:table-cell>
          <table:table-cell office:value-type="string">
            <text:p>DIA</text:p>
          </table:table-cell>
          <table:table-cell table:number-columns-repeated="3" office:value-type="string">
            <text:p>DAY</text:p>
          </table:table-cell>
          <table:table-cell office:value-type="string">
            <text:p>DAG</text:p>
          </table:table-cell>
          <table:table-cell table:number-columns-repeated="238"/>
        </table:table-row>
        <table:table-row table:style-name="ro2">
          <table:table-cell office:value-type="string">
            <text:p>TAGE</text:p>
          </table:table-cell>
          <table:table-cell office:value-type="string">
            <text:p>DAYS</text:p>
          </table:table-cell>
          <table:table-cell office:value-type="string">
            <text:p>DIES</text:p>
          </table:table-cell>
          <table:table-cell office:value-type="string">
            <text:p>DAYS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JOURS</text:p>
          </table:table-cell>
          <table:table-cell office:value-type="string">
            <text:p>DAYS</text:p>
          </table:table-cell>
          <table:table-cell office:value-type="string">
            <text:p>GIORNI</text:p>
          </table:table-cell>
          <table:table-cell office:value-type="string">
            <text:p>DAYS</text:p>
          </table:table-cell>
          <table:table-cell office:value-type="string">
            <text:p>DAGEN</text:p>
          </table:table-cell>
          <table:table-cell office:value-type="string">
            <text:p>DAGAR</text:p>
          </table:table-cell>
          <table:table-cell office:value-type="string">
            <text:p>DNI</text:p>
          </table:table-cell>
          <table:table-cell office:value-type="string">
            <text:p>DIAS</text:p>
          </table:table-cell>
          <table:table-cell table:number-columns-repeated="3" office:value-type="string">
            <text:p>DAYS</text:p>
          </table:table-cell>
          <table:table-cell office:value-type="string">
            <text:p>DAGAR</text:p>
          </table:table-cell>
          <table:table-cell table:number-columns-repeated="238"/>
        </table:table-row>
        <table:table-row table:style-name="ro2">
          <table:table-cell office:value-type="string">
            <text:p>TAGE360</text:p>
          </table:table-cell>
          <table:table-cell office:value-type="string">
            <text:p>DAYS360</text:p>
          </table:table-cell>
          <table:table-cell office:value-type="string">
            <text:p>DIES360</text:p>
          </table:table-cell>
          <table:table-cell office:value-type="string">
            <text:p>DAYS360</text:p>
          </table:table-cell>
          <table:table-cell office:value-type="string">
            <text:p>DÍAS360</text:p>
          </table:table-cell>
          <table:table-cell office:value-type="string">
            <text:p>DAYS360</text:p>
          </table:table-cell>
          <table:table-cell office:value-type="string">
            <text:p>JOURS360</text:p>
          </table:table-cell>
          <table:table-cell office:value-type="string">
            <text:p>DAYS360</text:p>
          </table:table-cell>
          <table:table-cell office:value-type="string">
            <text:p>GIORNO360</text:p>
          </table:table-cell>
          <table:table-cell office:value-type="string">
            <text:p>DAYS360</text:p>
          </table:table-cell>
          <table:table-cell office:value-type="string">
            <text:p>DAGEN360</text:p>
          </table:table-cell>
          <table:table-cell office:value-type="string">
            <text:p>DAGAR360</text:p>
          </table:table-cell>
          <table:table-cell office:value-type="string">
            <text:p>DNI.360</text:p>
          </table:table-cell>
          <table:table-cell office:value-type="string">
            <text:p>DIAS360</text:p>
          </table:table-cell>
          <table:table-cell table:number-columns-repeated="3" office:value-type="string">
            <text:p>DAYS360</text:p>
          </table:table-cell>
          <table:table-cell office:value-type="string">
            <text:p>DAGAR360</text:p>
          </table:table-cell>
          <table:table-cell table:number-columns-repeated="238"/>
        </table:table-row>
        <table:table-row table:style-name="ro2">
          <table:table-cell office:value-type="string">
            <text:p>TAGEIMJAHR</text:p>
          </table:table-cell>
          <table:table-cell office:value-type="string">
            <text:p>GETDAYSINYEAR</text:p>
          </table:table-cell>
          <table:table-cell office:value-type="string">
            <text:p>DIESENANY</text:p>
          </table:table-cell>
          <table:table-cell office:value-type="string">
            <text:p>DAYSINYEAR</text:p>
          </table:table-cell>
          <table:table-cell office:value-type="string">
            <text:p>DÍASENAÑO</text:p>
          </table:table-cell>
          <table:table-cell office:value-type="string">
            <text:p>DAYSINYEAR</text:p>
          </table:table-cell>
          <table:table-cell office:value-type="string">
            <text:p>JOURSDANSANNEE</text:p>
          </table:table-cell>
          <table:table-cell office:value-type="string">
            <text:p>DAYSINYEAR</text:p>
          </table:table-cell>
          <table:table-cell office:value-type="string">
            <text:p>GIORNI.ANNO</text:p>
          </table:table-cell>
          <table:table-cell office:value-type="string">
            <text:p>DAYSINYEAR</text:p>
          </table:table-cell>
          <table:table-cell office:value-type="string">
            <text:p>DAGENINJAAR</text:p>
          </table:table-cell>
          <table:table-cell office:value-type="string">
            <text:p>DAGAR.I.ÅRET</text:p>
          </table:table-cell>
          <table:table-cell office:value-type="string">
            <text:p>DNI.ROKU</text:p>
          </table:table-cell>
          <table:table-cell office:value-type="string">
            <text:p>DIASNOANO</text:p>
          </table:table-cell>
          <table:table-cell table:number-columns-repeated="3" office:value-type="string">
            <text:p>DAYSINYEAR</text:p>
          </table:table-cell>
          <table:table-cell office:value-type="string">
            <text:p>DAGARPÅÅRET</text:p>
          </table:table-cell>
          <table:table-cell table:number-columns-repeated="238"/>
        </table:table-row>
        <table:table-row table:style-name="ro2">
          <table:table-cell office:value-type="string">
            <text:p>TAGEIMMONAT</text:p>
          </table:table-cell>
          <table:table-cell office:value-type="string">
            <text:p>GETDAYSINMONTH</text:p>
          </table:table-cell>
          <table:table-cell office:value-type="string">
            <text:p>DIESENMES</text:p>
          </table:table-cell>
          <table:table-cell office:value-type="string">
            <text:p>DAYSINMONTH</text:p>
          </table:table-cell>
          <table:table-cell office:value-type="string">
            <text:p>DÍASENMES</text:p>
          </table:table-cell>
          <table:table-cell office:value-type="string">
            <text:p>DAYSINMONTH</text:p>
          </table:table-cell>
          <table:table-cell office:value-type="string">
            <text:p>JOURSDANSMOIS</text:p>
          </table:table-cell>
          <table:table-cell office:value-type="string">
            <text:p>DAYSINMONTH</text:p>
          </table:table-cell>
          <table:table-cell office:value-type="string">
            <text:p>GIORNI.MESE</text:p>
          </table:table-cell>
          <table:table-cell office:value-type="string">
            <text:p>DAYSINMONTH</text:p>
          </table:table-cell>
          <table:table-cell office:value-type="string">
            <text:p>DAGENINMAAND</text:p>
          </table:table-cell>
          <table:table-cell office:value-type="string">
            <text:p>DAGAR.I.MÅNADEN</text:p>
          </table:table-cell>
          <table:table-cell office:value-type="string">
            <text:p>DNI.MIESIĄCA</text:p>
          </table:table-cell>
          <table:table-cell office:value-type="string">
            <text:p>DIASNOMÊS</text:p>
          </table:table-cell>
          <table:table-cell table:number-columns-repeated="3" office:value-type="string">
            <text:p>DAYSINMONTH</text:p>
          </table:table-cell>
          <table:table-cell office:value-type="string">
            <text:p>DAGARIMÅNADEN</text:p>
          </table:table-cell>
          <table:table-cell table:number-columns-repeated="238"/>
        </table:table-row>
        <table:table-row table:style-name="ro2">
          <table:table-cell office:value-type="string">
            <text:p>WOCHENTAG</text:p>
          </table:table-cell>
          <table:table-cell office:value-type="string">
            <text:p>WEEKDAY</text:p>
          </table:table-cell>
          <table:table-cell office:value-type="string">
            <text:p>DIASETMANA</text:p>
          </table:table-cell>
          <table:table-cell office:value-type="string">
            <text:p>WEEKDAY</text:p>
          </table:table-cell>
          <table:table-cell office:value-type="string">
            <text:p>DÍASEM</text:p>
          </table:table-cell>
          <table:table-cell office:value-type="string">
            <text:p>WEEKDAY</text:p>
          </table:table-cell>
          <table:table-cell office:value-type="string">
            <text:p>JOURSEM</text:p>
          </table:table-cell>
          <table:table-cell office:value-type="string">
            <text:p>WEEKDAY</text:p>
          </table:table-cell>
          <table:table-cell office:value-type="string">
            <text:p>GIORNO.SETTIMANA</text:p>
          </table:table-cell>
          <table:table-cell office:value-type="string">
            <text:p>WEEKDAY</text:p>
          </table:table-cell>
          <table:table-cell office:value-type="string">
            <text:p>WEEKDAG</text:p>
          </table:table-cell>
          <table:table-cell office:value-type="string">
            <text:p>VEKEDAG</text:p>
          </table:table-cell>
          <table:table-cell office:value-type="string">
            <text:p>DZIEŃ.TYG</text:p>
          </table:table-cell>
          <table:table-cell office:value-type="string">
            <text:p>DIA.DA.SEMANA</text:p>
          </table:table-cell>
          <table:table-cell table:number-columns-repeated="3" office:value-type="string">
            <text:p>WEEKDAY</text:p>
          </table:table-cell>
          <table:table-cell office:value-type="string">
            <text:p>VECKODAG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HIINV</text:p>
          </table:table-cell>
          <table:table-cell office:value-type="string">
            <text:p>INVKHI</text:p>
          </table:table-cell>
          <table:table-cell office:value-type="string">
            <text:p>CHIINV</text:p>
          </table:table-cell>
          <table:table-cell office:value-type="string">
            <text:p>PRUEBA.JI.INV</text:p>
          </table:table-cell>
          <table:table-cell office:value-type="string">
            <text:p>CHIINV</text:p>
          </table:table-cell>
          <table:table-cell office:value-type="string">
            <text:p>KHIDEUX.INVERSE</text:p>
          </table:table-cell>
          <table:table-cell office:value-type="string">
            <text:p>CHIINV</text:p>
          </table:table-cell>
          <table:table-cell office:value-type="string">
            <text:p>INV.CHI</text:p>
          </table:table-cell>
          <table:table-cell office:value-type="string">
            <text:p>CHIINV</text:p>
          </table:table-cell>
          <table:table-cell office:value-type="string">
            <text:p>CHI.KWADRAAT.INV</text:p>
          </table:table-cell>
          <table:table-cell office:value-type="string">
            <text:p>INVERS.KJIFORDELING</text:p>
          </table:table-cell>
          <table:table-cell office:value-type="string">
            <text:p>ROZKŁAD.CHI.ODW</text:p>
          </table:table-cell>
          <table:table-cell office:value-type="string">
            <text:p>INV.QUI</text:p>
          </table:table-cell>
          <table:table-cell table:number-columns-repeated="3" office:value-type="string">
            <text:p>CHIINV</text:p>
          </table:table-cell>
          <table:table-cell office:value-type="string">
            <text:p>CHI2INV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KURT</text:p>
          </table:table-cell>
          <table:table-cell office:value-type="string">
            <text:p>CURT</text:p>
          </table:table-cell>
          <table:table-cell office:value-type="string">
            <text:p>KURT</text:p>
          </table:table-cell>
          <table:table-cell office:value-type="string">
            <text:p>CURTOSIS</text:p>
          </table:table-cell>
          <table:table-cell office:value-type="string">
            <text:p>KURT</text:p>
          </table:table-cell>
          <table:table-cell office:value-type="string">
            <text:p>KURTOSIS</text:p>
          </table:table-cell>
          <table:table-cell office:value-type="string">
            <text:p>KURT</text:p>
          </table:table-cell>
          <table:table-cell office:value-type="string">
            <text:p>CURTOSI</text:p>
          </table:table-cell>
          <table:table-cell office:value-type="string">
            <text:p>KURT</text:p>
          </table:table-cell>
          <table:table-cell office:value-type="string">
            <text:p>KURTOSIS</text:p>
          </table:table-cell>
          <table:table-cell office:value-type="string">
            <text:p>KURVATUR</text:p>
          </table:table-cell>
          <table:table-cell office:value-type="string">
            <text:p>KURTOZA</text:p>
          </table:table-cell>
          <table:table-cell office:value-type="string">
            <text:p>CURT</text:p>
          </table:table-cell>
          <table:table-cell table:number-columns-repeated="3" office:value-type="string">
            <text:p>KURT</text:p>
          </table:table-cell>
          <table:table-cell office:value-type="string">
            <text:p>TOPPIGHET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HYPERLINK</text:p>
          </table:table-cell>
          <table:table-cell office:value-type="string">
            <text:p>HIPERENLLAÇ</text:p>
          </table:table-cell>
          <table:table-cell office:value-type="string">
            <text:p>HIPERVEZA</text:p>
          </table:table-cell>
          <table:table-cell office:value-type="string">
            <text:p>HIPERVÍNCULO</text:p>
          </table:table-cell>
          <table:table-cell office:value-type="string">
            <text:p>HYPERLINK</text:p>
          </table:table-cell>
          <table:table-cell office:value-type="string">
            <text:p>LIEN_HYPERTEXTE</text:p>
          </table:table-cell>
          <table:table-cell table:number-columns-repeated="4" office:value-type="string">
            <text:p>HYPERLINK</text:p>
          </table:table-cell>
          <table:table-cell office:value-type="string">
            <text:p>HYPERLENKJE</text:p>
          </table:table-cell>
          <table:table-cell office:value-type="string">
            <text:p>Hiperłącze.</text:p>
          </table:table-cell>
          <table:table-cell table:number-columns-repeated="4" office:value-type="string">
            <text:p>HYPERLINK</text:p>
          </table:table-cell>
          <table:table-cell office:value-type="string">
            <text:p>HYPERLÄNK</text:p>
          </table:table-cell>
          <table:table-cell table:number-columns-repeated="238"/>
        </table:table-row>
        <table:table-row table:style-name="ro2">
          <table:table-cell office:value-type="string">
            <text:p>ZEILE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EDAK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LIGNE</text:p>
          </table:table-cell>
          <table:table-cell office:value-type="string">
            <text:p>ROW</text:p>
          </table:table-cell>
          <table:table-cell office:value-type="string">
            <text:p>RIF.RIGA</text:p>
          </table:table-cell>
          <table:table-cell office:value-type="string">
            <text:p>ROW</text:p>
          </table:table-cell>
          <table:table-cell office:value-type="string">
            <text:p>RIJ</text:p>
          </table:table-cell>
          <table:table-cell office:value-type="string">
            <text:p>RAD</text:p>
          </table:table-cell>
          <table:table-cell office:value-type="string">
            <text:p>WIERSZ</text:p>
          </table:table-cell>
          <table:table-cell office:value-type="string">
            <text:p>LINHA</text:p>
          </table:table-cell>
          <table:table-cell table:number-columns-repeated="3" office:value-type="string">
            <text:p>ROW</text:p>
          </table:table-cell>
          <table:table-cell office:value-type="string">
            <text:p>RAD</text:p>
          </table:table-cell>
          <table:table-cell table:number-columns-repeated="238"/>
        </table:table-row>
        <table:table-row table:style-name="ro2">
          <table:table-cell office:value-type="string">
            <text:p>ZEILEN</text:p>
          </table:table-cell>
          <table:table-cell office:value-type="string">
            <text:p>ROWS</text:p>
          </table:table-cell>
          <table:table-cell office:value-type="string">
            <text:p>FILES</text:p>
          </table:table-cell>
          <table:table-cell office:value-type="string">
            <text:p>RETCI</text:p>
          </table:table-cell>
          <table:table-cell office:value-type="string">
            <text:p>FILAS</text:p>
          </table:table-cell>
          <table:table-cell office:value-type="string">
            <text:p>ROWS</text:p>
          </table:table-cell>
          <table:table-cell office:value-type="string">
            <text:p>LIGNES</text:p>
          </table:table-cell>
          <table:table-cell office:value-type="string">
            <text:p>ROWS</text:p>
          </table:table-cell>
          <table:table-cell office:value-type="string">
            <text:p>RIGHE</text:p>
          </table:table-cell>
          <table:table-cell office:value-type="string">
            <text:p>ROWS</text:p>
          </table:table-cell>
          <table:table-cell office:value-type="string">
            <text:p>RIJEN</text:p>
          </table:table-cell>
          <table:table-cell office:value-type="string">
            <text:p>RADER</text:p>
          </table:table-cell>
          <table:table-cell office:value-type="string">
            <text:p>LICZBA.WIERSZY</text:p>
          </table:table-cell>
          <table:table-cell office:value-type="string">
            <text:p>LINHAS</text:p>
          </table:table-cell>
          <table:table-cell table:number-columns-repeated="3" office:value-type="string">
            <text:p>ROWS</text:p>
          </table:table-cell>
          <table:table-cell office:value-type="string">
            <text:p>RADER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LN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GAMMALN</text:p>
          </table:table-cell>
          <table:table-cell office:value-type="string">
            <text:p>LNGAMMA</text:p>
          </table:table-cell>
          <table:table-cell office:value-type="string">
            <text:p>GAMMALN</text:p>
          </table:table-cell>
          <table:table-cell office:value-type="string">
            <text:p>GAMMA.LN</text:p>
          </table:table-cell>
          <table:table-cell office:value-type="string">
            <text:p>GAMMALN</text:p>
          </table:table-cell>
          <table:table-cell office:value-type="string">
            <text:p>LNGAMMA</text:p>
          </table:table-cell>
          <table:table-cell office:value-type="string">
            <text:p>GAMMALN</text:p>
          </table:table-cell>
          <table:table-cell office:value-type="string">
            <text:p>LN.GAMMA</text:p>
          </table:table-cell>
          <table:table-cell office:value-type="string">
            <text:p>GAMMALN</text:p>
          </table:table-cell>
          <table:table-cell office:value-type="string">
            <text:p>GAMMA.LN</text:p>
          </table:table-cell>
          <table:table-cell office:value-type="string">
            <text:p>GAMMALN</text:p>
          </table:table-cell>
          <table:table-cell office:value-type="string">
            <text:p>ROZKŁAD.LIN.GAMMA</text:p>
          </table:table-cell>
          <table:table-cell office:value-type="string">
            <text:p>LNGAMA</text:p>
          </table:table-cell>
          <table:table-cell table:number-columns-repeated="4" office:value-type="string">
            <text:p>GAMMALN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LOG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LOG10</text:p>
          </table:table-cell>
          <table:table-cell table:number-columns-repeated="238"/>
        </table:table-row>
        <table:table-row table:style-name="ro2">
          <table:table-cell office:value-type="string">
            <text:p>RKP</text:p>
          </table:table-cell>
          <table:table-cell office:value-type="string">
            <text:p>LOGEST</text:p>
          </table:table-cell>
          <table:table-cell office:value-type="string">
            <text:p>ESTLOG</text:p>
          </table:table-cell>
          <table:table-cell office:value-type="string">
            <text:p>LOGEST</text:p>
          </table:table-cell>
          <table:table-cell office:value-type="string">
            <text:p>ESTIMACIÓN.LOGARÍTMICA</text:p>
          </table:table-cell>
          <table:table-cell office:value-type="string">
            <text:p>LOGEST</text:p>
          </table:table-cell>
          <table:table-cell office:value-type="string">
            <text:p>LOGREG</text:p>
          </table:table-cell>
          <table:table-cell office:value-type="string">
            <text:p>LOGEST</text:p>
          </table:table-cell>
          <table:table-cell office:value-type="string">
            <text:p>REGR.LOG</text:p>
          </table:table-cell>
          <table:table-cell office:value-type="string">
            <text:p>LOGEST</text:p>
          </table:table-cell>
          <table:table-cell office:value-type="string">
            <text:p>LOGSCH</text:p>
          </table:table-cell>
          <table:table-cell office:value-type="string">
            <text:p>KURVE</text:p>
          </table:table-cell>
          <table:table-cell office:value-type="string">
            <text:p>REGEXPP</text:p>
          </table:table-cell>
          <table:table-cell office:value-type="string">
            <text:p>PROJ.LOG</text:p>
          </table:table-cell>
          <table:table-cell table:number-columns-repeated="3" office:value-type="string">
            <text:p>LOGEST</text:p>
          </table:table-cell>
          <table:table-cell office:value-type="string">
            <text:p>EXPREGR</text:p>
          </table:table-cell>
          <table:table-cell table:number-columns-repeated="238"/>
        </table:table-row>
        <table:table-row table:style-name="ro2">
          <table:table-cell office:value-type="string">
            <text:p>BETAVERT</text:p>
          </table:table-cell>
          <table:table-cell office:value-type="string">
            <text:p>BETADIST</text:p>
          </table:table-cell>
          <table:table-cell office:value-type="string">
            <text:p>DISTBETA</text:p>
          </table:table-cell>
          <table:table-cell office:value-type="string">
            <text:p>BETADIST</text:p>
          </table:table-cell>
          <table:table-cell office:value-type="string">
            <text:p>DISTR.BETA</text:p>
          </table:table-cell>
          <table:table-cell office:value-type="string">
            <text:p>BETADIST</text:p>
          </table:table-cell>
          <table:table-cell office:value-type="string">
            <text:p>LOI.BETA</text:p>
          </table:table-cell>
          <table:table-cell office:value-type="string">
            <text:p>BETADIST</text:p>
          </table:table-cell>
          <table:table-cell office:value-type="string">
            <text:p>DISTRIB.BETA</text:p>
          </table:table-cell>
          <table:table-cell office:value-type="string">
            <text:p>BETADIST</text:p>
          </table:table-cell>
          <table:table-cell office:value-type="string">
            <text:p>BÈTA.VERD</text:p>
          </table:table-cell>
          <table:table-cell office:value-type="string">
            <text:p>BETAFORDELING</text:p>
          </table:table-cell>
          <table:table-cell office:value-type="string">
            <text:p>ROZKŁAD.BETA</text:p>
          </table:table-cell>
          <table:table-cell office:value-type="string">
            <text:p>DISTBETA</text:p>
          </table:table-cell>
          <table:table-cell table:number-columns-repeated="3" office:value-type="string">
            <text:p>BETADIST</text:p>
          </table:table-cell>
          <table:table-cell office:value-type="string">
            <text:p>BETAFÖRD</text:p>
          </table:table-cell>
          <table:table-cell table:number-columns-repeated="238"/>
        </table:table-row>
        <table:table-row table:style-name="ro2">
          <table:table-cell office:value-type="string">
            <text:p>BINOMVERT</text:p>
          </table:table-cell>
          <table:table-cell table:number-columns-repeated="3" office:value-type="string">
            <text:p>BINOMDIST</text:p>
          </table:table-cell>
          <table:table-cell office:value-type="string">
            <text:p>DISTR.BINOM</text:p>
          </table:table-cell>
          <table:table-cell office:value-type="string">
            <text:p>BINOMDIST</text:p>
          </table:table-cell>
          <table:table-cell office:value-type="string">
            <text:p>LOI.BINOMIALE</text:p>
          </table:table-cell>
          <table:table-cell office:value-type="string">
            <text:p>BINOMDIST</text:p>
          </table:table-cell>
          <table:table-cell office:value-type="string">
            <text:p>DISTRIB.BINOM</text:p>
          </table:table-cell>
          <table:table-cell office:value-type="string">
            <text:p>BINOMDIST</text:p>
          </table:table-cell>
          <table:table-cell office:value-type="string">
            <text:p>BINOMIALE.VERD</text:p>
          </table:table-cell>
          <table:table-cell office:value-type="string">
            <text:p>BINOM.FORDELING</text:p>
          </table:table-cell>
          <table:table-cell office:value-type="string">
            <text:p>ROZKŁAD.DWUM</text:p>
          </table:table-cell>
          <table:table-cell office:value-type="string">
            <text:p>DISTRBINOM</text:p>
          </table:table-cell>
          <table:table-cell table:number-columns-repeated="3" office:value-type="string">
            <text:p>BINOMDIST</text:p>
          </table:table-cell>
          <table:table-cell office:value-type="string">
            <text:p>BINOMFÖRD</text:p>
          </table:table-cell>
          <table:table-cell table:number-columns-repeated="238"/>
        </table:table-row>
        <table:table-row table:style-name="ro2">
          <table:table-cell office:value-type="string">
            <text:p>NEGBINOMVERT</text:p>
          </table:table-cell>
          <table:table-cell office:value-type="string">
            <text:p>NEGBINOMDIST</text:p>
          </table:table-cell>
          <table:table-cell office:value-type="string">
            <text:p>DISTBINOMNEG</text:p>
          </table:table-cell>
          <table:table-cell table:number-columns-repeated="3" office:value-type="string">
            <text:p>NEGBINOMDIST</text:p>
          </table:table-cell>
          <table:table-cell office:value-type="string">
            <text:p>LOI.BINOMIALE.NEG</text:p>
          </table:table-cell>
          <table:table-cell office:value-type="string">
            <text:p>NEGBINOMDIST</text:p>
          </table:table-cell>
          <table:table-cell office:value-type="string">
            <text:p>DISTRIB.BINOM.NEG</text:p>
          </table:table-cell>
          <table:table-cell office:value-type="string">
            <text:p>NEGBINOMDIST</text:p>
          </table:table-cell>
          <table:table-cell office:value-type="string">
            <text:p>NEG.BINOM.VERD</text:p>
          </table:table-cell>
          <table:table-cell office:value-type="string">
            <text:p>NEGBINOM.FORDELING</text:p>
          </table:table-cell>
          <table:table-cell office:value-type="string">
            <text:p>ROZKŁAD.DWUM.PRZEC</text:p>
          </table:table-cell>
          <table:table-cell office:value-type="string">
            <text:p>DIST.BIN.NEG</text:p>
          </table:table-cell>
          <table:table-cell table:number-columns-repeated="3" office:value-type="string">
            <text:p>NEGBINOMDIST</text:p>
          </table:table-cell>
          <table:table-cell office:value-type="string">
            <text:p>NEGBINOMFÖRD</text:p>
          </table:table-cell>
          <table:table-cell table:number-columns-repeated="238"/>
        </table:table-row>
        <table:table-row table:style-name="ro2">
          <table:table-cell office:value-type="string">
            <text:p>EXPONVERT</text:p>
          </table:table-cell>
          <table:table-cell office:value-type="string">
            <text:p>EXPONDIST</text:p>
          </table:table-cell>
          <table:table-cell office:value-type="string">
            <text:p>DISTEXPON</text:p>
          </table:table-cell>
          <table:table-cell office:value-type="string">
            <text:p>EXPONDIST</text:p>
          </table:table-cell>
          <table:table-cell office:value-type="string">
            <text:p>DISTR.EXP</text:p>
          </table:table-cell>
          <table:table-cell office:value-type="string">
            <text:p>EXPONDIST</text:p>
          </table:table-cell>
          <table:table-cell office:value-type="string">
            <text:p>LOI.EXPONENTIELLE</text:p>
          </table:table-cell>
          <table:table-cell office:value-type="string">
            <text:p>EXPONDIST</text:p>
          </table:table-cell>
          <table:table-cell office:value-type="string">
            <text:p>DISTRIB.EXP</text:p>
          </table:table-cell>
          <table:table-cell office:value-type="string">
            <text:p>EXPONDIST</text:p>
          </table:table-cell>
          <table:table-cell office:value-type="string">
            <text:p>EXPON.VERD</text:p>
          </table:table-cell>
          <table:table-cell office:value-type="string">
            <text:p>EKSP.FORDELING</text:p>
          </table:table-cell>
          <table:table-cell office:value-type="string">
            <text:p>ROZKŁAD.EXP</text:p>
          </table:table-cell>
          <table:table-cell office:value-type="string">
            <text:p>DISTEXPON</text:p>
          </table:table-cell>
          <table:table-cell table:number-columns-repeated="3" office:value-type="string">
            <text:p>EXPONDIST</text:p>
          </table:table-cell>
          <table:table-cell office:value-type="string">
            <text:p>EXPONFÖRD</text:p>
          </table:table-cell>
          <table:table-cell table:number-columns-repeated="238"/>
        </table:table-row>
        <table:table-row table:style-name="ro2">
          <table:table-cell office:value-type="string">
            <text:p>FVERT</text:p>
          </table:table-cell>
          <table:table-cell office:value-type="string">
            <text:p>FDIST</text:p>
          </table:table-cell>
          <table:table-cell office:value-type="string">
            <text:p>DISTF</text:p>
          </table:table-cell>
          <table:table-cell office:value-type="string">
            <text:p>FDIST</text:p>
          </table:table-cell>
          <table:table-cell office:value-type="string">
            <text:p>DISTR.F</text:p>
          </table:table-cell>
          <table:table-cell office:value-type="string">
            <text:p>FDIST</text:p>
          </table:table-cell>
          <table:table-cell office:value-type="string">
            <text:p>LOI.F</text:p>
          </table:table-cell>
          <table:table-cell office:value-type="string">
            <text:p>FDIST</text:p>
          </table:table-cell>
          <table:table-cell office:value-type="string">
            <text:p>DISTRIB.F</text:p>
          </table:table-cell>
          <table:table-cell office:value-type="string">
            <text:p>FDIST</text:p>
          </table:table-cell>
          <table:table-cell office:value-type="string">
            <text:p>F.VERDELING</text:p>
          </table:table-cell>
          <table:table-cell office:value-type="string">
            <text:p>FFORDELING</text:p>
          </table:table-cell>
          <table:table-cell office:value-type="string">
            <text:p>ROZKŁAD.F</text:p>
          </table:table-cell>
          <table:table-cell office:value-type="string">
            <text:p>DISTF</text:p>
          </table:table-cell>
          <table:table-cell table:number-columns-repeated="3" office:value-type="string">
            <text:p>FDIST</text:p>
          </table:table-cell>
          <table:table-cell office:value-type="string">
            <text:p>FFÖRD</text:p>
          </table:table-cell>
          <table:table-cell table:number-columns-repeated="238"/>
        </table:table-row>
        <table:table-row table:style-name="ro2">
          <table:table-cell office:value-type="string">
            <text:p>GAMMAVERT</text:p>
          </table:table-cell>
          <table:table-cell office:value-type="string">
            <text:p>GAMMADIST</text:p>
          </table:table-cell>
          <table:table-cell office:value-type="string">
            <text:p>DISTGAMMA</text:p>
          </table:table-cell>
          <table:table-cell office:value-type="string">
            <text:p>GAMMADIST</text:p>
          </table:table-cell>
          <table:table-cell office:value-type="string">
            <text:p>DISTR.GAMMA</text:p>
          </table:table-cell>
          <table:table-cell office:value-type="string">
            <text:p>GAMMADIST</text:p>
          </table:table-cell>
          <table:table-cell office:value-type="string">
            <text:p>LOI.GAMMA</text:p>
          </table:table-cell>
          <table:table-cell office:value-type="string">
            <text:p>GAMMADIST</text:p>
          </table:table-cell>
          <table:table-cell office:value-type="string">
            <text:p>DISTRIB.GAMMA</text:p>
          </table:table-cell>
          <table:table-cell office:value-type="string">
            <text:p>GAMMADIST</text:p>
          </table:table-cell>
          <table:table-cell office:value-type="string">
            <text:p>GAMMA.VERD</text:p>
          </table:table-cell>
          <table:table-cell office:value-type="string">
            <text:p>GAMMAFORDELING</text:p>
          </table:table-cell>
          <table:table-cell office:value-type="string">
            <text:p>ROZKŁAD.GAMMA</text:p>
          </table:table-cell>
          <table:table-cell office:value-type="string">
            <text:p>DISTGAMA</text:p>
          </table:table-cell>
          <table:table-cell table:number-columns-repeated="3" office:value-type="string">
            <text:p>GAMMADIST</text:p>
          </table:table-cell>
          <table:table-cell office:value-type="string">
            <text:p>GAMMAFÖR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GAMMAINV</text:p>
          </table:table-cell>
          <table:table-cell office:value-type="string">
            <text:p>INVGAMMA</text:p>
          </table:table-cell>
          <table:table-cell office:value-type="string">
            <text:p>GAMMAINV</text:p>
          </table:table-cell>
          <table:table-cell office:value-type="string">
            <text:p>DISTR.GAMMA.INV</text:p>
          </table:table-cell>
          <table:table-cell office:value-type="string">
            <text:p>GAMMAINV</text:p>
          </table:table-cell>
          <table:table-cell office:value-type="string">
            <text:p>LOI.GAMMA.INVERSE</text:p>
          </table:table-cell>
          <table:table-cell office:value-type="string">
            <text:p>GAMMAINV</text:p>
          </table:table-cell>
          <table:table-cell office:value-type="string">
            <text:p>INV.GAMMA</text:p>
          </table:table-cell>
          <table:table-cell office:value-type="string">
            <text:p>GAMMAINV</text:p>
          </table:table-cell>
          <table:table-cell office:value-type="string">
            <text:p>GAMMA.INV</text:p>
          </table:table-cell>
          <table:table-cell office:value-type="string">
            <text:p>GAMMAINV</text:p>
          </table:table-cell>
          <table:table-cell office:value-type="string">
            <text:p>ROZKŁAD.GAMMA.ODW</text:p>
          </table:table-cell>
          <table:table-cell office:value-type="string">
            <text:p>INVGAMA</text:p>
          </table:table-cell>
          <table:table-cell table:number-columns-repeated="4" office:value-type="string">
            <text:p>GAMMAINV</text:p>
          </table:table-cell>
          <table:table-cell table:number-columns-repeated="238"/>
        </table:table-row>
        <table:table-row table:style-name="ro2">
          <table:table-cell office:value-type="string">
            <text:p>HYPGEOMVERT</text:p>
          </table:table-cell>
          <table:table-cell office:value-type="string">
            <text:p>HYPGEOMDIST</text:p>
          </table:table-cell>
          <table:table-cell office:value-type="string">
            <text:p>DISTHIPGEOM</text:p>
          </table:table-cell>
          <table:table-cell office:value-type="string">
            <text:p>HYPGEOMDIST</text:p>
          </table:table-cell>
          <table:table-cell office:value-type="string">
            <text:p>DISTR.HIPERGEOM</text:p>
          </table:table-cell>
          <table:table-cell office:value-type="string">
            <text:p>HYPGEOMDIST</text:p>
          </table:table-cell>
          <table:table-cell office:value-type="string">
            <text:p>LOI.HYPERGEOMETRIQUE</text:p>
          </table:table-cell>
          <table:table-cell office:value-type="string">
            <text:p>HYPGEOMDIST</text:p>
          </table:table-cell>
          <table:table-cell office:value-type="string">
            <text:p>DISTRIB.IPERGEOM</text:p>
          </table:table-cell>
          <table:table-cell office:value-type="string">
            <text:p>HYPGEOMDIST</text:p>
          </table:table-cell>
          <table:table-cell office:value-type="string">
            <text:p>HYPERGEO.VERD</text:p>
          </table:table-cell>
          <table:table-cell office:value-type="string">
            <text:p>HYPGEOM.FORDELING</text:p>
          </table:table-cell>
          <table:table-cell office:value-type="string">
            <text:p>ROZKŁAD.HIPERGEOM</text:p>
          </table:table-cell>
          <table:table-cell office:value-type="string">
            <text:p>DIST.HIPERGEOM</text:p>
          </table:table-cell>
          <table:table-cell table:number-columns-repeated="3" office:value-type="string">
            <text:p>HYPGEOMDIST</text:p>
          </table:table-cell>
          <table:table-cell office:value-type="string">
            <text:p>HYPGEOMFÖRD</text:p>
          </table:table-cell>
          <table:table-cell table:number-columns-repeated="238"/>
        </table:table-row>
        <table:table-row table:style-name="ro2">
          <table:table-cell office:value-type="string">
            <text:p>CHIVERT</text:p>
          </table:table-cell>
          <table:table-cell office:value-type="string">
            <text:p>CHIDIST</text:p>
          </table:table-cell>
          <table:table-cell office:value-type="string">
            <text:p>DISTKHI</text:p>
          </table:table-cell>
          <table:table-cell office:value-type="string">
            <text:p>CHIDIST</text:p>
          </table:table-cell>
          <table:table-cell office:value-type="string">
            <text:p>DISTR.JI</text:p>
          </table:table-cell>
          <table:table-cell office:value-type="string">
            <text:p>CHIDIST</text:p>
          </table:table-cell>
          <table:table-cell office:value-type="string">
            <text:p>LOI.KHIDEUX</text:p>
          </table:table-cell>
          <table:table-cell office:value-type="string">
            <text:p>CHIDIST</text:p>
          </table:table-cell>
          <table:table-cell office:value-type="string">
            <text:p>DISTRIB.CHI</text:p>
          </table:table-cell>
          <table:table-cell office:value-type="string">
            <text:p>CHIDIST</text:p>
          </table:table-cell>
          <table:table-cell office:value-type="string">
            <text:p>CHI.KWADRAAT</text:p>
          </table:table-cell>
          <table:table-cell office:value-type="string">
            <text:p>KJIFORDELING</text:p>
          </table:table-cell>
          <table:table-cell office:value-type="string">
            <text:p>ROZKŁAD.CHI</text:p>
          </table:table-cell>
          <table:table-cell office:value-type="string">
            <text:p>DIST.QUI</text:p>
          </table:table-cell>
          <table:table-cell table:number-columns-repeated="3" office:value-type="string">
            <text:p>CHIDIST</text:p>
          </table:table-cell>
          <table:table-cell office:value-type="string">
            <text:p>CHI2FÖRD</text:p>
          </table:table-cell>
          <table:table-cell table:number-columns-repeated="238"/>
        </table:table-row>
        <table:table-row table:style-name="ro2">
          <table:table-cell office:value-type="string">
            <text:p>LOGNORMVERT</text:p>
          </table:table-cell>
          <table:table-cell office:value-type="string">
            <text:p>LOGNORMDIST</text:p>
          </table:table-cell>
          <table:table-cell office:value-type="string">
            <text:p>DISTLOGNORM</text:p>
          </table:table-cell>
          <table:table-cell office:value-type="string">
            <text:p>LOGNORMDIST</text:p>
          </table:table-cell>
          <table:table-cell office:value-type="string">
            <text:p>DISTR.LOG.NORM</text:p>
          </table:table-cell>
          <table:table-cell office:value-type="string">
            <text:p>LOGNORMDIST</text:p>
          </table:table-cell>
          <table:table-cell office:value-type="string">
            <text:p>LOI.LOGNORMALE</text:p>
          </table:table-cell>
          <table:table-cell office:value-type="string">
            <text:p>LONGNORMDIST</text:p>
          </table:table-cell>
          <table:table-cell office:value-type="string">
            <text:p>DISTRIB.LOGNORM</text:p>
          </table:table-cell>
          <table:table-cell office:value-type="string">
            <text:p>LOGNORMDIST</text:p>
          </table:table-cell>
          <table:table-cell office:value-type="string">
            <text:p>LOG.NORM.VERD</text:p>
          </table:table-cell>
          <table:table-cell office:value-type="string">
            <text:p>LOGNORMFORD</text:p>
          </table:table-cell>
          <table:table-cell office:value-type="string">
            <text:p>ROZKŁAD.LOG</text:p>
          </table:table-cell>
          <table:table-cell office:value-type="string">
            <text:p>DIST.LOGNORMAL</text:p>
          </table:table-cell>
          <table:table-cell table:number-columns-repeated="3" office:value-type="string">
            <text:p>LOGNORMDIST</text:p>
          </table:table-cell>
          <table:table-cell office:value-type="string">
            <text:p>LOGNORMFÖR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LOGINV</text:p>
          </table:table-cell>
          <table:table-cell office:value-type="string">
            <text:p>INVLOG</text:p>
          </table:table-cell>
          <table:table-cell office:value-type="string">
            <text:p>LOGINV</text:p>
          </table:table-cell>
          <table:table-cell office:value-type="string">
            <text:p>INV.LOG</text:p>
          </table:table-cell>
          <table:table-cell office:value-type="string">
            <text:p>LOGINV</text:p>
          </table:table-cell>
          <table:table-cell office:value-type="string">
            <text:p>LOI.LOGNORMALE.INVERSE</text:p>
          </table:table-cell>
          <table:table-cell office:value-type="string">
            <text:p>LOGINV</text:p>
          </table:table-cell>
          <table:table-cell office:value-type="string">
            <text:p>INV.LOGNORM</text:p>
          </table:table-cell>
          <table:table-cell office:value-type="string">
            <text:p>LOGINV</text:p>
          </table:table-cell>
          <table:table-cell office:value-type="string">
            <text:p>LOG.NORM.INV</text:p>
          </table:table-cell>
          <table:table-cell office:value-type="string">
            <text:p>LOGINV</text:p>
          </table:table-cell>
          <table:table-cell office:value-type="string">
            <text:p>ROZKŁAD.LOG.ODW</text:p>
          </table:table-cell>
          <table:table-cell office:value-type="string">
            <text:p>INVLOG</text:p>
          </table:table-cell>
          <table:table-cell table:number-columns-repeated="4" office:value-type="string">
            <text:p>LOGINV</text:p>
          </table:table-cell>
          <table:table-cell table:number-columns-repeated="238"/>
        </table:table-row>
        <table:table-row table:style-name="ro2">
          <table:table-cell office:value-type="string">
            <text:p>NORMVERT</text:p>
          </table:table-cell>
          <table:table-cell office:value-type="string">
            <text:p>NORMDIST</text:p>
          </table:table-cell>
          <table:table-cell office:value-type="string">
            <text:p>DISTNORM</text:p>
          </table:table-cell>
          <table:table-cell office:value-type="string">
            <text:p>NORMDIST</text:p>
          </table:table-cell>
          <table:table-cell office:value-type="string">
            <text:p>DISTR.NORM</text:p>
          </table:table-cell>
          <table:table-cell office:value-type="string">
            <text:p>NORMDIST</text:p>
          </table:table-cell>
          <table:table-cell office:value-type="string">
            <text:p>LOI.NORMALE</text:p>
          </table:table-cell>
          <table:table-cell office:value-type="string">
            <text:p>NORMDIST</text:p>
          </table:table-cell>
          <table:table-cell office:value-type="string">
            <text:p>DISTRIB.NORM</text:p>
          </table:table-cell>
          <table:table-cell office:value-type="string">
            <text:p>NORMDIST</text:p>
          </table:table-cell>
          <table:table-cell office:value-type="string">
            <text:p>NORM.VERD</text:p>
          </table:table-cell>
          <table:table-cell office:value-type="string">
            <text:p>NORMALFORDELING</text:p>
          </table:table-cell>
          <table:table-cell office:value-type="string">
            <text:p>ROZKŁAD.NORMALNY</text:p>
          </table:table-cell>
          <table:table-cell office:value-type="string">
            <text:p>DIST.NORM</text:p>
          </table:table-cell>
          <table:table-cell table:number-columns-repeated="3" office:value-type="string">
            <text:p>NORMDIST</text:p>
          </table:table-cell>
          <table:table-cell office:value-type="string">
            <text:p>NORMFÖR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NORMINV</text:p>
          </table:table-cell>
          <table:table-cell office:value-type="string">
            <text:p>INVNORM</text:p>
          </table:table-cell>
          <table:table-cell office:value-type="string">
            <text:p>NORMINV</text:p>
          </table:table-cell>
          <table:table-cell office:value-type="string">
            <text:p>DISTR.NORM.INV</text:p>
          </table:table-cell>
          <table:table-cell office:value-type="string">
            <text:p>NORMINV</text:p>
          </table:table-cell>
          <table:table-cell office:value-type="string">
            <text:p>LOI.NORMALE.INVERSE</text:p>
          </table:table-cell>
          <table:table-cell office:value-type="string">
            <text:p>NORMINV</text:p>
          </table:table-cell>
          <table:table-cell office:value-type="string">
            <text:p>INV.NORM</text:p>
          </table:table-cell>
          <table:table-cell office:value-type="string">
            <text:p>NORMINV</text:p>
          </table:table-cell>
          <table:table-cell office:value-type="string">
            <text:p>NORM.INV</text:p>
          </table:table-cell>
          <table:table-cell office:value-type="string">
            <text:p>NORMINV</text:p>
          </table:table-cell>
          <table:table-cell office:value-type="string">
            <text:p>ROZKŁAD.NORMALNY.ODW</text:p>
          </table:table-cell>
          <table:table-cell office:value-type="string">
            <text:p>INV.NORM</text:p>
          </table:table-cell>
          <table:table-cell table:number-columns-repeated="4" office:value-type="string">
            <text:p>NORMINV</text:p>
          </table:table-cell>
          <table:table-cell table:number-columns-repeated="238"/>
        </table:table-row>
        <table:table-row table:style-name="ro2">
          <table:table-cell office:value-type="string">
            <text:p>STANDNORMVERT</text:p>
          </table:table-cell>
          <table:table-cell office:value-type="string">
            <text:p>NORMSDIST</text:p>
          </table:table-cell>
          <table:table-cell office:value-type="string">
            <text:p>DISTNORMEST</text:p>
          </table:table-cell>
          <table:table-cell office:value-type="string">
            <text:p>NORMSDIST</text:p>
          </table:table-cell>
          <table:table-cell office:value-type="string">
            <text:p>DISTR.NORM.ESTAND</text:p>
          </table:table-cell>
          <table:table-cell office:value-type="string">
            <text:p>NORMSDIST</text:p>
          </table:table-cell>
          <table:table-cell office:value-type="string">
            <text:p>LOI.NORMALE.STANDARD</text:p>
          </table:table-cell>
          <table:table-cell office:value-type="string">
            <text:p>NORMSDIST</text:p>
          </table:table-cell>
          <table:table-cell office:value-type="string">
            <text:p>DISTRIB.NORM.ST</text:p>
          </table:table-cell>
          <table:table-cell office:value-type="string">
            <text:p>NORMSDIST</text:p>
          </table:table-cell>
          <table:table-cell office:value-type="string">
            <text:p>STAND.NORM.VERD</text:p>
          </table:table-cell>
          <table:table-cell office:value-type="string">
            <text:p>NORMSFORDELING</text:p>
          </table:table-cell>
          <table:table-cell office:value-type="string">
            <text:p>ROZKŁAD.NORMALNY.S</text:p>
          </table:table-cell>
          <table:table-cell office:value-type="string">
            <text:p>DIST.NORMP</text:p>
          </table:table-cell>
          <table:table-cell table:number-columns-repeated="3" office:value-type="string">
            <text:p>NORMSDIST</text:p>
          </table:table-cell>
          <table:table-cell office:value-type="string">
            <text:p>NORMSFÖRD</text:p>
          </table:table-cell>
          <table:table-cell table:number-columns-repeated="238"/>
        </table:table-row>
        <table:table-row table:style-name="ro2">
          <table:table-cell office:value-type="string">
            <text:p>STANDNORMINV</text:p>
          </table:table-cell>
          <table:table-cell office:value-type="string">
            <text:p>NORMSINV</text:p>
          </table:table-cell>
          <table:table-cell office:value-type="string">
            <text:p>INVNORMEST</text:p>
          </table:table-cell>
          <table:table-cell office:value-type="string">
            <text:p>NORMSINV</text:p>
          </table:table-cell>
          <table:table-cell office:value-type="string">
            <text:p>DISTR.NORM.ESTAND.INV</text:p>
          </table:table-cell>
          <table:table-cell office:value-type="string">
            <text:p>NORMSINV</text:p>
          </table:table-cell>
          <table:table-cell office:value-type="string">
            <text:p>LOI.NORMALE.STANDARD.INVERSE</text:p>
          </table:table-cell>
          <table:table-cell office:value-type="string">
            <text:p>NORMSINV</text:p>
          </table:table-cell>
          <table:table-cell office:value-type="string">
            <text:p>INV.NORM.ST</text:p>
          </table:table-cell>
          <table:table-cell office:value-type="string">
            <text:p>NORMSINV</text:p>
          </table:table-cell>
          <table:table-cell office:value-type="string">
            <text:p>STAND.NORM.INV</text:p>
          </table:table-cell>
          <table:table-cell office:value-type="string">
            <text:p>NORMSINV</text:p>
          </table:table-cell>
          <table:table-cell office:value-type="string">
            <text:p>ROZKŁAD.NORMALNY.S.ODW</text:p>
          </table:table-cell>
          <table:table-cell office:value-type="string">
            <text:p>INV.NORMP</text:p>
          </table:table-cell>
          <table:table-cell table:number-columns-repeated="4" office:value-type="string">
            <text:p>NORMSINV</text:p>
          </table:table-cell>
          <table:table-cell table:number-columns-repeated="238"/>
        </table:table-row>
        <table:table-row table:style-name="ro2">
          <table:table-cell table:number-columns-repeated="6" office:value-type="string">
            <text:p>POISSON</text:p>
          </table:table-cell>
          <table:table-cell office:value-type="string">
            <text:p>LOI.POISSON</text:p>
          </table:table-cell>
          <table:table-cell table:number-columns-repeated="5" office:value-type="string">
            <text:p>POISSON</text:p>
          </table:table-cell>
          <table:table-cell office:value-type="string">
            <text:p>ROZKŁAD.POISSON</text:p>
          </table:table-cell>
          <table:table-cell table:number-columns-repeated="5" office:value-type="string">
            <text:p>POISSON</text:p>
          </table:table-cell>
          <table:table-cell table:number-columns-repeated="238"/>
        </table:table-row>
        <table:table-row table:style-name="ro2">
          <table:table-cell office:value-type="string">
            <text:p>TVERT</text:p>
          </table:table-cell>
          <table:table-cell office:value-type="string">
            <text:p>TDIST</text:p>
          </table:table-cell>
          <table:table-cell office:value-type="string">
            <text:p>DISTT</text:p>
          </table:table-cell>
          <table:table-cell office:value-type="string">
            <text:p>TDIST</text:p>
          </table:table-cell>
          <table:table-cell office:value-type="string">
            <text:p>DISTR.T</text:p>
          </table:table-cell>
          <table:table-cell office:value-type="string">
            <text:p>TDIST</text:p>
          </table:table-cell>
          <table:table-cell office:value-type="string">
            <text:p>LOI.STUDENT</text:p>
          </table:table-cell>
          <table:table-cell office:value-type="string">
            <text:p>TDIST</text:p>
          </table:table-cell>
          <table:table-cell office:value-type="string">
            <text:p>DISTRIB.T</text:p>
          </table:table-cell>
          <table:table-cell office:value-type="string">
            <text:p>TDIST</text:p>
          </table:table-cell>
          <table:table-cell office:value-type="string">
            <text:p>T.VERD</text:p>
          </table:table-cell>
          <table:table-cell office:value-type="string">
            <text:p>TFORDELING</text:p>
          </table:table-cell>
          <table:table-cell office:value-type="string">
            <text:p>ROZKŁAD.T</text:p>
          </table:table-cell>
          <table:table-cell office:value-type="string">
            <text:p>DISTT</text:p>
          </table:table-cell>
          <table:table-cell table:number-columns-repeated="3" office:value-type="string">
            <text:p>TDIST</text:p>
          </table:table-cell>
          <table:table-cell office:value-type="string">
            <text:p>TFÖR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TINV</text:p>
          </table:table-cell>
          <table:table-cell office:value-type="string">
            <text:p>INVT</text:p>
          </table:table-cell>
          <table:table-cell office:value-type="string">
            <text:p>TINV</text:p>
          </table:table-cell>
          <table:table-cell office:value-type="string">
            <text:p>DISTR.T.INV</text:p>
          </table:table-cell>
          <table:table-cell office:value-type="string">
            <text:p>TINV</text:p>
          </table:table-cell>
          <table:table-cell office:value-type="string">
            <text:p>LOI.STUDENT.INVERSE</text:p>
          </table:table-cell>
          <table:table-cell office:value-type="string">
            <text:p>TINV</text:p>
          </table:table-cell>
          <table:table-cell office:value-type="string">
            <text:p>INV.T</text:p>
          </table:table-cell>
          <table:table-cell office:value-type="string">
            <text:p>TINV</text:p>
          </table:table-cell>
          <table:table-cell office:value-type="string">
            <text:p>T.INV</text:p>
          </table:table-cell>
          <table:table-cell office:value-type="string">
            <text:p>TINV</text:p>
          </table:table-cell>
          <table:table-cell office:value-type="string">
            <text:p>ROZKŁAD.T.ODW</text:p>
          </table:table-cell>
          <table:table-cell office:value-type="string">
            <text:p>INVT</text:p>
          </table:table-cell>
          <table:table-cell table:number-columns-repeated="4" office:value-type="string">
            <text:p>TINV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WEIBULL</text:p>
          </table:table-cell>
          <table:table-cell office:value-type="string">
            <text:p>DIST.WEIBULL</text:p>
          </table:table-cell>
          <table:table-cell office:value-type="string">
            <text:p>WEIBULL</text:p>
          </table:table-cell>
          <table:table-cell office:value-type="string">
            <text:p>LOI.WEIBULL</text:p>
          </table:table-cell>
          <table:table-cell table:number-columns-repeated="4" office:value-type="string">
            <text:p>WEIBULL</text:p>
          </table:table-cell>
          <table:table-cell office:value-type="string">
            <text:p>WEIBULLFORDELING</text:p>
          </table:table-cell>
          <table:table-cell office:value-type="string">
            <text:p>ROZKŁAD.WEIBULL</text:p>
          </table:table-cell>
          <table:table-cell table:number-columns-repeated="5" office:value-type="string">
            <text:p>WEIBULL</text:p>
          </table:table-cell>
          <table:table-cell table:number-columns-repeated="238"/>
        </table:table-row>
        <table:table-row table:style-name="ro2">
          <table:table-cell office:value-type="string">
            <text:p>JETZT</text:p>
          </table:table-cell>
          <table:table-cell office:value-type="string">
            <text:p>NOW</text:p>
          </table:table-cell>
          <table:table-cell office:value-type="string">
            <text:p>ARA</text:p>
          </table:table-cell>
          <table:table-cell office:value-type="string">
            <text:p>SAD</text:p>
          </table:table-cell>
          <table:table-cell office:value-type="string">
            <text:p>AHORA</text:p>
          </table:table-cell>
          <table:table-cell office:value-type="string">
            <text:p>NOW</text:p>
          </table:table-cell>
          <table:table-cell office:value-type="string">
            <text:p>MAINTENANT</text:p>
          </table:table-cell>
          <table:table-cell office:value-type="string">
            <text:p>NOW</text:p>
          </table:table-cell>
          <table:table-cell office:value-type="string">
            <text:p>ADESSO</text:p>
          </table:table-cell>
          <table:table-cell office:value-type="string">
            <text:p>NOW</text:p>
          </table:table-cell>
          <table:table-cell office:value-type="string">
            <text:p>NU</text:p>
          </table:table-cell>
          <table:table-cell office:value-type="string">
            <text:p>NO</text:p>
          </table:table-cell>
          <table:table-cell office:value-type="string">
            <text:p>TERAZ</text:p>
          </table:table-cell>
          <table:table-cell office:value-type="string">
            <text:p>AGORA</text:p>
          </table:table-cell>
          <table:table-cell table:number-columns-repeated="3" office:value-type="string">
            <text:p>NOW</text:p>
          </table:table-cell>
          <table:table-cell office:value-type="string">
            <text:p>NU</text:p>
          </table:table-cell>
          <table:table-cell table:number-columns-repeated="238"/>
        </table:table-row>
        <table:table-row table:style-name="ro2">
          <table:table-cell office:value-type="string">
            <text:p>GROSS</text:p>
          </table:table-cell>
          <table:table-cell office:value-type="string">
            <text:p>UPPER</text:p>
          </table:table-cell>
          <table:table-cell office:value-type="string">
            <text:p>MAJUSC</text:p>
          </table:table-cell>
          <table:table-cell office:value-type="string">
            <text:p>UPPER</text:p>
          </table:table-cell>
          <table:table-cell office:value-type="string">
            <text:p>MAYÚSC</text:p>
          </table:table-cell>
          <table:table-cell office:value-type="string">
            <text:p>UPPER</text:p>
          </table:table-cell>
          <table:table-cell office:value-type="string">
            <text:p>MAJUSCULE</text:p>
          </table:table-cell>
          <table:table-cell office:value-type="string">
            <text:p>UPPER</text:p>
          </table:table-cell>
          <table:table-cell office:value-type="string">
            <text:p>MAIUSC</text:p>
          </table:table-cell>
          <table:table-cell office:value-type="string">
            <text:p>UPPER</text:p>
          </table:table-cell>
          <table:table-cell office:value-type="string">
            <text:p>HOOFDLETTERS</text:p>
          </table:table-cell>
          <table:table-cell office:value-type="string">
            <text:p>STORE</text:p>
          </table:table-cell>
          <table:table-cell office:value-type="string">
            <text:p>LITERY.WIELKIE</text:p>
          </table:table-cell>
          <table:table-cell office:value-type="string">
            <text:p>MAIÚSCULA</text:p>
          </table:table-cell>
          <table:table-cell table:number-columns-repeated="3" office:value-type="string">
            <text:p>UPPER</text:p>
          </table:table-cell>
          <table:table-cell office:value-type="string">
            <text:p>VERSALER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MAX</text:p>
          </table:table-cell>
          <table:table-cell office:value-type="string">
            <text:p>MÁX</text:p>
          </table:table-cell>
          <table:table-cell table:number-columns-repeated="6" office:value-type="string">
            <text:p>MAX</text:p>
          </table:table-cell>
          <table:table-cell office:value-type="string">
            <text:p>MAKS</text:p>
          </table:table-cell>
          <table:table-cell office:value-type="string">
            <text:p>MAX</text:p>
          </table:table-cell>
          <table:table-cell office:value-type="string">
            <text:p>MÁXIMO</text:p>
          </table:table-cell>
          <table:table-cell table:number-columns-repeated="4" office:value-type="string">
            <text:p>MAX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MAXA</text:p>
          </table:table-cell>
          <table:table-cell office:value-type="string">
            <text:p>MÁXA</text:p>
          </table:table-cell>
          <table:table-cell table:number-columns-repeated="3" office:value-type="string">
            <text:p>MAXA</text:p>
          </table:table-cell>
          <table:table-cell office:value-type="string">
            <text:p>MAX.VALORI</text:p>
          </table:table-cell>
          <table:table-cell table:number-columns-repeated="2" office:value-type="string">
            <text:p>MAXA</text:p>
          </table:table-cell>
          <table:table-cell office:value-type="string">
            <text:p>MAKSA</text:p>
          </table:table-cell>
          <table:table-cell office:value-type="string">
            <text:p>MAX.A</text:p>
          </table:table-cell>
          <table:table-cell office:value-type="string">
            <text:p>MÁXIMOA</text:p>
          </table:table-cell>
          <table:table-cell table:number-columns-repeated="4" office:value-type="string">
            <text:p>MAXA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MEDIAN</text:p>
          </table:table-cell>
          <table:table-cell office:value-type="string">
            <text:p>MEDIANA</text:p>
          </table:table-cell>
          <table:table-cell office:value-type="string">
            <text:p>MEDIAN</text:p>
          </table:table-cell>
          <table:table-cell office:value-type="string">
            <text:p>MEDIANA</text:p>
          </table:table-cell>
          <table:table-cell office:value-type="string">
            <text:p>MEDIAN</text:p>
          </table:table-cell>
          <table:table-cell office:value-type="string">
            <text:p>MEDIANE</text:p>
          </table:table-cell>
          <table:table-cell office:value-type="string">
            <text:p>MEDIAN</text:p>
          </table:table-cell>
          <table:table-cell office:value-type="string">
            <text:p>MEDIANA</text:p>
          </table:table-cell>
          <table:table-cell office:value-type="string">
            <text:p>MEDIAN</text:p>
          </table:table-cell>
          <table:table-cell office:value-type="string">
            <text:p>MEDIAAN</text:p>
          </table:table-cell>
          <table:table-cell office:value-type="string">
            <text:p>MEDIAN</text:p>
          </table:table-cell>
          <table:table-cell office:value-type="string">
            <text:p>MEDIANA</text:p>
          </table:table-cell>
          <table:table-cell office:value-type="string">
            <text:p>MED</text:p>
          </table:table-cell>
          <table:table-cell table:number-columns-repeated="4" office:value-type="string">
            <text:p>MEDIAN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MIN</text:p>
          </table:table-cell>
          <table:table-cell office:value-type="string">
            <text:p>MÍN</text:p>
          </table:table-cell>
          <table:table-cell table:number-columns-repeated="8" office:value-type="string">
            <text:p>MIN</text:p>
          </table:table-cell>
          <table:table-cell office:value-type="string">
            <text:p>MÍNIMO</text:p>
          </table:table-cell>
          <table:table-cell table:number-columns-repeated="4" office:value-type="string">
            <text:p>MIN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MINA</text:p>
          </table:table-cell>
          <table:table-cell office:value-type="string">
            <text:p>MÍNA</text:p>
          </table:table-cell>
          <table:table-cell table:number-columns-repeated="3" office:value-type="string">
            <text:p>MINA</text:p>
          </table:table-cell>
          <table:table-cell office:value-type="string">
            <text:p>MIN.VALORI</text:p>
          </table:table-cell>
          <table:table-cell table:number-columns-repeated="3" office:value-type="string">
            <text:p>MINA</text:p>
          </table:table-cell>
          <table:table-cell office:value-type="string">
            <text:p>MIN.A</text:p>
          </table:table-cell>
          <table:table-cell office:value-type="string">
            <text:p>MÍNIMOA</text:p>
          </table:table-cell>
          <table:table-cell table:number-columns-repeated="4" office:value-type="string">
            <text:p>MINA</text:p>
          </table:table-cell>
          <table:table-cell table:number-columns-repeated="238"/>
        </table:table-row>
        <table:table-row table:style-name="ro2">
          <table:table-cell office:value-type="string">
            <text:p>KLEIN</text:p>
          </table:table-cell>
          <table:table-cell office:value-type="string">
            <text:p>LOWER</text:p>
          </table:table-cell>
          <table:table-cell office:value-type="string">
            <text:p>MINUSC</text:p>
          </table:table-cell>
          <table:table-cell office:value-type="string">
            <text:p>LOWER</text:p>
          </table:table-cell>
          <table:table-cell office:value-type="string">
            <text:p>MINUSC</text:p>
          </table:table-cell>
          <table:table-cell office:value-type="string">
            <text:p>LOWER</text:p>
          </table:table-cell>
          <table:table-cell office:value-type="string">
            <text:p>MINUSCULE</text:p>
          </table:table-cell>
          <table:table-cell office:value-type="string">
            <text:p>LOWER</text:p>
          </table:table-cell>
          <table:table-cell office:value-type="string">
            <text:p>MINUSC</text:p>
          </table:table-cell>
          <table:table-cell office:value-type="string">
            <text:p>LOWER</text:p>
          </table:table-cell>
          <table:table-cell office:value-type="string">
            <text:p>KLEINE.LETTERS</text:p>
          </table:table-cell>
          <table:table-cell office:value-type="string">
            <text:p>SMÅ</text:p>
          </table:table-cell>
          <table:table-cell office:value-type="string">
            <text:p>LITERY.MAŁE</text:p>
          </table:table-cell>
          <table:table-cell office:value-type="string">
            <text:p>MINÚSCULA</text:p>
          </table:table-cell>
          <table:table-cell table:number-columns-repeated="3" office:value-type="string">
            <text:p>LOWER</text:p>
          </table:table-cell>
          <table:table-cell office:value-type="string">
            <text:p>GEMENER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MINUTE</text:p>
          </table:table-cell>
          <table:table-cell office:value-type="string">
            <text:p>MINUT</text:p>
          </table:table-cell>
          <table:table-cell office:value-type="string">
            <text:p>MINUTA</text:p>
          </table:table-cell>
          <table:table-cell office:value-type="string">
            <text:p>MINUTO</text:p>
          </table:table-cell>
          <table:table-cell table:number-columns-repeated="3" office:value-type="string">
            <text:p>MINUTE</text:p>
          </table:table-cell>
          <table:table-cell office:value-type="string">
            <text:p>MINUTO</text:p>
          </table:table-cell>
          <table:table-cell office:value-type="string">
            <text:p>MINUTE</text:p>
          </table:table-cell>
          <table:table-cell office:value-type="string">
            <text:p>MINUUT</text:p>
          </table:table-cell>
          <table:table-cell office:value-type="string">
            <text:p>MINUTT</text:p>
          </table:table-cell>
          <table:table-cell office:value-type="string">
            <text:p>MINUTA</text:p>
          </table:table-cell>
          <table:table-cell office:value-type="string">
            <text:p>MINUTO</text:p>
          </table:table-cell>
          <table:table-cell table:number-columns-repeated="3" office:value-type="string">
            <text:p>MINUTE</text:p>
          </table:table-cell>
          <table:table-cell office:value-type="string">
            <text:p>MINUT</text:p>
          </table:table-cell>
          <table:table-cell table:number-columns-repeated="238"/>
        </table:table-row>
        <table:table-row table:style-name="ro2">
          <table:table-cell office:value-type="string">
            <text:p>REST</text:p>
          </table:table-cell>
          <table:table-cell table:number-columns-repeated="3" office:value-type="string">
            <text:p>MOD</text:p>
          </table:table-cell>
          <table:table-cell office:value-type="string">
            <text:p>RESIDUO</text:p>
          </table:table-cell>
          <table:table-cell table:number-columns-repeated="3" office:value-type="string">
            <text:p>MOD</text:p>
          </table:table-cell>
          <table:table-cell office:value-type="string">
            <text:p>RESTO</text:p>
          </table:table-cell>
          <table:table-cell office:value-type="string">
            <text:p>MOD</text:p>
          </table:table-cell>
          <table:table-cell table:number-columns-repeated="2" office:value-type="string">
            <text:p>REST</text:p>
          </table:table-cell>
          <table:table-cell table:number-columns-repeated="5" office:value-type="string">
            <text:p>MOD</text:p>
          </table:table-cell>
          <table:table-cell office:value-type="string">
            <text:p>REST</text:p>
          </table:table-cell>
          <table:table-cell table:number-columns-repeated="238"/>
        </table:table-row>
        <table:table-row table:style-name="ro2">
          <table:table-cell office:value-type="string">
            <text:p>MODALWERT</text:p>
          </table:table-cell>
          <table:table-cell office:value-type="string">
            <text:p>MODE</text:p>
          </table:table-cell>
          <table:table-cell office:value-type="string">
            <text:p>MODA</text:p>
          </table:table-cell>
          <table:table-cell office:value-type="string">
            <text:p>NAČIN</text:p>
          </table:table-cell>
          <table:table-cell office:value-type="string">
            <text:p>MODA</text:p>
          </table:table-cell>
          <table:table-cell table:number-columns-repeated="3" office:value-type="string">
            <text:p>MODE</text:p>
          </table:table-cell>
          <table:table-cell office:value-type="string">
            <text:p>MODA</text:p>
          </table:table-cell>
          <table:table-cell office:value-type="string">
            <text:p>MODE</text:p>
          </table:table-cell>
          <table:table-cell table:number-columns-repeated="2" office:value-type="string">
            <text:p>MODUS</text:p>
          </table:table-cell>
          <table:table-cell office:value-type="string">
            <text:p>WYST.NAJCZĘŚCIEJ</text:p>
          </table:table-cell>
          <table:table-cell office:value-type="string">
            <text:p>MODO</text:p>
          </table:table-cell>
          <table:table-cell table:number-columns-repeated="3" office:value-type="string">
            <text:p>MODE</text:p>
          </table:table-cell>
          <table:table-cell office:value-type="string">
            <text:p>TYPVÄRDE</text:p>
          </table:table-cell>
          <table:table-cell table:number-columns-repeated="238"/>
        </table:table-row>
        <table:table-row table:style-name="ro2">
          <table:table-cell office:value-type="string">
            <text:p>MONAT</text:p>
          </table:table-cell>
          <table:table-cell office:value-type="string">
            <text:p>MONTH</text:p>
          </table:table-cell>
          <table:table-cell office:value-type="string">
            <text:p>MES</text:p>
          </table:table-cell>
          <table:table-cell office:value-type="string">
            <text:p>MJESEC</text:p>
          </table:table-cell>
          <table:table-cell office:value-type="string">
            <text:p>MES</text:p>
          </table:table-cell>
          <table:table-cell office:value-type="string">
            <text:p>MONTH</text:p>
          </table:table-cell>
          <table:table-cell office:value-type="string">
            <text:p>MOIS</text:p>
          </table:table-cell>
          <table:table-cell office:value-type="string">
            <text:p>MONTH</text:p>
          </table:table-cell>
          <table:table-cell office:value-type="string">
            <text:p>MESE</text:p>
          </table:table-cell>
          <table:table-cell office:value-type="string">
            <text:p>MONTH</text:p>
          </table:table-cell>
          <table:table-cell office:value-type="string">
            <text:p>MAAND</text:p>
          </table:table-cell>
          <table:table-cell office:value-type="string">
            <text:p>MÅNAD</text:p>
          </table:table-cell>
          <table:table-cell office:value-type="string">
            <text:p>MIESIĄC</text:p>
          </table:table-cell>
          <table:table-cell office:value-type="string">
            <text:p>MÊS</text:p>
          </table:table-cell>
          <table:table-cell table:number-columns-repeated="3" office:value-type="string">
            <text:p>MONTH</text:p>
          </table:table-cell>
          <table:table-cell office:value-type="string">
            <text:p>MÅNAD</text:p>
          </table:table-cell>
          <table:table-cell table:number-columns-repeated="238"/>
        </table:table-row>
        <table:table-row table:style-name="ro2">
          <table:table-cell office:value-type="string">
            <text:p>EDATUM</text:p>
          </table:table-cell>
          <table:table-cell office:value-type="string">
            <text:p>GETEDATE</text:p>
          </table:table-cell>
          <table:table-cell office:value-type="string">
            <text:p>DATAE</text:p>
          </table:table-cell>
          <table:table-cell office:value-type="string">
            <text:p>EDATE</text:p>
          </table:table-cell>
          <table:table-cell office:value-type="string">
            <text:p>FECHA.MES</text:p>
          </table:table-cell>
          <table:table-cell office:value-type="string">
            <text:p>PÄIVÄ_KUUKAUSI</text:p>
          </table:table-cell>
          <table:table-cell office:value-type="string">
            <text:p>MOIS.DECALER</text:p>
          </table:table-cell>
          <table:table-cell office:value-type="string">
            <text:p>EDATE</text:p>
          </table:table-cell>
          <table:table-cell office:value-type="string">
            <text:p>DATA.MESE</text:p>
          </table:table-cell>
          <table:table-cell office:value-type="string">
            <text:p>EDATE</text:p>
          </table:table-cell>
          <table:table-cell office:value-type="string">
            <text:p>ZELFDE.DAG</text:p>
          </table:table-cell>
          <table:table-cell office:value-type="string">
            <text:p>DAG.ETTER</text:p>
          </table:table-cell>
          <table:table-cell office:value-type="string">
            <text:p>EDATE</text:p>
          </table:table-cell>
          <table:table-cell office:value-type="string">
            <text:p>DATAM</text:p>
          </table:table-cell>
          <table:table-cell table:number-columns-repeated="3" office:value-type="string">
            <text:p>EDATE</text:p>
          </table:table-cell>
          <table:table-cell office:value-type="string">
            <text:p>EDATUM</text:p>
          </table:table-cell>
          <table:table-cell table:number-columns-repeated="238"/>
        </table:table-row>
        <table:table-row table:style-name="ro2">
          <table:table-cell office:value-type="string">
            <text:p>MITTELWERT</text:p>
          </table:table-cell>
          <table:table-cell office:value-type="string">
            <text:p>AVERAGE</text:p>
          </table:table-cell>
          <table:table-cell office:value-type="string">
            <text:p>MITJANA</text:p>
          </table:table-cell>
          <table:table-cell office:value-type="string">
            <text:p>AVERAGE</text:p>
          </table:table-cell>
          <table:table-cell office:value-type="string">
            <text:p>PROMEDIO</text:p>
          </table:table-cell>
          <table:table-cell office:value-type="string">
            <text:p>AVERAGE</text:p>
          </table:table-cell>
          <table:table-cell office:value-type="string">
            <text:p>MOYENNE</text:p>
          </table:table-cell>
          <table:table-cell office:value-type="string">
            <text:p>AVERAGE</text:p>
          </table:table-cell>
          <table:table-cell office:value-type="string">
            <text:p>MEDIA</text:p>
          </table:table-cell>
          <table:table-cell office:value-type="string">
            <text:p>AVERAGE</text:p>
          </table:table-cell>
          <table:table-cell office:value-type="string">
            <text:p>GEMIDDELDE</text:p>
          </table:table-cell>
          <table:table-cell office:value-type="string">
            <text:p>GJENNOMSNITT</text:p>
          </table:table-cell>
          <table:table-cell office:value-type="string">
            <text:p>ŚREDNIA</text:p>
          </table:table-cell>
          <table:table-cell office:value-type="string">
            <text:p>MÉDIA</text:p>
          </table:table-cell>
          <table:table-cell table:number-columns-repeated="3" office:value-type="string">
            <text:p>AVERAGE</text:p>
          </table:table-cell>
          <table:table-cell office:value-type="string">
            <text:p>MEDEL</text:p>
          </table:table-cell>
          <table:table-cell table:number-columns-repeated="238"/>
        </table:table-row>
        <table:table-row table:style-name="ro2">
          <table:table-cell office:value-type="string">
            <text:p>GEOMITTEL</text:p>
          </table:table-cell>
          <table:table-cell office:value-type="string">
            <text:p>GEOMEAN</text:p>
          </table:table-cell>
          <table:table-cell office:value-type="string">
            <text:p>MITJANAGEOM</text:p>
          </table:table-cell>
          <table:table-cell office:value-type="string">
            <text:p>GEOMEAN</text:p>
          </table:table-cell>
          <table:table-cell office:value-type="string">
            <text:p>MEDIA.GEOM</text:p>
          </table:table-cell>
          <table:table-cell office:value-type="string">
            <text:p>GEOMEAN</text:p>
          </table:table-cell>
          <table:table-cell office:value-type="string">
            <text:p>MOYENNE.GEOMETRIQUE</text:p>
          </table:table-cell>
          <table:table-cell office:value-type="string">
            <text:p>GEOMEAN</text:p>
          </table:table-cell>
          <table:table-cell office:value-type="string">
            <text:p>MEDIA.GEOMETRICA</text:p>
          </table:table-cell>
          <table:table-cell office:value-type="string">
            <text:p>GEOMEAN</text:p>
          </table:table-cell>
          <table:table-cell office:value-type="string">
            <text:p>MEETK.GEM</text:p>
          </table:table-cell>
          <table:table-cell office:value-type="string">
            <text:p>GJENNOMSNITT.GEOMETRISK</text:p>
          </table:table-cell>
          <table:table-cell office:value-type="string">
            <text:p>ŚREDNIA.GEOMETRYCZNA</text:p>
          </table:table-cell>
          <table:table-cell office:value-type="string">
            <text:p>MÉDIA.GEOMÉTRICA</text:p>
          </table:table-cell>
          <table:table-cell table:number-columns-repeated="4" office:value-type="string">
            <text:p>GEOMEAN</text:p>
          </table:table-cell>
          <table:table-cell table:number-columns-repeated="238"/>
        </table:table-row>
        <table:table-row table:style-name="ro2">
          <table:table-cell office:value-type="string">
            <text:p>HARMITTEL</text:p>
          </table:table-cell>
          <table:table-cell office:value-type="string">
            <text:p>HARMEAN</text:p>
          </table:table-cell>
          <table:table-cell office:value-type="string">
            <text:p>MITJANAHARM</text:p>
          </table:table-cell>
          <table:table-cell office:value-type="string">
            <text:p>HARMEAN</text:p>
          </table:table-cell>
          <table:table-cell office:value-type="string">
            <text:p>MEDIA.ARMO</text:p>
          </table:table-cell>
          <table:table-cell office:value-type="string">
            <text:p>HARMEAN</text:p>
          </table:table-cell>
          <table:table-cell office:value-type="string">
            <text:p>MOYENNE.HARMONIQUE</text:p>
          </table:table-cell>
          <table:table-cell office:value-type="string">
            <text:p>HARMEAN</text:p>
          </table:table-cell>
          <table:table-cell office:value-type="string">
            <text:p>MEDIA.ARMONICA</text:p>
          </table:table-cell>
          <table:table-cell office:value-type="string">
            <text:p>HARMEAN</text:p>
          </table:table-cell>
          <table:table-cell office:value-type="string">
            <text:p>HARM.GEM</text:p>
          </table:table-cell>
          <table:table-cell office:value-type="string">
            <text:p>GJENNOMSNITT.HARMONISK</text:p>
          </table:table-cell>
          <table:table-cell office:value-type="string">
            <text:p>ŚREDNIA.HARMONICZNA</text:p>
          </table:table-cell>
          <table:table-cell office:value-type="string">
            <text:p>MÉDIA.HARMÔNICA</text:p>
          </table:table-cell>
          <table:table-cell table:number-columns-repeated="3" office:value-type="string">
            <text:p>HARMEAN</text:p>
          </table:table-cell>
          <table:table-cell office:value-type="string">
            <text:p>HARMMEDEL</text:p>
          </table:table-cell>
          <table:table-cell table:number-columns-repeated="238"/>
        </table:table-row>
        <table:table-row table:style-name="ro2">
          <table:table-cell office:value-type="string">
            <text:p>GESTUTZTMITTEL</text:p>
          </table:table-cell>
          <table:table-cell office:value-type="string">
            <text:p>TRIMMEAN</text:p>
          </table:table-cell>
          <table:table-cell office:value-type="string">
            <text:p>MITJTRUNC</text:p>
          </table:table-cell>
          <table:table-cell office:value-type="string">
            <text:p>TRIMMEAN</text:p>
          </table:table-cell>
          <table:table-cell office:value-type="string">
            <text:p>MEDIA.ACOTADA</text:p>
          </table:table-cell>
          <table:table-cell office:value-type="string">
            <text:p>TRIMMEAN</text:p>
          </table:table-cell>
          <table:table-cell office:value-type="string">
            <text:p>MOYENNE.REDUITE</text:p>
          </table:table-cell>
          <table:table-cell office:value-type="string">
            <text:p>TRIMMEAN</text:p>
          </table:table-cell>
          <table:table-cell office:value-type="string">
            <text:p>MEDIA.TRONCATA</text:p>
          </table:table-cell>
          <table:table-cell office:value-type="string">
            <text:p>TRIMMEAN</text:p>
          </table:table-cell>
          <table:table-cell office:value-type="string">
            <text:p>GETRIMD.GEM</text:p>
          </table:table-cell>
          <table:table-cell office:value-type="string">
            <text:p>TRIMMA.GJENNOMSNITT</text:p>
          </table:table-cell>
          <table:table-cell office:value-type="string">
            <text:p>ŚREDNIA.WEWN</text:p>
          </table:table-cell>
          <table:table-cell office:value-type="string">
            <text:p>MÉDIA.INTERNA</text:p>
          </table:table-cell>
          <table:table-cell table:number-columns-repeated="3" office:value-type="string">
            <text:p>TRIMMEAN</text:p>
          </table:table-cell>
          <table:table-cell office:value-type="string">
            <text:p>TRIMMEDEL</text:p>
          </table:table-cell>
          <table:table-cell table:number-columns-repeated="238"/>
        </table:table-row>
        <table:table-row table:style-name="ro2">
          <table:table-cell office:value-type="string">
            <text:p>MITTELWERTA</text:p>
          </table:table-cell>
          <table:table-cell office:value-type="string">
            <text:p>AVERAGEA</text:p>
          </table:table-cell>
          <table:table-cell office:value-type="string">
            <text:p>MITJANAA</text:p>
          </table:table-cell>
          <table:table-cell office:value-type="string">
            <text:p>AVERAGEA</text:p>
          </table:table-cell>
          <table:table-cell office:value-type="string">
            <text:p>PROMEDIOA</text:p>
          </table:table-cell>
          <table:table-cell office:value-type="string">
            <text:p>AVERAGEA</text:p>
          </table:table-cell>
          <table:table-cell office:value-type="string">
            <text:p>MOYENNEA</text:p>
          </table:table-cell>
          <table:table-cell office:value-type="string">
            <text:p>AVERAGEA</text:p>
          </table:table-cell>
          <table:table-cell office:value-type="string">
            <text:p>MEDIA.VALORI</text:p>
          </table:table-cell>
          <table:table-cell office:value-type="string">
            <text:p>AVERAGEA</text:p>
          </table:table-cell>
          <table:table-cell office:value-type="string">
            <text:p>GEMIDDELDEA</text:p>
          </table:table-cell>
          <table:table-cell office:value-type="string">
            <text:p>GJENNOMSNITTA</text:p>
          </table:table-cell>
          <table:table-cell office:value-type="string">
            <text:p>ŚREDNIA.A</text:p>
          </table:table-cell>
          <table:table-cell office:value-type="string">
            <text:p>MÉDIAA</text:p>
          </table:table-cell>
          <table:table-cell table:number-columns-repeated="3" office:value-type="string">
            <text:p>AVERAGEA</text:p>
          </table:table-cell>
          <table:table-cell office:value-type="string">
            <text:p>MEDELA</text:p>
          </table:table-cell>
          <table:table-cell table:number-columns-repeated="238"/>
        </table:table-row>
        <table:table-row table:style-name="ro2">
          <table:table-cell office:value-type="string">
            <text:p>POLYNOMIAL</text:p>
          </table:table-cell>
          <table:table-cell office:value-type="string">
            <text:p>GETMULTINOMIAL</text:p>
          </table:table-cell>
          <table:table-cell table:number-columns-repeated="3" office:value-type="string">
            <text:p>MULTINOMIAL</text:p>
          </table:table-cell>
          <table:table-cell office:value-type="string">
            <text:p>MULTINOMI</text:p>
          </table:table-cell>
          <table:table-cell office:value-type="string">
            <text:p>MULTINOMIALE</text:p>
          </table:table-cell>
          <table:table-cell office:value-type="string">
            <text:p>MULTINOMIAL</text:p>
          </table:table-cell>
          <table:table-cell office:value-type="string">
            <text:p>MULTINOMINALE</text:p>
          </table:table-cell>
          <table:table-cell office:value-type="string">
            <text:p>MULTINOMIAL</text:p>
          </table:table-cell>
          <table:table-cell office:value-type="string">
            <text:p>MULTINOMIAAL</text:p>
          </table:table-cell>
          <table:table-cell office:value-type="string">
            <text:p>MULTINOMINELL</text:p>
          </table:table-cell>
          <table:table-cell table:number-columns-repeated="6" office:value-type="string">
            <text:p>MULTINOMIAL</text:p>
          </table:table-cell>
          <table:table-cell table:number-columns-repeated="238"/>
        </table:table-row>
        <table:table-row table:style-name="ro2">
          <table:table-cell office:value-type="string">
            <text:p>EINHEITSMATRIX</text:p>
          </table:table-cell>
          <table:table-cell table:number-columns-repeated="3" office:value-type="string">
            <text:p>MUNIT</text:p>
          </table:table-cell>
          <table:table-cell office:value-type="string">
            <text:p>MUNITARIA</text:p>
          </table:table-cell>
          <table:table-cell table:number-columns-repeated="5" office:value-type="string">
            <text:p>MUNIT</text:p>
          </table:table-cell>
          <table:table-cell office:value-type="string">
            <text:p>EENHEIDSMAT</text:p>
          </table:table-cell>
          <table:table-cell office:value-type="string">
            <text:p>MEINING</text:p>
          </table:table-cell>
          <table:table-cell office:value-type="string">
            <text:p>JEDN.MACIERZY</text:p>
          </table:table-cell>
          <table:table-cell office:value-type="string">
            <text:p>MATRIZ.UNIDADE</text:p>
          </table:table-cell>
          <table:table-cell table:number-columns-repeated="3" office:value-type="string">
            <text:p>MUNIT</text:p>
          </table:table-cell>
          <table:table-cell office:value-type="string">
            <text:p>ENHETSMATRIS</text:p>
          </table:table-cell>
          <table:table-cell table:number-columns-repeated="238"/>
        </table:table-row>
        <table:table-row table:style-name="ro2">
          <table:table-cell table:number-columns-repeated="8" office:value-type="string">
            <text:p>N</text:p>
          </table:table-cell>
          <table:table-cell office:value-type="string">
            <text:p>NUM</text:p>
          </table:table-cell>
          <table:table-cell table:number-columns-repeated="3" office:value-type="string">
            <text:p>N</text:p>
          </table:table-cell>
          <table:table-cell office:value-type="string">
            <text:p>L</text:p>
          </table:table-cell>
          <table:table-cell table:number-columns-repeated="5" office:value-type="string">
            <text:p>N</text:p>
          </table:table-cell>
          <table:table-cell table:number-columns-repeated="238"/>
        </table:table-row>
        <table:table-row table:style-name="ro2">
          <table:table-cell office:value-type="string">
            <text:p>NV</text:p>
          </table:table-cell>
          <table:table-cell office:value-type="string">
            <text:p>NA</text:p>
          </table:table-cell>
          <table:table-cell office:value-type="string">
            <text:p>ND</text:p>
          </table:table-cell>
          <table:table-cell office:value-type="string">
            <text:p>NA</text:p>
          </table:table-cell>
          <table:table-cell office:value-type="string">
            <text:p>NOD</text:p>
          </table:table-cell>
          <table:table-cell table:number-columns-repeated="3" office:value-type="string">
            <text:p>NA</text:p>
          </table:table-cell>
          <table:table-cell office:value-type="string">
            <text:p>NON.DISP</text:p>
          </table:table-cell>
          <table:table-cell office:value-type="string">
            <text:p>NA</text:p>
          </table:table-cell>
          <table:table-cell office:value-type="string">
            <text:p>NB</text:p>
          </table:table-cell>
          <table:table-cell office:value-type="string">
            <text:p>IT</text:p>
          </table:table-cell>
          <table:table-cell office:value-type="string">
            <text:p>BRAK</text:p>
          </table:table-cell>
          <table:table-cell office:value-type="string">
            <text:p>NÃO.DISP</text:p>
          </table:table-cell>
          <table:table-cell table:number-columns-repeated="3" office:value-type="string">
            <text:p>NA</text:p>
          </table:table-cell>
          <table:table-cell office:value-type="string">
            <text:p>SAKNAS</text:p>
          </table:table-cell>
          <table:table-cell table:number-columns-repeated="238"/>
        </table:table-row>
        <table:table-row table:style-name="ro2">
          <table:table-cell office:value-type="string">
            <text:p>ANZAHL</text:p>
          </table:table-cell>
          <table:table-cell office:value-type="string">
            <text:p>COUNT</text:p>
          </table:table-cell>
          <table:table-cell office:value-type="string">
            <text:p>COMPTA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COUNT</text:p>
          </table:table-cell>
          <table:table-cell office:value-type="string">
            <text:p>NB</text:p>
          </table:table-cell>
          <table:table-cell office:value-type="string">
            <text:p>COUNT</text:p>
          </table:table-cell>
          <table:table-cell office:value-type="string">
            <text:p>CONTA.NUMERI</text:p>
          </table:table-cell>
          <table:table-cell office:value-type="string">
            <text:p>COUNT</text:p>
          </table:table-cell>
          <table:table-cell office:value-type="string">
            <text:p>AANTAL</text:p>
          </table:table-cell>
          <table:table-cell office:value-type="string">
            <text:p>TAL</text:p>
          </table:table-cell>
          <table:table-cell office:value-type="string">
            <text:p>ILE.LICZB</text:p>
          </table:table-cell>
          <table:table-cell office:value-type="string">
            <text:p>CONT.NÚM</text:p>
          </table:table-cell>
          <table:table-cell table:number-columns-repeated="3" office:value-type="string">
            <text:p>COUNT</text:p>
          </table:table-cell>
          <table:table-cell office:value-type="string">
            <text:p>ANTAL</text:p>
          </table:table-cell>
          <table:table-cell table:number-columns-repeated="238"/>
        </table:table-row>
        <table:table-row table:style-name="ro2">
          <table:table-cell office:value-type="string">
            <text:p>ZINSTERMZAHL</text:p>
          </table:table-cell>
          <table:table-cell office:value-type="string">
            <text:p>GETCOUPNUM</text:p>
          </table:table-cell>
          <table:table-cell office:value-type="string">
            <text:p>NOMCUP</text:p>
          </table:table-cell>
          <table:table-cell office:value-type="string">
            <text:p>COUPNUM</text:p>
          </table:table-cell>
          <table:table-cell office:value-type="string">
            <text:p>CUPON.NUM</text:p>
          </table:table-cell>
          <table:table-cell office:value-type="string">
            <text:p>KORKOPÄIVÄ_JAKSOT</text:p>
          </table:table-cell>
          <table:table-cell office:value-type="string">
            <text:p>NB.COUPONS</text:p>
          </table:table-cell>
          <table:table-cell office:value-type="string">
            <text:p>COUPNUM</text:p>
          </table:table-cell>
          <table:table-cell office:value-type="string">
            <text:p>NUM.CED</text:p>
          </table:table-cell>
          <table:table-cell office:value-type="string">
            <text:p>COUPNUM</text:p>
          </table:table-cell>
          <table:table-cell office:value-type="string">
            <text:p>COUP.AANTAL</text:p>
          </table:table-cell>
          <table:table-cell office:value-type="string">
            <text:p>KUPONG.ANTKUPONGPERIODER</text:p>
          </table:table-cell>
          <table:table-cell office:value-type="string">
            <text:p>COUPNUM</text:p>
          </table:table-cell>
          <table:table-cell office:value-type="string">
            <text:p>CUPNÚM</text:p>
          </table:table-cell>
          <table:table-cell table:number-columns-repeated="3" office:value-type="string">
            <text:p>COUPNUM</text:p>
          </table:table-cell>
          <table:table-cell office:value-type="string">
            <text:p>KUPANT</text:p>
          </table:table-cell>
          <table:table-cell table:number-columns-repeated="238"/>
        </table:table-row>
        <table:table-row table:style-name="ro2">
          <table:table-cell office:value-type="string">
            <text:p>ZINSTERMTAGVA</text:p>
          </table:table-cell>
          <table:table-cell office:value-type="string">
            <text:p>GETCOUPDAYBS</text:p>
          </table:table-cell>
          <table:table-cell office:value-type="string">
            <text:p>CUPDIAIL</text:p>
          </table:table-cell>
          <table:table-cell office:value-type="string">
            <text:p>COUPDAYBS</text:p>
          </table:table-cell>
          <table:table-cell office:value-type="string">
            <text:p>CUPON.DIAS.L1</text:p>
          </table:table-cell>
          <table:table-cell office:value-type="string">
            <text:p>KORKOPÄIVÄT_ALUSTA</text:p>
          </table:table-cell>
          <table:table-cell office:value-type="string">
            <text:p>NB.JOURS.COUPON.PREC</text:p>
          </table:table-cell>
          <table:table-cell office:value-type="string">
            <text:p>COUPDAYBS</text:p>
          </table:table-cell>
          <table:table-cell office:value-type="string">
            <text:p>GIORNI.CED.INIZ.LIQ</text:p>
          </table:table-cell>
          <table:table-cell office:value-type="string">
            <text:p>COUPDAYBS</text:p>
          </table:table-cell>
          <table:table-cell office:value-type="string">
            <text:p>COUP.DAGEN.BB</text:p>
          </table:table-cell>
          <table:table-cell office:value-type="string">
            <text:p>KUPONG.DAGAROPPGJERTILPERIODESLUTT</text:p>
          </table:table-cell>
          <table:table-cell office:value-type="string">
            <text:p>COUPDAYBS</text:p>
          </table:table-cell>
          <table:table-cell office:value-type="string">
            <text:p>CUPDIASINLIQ</text:p>
          </table:table-cell>
          <table:table-cell table:number-columns-repeated="3" office:value-type="string">
            <text:p>COUPDAYBS</text:p>
          </table:table-cell>
          <table:table-cell office:value-type="string">
            <text:p>KUPDAGBB</text:p>
          </table:table-cell>
          <table:table-cell table:number-columns-repeated="238"/>
        </table:table-row>
        <table:table-row table:style-name="ro2">
          <table:table-cell office:value-type="string">
            <text:p>ZINSTERMTAGNZ</text:p>
          </table:table-cell>
          <table:table-cell office:value-type="string">
            <text:p>GETCOUPDAYSNC</text:p>
          </table:table-cell>
          <table:table-cell office:value-type="string">
            <text:p>CUPDIESSC</text:p>
          </table:table-cell>
          <table:table-cell office:value-type="string">
            <text:p>COUPDAYSNC</text:p>
          </table:table-cell>
          <table:table-cell office:value-type="string">
            <text:p>CUPON.DIAS.L2</text:p>
          </table:table-cell>
          <table:table-cell office:value-type="string">
            <text:p>KORKOPÄIVÄT_SEURAAVA</text:p>
          </table:table-cell>
          <table:table-cell office:value-type="string">
            <text:p>NB.JOURS.COUPON.SUIV</text:p>
          </table:table-cell>
          <table:table-cell office:value-type="string">
            <text:p>COUPDAYSNC</text:p>
          </table:table-cell>
          <table:table-cell office:value-type="string">
            <text:p>GIORNI.CED.NUOVA</text:p>
          </table:table-cell>
          <table:table-cell office:value-type="string">
            <text:p>COUPDAYSNC</text:p>
          </table:table-cell>
          <table:table-cell office:value-type="string">
            <text:p>COUP.DAGEN.VV</text:p>
          </table:table-cell>
          <table:table-cell office:value-type="string">
            <text:p>KUPONG.DAGAROPPGJERTILNESTERENTEUTB</text:p>
          </table:table-cell>
          <table:table-cell office:value-type="string">
            <text:p>COUPDAYSNC</text:p>
          </table:table-cell>
          <table:table-cell office:value-type="string">
            <text:p>CUPDIASPRÓX</text:p>
          </table:table-cell>
          <table:table-cell table:number-columns-repeated="3" office:value-type="string">
            <text:p>COUPDAYSNC</text:p>
          </table:table-cell>
          <table:table-cell office:value-type="string">
            <text:p>KUPDAGNK</text:p>
          </table:table-cell>
          <table:table-cell table:number-columns-repeated="238"/>
        </table:table-row>
        <table:table-row table:style-name="ro2">
          <table:table-cell office:value-type="string">
            <text:p>ZINSTERMTAGE</text:p>
          </table:table-cell>
          <table:table-cell office:value-type="string">
            <text:p>GETCOUPDAYS</text:p>
          </table:table-cell>
          <table:table-cell office:value-type="string">
            <text:p>CUPDIES</text:p>
          </table:table-cell>
          <table:table-cell office:value-type="string">
            <text:p>COUPDAYS</text:p>
          </table:table-cell>
          <table:table-cell office:value-type="string">
            <text:p>CUPON.DIAS</text:p>
          </table:table-cell>
          <table:table-cell office:value-type="string">
            <text:p>KORKOPÄIVÄT</text:p>
          </table:table-cell>
          <table:table-cell office:value-type="string">
            <text:p>NB.JOURS.COUPONS</text:p>
          </table:table-cell>
          <table:table-cell office:value-type="string">
            <text:p>COUPDAYS</text:p>
          </table:table-cell>
          <table:table-cell office:value-type="string">
            <text:p>GIORNI.CED</text:p>
          </table:table-cell>
          <table:table-cell office:value-type="string">
            <text:p>COUPDAYS</text:p>
          </table:table-cell>
          <table:table-cell office:value-type="string">
            <text:p>COUP.DAGEN</text:p>
          </table:table-cell>
          <table:table-cell office:value-type="string">
            <text:p>KUPONG.DAGAR</text:p>
          </table:table-cell>
          <table:table-cell office:value-type="string">
            <text:p>COUPDAYS</text:p>
          </table:table-cell>
          <table:table-cell office:value-type="string">
            <text:p>CUPDIAS</text:p>
          </table:table-cell>
          <table:table-cell table:number-columns-repeated="3" office:value-type="string">
            <text:p>COUPDAYS</text:p>
          </table:table-cell>
          <table:table-cell office:value-type="string">
            <text:p>KUPDAGB</text:p>
          </table:table-cell>
          <table:table-cell table:number-columns-repeated="238"/>
        </table:table-row>
        <table:table-row table:style-name="ro2">
          <table:table-cell office:value-type="string">
            <text:p>NETTOARBEITSTAGE</text:p>
          </table:table-cell>
          <table:table-cell office:value-type="string">
            <text:p>GETNETWORKDAYS</text:p>
          </table:table-cell>
          <table:table-cell office:value-type="string">
            <text:p>DIESFEINERSNETS</text:p>
          </table:table-cell>
          <table:table-cell office:value-type="string">
            <text:p>NETWORKDAYS</text:p>
          </table:table-cell>
          <table:table-cell office:value-type="string">
            <text:p>DIAS.LAB</text:p>
          </table:table-cell>
          <table:table-cell office:value-type="string">
            <text:p>TYÖPÄIVÄT</text:p>
          </table:table-cell>
          <table:table-cell office:value-type="string">
            <text:p>NB.JOURS.OUVRES</text:p>
          </table:table-cell>
          <table:table-cell office:value-type="string">
            <text:p>NETWORKDAYS</text:p>
          </table:table-cell>
          <table:table-cell office:value-type="string">
            <text:p>GIORNI.LAVORATIVI.TOT</text:p>
          </table:table-cell>
          <table:table-cell office:value-type="string">
            <text:p>NETWORKDAYS</text:p>
          </table:table-cell>
          <table:table-cell office:value-type="string">
            <text:p>NETTO.WERKDAGEN</text:p>
          </table:table-cell>
          <table:table-cell office:value-type="string">
            <text:p>NETTO.ARBEIDSDAGAR</text:p>
          </table:table-cell>
          <table:table-cell office:value-type="string">
            <text:p>NETWORKDAYS</text:p>
          </table:table-cell>
          <table:table-cell office:value-type="string">
            <text:p>DIASÚTEISTOTAIS</text:p>
          </table:table-cell>
          <table:table-cell table:number-columns-repeated="3" office:value-type="string">
            <text:p>NETWORKDAYS</text:p>
          </table:table-cell>
          <table:table-cell office:value-type="string">
            <text:p>NETTOARBETSDAGAR</text:p>
          </table:table-cell>
          <table:table-cell table:number-columns-repeated="238"/>
        </table:table-row>
        <table:table-row table:style-name="ro2">
          <table:table-cell office:value-type="string">
            <text:p>MONATE</text:p>
          </table:table-cell>
          <table:table-cell office:value-type="string">
            <text:p>GETDIFFMONTHS</text:p>
          </table:table-cell>
          <table:table-cell office:value-type="string">
            <text:p>MESO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NB.MOIS</text:p>
          </table:table-cell>
          <table:table-cell office:value-type="string">
            <text:p>MONTHS</text:p>
          </table:table-cell>
          <table:table-cell office:value-type="string">
            <text:p>MESI</text:p>
          </table:table-cell>
          <table:table-cell office:value-type="string">
            <text:p>MONTHS</text:p>
          </table:table-cell>
          <table:table-cell office:value-type="string">
            <text:p>MAANDEN</text:p>
          </table:table-cell>
          <table:table-cell office:value-type="string">
            <text:p>MÅNADER</text:p>
          </table:table-cell>
          <table:table-cell office:value-type="string">
            <text:p>MIESIĄCE</text:p>
          </table:table-cell>
          <table:table-cell office:value-type="string">
            <text:p>MESES</text:p>
          </table:table-cell>
          <table:table-cell table:number-columns-repeated="3" office:value-type="string">
            <text:p>MONTHS</text:p>
          </table:table-cell>
          <table:table-cell office:value-type="string">
            <text:p>ANTALMÅNADER</text:p>
          </table:table-cell>
          <table:table-cell table:number-columns-repeated="238"/>
        </table:table-row>
        <table:table-row table:style-name="ro2">
          <table:table-cell office:value-type="string">
            <text:p>ZÄHLENWENN</text:p>
          </table:table-cell>
          <table:table-cell office:value-type="string">
            <text:p>COUNTIF</text:p>
          </table:table-cell>
          <table:table-cell office:value-type="string">
            <text:p>COMPTASI</text:p>
          </table:table-cell>
          <table:table-cell office:value-type="string">
            <text:p>COUNTIF</text:p>
          </table:table-cell>
          <table:table-cell office:value-type="string">
            <text:p>CONTAR.SI</text:p>
          </table:table-cell>
          <table:table-cell office:value-type="string">
            <text:p>COUNTIF</text:p>
          </table:table-cell>
          <table:table-cell office:value-type="string">
            <text:p>NB.SI</text:p>
          </table:table-cell>
          <table:table-cell office:value-type="string">
            <text:p>COUNTIF</text:p>
          </table:table-cell>
          <table:table-cell office:value-type="string">
            <text:p>CONTA.SE</text:p>
          </table:table-cell>
          <table:table-cell office:value-type="string">
            <text:p>COUNTIF</text:p>
          </table:table-cell>
          <table:table-cell office:value-type="string">
            <text:p>AANTAL.ALS</text:p>
          </table:table-cell>
          <table:table-cell office:value-type="string">
            <text:p>TAL.DERSOM</text:p>
          </table:table-cell>
          <table:table-cell office:value-type="string">
            <text:p>LICZ.JEŻELI</text:p>
          </table:table-cell>
          <table:table-cell office:value-type="string">
            <text:p>CONT.SE</text:p>
          </table:table-cell>
          <table:table-cell table:number-columns-repeated="3" office:value-type="string">
            <text:p>COUNTIF</text:p>
          </table:table-cell>
          <table:table-cell office:value-type="string">
            <text:p>ANTAL.OM</text:p>
          </table:table-cell>
          <table:table-cell table:number-columns-repeated="238"/>
        </table:table-row>
        <table:table-row table:style-name="ro2">
          <table:table-cell office:value-type="string">
            <text:p>ANZAHLLEEREZELLEN</text:p>
          </table:table-cell>
          <table:table-cell office:value-type="string">
            <text:p>COUNTBLANK</text:p>
          </table:table-cell>
          <table:table-cell office:value-type="string">
            <text:p>COMPTABUIDES</text:p>
          </table:table-cell>
          <table:table-cell office:value-type="string">
            <text:p>COUNTBLANK</text:p>
          </table:table-cell>
          <table:table-cell office:value-type="string">
            <text:p>CONTAR.BLANCO</text:p>
          </table:table-cell>
          <table:table-cell office:value-type="string">
            <text:p>COUNTBLANK</text:p>
          </table:table-cell>
          <table:table-cell office:value-type="string">
            <text:p>NB.VIDE</text:p>
          </table:table-cell>
          <table:table-cell office:value-type="string">
            <text:p>COUNTBLANK</text:p>
          </table:table-cell>
          <table:table-cell office:value-type="string">
            <text:p>CONTA.VUOTE</text:p>
          </table:table-cell>
          <table:table-cell office:value-type="string">
            <text:p>COUNTBLANK</text:p>
          </table:table-cell>
          <table:table-cell office:value-type="string">
            <text:p>AANTAL.LEGE.CELLEN</text:p>
          </table:table-cell>
          <table:table-cell office:value-type="string">
            <text:p>TELBLANKE</text:p>
          </table:table-cell>
          <table:table-cell office:value-type="string">
            <text:p>LICZ.PUSTE</text:p>
          </table:table-cell>
          <table:table-cell office:value-type="string">
            <text:p>CONTAR.VAZIO</text:p>
          </table:table-cell>
          <table:table-cell table:number-columns-repeated="3" office:value-type="string">
            <text:p>COUNTBLANK</text:p>
          </table:table-cell>
          <table:table-cell office:value-type="string">
            <text:p>ANTAL.TOMMA</text:p>
          </table:table-cell>
          <table:table-cell table:number-columns-repeated="238"/>
        </table:table-row>
        <table:table-row table:style-name="ro2">
          <table:table-cell office:value-type="string">
            <text:p>LÄNGE</text:p>
          </table:table-cell>
          <table:table-cell office:value-type="string">
            <text:p>LEN</text:p>
          </table:table-cell>
          <table:table-cell office:value-type="string">
            <text:p>LONG</text:p>
          </table:table-cell>
          <table:table-cell office:value-type="string">
            <text:p>LEN</text:p>
          </table:table-cell>
          <table:table-cell office:value-type="string">
            <text:p>LARGO</text:p>
          </table:table-cell>
          <table:table-cell office:value-type="string">
            <text:p>LEN</text:p>
          </table:table-cell>
          <table:table-cell office:value-type="string">
            <text:p>NBCAR</text:p>
          </table:table-cell>
          <table:table-cell office:value-type="string">
            <text:p>LEN</text:p>
          </table:table-cell>
          <table:table-cell office:value-type="string">
            <text:p>LUNGHEZZA</text:p>
          </table:table-cell>
          <table:table-cell office:value-type="string">
            <text:p>LEN</text:p>
          </table:table-cell>
          <table:table-cell office:value-type="string">
            <text:p>LENGTE</text:p>
          </table:table-cell>
          <table:table-cell office:value-type="string">
            <text:p>LENGD</text:p>
          </table:table-cell>
          <table:table-cell office:value-type="string">
            <text:p>DŁ</text:p>
          </table:table-cell>
          <table:table-cell office:value-type="string">
            <text:p>NÚM.CARACT</text:p>
          </table:table-cell>
          <table:table-cell table:number-columns-repeated="3" office:value-type="string">
            <text:p>LEN</text:p>
          </table:table-cell>
          <table:table-cell office:value-type="string">
            <text:p>LÄNGD</text:p>
          </table:table-cell>
          <table:table-cell table:number-columns-repeated="238"/>
        </table:table-row>
        <table:table-row table:style-name="ro2">
          <table:table-cell office:value-type="string">
            <text:p>ANZAHL2</text:p>
          </table:table-cell>
          <table:table-cell office:value-type="string">
            <text:p>COUNTA</text:p>
          </table:table-cell>
          <table:table-cell office:value-type="string">
            <text:p>COMPTAA</text:p>
          </table:table-cell>
          <table:table-cell office:value-type="string">
            <text:p>COUNTA</text:p>
          </table:table-cell>
          <table:table-cell office:value-type="string">
            <text:p>CONTARA</text:p>
          </table:table-cell>
          <table:table-cell office:value-type="string">
            <text:p>COUNTA</text:p>
          </table:table-cell>
          <table:table-cell office:value-type="string">
            <text:p>NBVAL</text:p>
          </table:table-cell>
          <table:table-cell office:value-type="string">
            <text:p>COUNTA</text:p>
          </table:table-cell>
          <table:table-cell office:value-type="string">
            <text:p>CONTA.VALORI</text:p>
          </table:table-cell>
          <table:table-cell office:value-type="string">
            <text:p>COUNTA</text:p>
          </table:table-cell>
          <table:table-cell office:value-type="string">
            <text:p>AANTALARG</text:p>
          </table:table-cell>
          <table:table-cell office:value-type="string">
            <text:p>TALA</text:p>
          </table:table-cell>
          <table:table-cell office:value-type="string">
            <text:p>ILE.NIEPUSTYCH</text:p>
          </table:table-cell>
          <table:table-cell office:value-type="string">
            <text:p>CONT.VALORES</text:p>
          </table:table-cell>
          <table:table-cell table:number-columns-repeated="3" office:value-type="string">
            <text:p>COUNTA</text:p>
          </table:table-cell>
          <table:table-cell office:value-type="string">
            <text:p>ANTALV</text:p>
          </table:table-cell>
          <table:table-cell table:number-columns-repeated="238"/>
        </table:table-row>
        <table:table-row table:style-name="ro2">
          <table:table-cell office:value-type="string">
            <text:p>KALENDERWOCHE</text:p>
          </table:table-cell>
          <table:table-cell office:value-type="string">
            <text:p>WEEKNUM</text:p>
          </table:table-cell>
          <table:table-cell office:value-type="string">
            <text:p>NUMSETMANA</text:p>
          </table:table-cell>
          <table:table-cell office:value-type="string">
            <text:p>WEEKNUM</text:p>
          </table:table-cell>
          <table:table-cell office:value-type="string">
            <text:p>SEM.DEL.AÑO</text:p>
          </table:table-cell>
          <table:table-cell office:value-type="string">
            <text:p>WEEKNUM</text:p>
          </table:table-cell>
          <table:table-cell office:value-type="string">
            <text:p>NO.SEMAINE</text:p>
          </table:table-cell>
          <table:table-cell office:value-type="string">
            <text:p>WEEKNUM</text:p>
          </table:table-cell>
          <table:table-cell office:value-type="string">
            <text:p>NUM.SETTIMANA</text:p>
          </table:table-cell>
          <table:table-cell office:value-type="string">
            <text:p>WEEKNUM</text:p>
          </table:table-cell>
          <table:table-cell office:value-type="string">
            <text:p>WEEKNUMMER</text:p>
          </table:table-cell>
          <table:table-cell office:value-type="string">
            <text:p>VEKENR</text:p>
          </table:table-cell>
          <table:table-cell office:value-type="string">
            <text:p>NUMER.TYG</text:p>
          </table:table-cell>
          <table:table-cell office:value-type="string">
            <text:p>NÚM.SEMANA</text:p>
          </table:table-cell>
          <table:table-cell table:number-columns-repeated="3" office:value-type="string">
            <text:p>WEEKNUM</text:p>
          </table:table-cell>
          <table:table-cell office:value-type="string">
            <text:p>VECKONR</text:p>
          </table:table-cell>
          <table:table-cell table:number-columns-repeated="238"/>
        </table:table-row>
        <table:table-row table:style-name="ro2">
          <table:table-cell office:value-type="string">
            <text:p>KALENDERWOCHE_ADD</text:p>
          </table:table-cell>
          <table:table-cell office:value-type="string">
            <text:p>GETWEEKNUM</text:p>
          </table:table-cell>
          <table:table-cell office:value-type="string">
            <text:p>NUMSETMANA_ADD</text:p>
          </table:table-cell>
          <table:table-cell office:value-type="string">
            <text:p>WEEKNUM_ADD</text:p>
          </table:table-cell>
          <table:table-cell office:value-type="string">
            <text:p>NUM.DE.SEMANA_ADD</text:p>
          </table:table-cell>
          <table:table-cell office:value-type="string">
            <text:p>WEEKNUM_ADD</text:p>
          </table:table-cell>
          <table:table-cell office:value-type="string">
            <text:p>NO.SEMAINE_ADD</text:p>
          </table:table-cell>
          <table:table-cell office:value-type="string">
            <text:p>WEEKNUM_ADD</text:p>
          </table:table-cell>
          <table:table-cell office:value-type="string">
            <text:p>NUM.SETTIMANA_ADD</text:p>
          </table:table-cell>
          <table:table-cell office:value-type="string">
            <text:p>WEEKNUM_ADD</text:p>
          </table:table-cell>
          <table:table-cell office:value-type="string">
            <text:p>WEEKNUMMER_ADD</text:p>
          </table:table-cell>
          <table:table-cell office:value-type="string">
            <text:p>VEKENR_ADD</text:p>
          </table:table-cell>
          <table:table-cell office:value-type="string">
            <text:p>WEEKNUM_ADD</text:p>
          </table:table-cell>
          <table:table-cell office:value-type="string">
            <text:p>NÚM.SEMANA_ADD</text:p>
          </table:table-cell>
          <table:table-cell table:number-columns-repeated="3" office:value-type="string">
            <text:p>WEEKNUM_ADD</text:p>
          </table:table-cell>
          <table:table-cell office:value-type="string">
            <text:p>VECKONR_ADD</text:p>
          </table:table-cell>
          <table:table-cell table:number-columns-repeated="238"/>
        </table:table-row>
        <table:table-row table:style-name="ro2">
          <table:table-cell office:value-type="string">
            <text:p>GROSS2</text:p>
          </table:table-cell>
          <table:table-cell office:value-type="string">
            <text:p>PROPER</text:p>
          </table:table-cell>
          <table:table-cell office:value-type="string">
            <text:p>INICIALMAJUSC</text:p>
          </table:table-cell>
          <table:table-cell office:value-type="string">
            <text:p>PROPER</text:p>
          </table:table-cell>
          <table:table-cell office:value-type="string">
            <text:p>NOMPROPIO</text:p>
          </table:table-cell>
          <table:table-cell office:value-type="string">
            <text:p>PROPER</text:p>
          </table:table-cell>
          <table:table-cell office:value-type="string">
            <text:p>NOMPROPRE</text:p>
          </table:table-cell>
          <table:table-cell office:value-type="string">
            <text:p>PROPER</text:p>
          </table:table-cell>
          <table:table-cell office:value-type="string">
            <text:p>MAIUSC.INIZ</text:p>
          </table:table-cell>
          <table:table-cell office:value-type="string">
            <text:p>PROPER</text:p>
          </table:table-cell>
          <table:table-cell office:value-type="string">
            <text:p>BEGINLETTERS</text:p>
          </table:table-cell>
          <table:table-cell office:value-type="string">
            <text:p>STOR.FORBOKSTAV</text:p>
          </table:table-cell>
          <table:table-cell office:value-type="string">
            <text:p>Z.WIELKIEJ.LITERY</text:p>
          </table:table-cell>
          <table:table-cell office:value-type="string">
            <text:p>PRI.MAIÚSCULA</text:p>
          </table:table-cell>
          <table:table-cell table:number-columns-repeated="3" office:value-type="string">
            <text:p>PROPER</text:p>
          </table:table-cell>
          <table:table-cell office:value-type="string">
            <text:p>INITIAL</text:p>
          </table:table-cell>
          <table:table-cell table:number-columns-repeated="238"/>
        </table:table-row>
        <table:table-row table:style-name="ro2">
          <table:table-cell office:value-type="string">
            <text:p>NICHT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string">
            <text:p>NON</text:p>
          </table:table-cell>
          <table:table-cell office:value-type="string">
            <text:p>NOT</text:p>
          </table:table-cell>
          <table:table-cell office:value-type="string">
            <text:p>NON</text:p>
          </table:table-cell>
          <table:table-cell office:value-type="string">
            <text:p>NOT</text:p>
          </table:table-cell>
          <table:table-cell office:value-type="string">
            <text:p>NIET</text:p>
          </table:table-cell>
          <table:table-cell office:value-type="string">
            <text:p>IKKJE</text:p>
          </table:table-cell>
          <table:table-cell office:value-type="string">
            <text:p>NIE</text:p>
          </table:table-cell>
          <table:table-cell office:value-type="string">
            <text:p>NÃO</text:p>
          </table:table-cell>
          <table:table-cell table:number-columns-repeated="3" office:value-type="string">
            <text:p>NOT</text:p>
          </table:table-cell>
          <table:table-cell office:value-type="string">
            <text:p>ICKE</text:p>
          </table:table-cell>
          <table:table-cell table:number-columns-repeated="238"/>
        </table:table-row>
        <table:table-row table:style-name="ro2">
          <table:table-cell office:value-type="string">
            <text:p>ZZR</text:p>
          </table:table-cell>
          <table:table-cell table:number-columns-repeated="5" office:value-type="string">
            <text:p>NPER</text:p>
          </table:table-cell>
          <table:table-cell office:value-type="string">
            <text:p>NPM</text:p>
          </table:table-cell>
          <table:table-cell office:value-type="string">
            <text:p>NPER</text:p>
          </table:table-cell>
          <table:table-cell office:value-type="string">
            <text:p>NUM.RATE</text:p>
          </table:table-cell>
          <table:table-cell office:value-type="string">
            <text:p>NPER</text:p>
          </table:table-cell>
          <table:table-cell office:value-type="string">
            <text:p>APER</text:p>
          </table:table-cell>
          <table:table-cell office:value-type="string">
            <text:p>PERIODETAL</text:p>
          </table:table-cell>
          <table:table-cell table:number-columns-repeated="5" office:value-type="string">
            <text:p>NPER</text:p>
          </table:table-cell>
          <table:table-cell office:value-type="string">
            <text:p>PERIODER</text:p>
          </table:table-cell>
          <table:table-cell table:number-columns-repeated="238"/>
        </table:table-row>
        <table:table-row table:style-name="ro2">
          <table:table-cell office:value-type="string">
            <text:p>OKTINBIN</text:p>
          </table:table-cell>
          <table:table-cell office:value-type="string">
            <text:p>GETOCT2BIN</text:p>
          </table:table-cell>
          <table:table-cell office:value-type="string">
            <text:p>OCTABIN</text:p>
          </table:table-cell>
          <table:table-cell office:value-type="string">
            <text:p>OCT2BIN</text:p>
          </table:table-cell>
          <table:table-cell office:value-type="string">
            <text:p>OCT.A.BIN</text:p>
          </table:table-cell>
          <table:table-cell office:value-type="string">
            <text:p>OKTBIN</text:p>
          </table:table-cell>
          <table:table-cell office:value-type="string">
            <text:p>OCTBIN</text:p>
          </table:table-cell>
          <table:table-cell office:value-type="string">
            <text:p>OCT2BIN</text:p>
          </table:table-cell>
          <table:table-cell office:value-type="string">
            <text:p>OCT.BINARIO</text:p>
          </table:table-cell>
          <table:table-cell office:value-type="string">
            <text:p>OCT2BIN</text:p>
          </table:table-cell>
          <table:table-cell office:value-type="string">
            <text:p>OCT.N.BIN</text:p>
          </table:table-cell>
          <table:table-cell office:value-type="string">
            <text:p>OKTTILBIN</text:p>
          </table:table-cell>
          <table:table-cell office:value-type="string">
            <text:p>OCT2BIN</text:p>
          </table:table-cell>
          <table:table-cell office:value-type="string">
            <text:p>OCTABIN</text:p>
          </table:table-cell>
          <table:table-cell table:number-columns-repeated="3" office:value-type="string">
            <text:p>OCT2BIN</text:p>
          </table:table-cell>
          <table:table-cell office:value-type="string">
            <text:p>OKT.TILL.BIN</text:p>
          </table:table-cell>
          <table:table-cell table:number-columns-repeated="238"/>
        </table:table-row>
        <table:table-row table:style-name="ro2">
          <table:table-cell office:value-type="string">
            <text:p>OKTINDEZ</text:p>
          </table:table-cell>
          <table:table-cell office:value-type="string">
            <text:p>GETOCT2DEC</text:p>
          </table:table-cell>
          <table:table-cell office:value-type="string">
            <text:p>OCTADEC</text:p>
          </table:table-cell>
          <table:table-cell office:value-type="string">
            <text:p>OCT2DEC</text:p>
          </table:table-cell>
          <table:table-cell office:value-type="string">
            <text:p>OCT.A.DEC</text:p>
          </table:table-cell>
          <table:table-cell office:value-type="string">
            <text:p>OKTDES</text:p>
          </table:table-cell>
          <table:table-cell office:value-type="string">
            <text:p>OCTDEC</text:p>
          </table:table-cell>
          <table:table-cell office:value-type="string">
            <text:p>OCT2DEC</text:p>
          </table:table-cell>
          <table:table-cell office:value-type="string">
            <text:p>OCT.DECIMALE</text:p>
          </table:table-cell>
          <table:table-cell office:value-type="string">
            <text:p>OCT2DEC</text:p>
          </table:table-cell>
          <table:table-cell office:value-type="string">
            <text:p>OCT.N.DEC</text:p>
          </table:table-cell>
          <table:table-cell office:value-type="string">
            <text:p>OKTTILDES</text:p>
          </table:table-cell>
          <table:table-cell office:value-type="string">
            <text:p>OCT2DEC</text:p>
          </table:table-cell>
          <table:table-cell office:value-type="string">
            <text:p>OCTADEC</text:p>
          </table:table-cell>
          <table:table-cell table:number-columns-repeated="3" office:value-type="string">
            <text:p>OCT2DEC</text:p>
          </table:table-cell>
          <table:table-cell office:value-type="string">
            <text:p>OKT.TILL.DEC</text:p>
          </table:table-cell>
          <table:table-cell table:number-columns-repeated="238"/>
        </table:table-row>
        <table:table-row table:style-name="ro2">
          <table:table-cell office:value-type="string">
            <text:p>OKTINHEX</text:p>
          </table:table-cell>
          <table:table-cell office:value-type="string">
            <text:p>GETOCT2HEX</text:p>
          </table:table-cell>
          <table:table-cell office:value-type="string">
            <text:p>OCTAHEX</text:p>
          </table:table-cell>
          <table:table-cell office:value-type="string">
            <text:p>OCT2HEX</text:p>
          </table:table-cell>
          <table:table-cell office:value-type="string">
            <text:p>OCT.A.HEX</text:p>
          </table:table-cell>
          <table:table-cell office:value-type="string">
            <text:p>OKTHEKSA</text:p>
          </table:table-cell>
          <table:table-cell office:value-type="string">
            <text:p>OCTHEX</text:p>
          </table:table-cell>
          <table:table-cell office:value-type="string">
            <text:p>OCT2HEX</text:p>
          </table:table-cell>
          <table:table-cell office:value-type="string">
            <text:p>OCT.HEX</text:p>
          </table:table-cell>
          <table:table-cell office:value-type="string">
            <text:p>OCT2HEX</text:p>
          </table:table-cell>
          <table:table-cell office:value-type="string">
            <text:p>OCT.N.HEX</text:p>
          </table:table-cell>
          <table:table-cell office:value-type="string">
            <text:p>OKTTILHEKS</text:p>
          </table:table-cell>
          <table:table-cell office:value-type="string">
            <text:p>OCT2HEX</text:p>
          </table:table-cell>
          <table:table-cell office:value-type="string">
            <text:p>OCTAHEX</text:p>
          </table:table-cell>
          <table:table-cell table:number-columns-repeated="3" office:value-type="string">
            <text:p>OCT2HEX</text:p>
          </table:table-cell>
          <table:table-cell office:value-type="string">
            <text:p>OKT.TILL.HEX</text:p>
          </table:table-cell>
          <table:table-cell table:number-columns-repeated="238"/>
        </table:table-row>
        <table:table-row table:style-name="ro2">
          <table:table-cell office:value-type="string">
            <text:p>ACHSENABSCHNITT</text:p>
          </table:table-cell>
          <table:table-cell office:value-type="string">
            <text:p>INTERCEPT</text:p>
          </table:table-cell>
          <table:table-cell office:value-type="string">
            <text:p>INTERCEPCIO</text:p>
          </table:table-cell>
          <table:table-cell office:value-type="string">
            <text:p>INTERCEPT</text:p>
          </table:table-cell>
          <table:table-cell office:value-type="string">
            <text:p>INTERSECCIÓN.EJE</text:p>
          </table:table-cell>
          <table:table-cell office:value-type="string">
            <text:p>INTERCEPT</text:p>
          </table:table-cell>
          <table:table-cell office:value-type="string">
            <text:p>ORDONNEE.ORIGINE</text:p>
          </table:table-cell>
          <table:table-cell office:value-type="string">
            <text:p>INTERCEPT</text:p>
          </table:table-cell>
          <table:table-cell office:value-type="string">
            <text:p>INTERCETTA</text:p>
          </table:table-cell>
          <table:table-cell office:value-type="string">
            <text:p>INTERCEPT</text:p>
          </table:table-cell>
          <table:table-cell office:value-type="string">
            <text:p>SNIJPUNT</text:p>
          </table:table-cell>
          <table:table-cell office:value-type="string">
            <text:p>SKJERINGSPUNKT</text:p>
          </table:table-cell>
          <table:table-cell office:value-type="string">
            <text:p>ODCIĘTA</text:p>
          </table:table-cell>
          <table:table-cell office:value-type="string">
            <text:p>INTERCEPÇÃO</text:p>
          </table:table-cell>
          <table:table-cell table:number-columns-repeated="3" office:value-type="string">
            <text:p>INTERCEPT</text:p>
          </table:table-cell>
          <table:table-cell office:value-type="string">
            <text:p>SKÄRNINGSPUNKT</text:p>
          </table:table-cell>
          <table:table-cell table:number-columns-repeated="238"/>
        </table:table-row>
        <table:table-row table:style-name="ro2">
          <table:table-cell office:value-type="string">
            <text:p>ODER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ILI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office:value-type="string">
            <text:p>OU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office:value-type="string">
            <text:p>OF</text:p>
          </table:table-cell>
          <table:table-cell office:value-type="string">
            <text:p>ELLER</text:p>
          </table:table-cell>
          <table:table-cell office:value-type="string">
            <text:p>LUB</text:p>
          </table:table-cell>
          <table:table-cell office:value-type="string">
            <text:p>OU</text:p>
          </table:table-cell>
          <table:table-cell table:number-columns-repeated="3" office:value-type="string">
            <text:p>OR</text:p>
          </table:table-cell>
          <table:table-cell office:value-type="string">
            <text:p>ELLER</text:p>
          </table:table-cell>
          <table:table-cell table:number-columns-repeated="238"/>
        </table:table-row>
        <table:table-row table:style-name="ro2">
          <table:table-cell office:value-type="string">
            <text:p>GERADE</text:p>
          </table:table-cell>
          <table:table-cell office:value-type="string">
            <text:p>EVEN</text:p>
          </table:table-cell>
          <table:table-cell office:value-type="string">
            <text:p>PARELL</text:p>
          </table:table-cell>
          <table:table-cell office:value-type="string">
            <text:p>PARNE</text:p>
          </table:table-cell>
          <table:table-cell office:value-type="string">
            <text:p>REDONDEA.PAR</text:p>
          </table:table-cell>
          <table:table-cell office:value-type="string">
            <text:p>EVEN</text:p>
          </table:table-cell>
          <table:table-cell office:value-type="string">
            <text:p>PAIR</text:p>
          </table:table-cell>
          <table:table-cell office:value-type="string">
            <text:p>EVEN</text:p>
          </table:table-cell>
          <table:table-cell office:value-type="string">
            <text:p>PARI</text:p>
          </table:table-cell>
          <table:table-cell table:number-columns-repeated="2" office:value-type="string">
            <text:p>EVEN</text:p>
          </table:table-cell>
          <table:table-cell office:value-type="string">
            <text:p>AVRUND.TIL.PARTAL</text:p>
          </table:table-cell>
          <table:table-cell office:value-type="string">
            <text:p>ZAOKR.DO.PARZ</text:p>
          </table:table-cell>
          <table:table-cell office:value-type="string">
            <text:p>PAR</text:p>
          </table:table-cell>
          <table:table-cell table:number-columns-repeated="3" office:value-type="string">
            <text:p>EVEN</text:p>
          </table:table-cell>
          <table:table-cell office:value-type="string">
            <text:p>JÄMN</text:p>
          </table:table-cell>
          <table:table-cell table:number-columns-repeated="238"/>
        </table:table-row>
        <table:table-row table:style-name="ro2">
          <table:table-cell table:number-columns-repeated="3" office:value-type="string">
            <text:p>PEARSON</text:p>
          </table:table-cell>
          <table:table-cell office:value-type="string">
            <text:p>OSOBA</text:p>
          </table:table-cell>
          <table:table-cell table:number-columns-repeated="14" office:value-type="string">
            <text:p>PEARSON</text:p>
          </table:table-cell>
          <table:table-cell table:number-columns-repeated="238"/>
        </table:table-row>
        <table:table-row table:style-name="ro2">
          <table:table-cell office:value-type="string">
            <text:p>STEIGUNG</text:p>
          </table:table-cell>
          <table:table-cell office:value-type="string">
            <text:p>SLOPE</text:p>
          </table:table-cell>
          <table:table-cell office:value-type="string">
            <text:p>PENDENT</text:p>
          </table:table-cell>
          <table:table-cell office:value-type="string">
            <text:p>SLOPE</text:p>
          </table:table-cell>
          <table:table-cell office:value-type="string">
            <text:p>PENDIENTE</text:p>
          </table:table-cell>
          <table:table-cell office:value-type="string">
            <text:p>SLOPE</text:p>
          </table:table-cell>
          <table:table-cell office:value-type="string">
            <text:p>PENTE</text:p>
          </table:table-cell>
          <table:table-cell office:value-type="string">
            <text:p>SLOPE</text:p>
          </table:table-cell>
          <table:table-cell office:value-type="string">
            <text:p>PENDENZA</text:p>
          </table:table-cell>
          <table:table-cell office:value-type="string">
            <text:p>SLOPE</text:p>
          </table:table-cell>
          <table:table-cell office:value-type="string">
            <text:p>STIJGING</text:p>
          </table:table-cell>
          <table:table-cell office:value-type="string">
            <text:p>STIGINGSTAL</text:p>
          </table:table-cell>
          <table:table-cell office:value-type="string">
            <text:p>NACHYLENIE</text:p>
          </table:table-cell>
          <table:table-cell office:value-type="string">
            <text:p>INCLINAÇÃO</text:p>
          </table:table-cell>
          <table:table-cell table:number-columns-repeated="3" office:value-type="string">
            <text:p>SLOPE</text:p>
          </table:table-cell>
          <table:table-cell office:value-type="string">
            <text:p>LUTNING</text:p>
          </table:table-cell>
          <table:table-cell table:number-columns-repeated="238"/>
        </table:table-row>
        <table:table-row table:style-name="ro2">
          <table:table-cell office:value-type="string">
            <text:p>VARIATIONEN</text:p>
          </table:table-cell>
          <table:table-cell office:value-type="string">
            <text:p>PERMUT</text:p>
          </table:table-cell>
          <table:table-cell office:value-type="string">
            <text:p>PERMUTACIO</text:p>
          </table:table-cell>
          <table:table-cell office:value-type="string">
            <text:p>PERMUT</text:p>
          </table:table-cell>
          <table:table-cell office:value-type="string">
            <text:p>PERMUTACIONES</text:p>
          </table:table-cell>
          <table:table-cell office:value-type="string">
            <text:p>PERMUT</text:p>
          </table:table-cell>
          <table:table-cell office:value-type="string">
            <text:p>PERMUTATION</text:p>
          </table:table-cell>
          <table:table-cell office:value-type="string">
            <text:p>PERMUT</text:p>
          </table:table-cell>
          <table:table-cell office:value-type="string">
            <text:p>PERMUTAZIONE</text:p>
          </table:table-cell>
          <table:table-cell office:value-type="string">
            <text:p>PERMUT</text:p>
          </table:table-cell>
          <table:table-cell office:value-type="string">
            <text:p>PERMUTATIES</text:p>
          </table:table-cell>
          <table:table-cell office:value-type="string">
            <text:p>PERMUTER</text:p>
          </table:table-cell>
          <table:table-cell office:value-type="string">
            <text:p>PERMUTACJE</text:p>
          </table:table-cell>
          <table:table-cell office:value-type="string">
            <text:p>PERMUTAR</text:p>
          </table:table-cell>
          <table:table-cell table:number-columns-repeated="4" office:value-type="string">
            <text:p>PERMUT</text:p>
          </table:table-cell>
          <table:table-cell table:number-columns-repeated="238"/>
        </table:table-row>
        <table:table-row table:style-name="ro2">
          <table:table-cell office:value-type="string">
            <text:p>VARIATIONEN2</text:p>
          </table:table-cell>
          <table:table-cell office:value-type="string">
            <text:p>PERMUTATIONA</text:p>
          </table:table-cell>
          <table:table-cell office:value-type="string">
            <text:p>PERMUTACIOA</text:p>
          </table:table-cell>
          <table:table-cell office:value-type="string">
            <text:p>PERMUTATIONA</text:p>
          </table:table-cell>
          <table:table-cell office:value-type="string">
            <text:p>PERMUTACIONESA</text:p>
          </table:table-cell>
          <table:table-cell table:number-columns-repeated="3" office:value-type="string">
            <text:p>PERMUTATIONA</text:p>
          </table:table-cell>
          <table:table-cell office:value-type="string">
            <text:p>PERMUTAZIONA</text:p>
          </table:table-cell>
          <table:table-cell office:value-type="string">
            <text:p>PERMUTATIONA</text:p>
          </table:table-cell>
          <table:table-cell office:value-type="string">
            <text:p>PERMUTATIES2</text:p>
          </table:table-cell>
          <table:table-cell office:value-type="string">
            <text:p>PERMUTERA</text:p>
          </table:table-cell>
          <table:table-cell office:value-type="string">
            <text:p>PERMUTACJE.A</text:p>
          </table:table-cell>
          <table:table-cell office:value-type="string">
            <text:p>PERMUTAÇÃOA</text:p>
          </table:table-cell>
          <table:table-cell table:number-columns-repeated="3" office:value-type="string">
            <text:p>PERMUTATIONA</text:p>
          </table:table-cell>
          <table:table-cell office:value-type="string">
            <text:p>PERMUT2</text:p>
          </table:table-cell>
          <table:table-cell table:number-columns-repeated="238"/>
        </table:table-row>
        <table:table-row table:style-name="ro2">
          <table:table-cell office:value-type="string">
            <text:p>KKLEINSTE</text:p>
          </table:table-cell>
          <table:table-cell office:value-type="string">
            <text:p>SMALL</text:p>
          </table:table-cell>
          <table:table-cell office:value-type="string">
            <text:p>PETIT</text:p>
          </table:table-cell>
          <table:table-cell office:value-type="string">
            <text:p>MALENO</text:p>
          </table:table-cell>
          <table:table-cell office:value-type="string">
            <text:p>K.ESIMO.MENOR</text:p>
          </table:table-cell>
          <table:table-cell office:value-type="string">
            <text:p>SMALL</text:p>
          </table:table-cell>
          <table:table-cell office:value-type="string">
            <text:p>PETITE.VALEUR</text:p>
          </table:table-cell>
          <table:table-cell office:value-type="string">
            <text:p>SMALL</text:p>
          </table:table-cell>
          <table:table-cell office:value-type="string">
            <text:p>PICCOLO</text:p>
          </table:table-cell>
          <table:table-cell office:value-type="string">
            <text:p>SMALL</text:p>
          </table:table-cell>
          <table:table-cell office:value-type="string">
            <text:p>KLEINSTE</text:p>
          </table:table-cell>
          <table:table-cell office:value-type="string">
            <text:p>N.MINST</text:p>
          </table:table-cell>
          <table:table-cell office:value-type="string">
            <text:p>MIN.K</text:p>
          </table:table-cell>
          <table:table-cell office:value-type="string">
            <text:p>MENOR</text:p>
          </table:table-cell>
          <table:table-cell table:number-columns-repeated="3" office:value-type="string">
            <text:p>SMALL</text:p>
          </table:table-cell>
          <table:table-cell office:value-type="string">
            <text:p>MINSTA</text:p>
          </table:table-cell>
          <table:table-cell table:number-columns-repeated="238"/>
        </table:table-row>
        <table:table-row table:style-name="ro2">
          <table:table-cell office:value-type="string">
            <text:p>GGT</text:p>
          </table:table-cell>
          <table:table-cell office:value-type="string">
            <text:p>GCD</text:p>
          </table:table-cell>
          <table:table-cell office:value-type="string">
            <text:p>MCD</text:p>
          </table:table-cell>
          <table:table-cell office:value-type="string">
            <text:p>GCD</text:p>
          </table:table-cell>
          <table:table-cell office:value-type="string">
            <text:p>M.C.D</text:p>
          </table:table-cell>
          <table:table-cell office:value-type="string">
            <text:p>GCD</text:p>
          </table:table-cell>
          <table:table-cell office:value-type="string">
            <text:p>PGCD</text:p>
          </table:table-cell>
          <table:table-cell office:value-type="string">
            <text:p>GCD</text:p>
          </table:table-cell>
          <table:table-cell office:value-type="string">
            <text:p>MCD</text:p>
          </table:table-cell>
          <table:table-cell office:value-type="string">
            <text:p>GCD</text:p>
          </table:table-cell>
          <table:table-cell office:value-type="string">
            <text:p>GGD</text:p>
          </table:table-cell>
          <table:table-cell office:value-type="string">
            <text:p>SFF</text:p>
          </table:table-cell>
          <table:table-cell office:value-type="string">
            <text:p>GCD</text:p>
          </table:table-cell>
          <table:table-cell office:value-type="string">
            <text:p>MDC</text:p>
          </table:table-cell>
          <table:table-cell table:number-columns-repeated="3" office:value-type="string">
            <text:p>GCD</text:p>
          </table:table-cell>
          <table:table-cell office:value-type="string">
            <text:p>SGD</text:p>
          </table:table-cell>
          <table:table-cell table:number-columns-repeated="238"/>
        </table:table-row>
        <table:table-row table:style-name="ro2">
          <table:table-cell office:value-type="string">
            <text:p>GGT_ADD</text:p>
          </table:table-cell>
          <table:table-cell office:value-type="string">
            <text:p>GETGCD</text:p>
          </table:table-cell>
          <table:table-cell office:value-type="string">
            <text:p>MCD_ADD</text:p>
          </table:table-cell>
          <table:table-cell office:value-type="string">
            <text:p>GCD_ADD</text:p>
          </table:table-cell>
          <table:table-cell office:value-type="string">
            <text:p>M.C.D_ADD</text:p>
          </table:table-cell>
          <table:table-cell office:value-type="string">
            <text:p>GCD_ADD</text:p>
          </table:table-cell>
          <table:table-cell office:value-type="string">
            <text:p>PGCD_ADD</text:p>
          </table:table-cell>
          <table:table-cell office:value-type="string">
            <text:p>GCD_ADD</text:p>
          </table:table-cell>
          <table:table-cell office:value-type="string">
            <text:p>MCD_ADD</text:p>
          </table:table-cell>
          <table:table-cell office:value-type="string">
            <text:p>GCD_ADD</text:p>
          </table:table-cell>
          <table:table-cell office:value-type="string">
            <text:p>GGD_ADD</text:p>
          </table:table-cell>
          <table:table-cell office:value-type="string">
            <text:p>SFF_ADD</text:p>
          </table:table-cell>
          <table:table-cell office:value-type="string">
            <text:p>GCD_ADD</text:p>
          </table:table-cell>
          <table:table-cell office:value-type="string">
            <text:p>MDC_ADD</text:p>
          </table:table-cell>
          <table:table-cell table:number-columns-repeated="3" office:value-type="string">
            <text:p>GCD_ADD</text:p>
          </table:table-cell>
          <table:table-cell office:value-type="string">
            <text:p>SGD_AD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PHI</text:p>
          </table:table-cell>
          <table:table-cell office:value-type="string">
            <text:p>FI</text:p>
          </table:table-cell>
          <table:table-cell table:number-columns-repeated="5" office:value-type="string">
            <text:p>PHI</text:p>
          </table:table-cell>
          <table:table-cell office:value-type="string">
            <text:p>FI</text:p>
          </table:table-cell>
          <table:table-cell table:number-columns-repeated="3" office:value-type="string">
            <text:p>PHI</text:p>
          </table:table-cell>
          <table:table-cell table:number-columns-repeated="2" office:value-type="string">
            <text:p>FI</text:p>
          </table:table-cell>
          <table:table-cell table:number-columns-repeated="2" office:value-type="string">
            <text:p>PHI</text:p>
          </table:table-cell>
          <table:table-cell table:number-columns-repeated="2" office:value-type="string">
            <text:p>FI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PI</text:p>
          </table:table-cell>
          <table:table-cell table:style-name="ce5" office:value-type="string">
            <text:p>PI</text:p>
          </table:table-cell>
          <table:table-cell table:number-columns-repeated="3" office:value-type="string">
            <text:p>PI</text:p>
          </table:table-cell>
          <table:table-cell office:value-type="string">
            <text:p>PI.GRECO</text:p>
          </table:table-cell>
          <table:table-cell table:number-columns-repeated="9" office:value-type="string">
            <text:p>PI</text:p>
          </table:table-cell>
          <table:table-cell table:number-columns-repeated="238"/>
        </table:table-row>
        <table:table-row table:style-name="ro2">
          <table:table-cell office:value-type="string">
            <text:p>OBERGRENZE</text:p>
          </table:table-cell>
          <table:table-cell office:value-type="string">
            <text:p>CEILING</text:p>
          </table:table-cell>
          <table:table-cell office:value-type="string">
            <text:p>ARRODMULTSUP</text:p>
          </table:table-cell>
          <table:table-cell office:value-type="string">
            <text:p>STROP</text:p>
          </table:table-cell>
          <table:table-cell office:value-type="string">
            <text:p>MÚLTIPLO.SUPERIOR</text:p>
          </table:table-cell>
          <table:table-cell office:value-type="string">
            <text:p>CEILING</text:p>
          </table:table-cell>
          <table:table-cell office:value-type="string">
            <text:p>PLAFOND</text:p>
          </table:table-cell>
          <table:table-cell office:value-type="string">
            <text:p>CEILING</text:p>
          </table:table-cell>
          <table:table-cell office:value-type="string">
            <text:p>ARROTONDA.ECCESSO</text:p>
          </table:table-cell>
          <table:table-cell office:value-type="string">
            <text:p>CEILING</text:p>
          </table:table-cell>
          <table:table-cell office:value-type="string">
            <text:p>AFRONDEN.BOVEN</text:p>
          </table:table-cell>
          <table:table-cell office:value-type="string">
            <text:p>AVRUND.GJELDANDE.MULTIPLUM</text:p>
          </table:table-cell>
          <table:table-cell office:value-type="string">
            <text:p>ZAOKR.W.GÓRĘ</text:p>
          </table:table-cell>
          <table:table-cell office:value-type="string">
            <text:p>TETO</text:p>
          </table:table-cell>
          <table:table-cell table:number-columns-repeated="3" office:value-type="string">
            <text:p>CEILING</text:p>
          </table:table-cell>
          <table:table-cell office:value-type="string">
            <text:p>RUNDA.UPP</text:p>
          </table:table-cell>
          <table:table-cell table:number-columns-repeated="238"/>
        </table:table-row>
        <table:table-row table:style-name="ro2">
          <table:table-cell office:value-type="string">
            <text:p>UNTERGRENZE</text:p>
          </table:table-cell>
          <table:table-cell office:value-type="string">
            <text:p>FLOOR</text:p>
          </table:table-cell>
          <table:table-cell office:value-type="string">
            <text:p>ARRODMULTINF</text:p>
          </table:table-cell>
          <table:table-cell office:value-type="string">
            <text:p>POD</text:p>
          </table:table-cell>
          <table:table-cell office:value-type="string">
            <text:p>MÚLTIPLO.INFERIOR</text:p>
          </table:table-cell>
          <table:table-cell office:value-type="string">
            <text:p>FLOOR</text:p>
          </table:table-cell>
          <table:table-cell office:value-type="string">
            <text:p>PLANCHER</text:p>
          </table:table-cell>
          <table:table-cell office:value-type="string">
            <text:p>FLOOR</text:p>
          </table:table-cell>
          <table:table-cell office:value-type="string">
            <text:p>ARROTONDA.DIFETTO</text:p>
          </table:table-cell>
          <table:table-cell office:value-type="string">
            <text:p>FLOOR</text:p>
          </table:table-cell>
          <table:table-cell office:value-type="string">
            <text:p>AFRONDEN.BENEDEN</text:p>
          </table:table-cell>
          <table:table-cell office:value-type="string">
            <text:p>AVRUND.GJELDANDE.MULTIPLUM.NED</text:p>
          </table:table-cell>
          <table:table-cell office:value-type="string">
            <text:p>ZAOKR.W.DÓŁ</text:p>
          </table:table-cell>
          <table:table-cell office:value-type="string">
            <text:p>ARREDMULTB</text:p>
          </table:table-cell>
          <table:table-cell table:number-columns-repeated="3" office:value-type="string">
            <text:p>FLOOR</text:p>
          </table:table-cell>
          <table:table-cell office:value-type="string">
            <text:p>RUNDA.NER</text:p>
          </table:table-cell>
          <table:table-cell table:number-columns-repeated="238"/>
        </table:table-row>
        <table:table-row table:style-name="ro2">
          <table:table-cell office:value-type="string">
            <text:p>KGV</text:p>
          </table:table-cell>
          <table:table-cell office:value-type="string">
            <text:p>LCM</text:p>
          </table:table-cell>
          <table:table-cell office:value-type="string">
            <text:p>MCM</text:p>
          </table:table-cell>
          <table:table-cell office:value-type="string">
            <text:p>LCM</text:p>
          </table:table-cell>
          <table:table-cell office:value-type="string">
            <text:p>M.C.M</text:p>
          </table:table-cell>
          <table:table-cell office:value-type="string">
            <text:p>LCM</text:p>
          </table:table-cell>
          <table:table-cell office:value-type="string">
            <text:p>PPCM</text:p>
          </table:table-cell>
          <table:table-cell office:value-type="string">
            <text:p>LCM</text:p>
          </table:table-cell>
          <table:table-cell office:value-type="string">
            <text:p>MCM</text:p>
          </table:table-cell>
          <table:table-cell office:value-type="string">
            <text:p>LCM</text:p>
          </table:table-cell>
          <table:table-cell office:value-type="string">
            <text:p>KGV</text:p>
          </table:table-cell>
          <table:table-cell office:value-type="string">
            <text:p>MFM</text:p>
          </table:table-cell>
          <table:table-cell office:value-type="string">
            <text:p>LCM</text:p>
          </table:table-cell>
          <table:table-cell office:value-type="string">
            <text:p>MMC</text:p>
          </table:table-cell>
          <table:table-cell table:number-columns-repeated="3" office:value-type="string">
            <text:p>LCM</text:p>
          </table:table-cell>
          <table:table-cell office:value-type="string">
            <text:p>MGM</text:p>
          </table:table-cell>
          <table:table-cell table:number-columns-repeated="238"/>
        </table:table-row>
        <table:table-row table:style-name="ro2">
          <table:table-cell office:value-type="string">
            <text:p>KGV_ADD</text:p>
          </table:table-cell>
          <table:table-cell office:value-type="string">
            <text:p>GETLCM</text:p>
          </table:table-cell>
          <table:table-cell office:value-type="string">
            <text:p>MCM_ADD</text:p>
          </table:table-cell>
          <table:table-cell office:value-type="string">
            <text:p>LCM_ADD</text:p>
          </table:table-cell>
          <table:table-cell office:value-type="string">
            <text:p>M.C.M_ADD</text:p>
          </table:table-cell>
          <table:table-cell office:value-type="string">
            <text:p>LCM_ADD</text:p>
          </table:table-cell>
          <table:table-cell office:value-type="string">
            <text:p>PPCM_ADD</text:p>
          </table:table-cell>
          <table:table-cell office:value-type="string">
            <text:p>LCM_ADD</text:p>
          </table:table-cell>
          <table:table-cell office:value-type="string">
            <text:p>MCM_ADD</text:p>
          </table:table-cell>
          <table:table-cell office:value-type="string">
            <text:p>LCM_ADD</text:p>
          </table:table-cell>
          <table:table-cell office:value-type="string">
            <text:p>KGV_ADD</text:p>
          </table:table-cell>
          <table:table-cell office:value-type="string">
            <text:p>MFM_ADD</text:p>
          </table:table-cell>
          <table:table-cell office:value-type="string">
            <text:p>LCM_ADD</text:p>
          </table:table-cell>
          <table:table-cell office:value-type="string">
            <text:p>MMC_ADD</text:p>
          </table:table-cell>
          <table:table-cell table:number-columns-repeated="3" office:value-type="string">
            <text:p>LCM_ADD</text:p>
          </table:table-cell>
          <table:table-cell office:value-type="string">
            <text:p>MGM_ADD</text:p>
          </table:table-cell>
          <table:table-cell table:number-columns-repeated="238"/>
        </table:table-row>
        <table:table-row table:style-name="ro2">
          <table:table-cell office:value-type="string">
            <text:p>SCHÄTZER</text:p>
          </table:table-cell>
          <table:table-cell office:value-type="string">
            <text:p>FORECAST</text:p>
          </table:table-cell>
          <table:table-cell office:value-type="string">
            <text:p>PRONOSTIC</text:p>
          </table:table-cell>
          <table:table-cell office:value-type="string">
            <text:p>PREDVIĐANJE</text:p>
          </table:table-cell>
          <table:table-cell office:value-type="string">
            <text:p>PRONÓSTICO</text:p>
          </table:table-cell>
          <table:table-cell office:value-type="string">
            <text:p>FORECAST</text:p>
          </table:table-cell>
          <table:table-cell office:value-type="string">
            <text:p>PREVISION</text:p>
          </table:table-cell>
          <table:table-cell office:value-type="string">
            <text:p>FORECAST</text:p>
          </table:table-cell>
          <table:table-cell office:value-type="string">
            <text:p>PREVISIONE</text:p>
          </table:table-cell>
          <table:table-cell office:value-type="string">
            <text:p>FORECAST</text:p>
          </table:table-cell>
          <table:table-cell office:value-type="string">
            <text:p>VOORSPELLEN</text:p>
          </table:table-cell>
          <table:table-cell office:value-type="string">
            <text:p>PROGNOSE</text:p>
          </table:table-cell>
          <table:table-cell office:value-type="string">
            <text:p>REGLINX</text:p>
          </table:table-cell>
          <table:table-cell office:value-type="string">
            <text:p>PREVISÃO</text:p>
          </table:table-cell>
          <table:table-cell table:number-columns-repeated="3" office:value-type="string">
            <text:p>FORECAST</text:p>
          </table:table-cell>
          <table:table-cell office:value-type="string">
            <text:p>PREDIKTION</text:p>
          </table:table-cell>
          <table:table-cell table:number-columns-repeated="238"/>
        </table:table-row>
        <table:table-row table:style-name="ro2">
          <table:table-cell office:value-type="string">
            <text:p>KAPZ</text:p>
          </table:table-cell>
          <table:table-cell office:value-type="string">
            <text:p>PPMT</text:p>
          </table:table-cell>
          <table:table-cell office:value-type="string">
            <text:p>PMTP</text:p>
          </table:table-cell>
          <table:table-cell office:value-type="string">
            <text:p>PPMT</text:p>
          </table:table-cell>
          <table:table-cell office:value-type="string">
            <text:p>AMORTIZACION</text:p>
          </table:table-cell>
          <table:table-cell office:value-type="string">
            <text:p>PPMT</text:p>
          </table:table-cell>
          <table:table-cell office:value-type="string">
            <text:p>PRINCPER</text:p>
          </table:table-cell>
          <table:table-cell office:value-type="string">
            <text:p>PPMT</text:p>
          </table:table-cell>
          <table:table-cell office:value-type="string">
            <text:p>INTERESSI</text:p>
          </table:table-cell>
          <table:table-cell office:value-type="string">
            <text:p>PPMT</text:p>
          </table:table-cell>
          <table:table-cell office:value-type="string">
            <text:p>PBET</text:p>
          </table:table-cell>
          <table:table-cell office:value-type="string">
            <text:p>AMORT</text:p>
          </table:table-cell>
          <table:table-cell office:value-type="string">
            <text:p>PPMT</text:p>
          </table:table-cell>
          <table:table-cell office:value-type="string">
            <text:p>PPGTO</text:p>
          </table:table-cell>
          <table:table-cell table:number-columns-repeated="3" office:value-type="string">
            <text:p>PPMT</text:p>
          </table:table-cell>
          <table:table-cell office:value-type="string">
            <text:p>AMORT</text:p>
          </table:table-cell>
          <table:table-cell table:number-columns-repeated="238"/>
        </table:table-row>
        <table:table-row table:style-name="ro2">
          <table:table-cell office:value-type="string">
            <text:p>TBILLKURS</text:p>
          </table:table-cell>
          <table:table-cell office:value-type="string">
            <text:p>GETTBILLPRICE</text:p>
          </table:table-cell>
          <table:table-cell office:value-type="string">
            <text:p>PREULLETRAT</text:p>
          </table:table-cell>
          <table:table-cell office:value-type="string">
            <text:p>TBILLPRICE</text:p>
          </table:table-cell>
          <table:table-cell office:value-type="string">
            <text:p>LETRA.DE.TES.PRECIO</text:p>
          </table:table-cell>
          <table:table-cell office:value-type="string">
            <text:p>OBLIG_HINTA</text:p>
          </table:table-cell>
          <table:table-cell office:value-type="string">
            <text:p>PRIX.BON.TRESOR</text:p>
          </table:table-cell>
          <table:table-cell office:value-type="string">
            <text:p>TBILLPRICE</text:p>
          </table:table-cell>
          <table:table-cell office:value-type="string">
            <text:p>BOT.PREZZO</text:p>
          </table:table-cell>
          <table:table-cell office:value-type="string">
            <text:p>TBILLPRICE</text:p>
          </table:table-cell>
          <table:table-cell office:value-type="string">
            <text:p>SCHATK.PRIJS</text:p>
          </table:table-cell>
          <table:table-cell office:value-type="string">
            <text:p>TBILLPRIS</text:p>
          </table:table-cell>
          <table:table-cell office:value-type="string">
            <text:p>TBILLPRICE</text:p>
          </table:table-cell>
          <table:table-cell office:value-type="string">
            <text:p>OTNVALOR</text:p>
          </table:table-cell>
          <table:table-cell table:number-columns-repeated="3" office:value-type="string">
            <text:p>TBILLPRICE</text:p>
          </table:table-cell>
          <table:table-cell office:value-type="string">
            <text:p>SSVXPRIS</text:p>
          </table:table-cell>
          <table:table-cell table:number-columns-repeated="238"/>
        </table:table-row>
        <table:table-row table:style-name="ro2">
          <table:table-cell office:value-type="string">
            <text:p>UNREGLE.KURS</text:p>
          </table:table-cell>
          <table:table-cell office:value-type="string">
            <text:p>GETODDLPRICE</text:p>
          </table:table-cell>
          <table:table-cell office:value-type="string">
            <text:p>PREUUIRR</text:p>
          </table:table-cell>
          <table:table-cell office:value-type="string">
            <text:p>ODDLPRICE</text:p>
          </table:table-cell>
          <table:table-cell office:value-type="string">
            <text:p>PRECIO.PER.IRREGULAR.2</text:p>
          </table:table-cell>
          <table:table-cell office:value-type="string">
            <text:p>PARITON_VIIM_NIMELLISARVO</text:p>
          </table:table-cell>
          <table:table-cell office:value-type="string">
            <text:p>PRIX.DCOUPON.IRREG</text:p>
          </table:table-cell>
          <table:table-cell office:value-type="string">
            <text:p>ODDLPRICE</text:p>
          </table:table-cell>
          <table:table-cell office:value-type="string">
            <text:p>PREZZO.ULTIMO.IRR</text:p>
          </table:table-cell>
          <table:table-cell office:value-type="string">
            <text:p>ODDLPRICE</text:p>
          </table:table-cell>
          <table:table-cell office:value-type="string">
            <text:p>AFW.LT.PRIJS</text:p>
          </table:table-cell>
          <table:table-cell office:value-type="string">
            <text:p>AVVIKSP.PRIS</text:p>
          </table:table-cell>
          <table:table-cell office:value-type="string">
            <text:p>ODDLPRICE</text:p>
          </table:table-cell>
          <table:table-cell office:value-type="string">
            <text:p>PREÇOÚLTINC</text:p>
          </table:table-cell>
          <table:table-cell table:number-columns-repeated="3" office:value-type="string">
            <text:p>ODDLPRICE</text:p>
          </table:table-cell>
          <table:table-cell office:value-type="string">
            <text:p>UDDASPRIS</text:p>
          </table:table-cell>
          <table:table-cell table:number-columns-repeated="238"/>
        </table:table-row>
        <table:table-row table:style-name="ro2">
          <table:table-cell office:value-type="string">
            <text:p>NOTIERUNGDEZ</text:p>
          </table:table-cell>
          <table:table-cell office:value-type="string">
            <text:p>GETDOLLARDE</text:p>
          </table:table-cell>
          <table:table-cell office:value-type="string">
            <text:p>MONEDADE</text:p>
          </table:table-cell>
          <table:table-cell office:value-type="string">
            <text:p>DOLLARDE</text:p>
          </table:table-cell>
          <table:table-cell office:value-type="string">
            <text:p>MONEDA.DEC</text:p>
          </table:table-cell>
          <table:table-cell office:value-type="string">
            <text:p>VALUUTTA_DES</text:p>
          </table:table-cell>
          <table:table-cell office:value-type="string">
            <text:p>PRIX.DEC</text:p>
          </table:table-cell>
          <table:table-cell office:value-type="string">
            <text:p>DOLLARDE</text:p>
          </table:table-cell>
          <table:table-cell office:value-type="string">
            <text:p>VALUTA.DEC</text:p>
          </table:table-cell>
          <table:table-cell office:value-type="string">
            <text:p>DOLLARDE</text:p>
          </table:table-cell>
          <table:table-cell office:value-type="string">
            <text:p>GULDEN.DE</text:p>
          </table:table-cell>
          <table:table-cell office:value-type="string">
            <text:p>VALUTA.DESIMAL</text:p>
          </table:table-cell>
          <table:table-cell office:value-type="string">
            <text:p>DOLLARDE</text:p>
          </table:table-cell>
          <table:table-cell office:value-type="string">
            <text:p>MOEDADEC</text:p>
          </table:table-cell>
          <table:table-cell table:number-columns-repeated="3" office:value-type="string">
            <text:p>DOLLARDE</text:p>
          </table:table-cell>
          <table:table-cell office:value-type="string">
            <text:p>DECTAL</text:p>
          </table:table-cell>
          <table:table-cell table:number-columns-repeated="238"/>
        </table:table-row>
        <table:table-row table:style-name="ro2">
          <table:table-cell office:value-type="string">
            <text:p>NOTIERUNGBRU</text:p>
          </table:table-cell>
          <table:table-cell office:value-type="string">
            <text:p>GETDOLLARFR</text:p>
          </table:table-cell>
          <table:table-cell office:value-type="string">
            <text:p>MONEDAFR</text:p>
          </table:table-cell>
          <table:table-cell office:value-type="string">
            <text:p>DOLLARFR</text:p>
          </table:table-cell>
          <table:table-cell office:value-type="string">
            <text:p>MONEDA.FRAC</text:p>
          </table:table-cell>
          <table:table-cell office:value-type="string">
            <text:p>VALUUTTA_MURTO</text:p>
          </table:table-cell>
          <table:table-cell office:value-type="string">
            <text:p>PRIX.FRAC</text:p>
          </table:table-cell>
          <table:table-cell office:value-type="string">
            <text:p>DOLLARFR</text:p>
          </table:table-cell>
          <table:table-cell office:value-type="string">
            <text:p>VALUTA.FRAZ</text:p>
          </table:table-cell>
          <table:table-cell office:value-type="string">
            <text:p>DOLLARFR</text:p>
          </table:table-cell>
          <table:table-cell office:value-type="string">
            <text:p>GULDEN.BR</text:p>
          </table:table-cell>
          <table:table-cell office:value-type="string">
            <text:p>VALUTA.BRØK</text:p>
          </table:table-cell>
          <table:table-cell office:value-type="string">
            <text:p>DOLLARFR</text:p>
          </table:table-cell>
          <table:table-cell office:value-type="string">
            <text:p>MOEDAFRA</text:p>
          </table:table-cell>
          <table:table-cell table:number-columns-repeated="3" office:value-type="string">
            <text:p>DOLLARFR</text:p>
          </table:table-cell>
          <table:table-cell office:value-type="string">
            <text:p>BRÅK</text:p>
          </table:table-cell>
          <table:table-cell table:number-columns-repeated="238"/>
        </table:table-row>
        <table:table-row table:style-name="ro2">
          <table:table-cell office:value-type="string">
            <text:p>UNREGER.KURS</text:p>
          </table:table-cell>
          <table:table-cell office:value-type="string">
            <text:p>GETODDFPRICE</text:p>
          </table:table-cell>
          <table:table-cell office:value-type="string">
            <text:p>PREUPIRR</text:p>
          </table:table-cell>
          <table:table-cell office:value-type="string">
            <text:p>ODDFPRICE</text:p>
          </table:table-cell>
          <table:table-cell office:value-type="string">
            <text:p>PRECIO.PER.IRREGULAR.1</text:p>
          </table:table-cell>
          <table:table-cell office:value-type="string">
            <text:p>PARITON_ENS_NIMELLISARVO</text:p>
          </table:table-cell>
          <table:table-cell office:value-type="string">
            <text:p>PRIX.PCOUPON.IRREG</text:p>
          </table:table-cell>
          <table:table-cell office:value-type="string">
            <text:p>ODDFPRICE</text:p>
          </table:table-cell>
          <table:table-cell office:value-type="string">
            <text:p>PREZZO.PRIMO.IRR</text:p>
          </table:table-cell>
          <table:table-cell office:value-type="string">
            <text:p>ODDFPRICE</text:p>
          </table:table-cell>
          <table:table-cell office:value-type="string">
            <text:p>AFW.ET.PRIJS</text:p>
          </table:table-cell>
          <table:table-cell office:value-type="string">
            <text:p>AVVIKFP.PRIS</text:p>
          </table:table-cell>
          <table:table-cell office:value-type="string">
            <text:p>ODDFPRICE</text:p>
          </table:table-cell>
          <table:table-cell office:value-type="string">
            <text:p>PREÇOPRIMINC</text:p>
          </table:table-cell>
          <table:table-cell table:number-columns-repeated="3" office:value-type="string">
            <text:p>ODDFPRICE</text:p>
          </table:table-cell>
          <table:table-cell office:value-type="string">
            <text:p>UDDAFPRIS</text:p>
          </table:table-cell>
          <table:table-cell table:number-columns-repeated="238"/>
        </table:table-row>
        <table:table-row table:style-name="ro2">
          <table:table-cell office:value-type="string">
            <text:p>KURS</text:p>
          </table:table-cell>
          <table:table-cell office:value-type="string">
            <text:p>GETPRICE</text:p>
          </table:table-cell>
          <table:table-cell office:value-type="string">
            <text:p>PREU</text:p>
          </table:table-cell>
          <table:table-cell office:value-type="string">
            <text:p>PRICE</text:p>
          </table:table-cell>
          <table:table-cell office:value-type="string">
            <text:p>PRECIO</text:p>
          </table:table-cell>
          <table:table-cell office:value-type="string">
            <text:p>HINTA</text:p>
          </table:table-cell>
          <table:table-cell office:value-type="string">
            <text:p>PRIX.TITRE</text:p>
          </table:table-cell>
          <table:table-cell office:value-type="string">
            <text:p>PRICE</text:p>
          </table:table-cell>
          <table:table-cell office:value-type="string">
            <text:p>PREZZO</text:p>
          </table:table-cell>
          <table:table-cell office:value-type="string">
            <text:p>PRICE</text:p>
          </table:table-cell>
          <table:table-cell office:value-type="string">
            <text:p>PRIJS.NOM</text:p>
          </table:table-cell>
          <table:table-cell office:value-type="string">
            <text:p>PRIS</text:p>
          </table:table-cell>
          <table:table-cell office:value-type="string">
            <text:p>PRICE</text:p>
          </table:table-cell>
          <table:table-cell office:value-type="string">
            <text:p>PREÇO</text:p>
          </table:table-cell>
          <table:table-cell table:number-columns-repeated="3" office:value-type="string">
            <text:p>PRICE</text:p>
          </table:table-cell>
          <table:table-cell office:value-type="string">
            <text:p>PRIS</text:p>
          </table:table-cell>
          <table:table-cell table:number-columns-repeated="238"/>
        </table:table-row>
        <table:table-row table:style-name="ro2">
          <table:table-cell office:value-type="string">
            <text:p>KURSFÄLLIG</text:p>
          </table:table-cell>
          <table:table-cell office:value-type="string">
            <text:p>GETPRICEMAT</text:p>
          </table:table-cell>
          <table:table-cell office:value-type="string">
            <text:p>PREUVEN</text:p>
          </table:table-cell>
          <table:table-cell office:value-type="string">
            <text:p>PRICEMAT</text:p>
          </table:table-cell>
          <table:table-cell office:value-type="string">
            <text:p>PRECIO.VENCIMIENTO</text:p>
          </table:table-cell>
          <table:table-cell office:value-type="string">
            <text:p>HINTA_LUNASTUS</text:p>
          </table:table-cell>
          <table:table-cell office:value-type="string">
            <text:p>PRIX.TITRE.ECHEANCE</text:p>
          </table:table-cell>
          <table:table-cell office:value-type="string">
            <text:p>PRICEMAT</text:p>
          </table:table-cell>
          <table:table-cell office:value-type="string">
            <text:p>PREZZO.SCAD</text:p>
          </table:table-cell>
          <table:table-cell office:value-type="string">
            <text:p>PRICEMAT</text:p>
          </table:table-cell>
          <table:table-cell office:value-type="string">
            <text:p>PRIJS.VERVALDAG</text:p>
          </table:table-cell>
          <table:table-cell office:value-type="string">
            <text:p>PRIS.FORFALL</text:p>
          </table:table-cell>
          <table:table-cell office:value-type="string">
            <text:p>PRICEMAT</text:p>
          </table:table-cell>
          <table:table-cell office:value-type="string">
            <text:p>PREÇOVENC</text:p>
          </table:table-cell>
          <table:table-cell table:number-columns-repeated="3" office:value-type="string">
            <text:p>PRICEMAT</text:p>
          </table:table-cell>
          <table:table-cell office:value-type="string">
            <text:p>PRISFÖRF</text:p>
          </table:table-cell>
          <table:table-cell table:number-columns-repeated="238"/>
        </table:table-row>
        <table:table-row table:style-name="ro2">
          <table:table-cell office:value-type="string">
            <text:p>WAHRSCHBEREICH</text:p>
          </table:table-cell>
          <table:table-cell table:number-columns-repeated="3" office:value-type="string">
            <text:p>PROB</text:p>
          </table:table-cell>
          <table:table-cell office:value-type="string">
            <text:p>PROBABILIDAD</text:p>
          </table:table-cell>
          <table:table-cell office:value-type="string">
            <text:p>PROB</text:p>
          </table:table-cell>
          <table:table-cell office:value-type="string">
            <text:p>PROBABILITE</text:p>
          </table:table-cell>
          <table:table-cell office:value-type="string">
            <text:p>PROB</text:p>
          </table:table-cell>
          <table:table-cell office:value-type="string">
            <text:p>PROBABILITÀ</text:p>
          </table:table-cell>
          <table:table-cell office:value-type="string">
            <text:p>PROB</text:p>
          </table:table-cell>
          <table:table-cell office:value-type="string">
            <text:p>KANS</text:p>
          </table:table-cell>
          <table:table-cell office:value-type="string">
            <text:p>SANNSYNLEG</text:p>
          </table:table-cell>
          <table:table-cell office:value-type="string">
            <text:p>PRAWDPD</text:p>
          </table:table-cell>
          <table:table-cell table:number-columns-repeated="4" office:value-type="string">
            <text:p>PROB</text:p>
          </table:table-cell>
          <table:table-cell office:value-type="string">
            <text:p>SANNOLIKHET</text:p>
          </table:table-cell>
          <table:table-cell table:number-columns-repeated="238"/>
        </table:table-row>
        <table:table-row table:style-name="ro2">
          <table:table-cell office:value-type="string">
            <text:p>PRODUKT</text:p>
          </table:table-cell>
          <table:table-cell office:value-type="string">
            <text:p>PRODUCT</text:p>
          </table:table-cell>
          <table:table-cell office:value-type="string">
            <text:p>PRODUCTE</text:p>
          </table:table-cell>
          <table:table-cell office:value-type="string">
            <text:p>PRODUCT</text:p>
          </table:table-cell>
          <table:table-cell office:value-type="string">
            <text:p>PRODUCTO</text:p>
          </table:table-cell>
          <table:table-cell office:value-type="string">
            <text:p>PRODUCT</text:p>
          </table:table-cell>
          <table:table-cell office:value-type="string">
            <text:p>PRODUIT</text:p>
          </table:table-cell>
          <table:table-cell office:value-type="string">
            <text:p>PRODUCT</text:p>
          </table:table-cell>
          <table:table-cell office:value-type="string">
            <text:p>PRODOTTO</text:p>
          </table:table-cell>
          <table:table-cell table:number-columns-repeated="2" office:value-type="string">
            <text:p>PRODUCT</text:p>
          </table:table-cell>
          <table:table-cell office:value-type="string">
            <text:p>PRODUKT</text:p>
          </table:table-cell>
          <table:table-cell office:value-type="string">
            <text:p>ILOCZYN</text:p>
          </table:table-cell>
          <table:table-cell office:value-type="string">
            <text:p>MULT</text:p>
          </table:table-cell>
          <table:table-cell table:number-columns-repeated="3" office:value-type="string">
            <text:p>PRODUCT</text:p>
          </table:table-cell>
          <table:table-cell office:value-type="string">
            <text:p>PRODUKT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MMULT</text:p>
          </table:table-cell>
          <table:table-cell office:value-type="string">
            <text:p>MULTM</text:p>
          </table:table-cell>
          <table:table-cell table:number-columns-repeated="3" office:value-type="string">
            <text:p>MMULT</text:p>
          </table:table-cell>
          <table:table-cell office:value-type="string">
            <text:p>PRODUITMAT</text:p>
          </table:table-cell>
          <table:table-cell office:value-type="string">
            <text:p>MMULT</text:p>
          </table:table-cell>
          <table:table-cell office:value-type="string">
            <text:p>MATR.PRODOTTO</text:p>
          </table:table-cell>
          <table:table-cell office:value-type="string">
            <text:p>MMULT</text:p>
          </table:table-cell>
          <table:table-cell office:value-type="string">
            <text:p>PRODUKTMAT</text:p>
          </table:table-cell>
          <table:table-cell office:value-type="string">
            <text:p>MMULT</text:p>
          </table:table-cell>
          <table:table-cell office:value-type="string">
            <text:p>MACIERZ.ILOCZYN</text:p>
          </table:table-cell>
          <table:table-cell office:value-type="string">
            <text:p>MATRIZ.MULT</text:p>
          </table:table-cell>
          <table:table-cell table:number-columns-repeated="4" office:value-type="string">
            <text:p>MMULT</text:p>
          </table:table-cell>
          <table:table-cell table:number-columns-repeated="238"/>
        </table:table-row>
        <table:table-row table:style-name="ro2">
          <table:table-cell office:value-type="string">
            <text:p>POTENZ</text:p>
          </table:table-cell>
          <table:table-cell office:value-type="string">
            <text:p>POWER</text:p>
          </table:table-cell>
          <table:table-cell office:value-type="string">
            <text:p>POTENCIA</text:p>
          </table:table-cell>
          <table:table-cell office:value-type="string">
            <text:p>POWER</text:p>
          </table:table-cell>
          <table:table-cell office:value-type="string">
            <text:p>POTENCIA</text:p>
          </table:table-cell>
          <table:table-cell office:value-type="string">
            <text:p>POWER</text:p>
          </table:table-cell>
          <table:table-cell office:value-type="string">
            <text:p>PUISSANCE</text:p>
          </table:table-cell>
          <table:table-cell office:value-type="string">
            <text:p>POWER</text:p>
          </table:table-cell>
          <table:table-cell office:value-type="string">
            <text:p>POTENZA</text:p>
          </table:table-cell>
          <table:table-cell office:value-type="string">
            <text:p>POWER</text:p>
          </table:table-cell>
          <table:table-cell office:value-type="string">
            <text:p>MACHT</text:p>
          </table:table-cell>
          <table:table-cell office:value-type="string">
            <text:p>OPPHØG</text:p>
          </table:table-cell>
          <table:table-cell office:value-type="string">
            <text:p>POTĘGA</text:p>
          </table:table-cell>
          <table:table-cell office:value-type="string">
            <text:p>POTÊNCIA</text:p>
          </table:table-cell>
          <table:table-cell table:number-columns-repeated="3" office:value-type="string">
            <text:p>POWER</text:p>
          </table:table-cell>
          <table:table-cell office:value-type="string">
            <text:p>UPPHÖJT.TILL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QUARTILE</text:p>
          </table:table-cell>
          <table:table-cell office:value-type="string">
            <text:p>QUARTIL</text:p>
          </table:table-cell>
          <table:table-cell office:value-type="string">
            <text:p>QUARTILE</text:p>
          </table:table-cell>
          <table:table-cell office:value-type="string">
            <text:p>CUARTIL</text:p>
          </table:table-cell>
          <table:table-cell table:number-columns-repeated="5" office:value-type="string">
            <text:p>QUARTILE</text:p>
          </table:table-cell>
          <table:table-cell office:value-type="string">
            <text:p>KWARTIEL</text:p>
          </table:table-cell>
          <table:table-cell office:value-type="string">
            <text:p>KVARTIL</text:p>
          </table:table-cell>
          <table:table-cell office:value-type="string">
            <text:p>KWARTYL</text:p>
          </table:table-cell>
          <table:table-cell office:value-type="string">
            <text:p>QUARTIL</text:p>
          </table:table-cell>
          <table:table-cell table:number-columns-repeated="3" office:value-type="string">
            <text:p>QUARTILE</text:p>
          </table:table-cell>
          <table:table-cell office:value-type="string">
            <text:p>KVARTIL</text:p>
          </table:table-cell>
          <table:table-cell table:number-columns-repeated="238"/>
        </table:table-row>
        <table:table-row table:style-name="ro2">
          <table:table-cell office:value-type="string">
            <text:p>QUOTIENT</text:p>
          </table:table-cell>
          <table:table-cell office:value-type="string">
            <text:p>GETQUOTIENT</text:p>
          </table:table-cell>
          <table:table-cell office:value-type="string">
            <text:p>QUOCIENT</text:p>
          </table:table-cell>
          <table:table-cell office:value-type="string">
            <text:p>QUOTIENT</text:p>
          </table:table-cell>
          <table:table-cell office:value-type="string">
            <text:p>COCIENTE</text:p>
          </table:table-cell>
          <table:table-cell office:value-type="string">
            <text:p>OSAMÄÄRÄ</text:p>
          </table:table-cell>
          <table:table-cell table:number-columns-repeated="2" office:value-type="string">
            <text:p>QUOTIENT</text:p>
          </table:table-cell>
          <table:table-cell office:value-type="string">
            <text:p>QUOZIENTE</text:p>
          </table:table-cell>
          <table:table-cell table:number-columns-repeated="2" office:value-type="string">
            <text:p>QUOTIENT</text:p>
          </table:table-cell>
          <table:table-cell office:value-type="string">
            <text:p>KVOTIENT</text:p>
          </table:table-cell>
          <table:table-cell office:value-type="string">
            <text:p>QUOTIENT</text:p>
          </table:table-cell>
          <table:table-cell office:value-type="string">
            <text:p>QUOCIENTE</text:p>
          </table:table-cell>
          <table:table-cell table:number-columns-repeated="3" office:value-type="string">
            <text:p>QUOTIENT</text:p>
          </table:table-cell>
          <table:table-cell office:value-type="string">
            <text:p>KVOT</text:p>
          </table:table-cell>
          <table:table-cell table:number-columns-repeated="238"/>
        </table:table-row>
        <table:table-row table:style-name="ro2">
          <table:table-cell office:value-type="string">
            <text:p>WURZEL</text:p>
          </table:table-cell>
          <table:table-cell office:value-type="string">
            <text:p>SQRT</text:p>
          </table:table-cell>
          <table:table-cell office:value-type="string">
            <text:p>ARRELQ</text:p>
          </table:table-cell>
          <table:table-cell office:value-type="string">
            <text:p>SQRT</text:p>
          </table:table-cell>
          <table:table-cell office:value-type="string">
            <text:p>RAÍZ</text:p>
          </table:table-cell>
          <table:table-cell office:value-type="string">
            <text:p>SQRT</text:p>
          </table:table-cell>
          <table:table-cell office:value-type="string">
            <text:p>RACINE</text:p>
          </table:table-cell>
          <table:table-cell office:value-type="string">
            <text:p>SQRT</text:p>
          </table:table-cell>
          <table:table-cell office:value-type="string">
            <text:p>RADQ</text:p>
          </table:table-cell>
          <table:table-cell office:value-type="string">
            <text:p>SQRT</text:p>
          </table:table-cell>
          <table:table-cell office:value-type="string">
            <text:p>WORTEL</text:p>
          </table:table-cell>
          <table:table-cell office:value-type="string">
            <text:p>ROT</text:p>
          </table:table-cell>
          <table:table-cell office:value-type="string">
            <text:p>PIERWIASTEK</text:p>
          </table:table-cell>
          <table:table-cell office:value-type="string">
            <text:p>RAIZ</text:p>
          </table:table-cell>
          <table:table-cell table:number-columns-repeated="3" office:value-type="string">
            <text:p>SQRT</text:p>
          </table:table-cell>
          <table:table-cell office:value-type="string">
            <text:p>ROT</text:p>
          </table:table-cell>
          <table:table-cell table:number-columns-repeated="238"/>
        </table:table-row>
        <table:table-row table:style-name="ro2">
          <table:table-cell office:value-type="string">
            <text:p>WURZELPI</text:p>
          </table:table-cell>
          <table:table-cell office:value-type="string">
            <text:p>GETSQRTPI</text:p>
          </table:table-cell>
          <table:table-cell office:value-type="string">
            <text:p>ARRELQPI</text:p>
          </table:table-cell>
          <table:table-cell office:value-type="string">
            <text:p>SQRTPI</text:p>
          </table:table-cell>
          <table:table-cell office:value-type="string">
            <text:p>RAIZ2PI</text:p>
          </table:table-cell>
          <table:table-cell office:value-type="string">
            <text:p>NELIÖJUURI_PII</text:p>
          </table:table-cell>
          <table:table-cell office:value-type="string">
            <text:p>RACINE.PI</text:p>
          </table:table-cell>
          <table:table-cell office:value-type="string">
            <text:p>SQRTPI</text:p>
          </table:table-cell>
          <table:table-cell office:value-type="string">
            <text:p>RADQ.PI.GRECO</text:p>
          </table:table-cell>
          <table:table-cell office:value-type="string">
            <text:p>SQRTPI</text:p>
          </table:table-cell>
          <table:table-cell office:value-type="string">
            <text:p>WORTEL.PI</text:p>
          </table:table-cell>
          <table:table-cell office:value-type="string">
            <text:p>ROTPI</text:p>
          </table:table-cell>
          <table:table-cell office:value-type="string">
            <text:p>SQRTPI</text:p>
          </table:table-cell>
          <table:table-cell office:value-type="string">
            <text:p>RAIZPI</text:p>
          </table:table-cell>
          <table:table-cell table:number-columns-repeated="3" office:value-type="string">
            <text:p>SQRTPI</text:p>
          </table:table-cell>
          <table:table-cell office:value-type="string">
            <text:p>ROTPI</text:p>
          </table:table-cell>
          <table:table-cell table:number-columns-repeated="238"/>
        </table:table-row>
        <table:table-row table:style-name="ro2">
          <table:table-cell office:value-type="string">
            <text:p>RAD</text:p>
          </table:table-cell>
          <table:table-cell table:number-columns-repeated="3" office:value-type="string">
            <text:p>RADIANS</text:p>
          </table:table-cell>
          <table:table-cell office:value-type="string">
            <text:p>RADIANES</text:p>
          </table:table-cell>
          <table:table-cell table:number-columns-repeated="3" office:value-type="string">
            <text:p>RADIANS</text:p>
          </table:table-cell>
          <table:table-cell office:value-type="string">
            <text:p>RADIANTI</text:p>
          </table:table-cell>
          <table:table-cell office:value-type="string">
            <text:p>RADIANS</text:p>
          </table:table-cell>
          <table:table-cell office:value-type="string">
            <text:p>RADIALEN</text:p>
          </table:table-cell>
          <table:table-cell office:value-type="string">
            <text:p>RADIANAR</text:p>
          </table:table-cell>
          <table:table-cell office:value-type="string">
            <text:p>RADIANY</text:p>
          </table:table-cell>
          <table:table-cell office:value-type="string">
            <text:p>RADIANOS</text:p>
          </table:table-cell>
          <table:table-cell table:number-columns-repeated="3" office:value-type="string">
            <text:p>RADIANS</text:p>
          </table:table-cell>
          <table:table-cell office:value-type="string">
            <text:p>RADIANER</text:p>
          </table:table-cell>
          <table:table-cell table:number-columns-repeated="238"/>
        </table:table-row>
        <table:table-row table:style-name="ro2">
          <table:table-cell office:value-type="string">
            <text:p>RANG</text:p>
          </table:table-cell>
          <table:table-cell office:value-type="string">
            <text:p>RANK</text:p>
          </table:table-cell>
          <table:table-cell office:value-type="string">
            <text:p>ORDRE</text:p>
          </table:table-cell>
          <table:table-cell office:value-type="string">
            <text:p>POREDAK</text:p>
          </table:table-cell>
          <table:table-cell office:value-type="string">
            <text:p>JERARQUÍA</text:p>
          </table:table-cell>
          <table:table-cell office:value-type="string">
            <text:p>RANK</text:p>
          </table:table-cell>
          <table:table-cell office:value-type="string">
            <text:p>RANG</text:p>
          </table:table-cell>
          <table:table-cell office:value-type="string">
            <text:p>RANK</text:p>
          </table:table-cell>
          <table:table-cell office:value-type="string">
            <text:p>RANGO</text:p>
          </table:table-cell>
          <table:table-cell office:value-type="string">
            <text:p>RANK</text:p>
          </table:table-cell>
          <table:table-cell table:number-columns-repeated="2" office:value-type="string">
            <text:p>RANG</text:p>
          </table:table-cell>
          <table:table-cell office:value-type="string">
            <text:p>POZYCJA</text:p>
          </table:table-cell>
          <table:table-cell office:value-type="string">
            <text:p>ORDEM</text:p>
          </table:table-cell>
          <table:table-cell table:number-columns-repeated="3" office:value-type="string">
            <text:p>RANK</text:p>
          </table:table-cell>
          <table:table-cell office:value-type="string">
            <text:p>RANG</text:p>
          </table:table-cell>
          <table:table-cell table:number-columns-repeated="238"/>
        </table:table-row>
        <table:table-row table:style-name="ro2">
          <table:table-cell office:value-type="string">
            <text:p>QUANTILSRANG</text:p>
          </table:table-cell>
          <table:table-cell office:value-type="string">
            <text:p>PERCENTRANK</text:p>
          </table:table-cell>
          <table:table-cell office:value-type="string">
            <text:p>ORDREPERCENTUAL</text:p>
          </table:table-cell>
          <table:table-cell office:value-type="string">
            <text:p>PERCENTRANK</text:p>
          </table:table-cell>
          <table:table-cell office:value-type="string">
            <text:p>RANGO.PERCENTIL</text:p>
          </table:table-cell>
          <table:table-cell office:value-type="string">
            <text:p>PERCENTRANK</text:p>
          </table:table-cell>
          <table:table-cell office:value-type="string">
            <text:p>RANG.POURCENTAGE</text:p>
          </table:table-cell>
          <table:table-cell office:value-type="string">
            <text:p>PERCENTRANK</text:p>
          </table:table-cell>
          <table:table-cell office:value-type="string">
            <text:p>PERCENT.RANGO</text:p>
          </table:table-cell>
          <table:table-cell office:value-type="string">
            <text:p>PERCENTRANK</text:p>
          </table:table-cell>
          <table:table-cell office:value-type="string">
            <text:p>PERCENT.RANG</text:p>
          </table:table-cell>
          <table:table-cell office:value-type="string">
            <text:p>PROSENTDEL</text:p>
          </table:table-cell>
          <table:table-cell office:value-type="string">
            <text:p>PROCENT.POZYCJA</text:p>
          </table:table-cell>
          <table:table-cell office:value-type="string">
            <text:p>ORDEM.PERCENTUAL</text:p>
          </table:table-cell>
          <table:table-cell table:number-columns-repeated="3" office:value-type="string">
            <text:p>PERCENTRANK</text:p>
          </table:table-cell>
          <table:table-cell office:value-type="string">
            <text:p>PROCENTRANG</text:p>
          </table:table-cell>
          <table:table-cell table:number-columns-repeated="238"/>
        </table:table-row>
        <table:table-row table:style-name="ro2">
          <table:table-cell office:value-type="string">
            <text:p>VERWEIS</text:p>
          </table:table-cell>
          <table:table-cell office:value-type="string">
            <text:p>LOOKUP</text:p>
          </table:table-cell>
          <table:table-cell office:value-type="string">
            <text:p>CONSULTA</text:p>
          </table:table-cell>
          <table:table-cell office:value-type="string">
            <text:p>LOOKUP</text:p>
          </table:table-cell>
          <table:table-cell office:value-type="string">
            <text:p>BUSCAR</text:p>
          </table:table-cell>
          <table:table-cell office:value-type="string">
            <text:p>LOOKUP</text:p>
          </table:table-cell>
          <table:table-cell office:value-type="string">
            <text:p>RECHERCHE</text:p>
          </table:table-cell>
          <table:table-cell office:value-type="string">
            <text:p>LOOKUP</text:p>
          </table:table-cell>
          <table:table-cell office:value-type="string">
            <text:p>CERCA</text:p>
          </table:table-cell>
          <table:table-cell office:value-type="string">
            <text:p>LOOKUP</text:p>
          </table:table-cell>
          <table:table-cell office:value-type="string">
            <text:p>ZOEKEN</text:p>
          </table:table-cell>
          <table:table-cell office:value-type="string">
            <text:p>SLÅ.OPP</text:p>
          </table:table-cell>
          <table:table-cell office:value-type="string">
            <text:p>WYSZUKAJ</text:p>
          </table:table-cell>
          <table:table-cell office:value-type="string">
            <text:p>PROC</text:p>
          </table:table-cell>
          <table:table-cell table:number-columns-repeated="3" office:value-type="string">
            <text:p>LOOKUP</text:p>
          </table:table-cell>
          <table:table-cell office:value-type="string">
            <text:p>LETAUPP</text:p>
          </table:table-cell>
          <table:table-cell table:number-columns-repeated="238"/>
        </table:table-row>
        <table:table-row table:style-name="ro2">
          <table:table-cell office:value-type="string">
            <text:p>WVERWEIS</text:p>
          </table:table-cell>
          <table:table-cell office:value-type="string">
            <text:p>HLOOKUP</text:p>
          </table:table-cell>
          <table:table-cell office:value-type="string">
            <text:p>CONSULTAH</text:p>
          </table:table-cell>
          <table:table-cell office:value-type="string">
            <text:p>HLOOKUP</text:p>
          </table:table-cell>
          <table:table-cell office:value-type="string">
            <text:p>BUSCARH</text:p>
          </table:table-cell>
          <table:table-cell office:value-type="string">
            <text:p>HLOOKUP</text:p>
          </table:table-cell>
          <table:table-cell office:value-type="string">
            <text:p>RECHERCHEH</text:p>
          </table:table-cell>
          <table:table-cell office:value-type="string">
            <text:p>HLOOKUP</text:p>
          </table:table-cell>
          <table:table-cell office:value-type="string">
            <text:p>CERCA.ORIZZ</text:p>
          </table:table-cell>
          <table:table-cell office:value-type="string">
            <text:p>HLOOKUP</text:p>
          </table:table-cell>
          <table:table-cell office:value-type="string">
            <text:p>HORIZ.ZOEKEN</text:p>
          </table:table-cell>
          <table:table-cell office:value-type="string">
            <text:p>FINN.KOLONNE</text:p>
          </table:table-cell>
          <table:table-cell office:value-type="string">
            <text:p>WYSZUKAJ.POZIOMO</text:p>
          </table:table-cell>
          <table:table-cell office:value-type="string">
            <text:p>PROCH</text:p>
          </table:table-cell>
          <table:table-cell table:number-columns-repeated="3" office:value-type="string">
            <text:p>HLOOKUP</text:p>
          </table:table-cell>
          <table:table-cell office:value-type="string">
            <text:p>LETAKOLUMN</text:p>
          </table:table-cell>
          <table:table-cell table:number-columns-repeated="238"/>
        </table:table-row>
        <table:table-row table:style-name="ro2">
          <table:table-cell office:value-type="string">
            <text:p>SVERWEIS</text:p>
          </table:table-cell>
          <table:table-cell office:value-type="string">
            <text:p>VLOOKUP</text:p>
          </table:table-cell>
          <table:table-cell office:value-type="string">
            <text:p>CONSULTAV</text:p>
          </table:table-cell>
          <table:table-cell office:value-type="string">
            <text:p>VLOOKUP</text:p>
          </table:table-cell>
          <table:table-cell office:value-type="string">
            <text:p>BUSCARV</text:p>
          </table:table-cell>
          <table:table-cell office:value-type="string">
            <text:p>VLOOKUP</text:p>
          </table:table-cell>
          <table:table-cell office:value-type="string">
            <text:p>RECHERCHEV</text:p>
          </table:table-cell>
          <table:table-cell office:value-type="string">
            <text:p>VLOOKUP</text:p>
          </table:table-cell>
          <table:table-cell office:value-type="string">
            <text:p>CERCA.VERT</text:p>
          </table:table-cell>
          <table:table-cell office:value-type="string">
            <text:p>VLOOKUP</text:p>
          </table:table-cell>
          <table:table-cell office:value-type="string">
            <text:p>VERT.ZOEKEN</text:p>
          </table:table-cell>
          <table:table-cell office:value-type="string">
            <text:p>FINN.RAD</text:p>
          </table:table-cell>
          <table:table-cell office:value-type="string">
            <text:p>WYSZUKAJ.PIONOWO</text:p>
          </table:table-cell>
          <table:table-cell office:value-type="string">
            <text:p>PROCV</text:p>
          </table:table-cell>
          <table:table-cell table:number-columns-repeated="3" office:value-type="string">
            <text:p>VLOOKUP</text:p>
          </table:table-cell>
          <table:table-cell office:value-type="string">
            <text:p>LETARAD</text:p>
          </table:table-cell>
          <table:table-cell table:number-columns-repeated="238"/>
        </table:table-row>
        <table:table-row table:style-name="ro2">
          <table:table-cell office:value-type="string">
            <text:p>ERSETZEN</text:p>
          </table:table-cell>
          <table:table-cell office:value-type="string">
            <text:p>REPLACE</text:p>
          </table:table-cell>
          <table:table-cell office:value-type="string">
            <text:p>REEMPLAÇA</text:p>
          </table:table-cell>
          <table:table-cell office:value-type="string">
            <text:p>REPLACE</text:p>
          </table:table-cell>
          <table:table-cell office:value-type="string">
            <text:p>REEMPLAZAR</text:p>
          </table:table-cell>
          <table:table-cell office:value-type="string">
            <text:p>REPLACE</text:p>
          </table:table-cell>
          <table:table-cell office:value-type="string">
            <text:p>REMPLACER</text:p>
          </table:table-cell>
          <table:table-cell office:value-type="string">
            <text:p>REPLACE</text:p>
          </table:table-cell>
          <table:table-cell office:value-type="string">
            <text:p>RIMPIAZZA</text:p>
          </table:table-cell>
          <table:table-cell office:value-type="string">
            <text:p>REPLACE</text:p>
          </table:table-cell>
          <table:table-cell office:value-type="string">
            <text:p>VERVANGEN</text:p>
          </table:table-cell>
          <table:table-cell office:value-type="string">
            <text:p>ERSTATT</text:p>
          </table:table-cell>
          <table:table-cell office:value-type="string">
            <text:p>ZASTĄP</text:p>
          </table:table-cell>
          <table:table-cell office:value-type="string">
            <text:p>MUDAR</text:p>
          </table:table-cell>
          <table:table-cell table:number-columns-repeated="3" office:value-type="string">
            <text:p>REPLACE</text:p>
          </table:table-cell>
          <table:table-cell office:value-type="string">
            <text:p>ERSÄTT</text:p>
          </table:table-cell>
          <table:table-cell table:number-columns-repeated="238"/>
        </table:table-row>
        <table:table-row table:style-name="ro2">
          <table:table-cell office:value-type="string">
            <text:p>UNREGLE.REND</text:p>
          </table:table-cell>
          <table:table-cell office:value-type="string">
            <text:p>GETODDLYIELD</text:p>
          </table:table-cell>
          <table:table-cell office:value-type="string">
            <text:p>RENDIMUIRR</text:p>
          </table:table-cell>
          <table:table-cell office:value-type="string">
            <text:p>ODDLYIELD</text:p>
          </table:table-cell>
          <table:table-cell office:value-type="string">
            <text:p>RENDTO.PER.IRREGULAR.2</text:p>
          </table:table-cell>
          <table:table-cell office:value-type="string">
            <text:p>PARITON_VIIM_TUOTTO</text:p>
          </table:table-cell>
          <table:table-cell office:value-type="string">
            <text:p>REND.DCOUPON.IRREG</text:p>
          </table:table-cell>
          <table:table-cell office:value-type="string">
            <text:p>ODDLYIELD</text:p>
          </table:table-cell>
          <table:table-cell office:value-type="string">
            <text:p>REND.ULTIMO.IRR</text:p>
          </table:table-cell>
          <table:table-cell office:value-type="string">
            <text:p>ODDLYIELD</text:p>
          </table:table-cell>
          <table:table-cell office:value-type="string">
            <text:p>AFW.LT.REND</text:p>
          </table:table-cell>
          <table:table-cell office:value-type="string">
            <text:p>AVVIKSP.AVKASTNING</text:p>
          </table:table-cell>
          <table:table-cell office:value-type="string">
            <text:p>ODDLYIELD</text:p>
          </table:table-cell>
          <table:table-cell office:value-type="string">
            <text:p>LUCROÚLTINC</text:p>
          </table:table-cell>
          <table:table-cell table:number-columns-repeated="3" office:value-type="string">
            <text:p>ODDLYIELD</text:p>
          </table:table-cell>
          <table:table-cell office:value-type="string">
            <text:p>UDDASAVKASTNING</text:p>
          </table:table-cell>
          <table:table-cell table:number-columns-repeated="238"/>
        </table:table-row>
        <table:table-row table:style-name="ro2">
          <table:table-cell office:value-type="string">
            <text:p>UNREGER.REND</text:p>
          </table:table-cell>
          <table:table-cell office:value-type="string">
            <text:p>GETODDFYIELD</text:p>
          </table:table-cell>
          <table:table-cell office:value-type="string">
            <text:p>RENDIMPIRR</text:p>
          </table:table-cell>
          <table:table-cell office:value-type="string">
            <text:p>ODDFYIELD</text:p>
          </table:table-cell>
          <table:table-cell office:value-type="string">
            <text:p>RENDTO.PER.IRREGULAR.1</text:p>
          </table:table-cell>
          <table:table-cell office:value-type="string">
            <text:p>PARITON_ENS_TUOTTO</text:p>
          </table:table-cell>
          <table:table-cell office:value-type="string">
            <text:p>REND.PCOUPON.IRREG</text:p>
          </table:table-cell>
          <table:table-cell office:value-type="string">
            <text:p>ODDFYIELD</text:p>
          </table:table-cell>
          <table:table-cell office:value-type="string">
            <text:p>REND.PRIMO.IRR</text:p>
          </table:table-cell>
          <table:table-cell office:value-type="string">
            <text:p>ODDFYIELD</text:p>
          </table:table-cell>
          <table:table-cell office:value-type="string">
            <text:p>AFW.ET.REND</text:p>
          </table:table-cell>
          <table:table-cell office:value-type="string">
            <text:p>AVVIKFP.AVKASTNING</text:p>
          </table:table-cell>
          <table:table-cell office:value-type="string">
            <text:p>ODDFYIELD</text:p>
          </table:table-cell>
          <table:table-cell office:value-type="string">
            <text:p>LUCROPRIMINC</text:p>
          </table:table-cell>
          <table:table-cell table:number-columns-repeated="3" office:value-type="string">
            <text:p>ODDFYIELD</text:p>
          </table:table-cell>
          <table:table-cell office:value-type="string">
            <text:p>UDDAFAVKASTNING</text:p>
          </table:table-cell>
          <table:table-cell table:number-columns-repeated="238"/>
        </table:table-row>
        <table:table-row table:style-name="ro2">
          <table:table-cell office:value-type="string">
            <text:p>TBILLRENDITE</text:p>
          </table:table-cell>
          <table:table-cell office:value-type="string">
            <text:p>GETTBILLYIELD</text:p>
          </table:table-cell>
          <table:table-cell office:value-type="string">
            <text:p>RENDIMLLETRAT</text:p>
          </table:table-cell>
          <table:table-cell office:value-type="string">
            <text:p>TBILLYIELD</text:p>
          </table:table-cell>
          <table:table-cell office:value-type="string">
            <text:p>LETRA.DE.TES.RENDTO</text:p>
          </table:table-cell>
          <table:table-cell office:value-type="string">
            <text:p>OBLIG_TUOTTO</text:p>
          </table:table-cell>
          <table:table-cell office:value-type="string">
            <text:p>RENDEMENT.BON.TRESOR</text:p>
          </table:table-cell>
          <table:table-cell office:value-type="string">
            <text:p>TBILLYIELD</text:p>
          </table:table-cell>
          <table:table-cell office:value-type="string">
            <text:p>BOT.REND</text:p>
          </table:table-cell>
          <table:table-cell office:value-type="string">
            <text:p>TBILLYIELD</text:p>
          </table:table-cell>
          <table:table-cell office:value-type="string">
            <text:p>SCHATK.REND</text:p>
          </table:table-cell>
          <table:table-cell office:value-type="string">
            <text:p>TBILLAVKASTNING</text:p>
          </table:table-cell>
          <table:table-cell office:value-type="string">
            <text:p>TBILLYIELD</text:p>
          </table:table-cell>
          <table:table-cell office:value-type="string">
            <text:p>OTNLUCRO</text:p>
          </table:table-cell>
          <table:table-cell table:number-columns-repeated="3" office:value-type="string">
            <text:p>TBILLYIELD</text:p>
          </table:table-cell>
          <table:table-cell office:value-type="string">
            <text:p>SSVXRÄNTA</text:p>
          </table:table-cell>
          <table:table-cell table:number-columns-repeated="238"/>
        </table:table-row>
        <table:table-row table:style-name="ro2">
          <table:table-cell office:value-type="string">
            <text:p>RENDITEDIS</text:p>
          </table:table-cell>
          <table:table-cell office:value-type="string">
            <text:p>GETYIELDDISC</text:p>
          </table:table-cell>
          <table:table-cell office:value-type="string">
            <text:p>RENDIMDESC</text:p>
          </table:table-cell>
          <table:table-cell office:value-type="string">
            <text:p>YIELDDISC</text:p>
          </table:table-cell>
          <table:table-cell office:value-type="string">
            <text:p>RENDTO.DESC</text:p>
          </table:table-cell>
          <table:table-cell office:value-type="string">
            <text:p>TUOTTO_DISK</text:p>
          </table:table-cell>
          <table:table-cell office:value-type="string">
            <text:p>RENDEMENT.SIMPLE</text:p>
          </table:table-cell>
          <table:table-cell office:value-type="string">
            <text:p>YIELDDISC</text:p>
          </table:table-cell>
          <table:table-cell office:value-type="string">
            <text:p>REND.TITOLI.SCONT</text:p>
          </table:table-cell>
          <table:table-cell office:value-type="string">
            <text:p>YIELDDISC</text:p>
          </table:table-cell>
          <table:table-cell office:value-type="string">
            <text:p>REND.DISCONTO</text:p>
          </table:table-cell>
          <table:table-cell office:value-type="string">
            <text:p>AVKAST.DISKONTERT</text:p>
          </table:table-cell>
          <table:table-cell office:value-type="string">
            <text:p>YIELDDISC</text:p>
          </table:table-cell>
          <table:table-cell office:value-type="string">
            <text:p>LUCRODESC</text:p>
          </table:table-cell>
          <table:table-cell table:number-columns-repeated="3" office:value-type="string">
            <text:p>YIELDDISC</text:p>
          </table:table-cell>
          <table:table-cell office:value-type="string">
            <text:p>NOMAVKDISK</text:p>
          </table:table-cell>
          <table:table-cell table:number-columns-repeated="238"/>
        </table:table-row>
        <table:table-row table:style-name="ro2">
          <table:table-cell office:value-type="string">
            <text:p>RENDITE</text:p>
          </table:table-cell>
          <table:table-cell office:value-type="string">
            <text:p>GETYIELD</text:p>
          </table:table-cell>
          <table:table-cell office:value-type="string">
            <text:p>RENDIM</text:p>
          </table:table-cell>
          <table:table-cell office:value-type="string">
            <text:p>YIELD</text:p>
          </table:table-cell>
          <table:table-cell office:value-type="string">
            <text:p>RENDTO</text:p>
          </table:table-cell>
          <table:table-cell office:value-type="string">
            <text:p>TUOTTO</text:p>
          </table:table-cell>
          <table:table-cell office:value-type="string">
            <text:p>RENDEMENT.TITRE</text:p>
          </table:table-cell>
          <table:table-cell office:value-type="string">
            <text:p>YIELD</text:p>
          </table:table-cell>
          <table:table-cell office:value-type="string">
            <text:p>REND</text:p>
          </table:table-cell>
          <table:table-cell office:value-type="string">
            <text:p>YIELD</text:p>
          </table:table-cell>
          <table:table-cell office:value-type="string">
            <text:p>RENDEMENT</text:p>
          </table:table-cell>
          <table:table-cell office:value-type="string">
            <text:p>AVKAST</text:p>
          </table:table-cell>
          <table:table-cell office:value-type="string">
            <text:p>YIELD</text:p>
          </table:table-cell>
          <table:table-cell office:value-type="string">
            <text:p>LUCRO</text:p>
          </table:table-cell>
          <table:table-cell table:number-columns-repeated="3" office:value-type="string">
            <text:p>YIELD</text:p>
          </table:table-cell>
          <table:table-cell office:value-type="string">
            <text:p>NOMAVK</text:p>
          </table:table-cell>
          <table:table-cell table:number-columns-repeated="238"/>
        </table:table-row>
        <table:table-row table:style-name="ro2">
          <table:table-cell office:value-type="string">
            <text:p>RENDITEFÄLL</text:p>
          </table:table-cell>
          <table:table-cell office:value-type="string">
            <text:p>GETYIELDMAT</text:p>
          </table:table-cell>
          <table:table-cell office:value-type="string">
            <text:p>RENDIMVEN</text:p>
          </table:table-cell>
          <table:table-cell office:value-type="string">
            <text:p>YIELDMAT</text:p>
          </table:table-cell>
          <table:table-cell office:value-type="string">
            <text:p>RENDTO.VENCTO</text:p>
          </table:table-cell>
          <table:table-cell office:value-type="string">
            <text:p>TUOTTO_ERÄP</text:p>
          </table:table-cell>
          <table:table-cell office:value-type="string">
            <text:p>RENDEMENT.TITRE.ECHEANCE</text:p>
          </table:table-cell>
          <table:table-cell office:value-type="string">
            <text:p>YIELDMAT</text:p>
          </table:table-cell>
          <table:table-cell office:value-type="string">
            <text:p>REND.SCAD</text:p>
          </table:table-cell>
          <table:table-cell office:value-type="string">
            <text:p>YIELDMAT</text:p>
          </table:table-cell>
          <table:table-cell office:value-type="string">
            <text:p>REND.VERVAL</text:p>
          </table:table-cell>
          <table:table-cell office:value-type="string">
            <text:p>AVKAST.FORFALL</text:p>
          </table:table-cell>
          <table:table-cell office:value-type="string">
            <text:p>YIELDMAT</text:p>
          </table:table-cell>
          <table:table-cell office:value-type="string">
            <text:p>LUCROVENC</text:p>
          </table:table-cell>
          <table:table-cell table:number-columns-repeated="3" office:value-type="string">
            <text:p>YIELDMAT</text:p>
          </table:table-cell>
          <table:table-cell office:value-type="string">
            <text:p>NOMAVKFÖRF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ZGZ</text:p>
          </table:table-cell>
          <table:table-cell office:value-type="string">
            <text:p>TRI</text:p>
          </table:table-cell>
          <table:table-cell office:value-type="string">
            <text:p>RRI</text:p>
          </table:table-cell>
          <table:table-cell office:value-type="string">
            <text:p>INT.RENDIMIENTO</text:p>
          </table:table-cell>
          <table:table-cell office:value-type="string">
            <text:p>RRI</text:p>
          </table:table-cell>
          <table:table-cell office:value-type="string">
            <text:p>RENTINVEST</text:p>
          </table:table-cell>
          <table:table-cell office:value-type="string">
            <text:p>RRI</text:p>
          </table:table-cell>
          <table:table-cell office:value-type="string">
            <text:p>INT.RENDIMENTO</text:p>
          </table:table-cell>
          <table:table-cell office:value-type="string">
            <text:p>RRI</text:p>
          </table:table-cell>
          <table:table-cell office:value-type="string">
            <text:p>ZGZ</text:p>
          </table:table-cell>
          <table:table-cell office:value-type="string">
            <text:p>KAPITALRENTE</text:p>
          </table:table-cell>
          <table:table-cell office:value-type="string">
            <text:p>RRI</text:p>
          </table:table-cell>
          <table:table-cell office:value-type="string">
            <text:p>RINV</text:p>
          </table:table-cell>
          <table:table-cell table:number-columns-repeated="4" office:value-type="string">
            <text:p>RRI</text:p>
          </table:table-cell>
          <table:table-cell table:number-columns-repeated="238"/>
        </table:table-row>
        <table:table-row table:style-name="ro2">
          <table:table-cell office:value-type="string">
            <text:p>WIEDERHOLEN</text:p>
          </table:table-cell>
          <table:table-cell table:number-columns-repeated="3" office:value-type="string">
            <text:p>REPT</text:p>
          </table:table-cell>
          <table:table-cell office:value-type="string">
            <text:p>REPETIR</text:p>
          </table:table-cell>
          <table:table-cell table:number-columns-repeated="3" office:value-type="string">
            <text:p>REPT</text:p>
          </table:table-cell>
          <table:table-cell office:value-type="string">
            <text:p>RIPETI</text:p>
          </table:table-cell>
          <table:table-cell office:value-type="string">
            <text:p>REPT</text:p>
          </table:table-cell>
          <table:table-cell office:value-type="string">
            <text:p>HERHALING</text:p>
          </table:table-cell>
          <table:table-cell office:value-type="string">
            <text:p>GJENTA</text:p>
          </table:table-cell>
          <table:table-cell office:value-type="string">
            <text:p>POWT</text:p>
          </table:table-cell>
          <table:table-cell table:number-columns-repeated="4" office:value-type="string">
            <text:p>REPT</text:p>
          </table:table-cell>
          <table:table-cell office:value-type="string">
            <text:p>REP</text:p>
          </table:table-cell>
          <table:table-cell table:number-columns-repeated="238"/>
        </table:table-row>
        <table:table-row table:style-name="ro2">
          <table:table-cell office:value-type="string">
            <text:p>RÖMISCH</text:p>
          </table:table-cell>
          <table:table-cell office:value-type="string">
            <text:p>ROMAN</text:p>
          </table:table-cell>
          <table:table-cell office:value-type="string">
            <text:p>ROMA</text:p>
          </table:table-cell>
          <table:table-cell office:value-type="string">
            <text:p>ROMAN</text:p>
          </table:table-cell>
          <table:table-cell office:value-type="string">
            <text:p>ROMANO</text:p>
          </table:table-cell>
          <table:table-cell office:value-type="string">
            <text:p>ROMAN</text:p>
          </table:table-cell>
          <table:table-cell office:value-type="string">
            <text:p>ROMAIN</text:p>
          </table:table-cell>
          <table:table-cell office:value-type="string">
            <text:p>ROMAN</text:p>
          </table:table-cell>
          <table:table-cell office:value-type="string">
            <text:p>ROMANO</text:p>
          </table:table-cell>
          <table:table-cell office:value-type="string">
            <text:p>ROMAN</text:p>
          </table:table-cell>
          <table:table-cell office:value-type="string">
            <text:p>ROMEINS</text:p>
          </table:table-cell>
          <table:table-cell office:value-type="string">
            <text:p>ROMARTAL</text:p>
          </table:table-cell>
          <table:table-cell office:value-type="string">
            <text:p>RZYMSKIE</text:p>
          </table:table-cell>
          <table:table-cell office:value-type="string">
            <text:p>ROMANO</text:p>
          </table:table-cell>
          <table:table-cell table:number-columns-repeated="3" office:value-type="string">
            <text:p>ROMAN</text:p>
          </table:table-cell>
          <table:table-cell office:value-type="string">
            <text:p>ROMERSK</text:p>
          </table:table-cell>
          <table:table-cell table:number-columns-repeated="238"/>
        </table:table-row>
        <table:table-row table:style-name="ro2">
          <table:table-cell office:value-type="string">
            <text:p>ROT13</text:p>
          </table:table-cell>
          <table:table-cell office:value-type="string">
            <text:p>GETROT13</text:p>
          </table:table-cell>
          <table:table-cell table:number-columns-repeated="16" office:value-type="string">
            <text:p>ROT13</text:p>
          </table:table-cell>
          <table:table-cell table:number-columns-repeated="238"/>
        </table:table-row>
        <table:table-row table:style-name="ro2">
          <table:table-cell office:value-type="string">
            <text:p>SEKUNDE</text:p>
          </table:table-cell>
          <table:table-cell office:value-type="string">
            <text:p>SECOND</text:p>
          </table:table-cell>
          <table:table-cell office:value-type="string">
            <text:p>SEGON</text:p>
          </table:table-cell>
          <table:table-cell office:value-type="string">
            <text:p>Sekunda</text:p>
          </table:table-cell>
          <table:table-cell office:value-type="string">
            <text:p>SEGUNDO</text:p>
          </table:table-cell>
          <table:table-cell office:value-type="string">
            <text:p>SECOND</text:p>
          </table:table-cell>
          <table:table-cell office:value-type="string">
            <text:p>SECONDE</text:p>
          </table:table-cell>
          <table:table-cell office:value-type="string">
            <text:p>SECOND</text:p>
          </table:table-cell>
          <table:table-cell office:value-type="string">
            <text:p>SECONDO</text:p>
          </table:table-cell>
          <table:table-cell office:value-type="string">
            <text:p>SECOND</text:p>
          </table:table-cell>
          <table:table-cell office:value-type="string">
            <text:p>SECONDE</text:p>
          </table:table-cell>
          <table:table-cell office:value-type="string">
            <text:p>SEKUND</text:p>
          </table:table-cell>
          <table:table-cell office:value-type="string">
            <text:p>SEKUNDA</text:p>
          </table:table-cell>
          <table:table-cell office:value-type="string">
            <text:p>SEGUNDO</text:p>
          </table:table-cell>
          <table:table-cell table:number-columns-repeated="3" office:value-type="string">
            <text:p>SECOND</text:p>
          </table:table-cell>
          <table:table-cell office:value-type="string">
            <text:p>SEKUND</text:p>
          </table:table-cell>
          <table:table-cell table:number-columns-repeated="238"/>
        </table:table-row>
        <table:table-row table:style-name="ro2">
          <table:table-cell office:value-type="string">
            <text:p>WOCHEN</text:p>
          </table:table-cell>
          <table:table-cell office:value-type="string">
            <text:p>GETDIFFWEEKS</text:p>
          </table:table-cell>
          <table:table-cell office:value-type="string">
            <text:p>SETMANE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INES</text:p>
          </table:table-cell>
          <table:table-cell office:value-type="string">
            <text:p>WEEKS</text:p>
          </table:table-cell>
          <table:table-cell office:value-type="string">
            <text:p>SETTIMANE</text:p>
          </table:table-cell>
          <table:table-cell office:value-type="string">
            <text:p>WEEKS</text:p>
          </table:table-cell>
          <table:table-cell office:value-type="string">
            <text:p>WEKEN</text:p>
          </table:table-cell>
          <table:table-cell office:value-type="string">
            <text:p>VEKER</text:p>
          </table:table-cell>
          <table:table-cell office:value-type="string">
            <text:p>TYGODNIE</text:p>
          </table:table-cell>
          <table:table-cell office:value-type="string">
            <text:p>SEMANAS</text:p>
          </table:table-cell>
          <table:table-cell table:number-columns-repeated="3" office:value-type="string">
            <text:p>WEEKS</text:p>
          </table:table-cell>
          <table:table-cell office:value-type="string">
            <text:p>ANTALVECKOR</text:p>
          </table:table-cell>
          <table:table-cell table:number-columns-repeated="238"/>
        </table:table-row>
        <table:table-row table:style-name="ro2">
          <table:table-cell office:value-type="string">
            <text:p>WOCHENIMJAHR</text:p>
          </table:table-cell>
          <table:table-cell office:value-type="string">
            <text:p>GETWEEKSINYEAR</text:p>
          </table:table-cell>
          <table:table-cell office:value-type="string">
            <text:p>SETMANESENANY</text:p>
          </table:table-cell>
          <table:table-cell office:value-type="string">
            <text:p>WEEKSINYEAR</text:p>
          </table:table-cell>
          <table:table-cell office:value-type="string">
            <text:p>SEMANASENAÑO</text:p>
          </table:table-cell>
          <table:table-cell office:value-type="string">
            <text:p>WEEKSINYEAR</text:p>
          </table:table-cell>
          <table:table-cell office:value-type="string">
            <text:p>SEMAINESDANSANNEE</text:p>
          </table:table-cell>
          <table:table-cell office:value-type="string">
            <text:p>WEEKSINYEAR</text:p>
          </table:table-cell>
          <table:table-cell office:value-type="string">
            <text:p>SETTIMANE.ANNO</text:p>
          </table:table-cell>
          <table:table-cell office:value-type="string">
            <text:p>WEEKSINYEAR</text:p>
          </table:table-cell>
          <table:table-cell office:value-type="string">
            <text:p>WEKENINJAAR</text:p>
          </table:table-cell>
          <table:table-cell office:value-type="string">
            <text:p>VEKER.I.ÅRET</text:p>
          </table:table-cell>
          <table:table-cell office:value-type="string">
            <text:p>TYGODNIE.ROKU</text:p>
          </table:table-cell>
          <table:table-cell office:value-type="string">
            <text:p>SEMANASNOANO</text:p>
          </table:table-cell>
          <table:table-cell table:number-columns-repeated="3" office:value-type="string">
            <text:p>WEEKSINYEAR</text:p>
          </table:table-cell>
          <table:table-cell office:value-type="string">
            <text:p>VECKORPERÅR</text:p>
          </table:table-cell>
          <table:table-cell table:number-columns-repeated="238"/>
        </table:table-row>
        <table:table-row table:style-name="ro2">
          <table:table-cell office:value-type="string">
            <text:p>ARBEITSTAG</text:p>
          </table:table-cell>
          <table:table-cell office:value-type="string">
            <text:p>GETWORKDAY</text:p>
          </table:table-cell>
          <table:table-cell office:value-type="string">
            <text:p>DIAFEINER</text:p>
          </table:table-cell>
          <table:table-cell office:value-type="string">
            <text:p>WORKDAY</text:p>
          </table:table-cell>
          <table:table-cell office:value-type="string">
            <text:p>DIA.LAB</text:p>
          </table:table-cell>
          <table:table-cell office:value-type="string">
            <text:p>TYÖPÄIVÄ</text:p>
          </table:table-cell>
          <table:table-cell office:value-type="string">
            <text:p>SERIE.JOUR.OUVRE</text:p>
          </table:table-cell>
          <table:table-cell office:value-type="string">
            <text:p>WORKDAY</text:p>
          </table:table-cell>
          <table:table-cell office:value-type="string">
            <text:p>GIORNO.LAVORATIVO</text:p>
          </table:table-cell>
          <table:table-cell office:value-type="string">
            <text:p>WORKDAY</text:p>
          </table:table-cell>
          <table:table-cell office:value-type="string">
            <text:p>WERKDAG</text:p>
          </table:table-cell>
          <table:table-cell office:value-type="string">
            <text:p>ARBEIDSDAG</text:p>
          </table:table-cell>
          <table:table-cell office:value-type="string">
            <text:p>WORKDAY</text:p>
          </table:table-cell>
          <table:table-cell office:value-type="string">
            <text:p>DIAÚTIL</text:p>
          </table:table-cell>
          <table:table-cell table:number-columns-repeated="3" office:value-type="string">
            <text:p>WORKDAY</text:p>
          </table:table-cell>
          <table:table-cell office:value-type="string">
            <text:p>ARBETSDAGAR</text:p>
          </table:table-cell>
          <table:table-cell table:number-columns-repeated="238"/>
        </table:table-row>
        <table:table-row table:style-name="ro2">
          <table:table-cell office:value-type="string">
            <text:p>WEN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IF</text:p>
          </table:table-cell>
          <table:table-cell office:value-type="string">
            <text:p>SE</text:p>
          </table:table-cell>
          <table:table-cell office:value-type="string">
            <text:p>IF</text:p>
          </table:table-cell>
          <table:table-cell office:value-type="string">
            <text:p>ALS</text:p>
          </table:table-cell>
          <table:table-cell office:value-type="string">
            <text:p>DERSOM</text:p>
          </table:table-cell>
          <table:table-cell office:value-type="string">
            <text:p>JEŻELI</text:p>
          </table:table-cell>
          <table:table-cell office:value-type="string">
            <text:p>SE</text:p>
          </table:table-cell>
          <table:table-cell table:number-columns-repeated="3" office:value-type="string">
            <text:p>IF</text:p>
          </table:table-cell>
          <table:table-cell office:value-type="string">
            <text:p>OM</text:p>
          </table:table-cell>
          <table:table-cell table:number-columns-repeated="238"/>
        </table:table-row>
        <table:table-row table:style-name="ro2">
          <table:table-cell office:value-type="string">
            <text:p>VORZEICHEN</text:p>
          </table:table-cell>
          <table:table-cell office:value-type="string">
            <text:p>SIGN</text:p>
          </table:table-cell>
          <table:table-cell office:value-type="string">
            <text:p>SIGNE</text:p>
          </table:table-cell>
          <table:table-cell office:value-type="string">
            <text:p>SIGN</text:p>
          </table:table-cell>
          <table:table-cell office:value-type="string">
            <text:p>SIGNO</text:p>
          </table:table-cell>
          <table:table-cell office:value-type="string">
            <text:p>SIGN</text:p>
          </table:table-cell>
          <table:table-cell office:value-type="string">
            <text:p>SIGNE</text:p>
          </table:table-cell>
          <table:table-cell office:value-type="string">
            <text:p>SIGN</text:p>
          </table:table-cell>
          <table:table-cell office:value-type="string">
            <text:p>SEGNO</text:p>
          </table:table-cell>
          <table:table-cell office:value-type="string">
            <text:p>SIGN</text:p>
          </table:table-cell>
          <table:table-cell office:value-type="string">
            <text:p>POS.NEG</text:p>
          </table:table-cell>
          <table:table-cell office:value-type="string">
            <text:p>FORTEIKN</text:p>
          </table:table-cell>
          <table:table-cell office:value-type="string">
            <text:p>ZNAK.LICZBY</text:p>
          </table:table-cell>
          <table:table-cell office:value-type="string">
            <text:p>SINAL</text:p>
          </table:table-cell>
          <table:table-cell table:number-columns-repeated="3" office:value-type="string">
            <text:p>SIGN</text:p>
          </table:table-cell>
          <table:table-cell office:value-type="string">
            <text:p>TECKEN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SIN</text:p>
          </table:table-cell>
          <table:table-cell office:value-type="string">
            <text:p>SENO</text:p>
          </table:table-cell>
          <table:table-cell table:number-columns-repeated="3" office:value-type="string">
            <text:p>SIN</text:p>
          </table:table-cell>
          <table:table-cell office:value-type="string">
            <text:p>SEN</text:p>
          </table:table-cell>
          <table:table-cell table:number-columns-repeated="4" office:value-type="string">
            <text:p>SIN</text:p>
          </table:table-cell>
          <table:table-cell office:value-type="string">
            <text:p>SEN</text:p>
          </table:table-cell>
          <table:table-cell table:number-columns-repeated="4" office:value-type="string">
            <text:p>SIN</text:p>
          </table:table-cell>
          <table:table-cell table:number-columns-repeated="238"/>
        </table:table-row>
        <table:table-row table:style-name="ro2">
          <table:table-cell office:value-type="string">
            <text:p>SINHYP</text:p>
          </table:table-cell>
          <table:table-cell table:number-columns-repeated="3" office:value-type="string">
            <text:p>SINH</text:p>
          </table:table-cell>
          <table:table-cell office:value-type="string">
            <text:p>SENOH</text:p>
          </table:table-cell>
          <table:table-cell table:number-columns-repeated="3" office:value-type="string">
            <text:p>SINH</text:p>
          </table:table-cell>
          <table:table-cell office:value-type="string">
            <text:p>SENH</text:p>
          </table:table-cell>
          <table:table-cell table:number-columns-repeated="4" office:value-type="string">
            <text:p>SINH</text:p>
          </table:table-cell>
          <table:table-cell office:value-type="string">
            <text:p>SENH</text:p>
          </table:table-cell>
          <table:table-cell table:number-columns-repeated="4" office:value-type="string">
            <text:p>SINH</text:p>
          </table:table-cell>
          <table:table-cell table:number-columns-repeated="238"/>
        </table:table-row>
        <table:table-row table:style-name="ro2">
          <table:table-cell office:value-type="string">
            <text:p>SUMME</text:p>
          </table:table-cell>
          <table:table-cell office:value-type="string">
            <text:p>SUM</text:p>
          </table:table-cell>
          <table:table-cell office:value-type="string">
            <text:p>SUMA</text:p>
          </table:table-cell>
          <table:table-cell office:value-type="string">
            <text:p>SUM</text:p>
          </table:table-cell>
          <table:table-cell office:value-type="string">
            <text:p>SUMA</text:p>
          </table:table-cell>
          <table:table-cell office:value-type="string">
            <text:p>SUM</text:p>
          </table:table-cell>
          <table:table-cell office:value-type="string">
            <text:p>SOMME</text:p>
          </table:table-cell>
          <table:table-cell office:value-type="string">
            <text:p>SUM</text:p>
          </table:table-cell>
          <table:table-cell office:value-type="string">
            <text:p>SOMMA</text:p>
          </table:table-cell>
          <table:table-cell office:value-type="string">
            <text:p>SUM</text:p>
          </table:table-cell>
          <table:table-cell office:value-type="string">
            <text:p>SOM</text:p>
          </table:table-cell>
          <table:table-cell office:value-type="string">
            <text:p>SUMMER</text:p>
          </table:table-cell>
          <table:table-cell office:value-type="string">
            <text:p>SUMA</text:p>
          </table:table-cell>
          <table:table-cell office:value-type="string">
            <text:p>SOMA</text:p>
          </table:table-cell>
          <table:table-cell table:number-columns-repeated="3" office:value-type="string">
            <text:p>SUM</text:p>
          </table:table-cell>
          <table:table-cell office:value-type="string">
            <text:p>SUMMA</text:p>
          </table:table-cell>
          <table:table-cell table:number-columns-repeated="238"/>
        </table:table-row>
        <table:table-row table:style-name="ro2">
          <table:table-cell office:value-type="string">
            <text:p>QUADRATESUMME</text:p>
          </table:table-cell>
          <table:table-cell office:value-type="string">
            <text:p>SUMSQ</text:p>
          </table:table-cell>
          <table:table-cell office:value-type="string">
            <text:p>SUMAQUAD</text:p>
          </table:table-cell>
          <table:table-cell office:value-type="string">
            <text:p>SUMSQ</text:p>
          </table:table-cell>
          <table:table-cell office:value-type="string">
            <text:p>SUMA.CUADRADOS</text:p>
          </table:table-cell>
          <table:table-cell office:value-type="string">
            <text:p>SUMSQ</text:p>
          </table:table-cell>
          <table:table-cell office:value-type="string">
            <text:p>SOMME.CARRES</text:p>
          </table:table-cell>
          <table:table-cell office:value-type="string">
            <text:p>SUMSQ</text:p>
          </table:table-cell>
          <table:table-cell office:value-type="string">
            <text:p>SOMMA.Q</text:p>
          </table:table-cell>
          <table:table-cell office:value-type="string">
            <text:p>SUMSQ</text:p>
          </table:table-cell>
          <table:table-cell office:value-type="string">
            <text:p>KWADRATENSOM</text:p>
          </table:table-cell>
          <table:table-cell office:value-type="string">
            <text:p>SUMMERKVADRAT</text:p>
          </table:table-cell>
          <table:table-cell office:value-type="string">
            <text:p>SUMA.KWADRATÓW</text:p>
          </table:table-cell>
          <table:table-cell office:value-type="string">
            <text:p>SOMAQUAD</text:p>
          </table:table-cell>
          <table:table-cell table:number-columns-repeated="3" office:value-type="string">
            <text:p>SUMSQ</text:p>
          </table:table-cell>
          <table:table-cell office:value-type="string">
            <text:p>KVADRATSUMMA</text:p>
          </table:table-cell>
          <table:table-cell table:number-columns-repeated="238"/>
        </table:table-row>
        <table:table-row table:style-name="ro2">
          <table:table-cell office:value-type="string">
            <text:p>SUMQUADABW</text:p>
          </table:table-cell>
          <table:table-cell office:value-type="string">
            <text:p>DEVSQ</text:p>
          </table:table-cell>
          <table:table-cell office:value-type="string">
            <text:p>QDESV</text:p>
          </table:table-cell>
          <table:table-cell office:value-type="string">
            <text:p>DEVSQ</text:p>
          </table:table-cell>
          <table:table-cell office:value-type="string">
            <text:p>DESVIA2</text:p>
          </table:table-cell>
          <table:table-cell office:value-type="string">
            <text:p>DEVSQ</text:p>
          </table:table-cell>
          <table:table-cell office:value-type="string">
            <text:p>SOMME.CARRES.ECARTS</text:p>
          </table:table-cell>
          <table:table-cell office:value-type="string">
            <text:p>DEVSQ</text:p>
          </table:table-cell>
          <table:table-cell office:value-type="string">
            <text:p>DEV.Q</text:p>
          </table:table-cell>
          <table:table-cell office:value-type="string">
            <text:p>DEVSQ</text:p>
          </table:table-cell>
          <table:table-cell office:value-type="string">
            <text:p>DEV.KWAD</text:p>
          </table:table-cell>
          <table:table-cell office:value-type="string">
            <text:p>AVVIK.KVADRERT</text:p>
          </table:table-cell>
          <table:table-cell office:value-type="string">
            <text:p>ODCH.KWADRATOWE</text:p>
          </table:table-cell>
          <table:table-cell office:value-type="string">
            <text:p>DESVQ</text:p>
          </table:table-cell>
          <table:table-cell table:number-columns-repeated="3" office:value-type="string">
            <text:p>DEVSQ</text:p>
          </table:table-cell>
          <table:table-cell office:value-type="string">
            <text:p>KVADAVV</text:p>
          </table:table-cell>
          <table:table-cell table:number-columns-repeated="238"/>
        </table:table-row>
        <table:table-row table:style-name="ro2">
          <table:table-cell office:value-type="string">
            <text:p>POTENZREIHE</text:p>
          </table:table-cell>
          <table:table-cell office:value-type="string">
            <text:p>GETSERIESSUM</text:p>
          </table:table-cell>
          <table:table-cell office:value-type="string">
            <text:p>SUMASERIES</text:p>
          </table:table-cell>
          <table:table-cell office:value-type="string">
            <text:p>SERIESSUM</text:p>
          </table:table-cell>
          <table:table-cell office:value-type="string">
            <text:p>SUMA.SERIES</text:p>
          </table:table-cell>
          <table:table-cell office:value-type="string">
            <text:p>SARJA_SUMMA</text:p>
          </table:table-cell>
          <table:table-cell office:value-type="string">
            <text:p>SOMME.SERIES</text:p>
          </table:table-cell>
          <table:table-cell office:value-type="string">
            <text:p>SERIESSUM</text:p>
          </table:table-cell>
          <table:table-cell office:value-type="string">
            <text:p>SOMMA.SERIE</text:p>
          </table:table-cell>
          <table:table-cell office:value-type="string">
            <text:p>SERIESSUM</text:p>
          </table:table-cell>
          <table:table-cell office:value-type="string">
            <text:p>SOM.MACHTREEKS</text:p>
          </table:table-cell>
          <table:table-cell office:value-type="string">
            <text:p>SUMMER.REKKJE</text:p>
          </table:table-cell>
          <table:table-cell office:value-type="string">
            <text:p>SERIESSUM</text:p>
          </table:table-cell>
          <table:table-cell office:value-type="string">
            <text:p>SOMASEQÜÊNCIA</text:p>
          </table:table-cell>
          <table:table-cell table:number-columns-repeated="3" office:value-type="string">
            <text:p>SERIESSUM</text:p>
          </table:table-cell>
          <table:table-cell office:value-type="string">
            <text:p>SERIESUMMA</text:p>
          </table:table-cell>
          <table:table-cell table:number-columns-repeated="238"/>
        </table:table-row>
        <table:table-row table:style-name="ro2">
          <table:table-cell office:value-type="string">
            <text:p>SUMMEWENN</text:p>
          </table:table-cell>
          <table:table-cell office:value-type="string">
            <text:p>SUMIF</text:p>
          </table:table-cell>
          <table:table-cell office:value-type="string">
            <text:p>SUMASI</text:p>
          </table:table-cell>
          <table:table-cell office:value-type="string">
            <text:p>SUMIF</text:p>
          </table:table-cell>
          <table:table-cell office:value-type="string">
            <text:p>SUMAR.SI</text:p>
          </table:table-cell>
          <table:table-cell office:value-type="string">
            <text:p>SUMIF</text:p>
          </table:table-cell>
          <table:table-cell office:value-type="string">
            <text:p>SOMME.SI</text:p>
          </table:table-cell>
          <table:table-cell office:value-type="string">
            <text:p>SUMIF</text:p>
          </table:table-cell>
          <table:table-cell office:value-type="string">
            <text:p>SOMMA.SE</text:p>
          </table:table-cell>
          <table:table-cell office:value-type="string">
            <text:p>SUMIF</text:p>
          </table:table-cell>
          <table:table-cell office:value-type="string">
            <text:p>SOM.ALS</text:p>
          </table:table-cell>
          <table:table-cell office:value-type="string">
            <text:p>SUMMER.VISS</text:p>
          </table:table-cell>
          <table:table-cell office:value-type="string">
            <text:p>SUMA.JEŻELI</text:p>
          </table:table-cell>
          <table:table-cell office:value-type="string">
            <text:p>SOMASE</text:p>
          </table:table-cell>
          <table:table-cell table:number-columns-repeated="3" office:value-type="string">
            <text:p>SUMIF</text:p>
          </table:table-cell>
          <table:table-cell office:value-type="string">
            <text:p>SUMMA.OM</text:p>
          </table:table-cell>
          <table:table-cell table:number-columns-repeated="238"/>
        </table:table-row>
        <table:table-row table:style-name="ro2">
          <table:table-cell office:value-type="string">
            <text:p>SUMMEX2MY2</text:p>
          </table:table-cell>
          <table:table-cell office:value-type="string">
            <text:p>SUMX2MY2</text:p>
          </table:table-cell>
          <table:table-cell office:value-type="string">
            <text:p>SUMAX2MENYSY2</text:p>
          </table:table-cell>
          <table:table-cell office:value-type="string">
            <text:p>SUMX2MY2</text:p>
          </table:table-cell>
          <table:table-cell office:value-type="string">
            <text:p>SUMAX2MENOSY2</text:p>
          </table:table-cell>
          <table:table-cell office:value-type="string">
            <text:p>SUMX2MY2</text:p>
          </table:table-cell>
          <table:table-cell office:value-type="string">
            <text:p>SOMME.X2MY2</text:p>
          </table:table-cell>
          <table:table-cell office:value-type="string">
            <text:p>SUMX2MY2</text:p>
          </table:table-cell>
          <table:table-cell office:value-type="string">
            <text:p>SOMMA.DIFF.Q</text:p>
          </table:table-cell>
          <table:table-cell office:value-type="string">
            <text:p>SUMX2MY2</text:p>
          </table:table-cell>
          <table:table-cell office:value-type="string">
            <text:p>SOM.X2MINY2</text:p>
          </table:table-cell>
          <table:table-cell office:value-type="string">
            <text:p>SUMMERX2MY2</text:p>
          </table:table-cell>
          <table:table-cell office:value-type="string">
            <text:p>SUMA.X2.M.Y2</text:p>
          </table:table-cell>
          <table:table-cell office:value-type="string">
            <text:p>SOMAX2DY2</text:p>
          </table:table-cell>
          <table:table-cell table:number-columns-repeated="3" office:value-type="string">
            <text:p>SUMX2MY2</text:p>
          </table:table-cell>
          <table:table-cell office:value-type="string">
            <text:p>SUMMAX2MY2</text:p>
          </table:table-cell>
          <table:table-cell table:number-columns-repeated="238"/>
        </table:table-row>
        <table:table-row table:style-name="ro2">
          <table:table-cell office:value-type="string">
            <text:p>SUMMEX2PY2</text:p>
          </table:table-cell>
          <table:table-cell office:value-type="string">
            <text:p>SUMX2PY2</text:p>
          </table:table-cell>
          <table:table-cell office:value-type="string">
            <text:p>SUMAX2MESY2</text:p>
          </table:table-cell>
          <table:table-cell office:value-type="string">
            <text:p>SUMX2PY2</text:p>
          </table:table-cell>
          <table:table-cell office:value-type="string">
            <text:p>SUMAX2MASY2</text:p>
          </table:table-cell>
          <table:table-cell office:value-type="string">
            <text:p>SUMX2PY2</text:p>
          </table:table-cell>
          <table:table-cell office:value-type="string">
            <text:p>SOMME.X2PY2</text:p>
          </table:table-cell>
          <table:table-cell office:value-type="string">
            <text:p>SUMX2PY2</text:p>
          </table:table-cell>
          <table:table-cell office:value-type="string">
            <text:p>SOMMA.SOMMA.Q</text:p>
          </table:table-cell>
          <table:table-cell office:value-type="string">
            <text:p>SUMX2PY2</text:p>
          </table:table-cell>
          <table:table-cell office:value-type="string">
            <text:p>SOM.X2PLUSY2</text:p>
          </table:table-cell>
          <table:table-cell office:value-type="string">
            <text:p>SUMMERX2MY2</text:p>
          </table:table-cell>
          <table:table-cell office:value-type="string">
            <text:p>SUMA.X2.P.Y2</text:p>
          </table:table-cell>
          <table:table-cell office:value-type="string">
            <text:p>SOMAX2SY2</text:p>
          </table:table-cell>
          <table:table-cell table:number-columns-repeated="3" office:value-type="string">
            <text:p>SUMX2PY2</text:p>
          </table:table-cell>
          <table:table-cell office:value-type="string">
            <text:p>SUMMAX2PY2</text:p>
          </table:table-cell>
          <table:table-cell table:number-columns-repeated="238"/>
        </table:table-row>
        <table:table-row table:style-name="ro2">
          <table:table-cell office:value-type="string">
            <text:p>SUMMEXMY2</text:p>
          </table:table-cell>
          <table:table-cell office:value-type="string">
            <text:p>SUMXMY2</text:p>
          </table:table-cell>
          <table:table-cell office:value-type="string">
            <text:p>SUMAXMENYSY2</text:p>
          </table:table-cell>
          <table:table-cell office:value-type="string">
            <text:p>SUMXMY2</text:p>
          </table:table-cell>
          <table:table-cell office:value-type="string">
            <text:p>SUMAXMENOSY2</text:p>
          </table:table-cell>
          <table:table-cell office:value-type="string">
            <text:p>SUMXMY2</text:p>
          </table:table-cell>
          <table:table-cell office:value-type="string">
            <text:p>SOMME.XMY2</text:p>
          </table:table-cell>
          <table:table-cell office:value-type="string">
            <text:p>SUMXMY2</text:p>
          </table:table-cell>
          <table:table-cell office:value-type="string">
            <text:p>SOMMA.Q.DIFF</text:p>
          </table:table-cell>
          <table:table-cell office:value-type="string">
            <text:p>SUMXMY2</text:p>
          </table:table-cell>
          <table:table-cell office:value-type="string">
            <text:p>SOM.XMINY.2</text:p>
          </table:table-cell>
          <table:table-cell office:value-type="string">
            <text:p>SUMMERXMY2</text:p>
          </table:table-cell>
          <table:table-cell office:value-type="string">
            <text:p>SUMA.XMY.2</text:p>
          </table:table-cell>
          <table:table-cell office:value-type="string">
            <text:p>SOMAXMY2</text:p>
          </table:table-cell>
          <table:table-cell table:number-columns-repeated="3" office:value-type="string">
            <text:p>SUMXMY2</text:p>
          </table:table-cell>
          <table:table-cell office:value-type="string">
            <text:p>SUMMAXMY2</text:p>
          </table:table-cell>
          <table:table-cell table:number-columns-repeated="238"/>
        </table:table-row>
        <table:table-row table:style-name="ro2">
          <table:table-cell office:value-type="string">
            <text:p>SUMMENPRODUKT</text:p>
          </table:table-cell>
          <table:table-cell office:value-type="string">
            <text:p>SUMPRODUCT</text:p>
          </table:table-cell>
          <table:table-cell office:value-type="string">
            <text:p>SUMAPRODUCTE</text:p>
          </table:table-cell>
          <table:table-cell office:value-type="string">
            <text:p>SUMPRODUCT</text:p>
          </table:table-cell>
          <table:table-cell office:value-type="string">
            <text:p>SUMA.PRODUCTO</text:p>
          </table:table-cell>
          <table:table-cell office:value-type="string">
            <text:p>SUMPRODUCT</text:p>
          </table:table-cell>
          <table:table-cell office:value-type="string">
            <text:p>SOMMEPROD</text:p>
          </table:table-cell>
          <table:table-cell office:value-type="string">
            <text:p>SUMPRODUCT</text:p>
          </table:table-cell>
          <table:table-cell office:value-type="string">
            <text:p>MATR.SOMMA.PRODOTTO</text:p>
          </table:table-cell>
          <table:table-cell table:number-columns-repeated="2" office:value-type="string">
            <text:p>SUMPRODUCT</text:p>
          </table:table-cell>
          <table:table-cell office:value-type="string">
            <text:p>SUMMERPRODUKT</text:p>
          </table:table-cell>
          <table:table-cell office:value-type="string">
            <text:p>SUMA.ILOCZYNÓW</text:p>
          </table:table-cell>
          <table:table-cell office:value-type="string">
            <text:p>SOMARPRODUTO</text:p>
          </table:table-cell>
          <table:table-cell table:number-columns-repeated="3" office:value-type="string">
            <text:p>SUMPRODUCT</text:p>
          </table:table-cell>
          <table:table-cell office:value-type="string">
            <text:p>PRODUKTSUMMA</text:p>
          </table:table-cell>
          <table:table-cell table:number-columns-repeated="238"/>
        </table:table-row>
        <table:table-row table:style-name="ro2">
          <table:table-cell office:value-type="string">
            <text:p>TEILERGEBNIS</text:p>
          </table:table-cell>
          <table:table-cell table:number-columns-repeated="3" office:value-type="string">
            <text:p>SUBTOTAL</text:p>
          </table:table-cell>
          <table:table-cell office:value-type="string">
            <text:p>SUBTOTALES</text:p>
          </table:table-cell>
          <table:table-cell office:value-type="string">
            <text:p>SUBTOTAL</text:p>
          </table:table-cell>
          <table:table-cell office:value-type="string">
            <text:p>SOUS.TOTAL</text:p>
          </table:table-cell>
          <table:table-cell office:value-type="string">
            <text:p>SUBTOTAL</text:p>
          </table:table-cell>
          <table:table-cell office:value-type="string">
            <text:p>SUBTOTALE</text:p>
          </table:table-cell>
          <table:table-cell office:value-type="string">
            <text:p>SUBTOTAL</text:p>
          </table:table-cell>
          <table:table-cell office:value-type="string">
            <text:p>SUBTOTAAL</text:p>
          </table:table-cell>
          <table:table-cell office:value-type="string">
            <text:p>DELSUM</text:p>
          </table:table-cell>
          <table:table-cell office:value-type="string">
            <text:p>SUMY.POŚREDNIE</text:p>
          </table:table-cell>
          <table:table-cell table:number-columns-repeated="4" office:value-type="string">
            <text:p>SUBTOTAL</text:p>
          </table:table-cell>
          <table:table-cell office:value-type="string">
            <text:p>DELSUMMA</text:p>
          </table:table-cell>
          <table:table-cell table:number-columns-repeated="238"/>
        </table:table-row>
        <table:table-row table:style-name="ro2">
          <table:table-cell office:value-type="string">
            <text:p>TEIL</text:p>
          </table:table-cell>
          <table:table-cell office:value-type="string">
            <text:p>MID</text:p>
          </table:table-cell>
          <table:table-cell office:value-type="string">
            <text:p>MIG</text:p>
          </table:table-cell>
          <table:table-cell office:value-type="string">
            <text:p>MID</text:p>
          </table:table-cell>
          <table:table-cell office:value-type="string">
            <text:p>EXTRAE</text:p>
          </table:table-cell>
          <table:table-cell office:value-type="string">
            <text:p>MID</text:p>
          </table:table-cell>
          <table:table-cell office:value-type="string">
            <text:p>STXT</text:p>
          </table:table-cell>
          <table:table-cell office:value-type="string">
            <text:p>MID</text:p>
          </table:table-cell>
          <table:table-cell office:value-type="string">
            <text:p>STRINGA.ESTRAI</text:p>
          </table:table-cell>
          <table:table-cell office:value-type="string">
            <text:p>MID</text:p>
          </table:table-cell>
          <table:table-cell office:value-type="string">
            <text:p>DEEL</text:p>
          </table:table-cell>
          <table:table-cell table:number-columns-repeated="2" office:value-type="string">
            <text:p>MID</text:p>
          </table:table-cell>
          <table:table-cell office:value-type="string">
            <text:p>MEIO</text:p>
          </table:table-cell>
          <table:table-cell table:number-columns-repeated="3" office:value-type="string">
            <text:p>MID</text:p>
          </table:table-cell>
          <table:table-cell office:value-type="string">
            <text:p>EXTEXT</text:p>
          </table:table-cell>
          <table:table-cell table:number-columns-repeated="238"/>
        </table:table-row>
        <table:table-row table:style-name="ro2">
          <table:table-cell office:value-type="string">
            <text:p>VORLAGE</text:p>
          </table:table-cell>
          <table:table-cell office:value-type="string">
            <text:p>STYLE</text:p>
          </table:table-cell>
          <table:table-cell office:value-type="string">
            <text:p>ESTIL</text:p>
          </table:table-cell>
          <table:table-cell office:value-type="string">
            <text:p>STIL</text:p>
          </table:table-cell>
          <table:table-cell office:value-type="string">
            <text:p>ESTILO</text:p>
          </table:table-cell>
          <table:table-cell table:number-columns-repeated="3" office:value-type="string">
            <text:p>STYLE</text:p>
          </table:table-cell>
          <table:table-cell office:value-type="string">
            <text:p>MODELLO</text:p>
          </table:table-cell>
          <table:table-cell office:value-type="string">
            <text:p>STYLE</text:p>
          </table:table-cell>
          <table:table-cell office:value-type="string">
            <text:p>OPMAAKPROFIEL</text:p>
          </table:table-cell>
          <table:table-cell office:value-type="string">
            <text:p>STIL</text:p>
          </table:table-cell>
          <table:table-cell office:value-type="string">
            <text:p>STYL</text:p>
          </table:table-cell>
          <table:table-cell office:value-type="string">
            <text:p>ESTILO</text:p>
          </table:table-cell>
          <table:table-cell table:number-columns-repeated="3" office:value-type="string">
            <text:p>STYLE</text:p>
          </table:table-cell>
          <table:table-cell office:value-type="string">
            <text:p>FORMATMALL</text:p>
          </table:table-cell>
          <table:table-cell table:number-columns-repeated="238"/>
        </table:table-row>
        <table:table-row table:style-name="ro2">
          <table:table-cell office:value-type="string">
            <text:p>WECHSELN</text:p>
          </table:table-cell>
          <table:table-cell office:value-type="string">
            <text:p>SUBSTITUTE</text:p>
          </table:table-cell>
          <table:table-cell office:value-type="string">
            <text:p>SUBSTITUEIX</text:p>
          </table:table-cell>
          <table:table-cell office:value-type="string">
            <text:p>SUBSTITUTE</text:p>
          </table:table-cell>
          <table:table-cell office:value-type="string">
            <text:p>SUSTITUIR</text:p>
          </table:table-cell>
          <table:table-cell office:value-type="string">
            <text:p>SUBSTITUTE</text:p>
          </table:table-cell>
          <table:table-cell office:value-type="string">
            <text:p>SUBSTITUE</text:p>
          </table:table-cell>
          <table:table-cell office:value-type="string">
            <text:p>SUBSTITUTE</text:p>
          </table:table-cell>
          <table:table-cell office:value-type="string">
            <text:p>SOSTITUISCI</text:p>
          </table:table-cell>
          <table:table-cell office:value-type="string">
            <text:p>SUBSTITUTE</text:p>
          </table:table-cell>
          <table:table-cell office:value-type="string">
            <text:p>SUBSTITUEREN</text:p>
          </table:table-cell>
          <table:table-cell office:value-type="string">
            <text:p>BYT.UT</text:p>
          </table:table-cell>
          <table:table-cell office:value-type="string">
            <text:p>PODSTAW</text:p>
          </table:table-cell>
          <table:table-cell office:value-type="string">
            <text:p>SUBSTITUIR</text:p>
          </table:table-cell>
          <table:table-cell table:number-columns-repeated="3" office:value-type="string">
            <text:p>SUBSTITUTE</text:p>
          </table:table-cell>
          <table:table-cell office:value-type="string">
            <text:p>BYT.UT</text:p>
          </table:table-cell>
          <table:table-cell table:number-columns-repeated="238"/>
        </table:table-row>
        <table:table-row table:style-name="ro2">
          <table:table-cell office:value-type="string">
            <text:p>GGANZZAHL</text:p>
          </table:table-cell>
          <table:table-cell office:value-type="string">
            <text:p>GETGESTEP</text:p>
          </table:table-cell>
          <table:table-cell office:value-type="string">
            <text:p>MIGRAO</text:p>
          </table:table-cell>
          <table:table-cell office:value-type="string">
            <text:p>GESTEP</text:p>
          </table:table-cell>
          <table:table-cell office:value-type="string">
            <text:p>MAYOR.O.IGUAL</text:p>
          </table:table-cell>
          <table:table-cell office:value-type="string">
            <text:p>RAJA</text:p>
          </table:table-cell>
          <table:table-cell office:value-type="string">
            <text:p>SUP.SEUIL</text:p>
          </table:table-cell>
          <table:table-cell office:value-type="string">
            <text:p>GESTEP</text:p>
          </table:table-cell>
          <table:table-cell office:value-type="string">
            <text:p>SOGLIA</text:p>
          </table:table-cell>
          <table:table-cell office:value-type="string">
            <text:p>GESTEP</text:p>
          </table:table-cell>
          <table:table-cell office:value-type="string">
            <text:p>GROTER.DAN</text:p>
          </table:table-cell>
          <table:table-cell office:value-type="string">
            <text:p>GRENSEVERDI</text:p>
          </table:table-cell>
          <table:table-cell office:value-type="string">
            <text:p>GESTEP</text:p>
          </table:table-cell>
          <table:table-cell office:value-type="string">
            <text:p>DEGRAU</text:p>
          </table:table-cell>
          <table:table-cell table:number-columns-repeated="3" office:value-type="string">
            <text:p>GESTEP</text:p>
          </table:table-cell>
          <table:table-cell office:value-type="string">
            <text:p>SLSTEG</text:p>
          </table:table-cell>
          <table:table-cell table:number-columns-repeated="238"/>
        </table:table-row>
        <table:table-row table:style-name="ro2">
          <table:table-cell office:value-type="string">
            <text:p>GLÄTTEN</text:p>
          </table:table-cell>
          <table:table-cell office:value-type="string">
            <text:p>TRIM</text:p>
          </table:table-cell>
          <table:table-cell office:value-type="string">
            <text:p>RETALLA</text:p>
          </table:table-cell>
          <table:table-cell office:value-type="string">
            <text:p>TRIM</text:p>
          </table:table-cell>
          <table:table-cell office:value-type="string">
            <text:p>COMPACTAR</text:p>
          </table:table-cell>
          <table:table-cell office:value-type="string">
            <text:p>TRIM</text:p>
          </table:table-cell>
          <table:table-cell office:value-type="string">
            <text:p>SUPPRESPACE</text:p>
          </table:table-cell>
          <table:table-cell office:value-type="string">
            <text:p>TRIM</text:p>
          </table:table-cell>
          <table:table-cell office:value-type="string">
            <text:p>ANNULLA.SPAZI</text:p>
          </table:table-cell>
          <table:table-cell office:value-type="string">
            <text:p>TRIM</text:p>
          </table:table-cell>
          <table:table-cell office:value-type="string">
            <text:p>BIJKNIPPEN</text:p>
          </table:table-cell>
          <table:table-cell office:value-type="string">
            <text:p>TRIM</text:p>
          </table:table-cell>
          <table:table-cell office:value-type="string">
            <text:p>USUŃ.ZBĘDNE.ODSTĘPY</text:p>
          </table:table-cell>
          <table:table-cell office:value-type="string">
            <text:p>ARRUMAR</text:p>
          </table:table-cell>
          <table:table-cell table:number-columns-repeated="3" office:value-type="string">
            <text:p>TRIM</text:p>
          </table:table-cell>
          <table:table-cell office:value-type="string">
            <text:p>RENSA</text:p>
          </table:table-cell>
          <table:table-cell table:number-columns-repeated="238"/>
        </table:table-row>
        <table:table-row table:style-name="ro2">
          <table:table-cell office:value-type="string">
            <text:p>DIA</text:p>
          </table:table-cell>
          <table:table-cell office:value-type="string">
            <text:p>SYD</text:p>
          </table:table-cell>
          <table:table-cell office:value-type="string">
            <text:p>DTA</text:p>
          </table:table-cell>
          <table:table-cell table:number-columns-repeated="5" office:value-type="string">
            <text:p>SYD</text:p>
          </table:table-cell>
          <table:table-cell office:value-type="string">
            <text:p>AMMORT.ANNUO</text:p>
          </table:table-cell>
          <table:table-cell table:number-columns-repeated="2" office:value-type="string">
            <text:p>SYD</text:p>
          </table:table-cell>
          <table:table-cell office:value-type="string">
            <text:p>ÅRSAVS</text:p>
          </table:table-cell>
          <table:table-cell office:value-type="string">
            <text:p>SYD</text:p>
          </table:table-cell>
          <table:table-cell office:value-type="string">
            <text:p>SDA</text:p>
          </table:table-cell>
          <table:table-cell table:number-columns-repeated="3" office:value-type="string">
            <text:p>SYD</text:p>
          </table:table-cell>
          <table:table-cell office:value-type="string">
            <text:p>ÅRSAVSKR</text:p>
          </table:table-cell>
          <table:table-cell table:number-columns-repeated="238"/>
        </table:table-row>
        <table:table-row table:style-name="ro2">
          <table:table-cell table:number-columns-repeated="10" office:value-type="string">
            <text:p>T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office:value-type="string">
            <text:p>S</text:p>
          </table:table-cell>
          <table:table-cell table:number-columns-repeated="4" office:value-type="string">
            <text:p>T</text:p>
          </table:table-cell>
          <table:table-cell table:number-columns-repeated="238"/>
        </table:table-row>
        <table:table-row table:style-name="ro2">
          <table:table-cell table:number-columns-repeated="18" office:value-type="string">
            <text:p>TAN</text:p>
          </table:table-cell>
          <table:table-cell table:number-columns-repeated="238"/>
        </table:table-row>
        <table:table-row table:style-name="ro2">
          <table:table-cell office:value-type="string">
            <text:p>TANHYP</text:p>
          </table:table-cell>
          <table:table-cell table:number-columns-repeated="17" office:value-type="string">
            <text:p>TANH</text:p>
          </table:table-cell>
          <table:table-cell table:number-columns-repeated="238"/>
        </table:table-row>
        <table:table-row table:style-name="ro2">
          <table:table-cell office:value-type="string">
            <text:p>ZINS</text:p>
          </table:table-cell>
          <table:table-cell office:value-type="string">
            <text:p>RATE</text:p>
          </table:table-cell>
          <table:table-cell office:value-type="string">
            <text:p>TAXA</text:p>
          </table:table-cell>
          <table:table-cell office:value-type="string">
            <text:p>RATE</text:p>
          </table:table-cell>
          <table:table-cell office:value-type="string">
            <text:p>TASA</text:p>
          </table:table-cell>
          <table:table-cell office:value-type="string">
            <text:p>RATE</text:p>
          </table:table-cell>
          <table:table-cell office:value-type="string">
            <text:p>TAUX</text:p>
          </table:table-cell>
          <table:table-cell office:value-type="string">
            <text:p>RATE</text:p>
          </table:table-cell>
          <table:table-cell office:value-type="string">
            <text:p>TASSO</text:p>
          </table:table-cell>
          <table:table-cell office:value-type="string">
            <text:p>RATE</text:p>
          </table:table-cell>
          <table:table-cell table:number-columns-repeated="2" office:value-type="string">
            <text:p>RENTE</text:p>
          </table:table-cell>
          <table:table-cell office:value-type="string">
            <text:p>STOPA</text:p>
          </table:table-cell>
          <table:table-cell office:value-type="string">
            <text:p>TAXA</text:p>
          </table:table-cell>
          <table:table-cell table:number-columns-repeated="3" office:value-type="string">
            <text:p>RATE</text:p>
          </table:table-cell>
          <table:table-cell office:value-type="string">
            <text:p>RÄNTA</text:p>
          </table:table-cell>
          <table:table-cell table:number-columns-repeated="238"/>
        </table:table-row>
        <table:table-row table:style-name="ro2">
          <table:table-cell office:value-type="string">
            <text:p>EFFEKTIV</text:p>
          </table:table-cell>
          <table:table-cell office:value-type="string">
            <text:p>EFFECTIVE</text:p>
          </table:table-cell>
          <table:table-cell office:value-type="string">
            <text:p>EFECTIU</text:p>
          </table:table-cell>
          <table:table-cell office:value-type="string">
            <text:p>EFFECTIVE</text:p>
          </table:table-cell>
          <table:table-cell office:value-type="string">
            <text:p>INT.EFECTIVO</text:p>
          </table:table-cell>
          <table:table-cell office:value-type="string">
            <text:p>EFFECTIVE</text:p>
          </table:table-cell>
          <table:table-cell office:value-type="string">
            <text:p>TAUX.EFFECTIF</text:p>
          </table:table-cell>
          <table:table-cell office:value-type="string">
            <text:p>EFFECTIVE</text:p>
          </table:table-cell>
          <table:table-cell office:value-type="string">
            <text:p>EFFETTIVO</text:p>
          </table:table-cell>
          <table:table-cell office:value-type="string">
            <text:p>EFFECTIVE</text:p>
          </table:table-cell>
          <table:table-cell office:value-type="string">
            <text:p>EFFECT.RENTE</text:p>
          </table:table-cell>
          <table:table-cell office:value-type="string">
            <text:p>EFFEKTIV</text:p>
          </table:table-cell>
          <table:table-cell office:value-type="string">
            <text:p>EFFECTIVE</text:p>
          </table:table-cell>
          <table:table-cell office:value-type="string">
            <text:p>TAXA.EFETIVO</text:p>
          </table:table-cell>
          <table:table-cell table:number-columns-repeated="3" office:value-type="string">
            <text:p>EFFECTIVE</text:p>
          </table:table-cell>
          <table:table-cell office:value-type="string">
            <text:p>EFFRÄNTA</text:p>
          </table:table-cell>
          <table:table-cell table:number-columns-repeated="238"/>
        </table:table-row>
        <table:table-row table:style-name="ro2">
          <table:table-cell office:value-type="string">
            <text:p>EFFEKTIV_ADD</text:p>
          </table:table-cell>
          <table:table-cell office:value-type="string">
            <text:p>GETEFFECT</text:p>
          </table:table-cell>
          <table:table-cell office:value-type="string">
            <text:p>EFFECT_ADD</text:p>
          </table:table-cell>
          <table:table-cell office:value-type="string">
            <text:p>EFEKT_ADD</text:p>
          </table:table-cell>
          <table:table-cell office:value-type="string">
            <text:p>INT.EFECTIVO_ADD</text:p>
          </table:table-cell>
          <table:table-cell office:value-type="string">
            <text:p>KORKO_EFEKT_ADD</text:p>
          </table:table-cell>
          <table:table-cell office:value-type="string">
            <text:p>TAUX.EFFECTIF_ADD</text:p>
          </table:table-cell>
          <table:table-cell office:value-type="string">
            <text:p>EFFECT_ADD</text:p>
          </table:table-cell>
          <table:table-cell office:value-type="string">
            <text:p>EFFETTIVO_ADD</text:p>
          </table:table-cell>
          <table:table-cell office:value-type="string">
            <text:p>EFFECT_ADD</text:p>
          </table:table-cell>
          <table:table-cell office:value-type="string">
            <text:p>EFFECT.RENTE_ADD</text:p>
          </table:table-cell>
          <table:table-cell office:value-type="string">
            <text:p>EFFEKT_ADD</text:p>
          </table:table-cell>
          <table:table-cell office:value-type="string">
            <text:p>EFFECT_ADD</text:p>
          </table:table-cell>
          <table:table-cell office:value-type="string">
            <text:p>EFETIVA_ADD</text:p>
          </table:table-cell>
          <table:table-cell table:number-columns-repeated="3" office:value-type="string">
            <text:p>EFFECT_ADD</text:p>
          </table:table-cell>
          <table:table-cell office:value-type="string">
            <text:p>EFFRÄNTA_ADD</text:p>
          </table:table-cell>
          <table:table-cell table:number-columns-repeated="238"/>
        </table:table-row>
        <table:table-row table:style-name="ro2">
          <table:table-cell office:value-type="string">
            <text:p>DISAGIO</text:p>
          </table:table-cell>
          <table:table-cell office:value-type="string">
            <text:p>GETDISC</text:p>
          </table:table-cell>
          <table:table-cell office:value-type="string">
            <text:p>DESC</text:p>
          </table:table-cell>
          <table:table-cell office:value-type="string">
            <text:p>DISC</text:p>
          </table:table-cell>
          <table:table-cell office:value-type="string">
            <text:p>TASA.DESC</text:p>
          </table:table-cell>
          <table:table-cell office:value-type="string">
            <text:p>DISKONTTOKORKO</text:p>
          </table:table-cell>
          <table:table-cell office:value-type="string">
            <text:p>TAUX.ESCOMPTE</text:p>
          </table:table-cell>
          <table:table-cell office:value-type="string">
            <text:p>DISC</text:p>
          </table:table-cell>
          <table:table-cell office:value-type="string">
            <text:p>TASSO.SCONTO</text:p>
          </table:table-cell>
          <table:table-cell office:value-type="string">
            <text:p>DISC</text:p>
          </table:table-cell>
          <table:table-cell office:value-type="string">
            <text:p>DISCONTO</text:p>
          </table:table-cell>
          <table:table-cell office:value-type="string">
            <text:p>DISKONTERT</text:p>
          </table:table-cell>
          <table:table-cell office:value-type="string">
            <text:p>DISC</text:p>
          </table:table-cell>
          <table:table-cell office:value-type="string">
            <text:p>DISCO</text:p>
          </table:table-cell>
          <table:table-cell table:number-columns-repeated="3" office:value-type="string">
            <text:p>DISC</text:p>
          </table:table-cell>
          <table:table-cell office:value-type="string">
            <text:p>DISK</text:p>
          </table:table-cell>
          <table:table-cell table:number-columns-repeated="238"/>
        </table:table-row>
        <table:table-row table:style-name="ro2">
          <table:table-cell office:value-type="string">
            <text:p>TBILLÄQUIV</text:p>
          </table:table-cell>
          <table:table-cell office:value-type="string">
            <text:p>GETTBILLEQ</text:p>
          </table:table-cell>
          <table:table-cell office:value-type="string">
            <text:p>QLLETRAT</text:p>
          </table:table-cell>
          <table:table-cell office:value-type="string">
            <text:p>TBILLEQ</text:p>
          </table:table-cell>
          <table:table-cell office:value-type="string">
            <text:p>LETRA.DE.TES.EQV.A.BONO</text:p>
          </table:table-cell>
          <table:table-cell office:value-type="string">
            <text:p>TTBILLEQ</text:p>
          </table:table-cell>
          <table:table-cell office:value-type="string">
            <text:p>TAUX.ESCOMPTE.R</text:p>
          </table:table-cell>
          <table:table-cell office:value-type="string">
            <text:p>TBILLEQ</text:p>
          </table:table-cell>
          <table:table-cell office:value-type="string">
            <text:p>BOT.EQUIV</text:p>
          </table:table-cell>
          <table:table-cell office:value-type="string">
            <text:p>TBILLEQ</text:p>
          </table:table-cell>
          <table:table-cell office:value-type="string">
            <text:p>SCHATKIST.OBL</text:p>
          </table:table-cell>
          <table:table-cell office:value-type="string">
            <text:p>TBILLQ</text:p>
          </table:table-cell>
          <table:table-cell office:value-type="string">
            <text:p>TBILLEQ</text:p>
          </table:table-cell>
          <table:table-cell office:value-type="string">
            <text:p>OTN</text:p>
          </table:table-cell>
          <table:table-cell table:number-columns-repeated="3" office:value-type="string">
            <text:p>TBILLEQ</text:p>
          </table:table-cell>
          <table:table-cell office:value-type="string">
            <text:p>SSVXEKV</text:p>
          </table:table-cell>
          <table:table-cell table:number-columns-repeated="238"/>
        </table:table-row>
        <table:table-row table:style-name="ro2">
          <table:table-cell office:value-type="string">
            <text:p>ZINSSATZ</text:p>
          </table:table-cell>
          <table:table-cell office:value-type="string">
            <text:p>GETINTRATE</text:p>
          </table:table-cell>
          <table:table-cell office:value-type="string">
            <text:p>TAXAINT</text:p>
          </table:table-cell>
          <table:table-cell office:value-type="string">
            <text:p>INTRATE</text:p>
          </table:table-cell>
          <table:table-cell office:value-type="string">
            <text:p>TASA.INT</text:p>
          </table:table-cell>
          <table:table-cell office:value-type="string">
            <text:p>KORKO_ARVOPAPERI</text:p>
          </table:table-cell>
          <table:table-cell office:value-type="string">
            <text:p>TAUX.INTERET</text:p>
          </table:table-cell>
          <table:table-cell office:value-type="string">
            <text:p>INTRATE</text:p>
          </table:table-cell>
          <table:table-cell office:value-type="string">
            <text:p>TASSO.INT</text:p>
          </table:table-cell>
          <table:table-cell office:value-type="string">
            <text:p>INTRATE</text:p>
          </table:table-cell>
          <table:table-cell office:value-type="string">
            <text:p>RENTEPERCENTAGE</text:p>
          </table:table-cell>
          <table:table-cell office:value-type="string">
            <text:p>RENTESATS</text:p>
          </table:table-cell>
          <table:table-cell office:value-type="string">
            <text:p>INTRATE</text:p>
          </table:table-cell>
          <table:table-cell office:value-type="string">
            <text:p>TAXAJUROS</text:p>
          </table:table-cell>
          <table:table-cell table:number-columns-repeated="3" office:value-type="string">
            <text:p>INTRATE</text:p>
          </table:table-cell>
          <table:table-cell office:value-type="string">
            <text:p>ÅRSRÄNTA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NOMINAL</text:p>
          </table:table-cell>
          <table:table-cell office:value-type="string">
            <text:p>TASA.NOMINAL</text:p>
          </table:table-cell>
          <table:table-cell office:value-type="string">
            <text:p>NOMINAL</text:p>
          </table:table-cell>
          <table:table-cell office:value-type="string">
            <text:p>TAUX.NOMINAL</text:p>
          </table:table-cell>
          <table:table-cell office:value-type="string">
            <text:p>NOMINAL</text:p>
          </table:table-cell>
          <table:table-cell office:value-type="string">
            <text:p>NOMINALE</text:p>
          </table:table-cell>
          <table:table-cell office:value-type="string">
            <text:p>NOMINAL</text:p>
          </table:table-cell>
          <table:table-cell office:value-type="string">
            <text:p>NOMINALE.RENTE</text:p>
          </table:table-cell>
          <table:table-cell office:value-type="string">
            <text:p>NOMINELL</text:p>
          </table:table-cell>
          <table:table-cell table:number-columns-repeated="5" office:value-type="string">
            <text:p>NOMINAL</text:p>
          </table:table-cell>
          <table:table-cell office:value-type="string">
            <text:p>NOMRÄNTA</text:p>
          </table:table-cell>
          <table:table-cell table:number-columns-repeated="238"/>
        </table:table-row>
        <table:table-row table:style-name="ro2">
          <table:table-cell office:value-type="string">
            <text:p>NOMINAL_ADD</text:p>
          </table:table-cell>
          <table:table-cell office:value-type="string">
            <text:p>GETNOMINAL</text:p>
          </table:table-cell>
          <table:table-cell table:number-columns-repeated="2" office:value-type="string">
            <text:p>NOMINAL_ADD</text:p>
          </table:table-cell>
          <table:table-cell office:value-type="string">
            <text:p>TASA.NOMINAL_ADD</text:p>
          </table:table-cell>
          <table:table-cell office:value-type="string">
            <text:p>NOMINAL_ADD</text:p>
          </table:table-cell>
          <table:table-cell office:value-type="string">
            <text:p>TAUX.NOMINAL_ADD</text:p>
          </table:table-cell>
          <table:table-cell office:value-type="string">
            <text:p>NOMINAL_ADD</text:p>
          </table:table-cell>
          <table:table-cell office:value-type="string">
            <text:p>NOMINALE_ADD</text:p>
          </table:table-cell>
          <table:table-cell office:value-type="string">
            <text:p>NOMINAL_ADD</text:p>
          </table:table-cell>
          <table:table-cell office:value-type="string">
            <text:p>NOMINALE.RENTE_ADD</text:p>
          </table:table-cell>
          <table:table-cell office:value-type="string">
            <text:p>NOMINELL_ADD</text:p>
          </table:table-cell>
          <table:table-cell table:number-columns-repeated="5" office:value-type="string">
            <text:p>NOMINAL_ADD</text:p>
          </table:table-cell>
          <table:table-cell office:value-type="string">
            <text:p>NOMRÄNTA_ADD</text:p>
          </table:table-cell>
          <table:table-cell table:number-columns-repeated="238"/>
        </table:table-row>
        <table:table-row table:style-name="ro2">
          <table:table-cell office:value-type="string">
            <text:p>ZEIT</text:p>
          </table:table-cell>
          <table:table-cell office:value-type="string">
            <text:p>TIME</text:p>
          </table:table-cell>
          <table:table-cell office:value-type="string">
            <text:p>HORADEC</text:p>
          </table:table-cell>
          <table:table-cell office:value-type="string">
            <text:p>TIME</text:p>
          </table:table-cell>
          <table:table-cell office:value-type="string">
            <text:p>NSHORA</text:p>
          </table:table-cell>
          <table:table-cell office:value-type="string">
            <text:p>TIME</text:p>
          </table:table-cell>
          <table:table-cell office:value-type="string">
            <text:p>TEMPS</text:p>
          </table:table-cell>
          <table:table-cell office:value-type="string">
            <text:p>TIME</text:p>
          </table:table-cell>
          <table:table-cell office:value-type="string">
            <text:p>ORARIO</text:p>
          </table:table-cell>
          <table:table-cell office:value-type="string">
            <text:p>TIME</text:p>
          </table:table-cell>
          <table:table-cell office:value-type="string">
            <text:p>TIJD</text:p>
          </table:table-cell>
          <table:table-cell office:value-type="string">
            <text:p>TID</text:p>
          </table:table-cell>
          <table:table-cell office:value-type="string">
            <text:p>CZAS</text:p>
          </table:table-cell>
          <table:table-cell office:value-type="string">
            <text:p>HORA</text:p>
          </table:table-cell>
          <table:table-cell office:value-type="string">
            <text:p>VREME</text:p>
          </table:table-cell>
          <table:table-cell table:number-columns-repeated="2" office:value-type="string">
            <text:p>TIME</text:p>
          </table:table-cell>
          <table:table-cell office:value-type="string">
            <text:p>KLOCKSLAG</text:p>
          </table:table-cell>
          <table:table-cell table:number-columns-repeated="238"/>
        </table:table-row>
        <table:table-row table:style-name="ro2">
          <table:table-cell office:value-type="string">
            <text:p>ZEITWERT</text:p>
          </table:table-cell>
          <table:table-cell office:value-type="string">
            <text:p>TIMEVALUE</text:p>
          </table:table-cell>
          <table:table-cell office:value-type="string">
            <text:p>VALORHORA</text:p>
          </table:table-cell>
          <table:table-cell office:value-type="string">
            <text:p>TIMEVALUE</text:p>
          </table:table-cell>
          <table:table-cell office:value-type="string">
            <text:p>HORANÚMERO</text:p>
          </table:table-cell>
          <table:table-cell office:value-type="string">
            <text:p>TIMEVALUE</text:p>
          </table:table-cell>
          <table:table-cell office:value-type="string">
            <text:p>TEMPSVAL</text:p>
          </table:table-cell>
          <table:table-cell office:value-type="string">
            <text:p>TIMEVALUE</text:p>
          </table:table-cell>
          <table:table-cell office:value-type="string">
            <text:p>ORARIO.VALORE</text:p>
          </table:table-cell>
          <table:table-cell office:value-type="string">
            <text:p>TIMEVALUE</text:p>
          </table:table-cell>
          <table:table-cell office:value-type="string">
            <text:p>TIJDWAARDE</text:p>
          </table:table-cell>
          <table:table-cell office:value-type="string">
            <text:p>TIDSVERDI</text:p>
          </table:table-cell>
          <table:table-cell office:value-type="string">
            <text:p>CZAS.WARTOŚĆ</text:p>
          </table:table-cell>
          <table:table-cell office:value-type="string">
            <text:p>VALOR.TEMPO</text:p>
          </table:table-cell>
          <table:table-cell table:number-columns-repeated="3" office:value-type="string">
            <text:p>TIMEVALUE</text:p>
          </table:table-cell>
          <table:table-cell office:value-type="string">
            <text:p>TIDVÄRDE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TREND</text:p>
          </table:table-cell>
          <table:table-cell office:value-type="string">
            <text:p>TENDENCIA</text:p>
          </table:table-cell>
          <table:table-cell office:value-type="string">
            <text:p>TREND</text:p>
          </table:table-cell>
          <table:table-cell office:value-type="string">
            <text:p>TENDENCIA</text:p>
          </table:table-cell>
          <table:table-cell office:value-type="string">
            <text:p>TREND</text:p>
          </table:table-cell>
          <table:table-cell office:value-type="string">
            <text:p>TENDANCE</text:p>
          </table:table-cell>
          <table:table-cell office:value-type="string">
            <text:p>TREND</text:p>
          </table:table-cell>
          <table:table-cell office:value-type="string">
            <text:p>TENDENZA</text:p>
          </table:table-cell>
          <table:table-cell table:number-columns-repeated="3" office:value-type="string">
            <text:p>TREND</text:p>
          </table:table-cell>
          <table:table-cell office:value-type="string">
            <text:p>REGLINW</text:p>
          </table:table-cell>
          <table:table-cell office:value-type="string">
            <text:p>TENDÊNCIA</text:p>
          </table:table-cell>
          <table:table-cell table:number-columns-repeated="4" office:value-type="string">
            <text:p>TREND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FTEST</text:p>
          </table:table-cell>
          <table:table-cell office:value-type="string">
            <text:p>PROVA.F</text:p>
          </table:table-cell>
          <table:table-cell office:value-type="string">
            <text:p>FTEST</text:p>
          </table:table-cell>
          <table:table-cell office:value-type="string">
            <text:p>PRUEBA.F</text:p>
          </table:table-cell>
          <table:table-cell office:value-type="string">
            <text:p>FTEST</text:p>
          </table:table-cell>
          <table:table-cell office:value-type="string">
            <text:p>TEST.F</text:p>
          </table:table-cell>
          <table:table-cell office:value-type="string">
            <text:p>FTEST</text:p>
          </table:table-cell>
          <table:table-cell office:value-type="string">
            <text:p>TEST.F</text:p>
          </table:table-cell>
          <table:table-cell office:value-type="string">
            <text:p>FTEST</text:p>
          </table:table-cell>
          <table:table-cell office:value-type="string">
            <text:p>F.TOETS</text:p>
          </table:table-cell>
          <table:table-cell office:value-type="string">
            <text:p>FTEST</text:p>
          </table:table-cell>
          <table:table-cell office:value-type="string">
            <text:p>TEST.F</text:p>
          </table:table-cell>
          <table:table-cell office:value-type="string">
            <text:p>TESTEF</text:p>
          </table:table-cell>
          <table:table-cell table:number-columns-repeated="4" office:value-type="string">
            <text:p>FTEST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HITEST</text:p>
          </table:table-cell>
          <table:table-cell office:value-type="string">
            <text:p>PROVAKHI</text:p>
          </table:table-cell>
          <table:table-cell office:value-type="string">
            <text:p>CHITEST</text:p>
          </table:table-cell>
          <table:table-cell office:value-type="string">
            <text:p>PRUEBA.JI</text:p>
          </table:table-cell>
          <table:table-cell office:value-type="string">
            <text:p>CHITEST</text:p>
          </table:table-cell>
          <table:table-cell office:value-type="string">
            <text:p>TEST.KHIDEUX</text:p>
          </table:table-cell>
          <table:table-cell office:value-type="string">
            <text:p>CHITEST</text:p>
          </table:table-cell>
          <table:table-cell office:value-type="string">
            <text:p>TEST.CHI</text:p>
          </table:table-cell>
          <table:table-cell office:value-type="string">
            <text:p>CHITEST</text:p>
          </table:table-cell>
          <table:table-cell office:value-type="string">
            <text:p>CHI.TOETS</text:p>
          </table:table-cell>
          <table:table-cell office:value-type="string">
            <text:p>KJITEST</text:p>
          </table:table-cell>
          <table:table-cell office:value-type="string">
            <text:p>TEST.CHI</text:p>
          </table:table-cell>
          <table:table-cell office:value-type="string">
            <text:p>TESTE.QUI</text:p>
          </table:table-cell>
          <table:table-cell table:number-columns-repeated="3" office:value-type="string">
            <text:p>CHITEST</text:p>
          </table:table-cell>
          <table:table-cell office:value-type="string">
            <text:p>CHI2TEST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TTEST</text:p>
          </table:table-cell>
          <table:table-cell office:value-type="string">
            <text:p>PROVAT</text:p>
          </table:table-cell>
          <table:table-cell office:value-type="string">
            <text:p>TTEST</text:p>
          </table:table-cell>
          <table:table-cell office:value-type="string">
            <text:p>PRUEBA.T</text:p>
          </table:table-cell>
          <table:table-cell office:value-type="string">
            <text:p>TTEST</text:p>
          </table:table-cell>
          <table:table-cell office:value-type="string">
            <text:p>TEST.STUDENT</text:p>
          </table:table-cell>
          <table:table-cell office:value-type="string">
            <text:p>TTEST</text:p>
          </table:table-cell>
          <table:table-cell office:value-type="string">
            <text:p>TEST.T</text:p>
          </table:table-cell>
          <table:table-cell office:value-type="string">
            <text:p>TTEST</text:p>
          </table:table-cell>
          <table:table-cell office:value-type="string">
            <text:p>T.TOETS</text:p>
          </table:table-cell>
          <table:table-cell office:value-type="string">
            <text:p>TTEST</text:p>
          </table:table-cell>
          <table:table-cell office:value-type="string">
            <text:p>TEST.T</text:p>
          </table:table-cell>
          <table:table-cell office:value-type="string">
            <text:p>TESTET</text:p>
          </table:table-cell>
          <table:table-cell table:number-columns-repeated="4" office:value-type="string">
            <text:p>TTEST</text:p>
          </table:table-cell>
          <table:table-cell table:number-columns-repeated="238"/>
        </table:table-row>
        <table:table-row table:style-name="ro2">
          <table:table-cell office:value-type="string">
            <text:p>GTEST</text:p>
          </table:table-cell>
          <table:table-cell office:value-type="string">
            <text:p>ZTEST</text:p>
          </table:table-cell>
          <table:table-cell office:value-type="string">
            <text:p>PROVAZ</text:p>
          </table:table-cell>
          <table:table-cell office:value-type="string">
            <text:p>ZTEST</text:p>
          </table:table-cell>
          <table:table-cell office:value-type="string">
            <text:p>PRUEBA.Z</text:p>
          </table:table-cell>
          <table:table-cell office:value-type="string">
            <text:p>ZTEST</text:p>
          </table:table-cell>
          <table:table-cell office:value-type="string">
            <text:p>TEST.Z</text:p>
          </table:table-cell>
          <table:table-cell office:value-type="string">
            <text:p>ZTEST</text:p>
          </table:table-cell>
          <table:table-cell office:value-type="string">
            <text:p>TEST.Z</text:p>
          </table:table-cell>
          <table:table-cell office:value-type="string">
            <text:p>ZTEST</text:p>
          </table:table-cell>
          <table:table-cell office:value-type="string">
            <text:p>Z.TOETS</text:p>
          </table:table-cell>
          <table:table-cell office:value-type="string">
            <text:p>ZTEST</text:p>
          </table:table-cell>
          <table:table-cell office:value-type="string">
            <text:p>TEST.Z</text:p>
          </table:table-cell>
          <table:table-cell office:value-type="string">
            <text:p>TESTEZ</text:p>
          </table:table-cell>
          <table:table-cell table:number-columns-repeated="4" office:value-type="string">
            <text:p>ZTEST</text:p>
          </table:table-cell>
          <table:table-cell table:number-columns-repeated="238"/>
        </table:table-row>
        <table:table-row table:style-name="ro2">
          <table:table-cell table:number-columns-repeated="4"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E</text:p>
          </table:table-cell>
          <table:table-cell office:value-type="string">
            <text:p>TEXT</text:p>
          </table:table-cell>
          <table:table-cell office:value-type="string">
            <text:p>TESTO</text:p>
          </table:table-cell>
          <table:table-cell office:value-type="string">
            <text:p>TEXT</text:p>
          </table:table-cell>
          <table:table-cell table:number-columns-repeated="3" office:value-type="string">
            <text:p>TEKST</text:p>
          </table:table-cell>
          <table:table-cell office:value-type="string">
            <text:p>TEXTO</text:p>
          </table:table-cell>
          <table:table-cell table:number-columns-repeated="4" office:value-type="string">
            <text:p>TEXT</text:p>
          </table:table-cell>
          <table:table-cell table:number-columns-repeated="238"/>
        </table:table-row>
        <table:table-row table:style-name="ro2">
          <table:table-cell office:value-type="string">
            <text:p>MTRANS</text:p>
          </table:table-cell>
          <table:table-cell office:value-type="string">
            <text:p>TRANSPOSE</text:p>
          </table:table-cell>
          <table:table-cell office:value-type="string">
            <text:p>TRANSPOSA</text:p>
          </table:table-cell>
          <table:table-cell office:value-type="string">
            <text:p>TRANSPOSE</text:p>
          </table:table-cell>
          <table:table-cell office:value-type="string">
            <text:p>TRANSPONER</text:p>
          </table:table-cell>
          <table:table-cell table:number-columns-repeated="3" office:value-type="string">
            <text:p>TRANSPOSE</text:p>
          </table:table-cell>
          <table:table-cell office:value-type="string">
            <text:p>MATR.TRASPOSTA</text:p>
          </table:table-cell>
          <table:table-cell office:value-type="string">
            <text:p>TRANSPOSE</text:p>
          </table:table-cell>
          <table:table-cell office:value-type="string">
            <text:p>TRANSPONEREN</text:p>
          </table:table-cell>
          <table:table-cell office:value-type="string">
            <text:p>TRANSPONER</text:p>
          </table:table-cell>
          <table:table-cell office:value-type="string">
            <text:p>TRANSPONUJ</text:p>
          </table:table-cell>
          <table:table-cell office:value-type="string">
            <text:p>TRANSPOR</text:p>
          </table:table-cell>
          <table:table-cell table:number-columns-repeated="3" office:value-type="string">
            <text:p>TRANSPOSE</text:p>
          </table:table-cell>
          <table:table-cell office:value-type="string">
            <text:p>MTRANS</text:p>
          </table:table-cell>
          <table:table-cell table:number-columns-repeated="238"/>
        </table:table-row>
        <table:table-row table:style-name="ro2">
          <table:table-cell office:value-type="string">
            <text:p>IKV</text:p>
          </table:table-cell>
          <table:table-cell office:value-type="string">
            <text:p>IRR</text:p>
          </table:table-cell>
          <table:table-cell office:value-type="string">
            <text:p>TIR</text:p>
          </table:table-cell>
          <table:table-cell office:value-type="string">
            <text:p>IRR</text:p>
          </table:table-cell>
          <table:table-cell office:value-type="string">
            <text:p>TIR</text:p>
          </table:table-cell>
          <table:table-cell office:value-type="string">
            <text:p>IRR</text:p>
          </table:table-cell>
          <table:table-cell office:value-type="string">
            <text:p>TRI</text:p>
          </table:table-cell>
          <table:table-cell office:value-type="string">
            <text:p>IRR</text:p>
          </table:table-cell>
          <table:table-cell office:value-type="string">
            <text:p>TIR.COST</text:p>
          </table:table-cell>
          <table:table-cell office:value-type="string">
            <text:p>IRR</text:p>
          </table:table-cell>
          <table:table-cell table:number-columns-repeated="2" office:value-type="string">
            <text:p>IR</text:p>
          </table:table-cell>
          <table:table-cell office:value-type="string">
            <text:p>IRR</text:p>
          </table:table-cell>
          <table:table-cell office:value-type="string">
            <text:p>TIR</text:p>
          </table:table-cell>
          <table:table-cell table:number-columns-repeated="3" office:value-type="string">
            <text:p>IRR</text:p>
          </table:table-cell>
          <table:table-cell office:value-type="string">
            <text:p>IR</text:p>
          </table:table-cell>
          <table:table-cell table:number-columns-repeated="238"/>
        </table:table-row>
        <table:table-row table:style-name="ro2">
          <table:table-cell office:value-type="string">
            <text:p>XINTZINSFUSS</text:p>
          </table:table-cell>
          <table:table-cell office:value-type="string">
            <text:p>GETXIRR</text:p>
          </table:table-cell>
          <table:table-cell office:value-type="string">
            <text:p>TIRX</text:p>
          </table:table-cell>
          <table:table-cell office:value-type="string">
            <text:p>XIRR</text:p>
          </table:table-cell>
          <table:table-cell office:value-type="string">
            <text:p>TIR.NO.PER</text:p>
          </table:table-cell>
          <table:table-cell office:value-type="string">
            <text:p>SISÄINEN_KORKO_JAKSOTON</text:p>
          </table:table-cell>
          <table:table-cell office:value-type="string">
            <text:p>TRI.PAIEMENTS</text:p>
          </table:table-cell>
          <table:table-cell office:value-type="string">
            <text:p>XIRR</text:p>
          </table:table-cell>
          <table:table-cell office:value-type="string">
            <text:p>TIR.X</text:p>
          </table:table-cell>
          <table:table-cell office:value-type="string">
            <text:p>XIRR</text:p>
          </table:table-cell>
          <table:table-cell office:value-type="string">
            <text:p>IR.SCHEMA</text:p>
          </table:table-cell>
          <table:table-cell office:value-type="string">
            <text:p>XIR</text:p>
          </table:table-cell>
          <table:table-cell office:value-type="string">
            <text:p>XIRR</text:p>
          </table:table-cell>
          <table:table-cell office:value-type="string">
            <text:p>XTIR</text:p>
          </table:table-cell>
          <table:table-cell table:number-columns-repeated="4" office:value-type="string">
            <text:p>XIRR</text:p>
          </table:table-cell>
          <table:table-cell table:number-columns-repeated="238"/>
        </table:table-row>
        <table:table-row table:style-name="ro2">
          <table:table-cell office:value-type="string">
            <text:p>QIKV</text:p>
          </table:table-cell>
          <table:table-cell office:value-type="string">
            <text:p>MIRR</text:p>
          </table:table-cell>
          <table:table-cell office:value-type="string">
            <text:p>TIRR</text:p>
          </table:table-cell>
          <table:table-cell table:number-columns-repeated="3" office:value-type="string">
            <text:p>MIRR</text:p>
          </table:table-cell>
          <table:table-cell office:value-type="string">
            <text:p>TRIM</text:p>
          </table:table-cell>
          <table:table-cell office:value-type="string">
            <text:p>MIRR</text:p>
          </table:table-cell>
          <table:table-cell office:value-type="string">
            <text:p>TIR.VAR</text:p>
          </table:table-cell>
          <table:table-cell office:value-type="string">
            <text:p>MIRR</text:p>
          </table:table-cell>
          <table:table-cell office:value-type="string">
            <text:p>QIR</text:p>
          </table:table-cell>
          <table:table-cell office:value-type="string">
            <text:p>MODIR</text:p>
          </table:table-cell>
          <table:table-cell office:value-type="string">
            <text:p>MIRR</text:p>
          </table:table-cell>
          <table:table-cell office:value-type="string">
            <text:p>MTIR</text:p>
          </table:table-cell>
          <table:table-cell table:number-columns-repeated="3" office:value-type="string">
            <text:p>MIRR</text:p>
          </table:table-cell>
          <table:table-cell office:value-type="string">
            <text:p>MODIR</text:p>
          </table:table-cell>
          <table:table-cell table:number-columns-repeated="238"/>
        </table:table-row>
        <table:table-row table:style-name="ro2">
          <table:table-cell office:value-type="string">
            <text:p>KÜRZEN</text:p>
          </table:table-cell>
          <table:table-cell office:value-type="string">
            <text:p>TRUNC</text:p>
          </table:table-cell>
          <table:table-cell office:value-type="string">
            <text:p>TRUNCA</text:p>
          </table:table-cell>
          <table:table-cell office:value-type="string">
            <text:p>TRUNC</text:p>
          </table:table-cell>
          <table:table-cell office:value-type="string">
            <text:p>TRUNCAR</text:p>
          </table:table-cell>
          <table:table-cell office:value-type="string">
            <text:p>TRUNC</text:p>
          </table:table-cell>
          <table:table-cell office:value-type="string">
            <text:p>TRONQUE</text:p>
          </table:table-cell>
          <table:table-cell office:value-type="string">
            <text:p>TRUNC</text:p>
          </table:table-cell>
          <table:table-cell office:value-type="string">
            <text:p>TRONCA</text:p>
          </table:table-cell>
          <table:table-cell office:value-type="string">
            <text:p>TRUNC</text:p>
          </table:table-cell>
          <table:table-cell office:value-type="string">
            <text:p>GEHEEL</text:p>
          </table:table-cell>
          <table:table-cell office:value-type="string">
            <text:p>AVKORT</text:p>
          </table:table-cell>
          <table:table-cell office:value-type="string">
            <text:p>LICZBA.CAŁK</text:p>
          </table:table-cell>
          <table:table-cell office:value-type="string">
            <text:p>TRUNCAR</text:p>
          </table:table-cell>
          <table:table-cell table:number-columns-repeated="3" office:value-type="string">
            <text:p>TRUNC</text:p>
          </table:table-cell>
          <table:table-cell office:value-type="string">
            <text:p>AVKORTA</text:p>
          </table:table-cell>
          <table:table-cell table:number-columns-repeated="238"/>
        </table:table-row>
        <table:table-row table:style-name="ro2">
          <table:table-cell office:value-type="string">
            <text:p>FINDEN</text:p>
          </table:table-cell>
          <table:table-cell office:value-type="string">
            <text:p>FIND</text:p>
          </table:table-cell>
          <table:table-cell office:value-type="string">
            <text:p>TROBA</text:p>
          </table:table-cell>
          <table:table-cell office:value-type="string">
            <text:p>NAĐI</text:p>
          </table:table-cell>
          <table:table-cell office:value-type="string">
            <text:p>ENCONTRAR</text:p>
          </table:table-cell>
          <table:table-cell office:value-type="string">
            <text:p>FIND</text:p>
          </table:table-cell>
          <table:table-cell office:value-type="string">
            <text:p>TROUVE</text:p>
          </table:table-cell>
          <table:table-cell office:value-type="string">
            <text:p>FIND</text:p>
          </table:table-cell>
          <table:table-cell office:value-type="string">
            <text:p>TROVA</text:p>
          </table:table-cell>
          <table:table-cell office:value-type="string">
            <text:p>FIND</text:p>
          </table:table-cell>
          <table:table-cell office:value-type="string">
            <text:p>VIND.ALLES</text:p>
          </table:table-cell>
          <table:table-cell office:value-type="string">
            <text:p>FINN</text:p>
          </table:table-cell>
          <table:table-cell office:value-type="string">
            <text:p>ZNAJDŹ</text:p>
          </table:table-cell>
          <table:table-cell office:value-type="string">
            <text:p>PROCURAR</text:p>
          </table:table-cell>
          <table:table-cell table:number-columns-repeated="3" office:value-type="string">
            <text:p>FIND</text:p>
          </table:table-cell>
          <table:table-cell office:value-type="string">
            <text:p>HITTA</text:p>
          </table:table-cell>
          <table:table-cell table:number-columns-repeated="238"/>
        </table:table-row>
        <table:table-row table:style-name="ro2">
          <table:table-cell office:value-type="string">
            <text:p>TYP</text:p>
          </table:table-cell>
          <table:table-cell office:value-type="string">
            <text:p>TYPE</text:p>
          </table:table-cell>
          <table:table-cell office:value-type="string">
            <text:p>TIPUS</text:p>
          </table:table-cell>
          <table:table-cell office:value-type="string">
            <text:p>TIP</text:p>
          </table:table-cell>
          <table:table-cell office:value-type="string">
            <text:p>TIPO</text:p>
          </table:table-cell>
          <table:table-cell table:number-columns-repeated="7" office:value-type="string">
            <text:p>TYPE</text:p>
          </table:table-cell>
          <table:table-cell office:value-type="string">
            <text:p>TYP</text:p>
          </table:table-cell>
          <table:table-cell office:value-type="string">
            <text:p>TIPO</text:p>
          </table:table-cell>
          <table:table-cell table:number-columns-repeated="3" office:value-type="string">
            <text:p>TYPE</text:p>
          </table:table-cell>
          <table:table-cell office:value-type="string">
            <text:p>VÄRDETYP</text:p>
          </table:table-cell>
          <table:table-cell table:number-columns-repeated="238"/>
        </table:table-row>
        <table:table-row table:style-name="ro2">
          <table:table-cell office:value-type="string">
            <text:p>FEHLERTYP</text:p>
          </table:table-cell>
          <table:table-cell office:value-type="string">
            <text:p>ERRORTYPE</text:p>
          </table:table-cell>
          <table:table-cell office:value-type="string">
            <text:p>TIPUSERROR</text:p>
          </table:table-cell>
          <table:table-cell office:value-type="string">
            <text:p>ERRORTYPE</text:p>
          </table:table-cell>
          <table:table-cell office:value-type="string">
            <text:p>TIPO.DE.ERROR</text:p>
          </table:table-cell>
          <table:table-cell office:value-type="string">
            <text:p>ERRORTYPE</text:p>
          </table:table-cell>
          <table:table-cell office:value-type="string">
            <text:p>TYPE.ERREUR</text:p>
          </table:table-cell>
          <table:table-cell office:value-type="string">
            <text:p>ERRORTYPE</text:p>
          </table:table-cell>
          <table:table-cell office:value-type="string">
            <text:p>ERRORE.TIPO</text:p>
          </table:table-cell>
          <table:table-cell office:value-type="string">
            <text:p>ERRORTYPE</text:p>
          </table:table-cell>
          <table:table-cell office:value-type="string">
            <text:p>TYPE.FOUT</text:p>
          </table:table-cell>
          <table:table-cell office:value-type="string">
            <text:p>FEILTYPE</text:p>
          </table:table-cell>
          <table:table-cell office:value-type="string">
            <text:p>NR.BŁĘDU</text:p>
          </table:table-cell>
          <table:table-cell office:value-type="string">
            <text:p>TIPODEERRO</text:p>
          </table:table-cell>
          <table:table-cell table:number-columns-repeated="3" office:value-type="string">
            <text:p>ERRORTYPE</text:p>
          </table:table-cell>
          <table:table-cell office:value-type="string">
            <text:p>FELTYP</text:p>
          </table:table-cell>
          <table:table-cell table:number-columns-repeated="238"/>
        </table:table-row>
        <table:table-row table:style-name="ro2">
          <table:table-cell office:value-type="string">
            <text:p>BW</text:p>
          </table:table-cell>
          <table:table-cell office:value-type="string">
            <text:p>PV</text:p>
          </table:table-cell>
          <table:table-cell office:value-type="string">
            <text:p>VA</text:p>
          </table:table-cell>
          <table:table-cell office:value-type="string">
            <text:p>PV</text:p>
          </table:table-cell>
          <table:table-cell office:value-type="string">
            <text:p>VA</text:p>
          </table:table-cell>
          <table:table-cell office:value-type="string">
            <text:p>PV</text:p>
          </table:table-cell>
          <table:table-cell office:value-type="string">
            <text:p>VA</text:p>
          </table:table-cell>
          <table:table-cell office:value-type="string">
            <text:p>PV</text:p>
          </table:table-cell>
          <table:table-cell office:value-type="string">
            <text:p>VA</text:p>
          </table:table-cell>
          <table:table-cell office:value-type="string">
            <text:p>PV</text:p>
          </table:table-cell>
          <table:table-cell office:value-type="string">
            <text:p>HW</text:p>
          </table:table-cell>
          <table:table-cell office:value-type="string">
            <text:p>NOVERDI</text:p>
          </table:table-cell>
          <table:table-cell office:value-type="string">
            <text:p>PV</text:p>
          </table:table-cell>
          <table:table-cell office:value-type="string">
            <text:p>VP</text:p>
          </table:table-cell>
          <table:table-cell table:number-columns-repeated="3" office:value-type="string">
            <text:p>PV</text:p>
          </table:table-cell>
          <table:table-cell office:value-type="string">
            <text:p>NUVÄRDE</text:p>
          </table:table-cell>
          <table:table-cell table:number-columns-repeated="238"/>
        </table:table-row>
        <table:table-row table:style-name="ro2">
          <table:table-cell office:value-type="string">
            <text:p>KURSDISAGIO</text:p>
          </table:table-cell>
          <table:table-cell office:value-type="string">
            <text:p>GETPRICEDISC</text:p>
          </table:table-cell>
          <table:table-cell office:value-type="string">
            <text:p>PREUDESC</text:p>
          </table:table-cell>
          <table:table-cell office:value-type="string">
            <text:p>PRICEDISC</text:p>
          </table:table-cell>
          <table:table-cell office:value-type="string">
            <text:p>PRECIO.DESCUENTO</text:p>
          </table:table-cell>
          <table:table-cell office:value-type="string">
            <text:p>HINTA_DISK</text:p>
          </table:table-cell>
          <table:table-cell office:value-type="string">
            <text:p>VALEUR.ENCAISSEMENT</text:p>
          </table:table-cell>
          <table:table-cell office:value-type="string">
            <text:p>PRICEDISC</text:p>
          </table:table-cell>
          <table:table-cell office:value-type="string">
            <text:p>PREZZO.SCONT</text:p>
          </table:table-cell>
          <table:table-cell office:value-type="string">
            <text:p>PRICEDISC</text:p>
          </table:table-cell>
          <table:table-cell office:value-type="string">
            <text:p>PRIJS.DISCONTO</text:p>
          </table:table-cell>
          <table:table-cell office:value-type="string">
            <text:p>PRIS.DISKONTERT</text:p>
          </table:table-cell>
          <table:table-cell office:value-type="string">
            <text:p>PRICEDISC</text:p>
          </table:table-cell>
          <table:table-cell office:value-type="string">
            <text:p>PREÇODESC</text:p>
          </table:table-cell>
          <table:table-cell table:number-columns-repeated="3" office:value-type="string">
            <text:p>PRICEDISC</text:p>
          </table:table-cell>
          <table:table-cell office:value-type="string">
            <text:p>PRISDISK</text:p>
          </table:table-cell>
          <table:table-cell table:number-columns-repeated="238"/>
        </table:table-row>
        <table:table-row table:style-name="ro2">
          <table:table-cell office:value-type="string">
            <text:p>AUSZAHLUNG</text:p>
          </table:table-cell>
          <table:table-cell office:value-type="string">
            <text:p>GETRECEIVED</text:p>
          </table:table-cell>
          <table:table-cell office:value-type="string">
            <text:p>REBUT</text:p>
          </table:table-cell>
          <table:table-cell office:value-type="string">
            <text:p>PRIMLJENO</text:p>
          </table:table-cell>
          <table:table-cell office:value-type="string">
            <text:p>CANTIDAD.RECIBIDA</text:p>
          </table:table-cell>
          <table:table-cell office:value-type="string">
            <text:p>SAATU_HINTA</text:p>
          </table:table-cell>
          <table:table-cell office:value-type="string">
            <text:p>VALEUR.NOMINALE</text:p>
          </table:table-cell>
          <table:table-cell office:value-type="string">
            <text:p>RECEIVED</text:p>
          </table:table-cell>
          <table:table-cell office:value-type="string">
            <text:p>RICEV.SCAD</text:p>
          </table:table-cell>
          <table:table-cell office:value-type="string">
            <text:p>RECEIVED</text:p>
          </table:table-cell>
          <table:table-cell office:value-type="string">
            <text:p>OPBRENGST</text:p>
          </table:table-cell>
          <table:table-cell office:value-type="string">
            <text:p>MOTTEKEN.AVKAST</text:p>
          </table:table-cell>
          <table:table-cell office:value-type="string">
            <text:p>RECEIVED</text:p>
          </table:table-cell>
          <table:table-cell office:value-type="string">
            <text:p>RECEBER</text:p>
          </table:table-cell>
          <table:table-cell table:number-columns-repeated="3" office:value-type="string">
            <text:p>RECEIVED</text:p>
          </table:table-cell>
          <table:table-cell office:value-type="string">
            <text:p>BELOPP</text:p>
          </table:table-cell>
          <table:table-cell table:number-columns-repeated="238"/>
        </table:table-row>
        <table:table-row table:style-name="ro2">
          <table:table-cell office:value-type="string">
            <text:p>NBW</text:p>
          </table:table-cell>
          <table:table-cell office:value-type="string">
            <text:p>NPV</text:p>
          </table:table-cell>
          <table:table-cell office:value-type="string">
            <text:p>VNA</text:p>
          </table:table-cell>
          <table:table-cell office:value-type="string">
            <text:p>NPV</text:p>
          </table:table-cell>
          <table:table-cell office:value-type="string">
            <text:p>VNA</text:p>
          </table:table-cell>
          <table:table-cell office:value-type="string">
            <text:p>NPV</text:p>
          </table:table-cell>
          <table:table-cell office:value-type="string">
            <text:p>VAN</text:p>
          </table:table-cell>
          <table:table-cell office:value-type="string">
            <text:p>NPV</text:p>
          </table:table-cell>
          <table:table-cell office:value-type="string">
            <text:p>VAN</text:p>
          </table:table-cell>
          <table:table-cell office:value-type="string">
            <text:p>NPV</text:p>
          </table:table-cell>
          <table:table-cell office:value-type="string">
            <text:p>NHW</text:p>
          </table:table-cell>
          <table:table-cell office:value-type="string">
            <text:p>NNV</text:p>
          </table:table-cell>
          <table:table-cell office:value-type="string">
            <text:p>NPV</text:p>
          </table:table-cell>
          <table:table-cell office:value-type="string">
            <text:p>VPL</text:p>
          </table:table-cell>
          <table:table-cell table:number-columns-repeated="3" office:value-type="string">
            <text:p>NPV</text:p>
          </table:table-cell>
          <table:table-cell office:value-type="string">
            <text:p>NETNUVÄRDE</text:p>
          </table:table-cell>
          <table:table-cell table:number-columns-repeated="238"/>
        </table:table-row>
        <table:table-row table:style-name="ro2">
          <table:table-cell office:value-type="string">
            <text:p>XKAPITALWERT</text:p>
          </table:table-cell>
          <table:table-cell office:value-type="string">
            <text:p>GETXNPV</text:p>
          </table:table-cell>
          <table:table-cell office:value-type="string">
            <text:p>VNAX</text:p>
          </table:table-cell>
          <table:table-cell office:value-type="string">
            <text:p>XNPV</text:p>
          </table:table-cell>
          <table:table-cell office:value-type="string">
            <text:p>VNA.NO.PER</text:p>
          </table:table-cell>
          <table:table-cell office:value-type="string">
            <text:p>NNA_JAKSOTON</text:p>
          </table:table-cell>
          <table:table-cell office:value-type="string">
            <text:p>VAN.PAIEMENTS</text:p>
          </table:table-cell>
          <table:table-cell office:value-type="string">
            <text:p>XNPV</text:p>
          </table:table-cell>
          <table:table-cell office:value-type="string">
            <text:p>VAN.X</text:p>
          </table:table-cell>
          <table:table-cell office:value-type="string">
            <text:p>XNPV</text:p>
          </table:table-cell>
          <table:table-cell office:value-type="string">
            <text:p>NHW2</text:p>
          </table:table-cell>
          <table:table-cell office:value-type="string">
            <text:p>XNNV</text:p>
          </table:table-cell>
          <table:table-cell office:value-type="string">
            <text:p>XNPV</text:p>
          </table:table-cell>
          <table:table-cell office:value-type="string">
            <text:p>XVPL</text:p>
          </table:table-cell>
          <table:table-cell table:number-columns-repeated="3" office:value-type="string">
            <text:p>XNPV</text:p>
          </table:table-cell>
          <table:table-cell office:value-type="string">
            <text:p>XNUVÄRDE</text:p>
          </table:table-cell>
          <table:table-cell table:number-columns-repeated="238"/>
        </table:table-row>
        <table:table-row table:style-name="ro2">
          <table:table-cell office:value-type="string">
            <text:p>VARIANZ</text:p>
          </table:table-cell>
          <table:table-cell table:number-columns-repeated="10" office:value-type="string">
            <text:p>VAR</text:p>
          </table:table-cell>
          <table:table-cell office:value-type="string">
            <text:p>VARIANS</text:p>
          </table:table-cell>
          <table:table-cell office:value-type="string">
            <text:p>WARIANCJA</text:p>
          </table:table-cell>
          <table:table-cell table:number-columns-repeated="4" office:value-type="string">
            <text:p>VAR</text:p>
          </table:table-cell>
          <table:table-cell office:value-type="string">
            <text:p>VARIANS</text:p>
          </table:table-cell>
          <table:table-cell table:number-columns-repeated="238"/>
        </table:table-row>
        <table:table-row table:style-name="ro2">
          <table:table-cell office:value-type="string">
            <text:p>VARIANZEN</text:p>
          </table:table-cell>
          <table:table-cell table:number-columns-repeated="5" office:value-type="string">
            <text:p>VARP</text:p>
          </table:table-cell>
          <table:table-cell office:value-type="string">
            <text:p>VAR.P</text:p>
          </table:table-cell>
          <table:table-cell office:value-type="string">
            <text:p>VARP</text:p>
          </table:table-cell>
          <table:table-cell office:value-type="string">
            <text:p>VAR.POP</text:p>
          </table:table-cell>
          <table:table-cell table:number-columns-repeated="2" office:value-type="string">
            <text:p>VARP</text:p>
          </table:table-cell>
          <table:table-cell office:value-type="string">
            <text:p>VARIANSP</text:p>
          </table:table-cell>
          <table:table-cell office:value-type="string">
            <text:p>WARIANCJA.POPUL</text:p>
          </table:table-cell>
          <table:table-cell table:number-columns-repeated="4" office:value-type="string">
            <text:p>VARP</text:p>
          </table:table-cell>
          <table:table-cell office:value-type="string">
            <text:p>VARIANSP</text:p>
          </table:table-cell>
          <table:table-cell table:number-columns-repeated="238"/>
        </table:table-row>
        <table:table-row table:style-name="ro2">
          <table:table-cell office:value-type="string">
            <text:p>VARIANZENA</text:p>
          </table:table-cell>
          <table:table-cell table:number-columns-repeated="5" office:value-type="string">
            <text:p>VARPA</text:p>
          </table:table-cell>
          <table:table-cell office:value-type="string">
            <text:p>VAR.PA</text:p>
          </table:table-cell>
          <table:table-cell office:value-type="string">
            <text:p>VARPA</text:p>
          </table:table-cell>
          <table:table-cell office:value-type="string">
            <text:p>VAR.POP.VALORI</text:p>
          </table:table-cell>
          <table:table-cell table:number-columns-repeated="2" office:value-type="string">
            <text:p>VARPA</text:p>
          </table:table-cell>
          <table:table-cell office:value-type="string">
            <text:p>VARIANSPA</text:p>
          </table:table-cell>
          <table:table-cell office:value-type="string">
            <text:p>WARIANCJA.POPUL.A</text:p>
          </table:table-cell>
          <table:table-cell table:number-columns-repeated="4" office:value-type="string">
            <text:p>VARPA</text:p>
          </table:table-cell>
          <table:table-cell office:value-type="string">
            <text:p>VARIANSPA</text:p>
          </table:table-cell>
          <table:table-cell table:number-columns-repeated="238"/>
        </table:table-row>
        <table:table-row table:style-name="ro2">
          <table:table-cell office:value-type="string">
            <text:p>VARIANZA</text:p>
          </table:table-cell>
          <table:table-cell table:number-columns-repeated="7" office:value-type="string">
            <text:p>VARA</text:p>
          </table:table-cell>
          <table:table-cell office:value-type="string">
            <text:p>VAR.VALORI</text:p>
          </table:table-cell>
          <table:table-cell table:number-columns-repeated="2" office:value-type="string">
            <text:p>VARA</text:p>
          </table:table-cell>
          <table:table-cell office:value-type="string">
            <text:p>VARIANSA</text:p>
          </table:table-cell>
          <table:table-cell office:value-type="string">
            <text:p>WARIANCJA.A</text:p>
          </table:table-cell>
          <table:table-cell table:number-columns-repeated="4" office:value-type="string">
            <text:p>VARA</text:p>
          </table:table-cell>
          <table:table-cell office:value-type="string">
            <text:p>VARIANSA</text:p>
          </table:table-cell>
          <table:table-cell table:number-columns-repeated="238"/>
        </table:table-row>
        <table:table-row table:style-name="ro2">
          <table:table-cell office:value-type="string">
            <text:p>ZW</text:p>
          </table:table-cell>
          <table:table-cell office:value-type="string">
            <text:p>FV</text:p>
          </table:table-cell>
          <table:table-cell office:value-type="string">
            <text:p>VF</text:p>
          </table:table-cell>
          <table:table-cell office:value-type="string">
            <text:p>LOG</text:p>
          </table:table-cell>
          <table:table-cell office:value-type="string">
            <text:p>VF</text:p>
          </table:table-cell>
          <table:table-cell office:value-type="string">
            <text:p>FV</text:p>
          </table:table-cell>
          <table:table-cell office:value-type="string">
            <text:p>VC</text:p>
          </table:table-cell>
          <table:table-cell office:value-type="string">
            <text:p>FV</text:p>
          </table:table-cell>
          <table:table-cell office:value-type="string">
            <text:p>VAL.FUT</text:p>
          </table:table-cell>
          <table:table-cell office:value-type="string">
            <text:p>FV</text:p>
          </table:table-cell>
          <table:table-cell office:value-type="string">
            <text:p>TW</text:p>
          </table:table-cell>
          <table:table-cell office:value-type="string">
            <text:p>SLUTTVERDI</text:p>
          </table:table-cell>
          <table:table-cell office:value-type="string">
            <text:p>FV</text:p>
          </table:table-cell>
          <table:table-cell office:value-type="string">
            <text:p>VF</text:p>
          </table:table-cell>
          <table:table-cell table:number-columns-repeated="3" office:value-type="string">
            <text:p>FV</text:p>
          </table:table-cell>
          <table:table-cell office:value-type="string">
            <text:p>SLUTVÄRDE</text:p>
          </table:table-cell>
          <table:table-cell table:number-columns-repeated="238"/>
        </table:table-row>
        <table:table-row table:style-name="ro2">
          <table:table-cell office:value-type="string">
            <text:p>ZW2</text:p>
          </table:table-cell>
          <table:table-cell office:value-type="string">
            <text:p>GETFVSCHEDULE</text:p>
          </table:table-cell>
          <table:table-cell office:value-type="string">
            <text:p>VFBAREM</text:p>
          </table:table-cell>
          <table:table-cell office:value-type="string">
            <text:p>FVSCHEDULE</text:p>
          </table:table-cell>
          <table:table-cell table:style-name="ce6" office:value-type="string">
            <text:p>VF.PLAN</text:p>
          </table:table-cell>
          <table:table-cell office:value-type="string">
            <text:p>TULEVA_ARVO_ERIKORKO</text:p>
          </table:table-cell>
          <table:table-cell office:value-type="string">
            <text:p>VC.PAIEMENTS</text:p>
          </table:table-cell>
          <table:table-cell office:value-type="string">
            <text:p>FVSCHEDULE</text:p>
          </table:table-cell>
          <table:table-cell office:value-type="string">
            <text:p>VAL.FUT.CAPITALE</text:p>
          </table:table-cell>
          <table:table-cell office:value-type="string">
            <text:p>FVSCHEDULE</text:p>
          </table:table-cell>
          <table:table-cell office:value-type="string">
            <text:p>TOEK.WAARDE2</text:p>
          </table:table-cell>
          <table:table-cell office:value-type="string">
            <text:p>SVPLAN</text:p>
          </table:table-cell>
          <table:table-cell office:value-type="string">
            <text:p>FVSCHEDULE</text:p>
          </table:table-cell>
          <table:table-cell office:value-type="string">
            <text:p>VFPLANO</text:p>
          </table:table-cell>
          <table:table-cell table:number-columns-repeated="3" office:value-type="string">
            <text:p>FVSCHEDULE</text:p>
          </table:table-cell>
          <table:table-cell office:value-type="string">
            <text:p>FÖRRÄNTNING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VDB</text:p>
          </table:table-cell>
          <table:table-cell office:value-type="string">
            <text:p>BDV</text:p>
          </table:table-cell>
          <table:table-cell office:value-type="string">
            <text:p>VDB</text:p>
          </table:table-cell>
          <table:table-cell office:value-type="string">
            <text:p>DVS</text:p>
          </table:table-cell>
          <table:table-cell table:number-columns-repeated="3" office:value-type="string">
            <text:p>VDB</text:p>
          </table:table-cell>
          <table:table-cell office:value-type="string">
            <text:p>AMMORT.VAR</text:p>
          </table:table-cell>
          <table:table-cell table:number-columns-repeated="2" office:value-type="string">
            <text:p>VDB</text:p>
          </table:table-cell>
          <table:table-cell office:value-type="string">
            <text:p>VERDIAVS</text:p>
          </table:table-cell>
          <table:table-cell office:value-type="string">
            <text:p>VDB</text:p>
          </table:table-cell>
          <table:table-cell office:value-type="string">
            <text:p>BDV</text:p>
          </table:table-cell>
          <table:table-cell table:number-columns-repeated="3" office:value-type="string">
            <text:p>VDB</text:p>
          </table:table-cell>
          <table:table-cell office:value-type="string">
            <text:p>VDEGRAVSKR</text:p>
          </table:table-cell>
          <table:table-cell table:number-columns-repeated="238"/>
        </table:table-row>
        <table:table-row table:style-name="ro2">
          <table:table-cell office:value-type="string">
            <text:p>RMZ</text:p>
          </table:table-cell>
          <table:table-cell table:number-columns-repeated="3" office:value-type="string">
            <text:p>PMT</text:p>
          </table:table-cell>
          <table:table-cell office:value-type="string">
            <text:p>PAGO</text:p>
          </table:table-cell>
          <table:table-cell office:value-type="string">
            <text:p>PMT</text:p>
          </table:table-cell>
          <table:table-cell office:value-type="string">
            <text:p>VPM</text:p>
          </table:table-cell>
          <table:table-cell office:value-type="string">
            <text:p>PMT</text:p>
          </table:table-cell>
          <table:table-cell office:value-type="string">
            <text:p>RATA</text:p>
          </table:table-cell>
          <table:table-cell office:value-type="string">
            <text:p>PMT</text:p>
          </table:table-cell>
          <table:table-cell office:value-type="string">
            <text:p>RMB</text:p>
          </table:table-cell>
          <table:table-cell office:value-type="string">
            <text:p>AVDRAG</text:p>
          </table:table-cell>
          <table:table-cell office:value-type="string">
            <text:p>PMT</text:p>
          </table:table-cell>
          <table:table-cell office:value-type="string">
            <text:p>PGTO</text:p>
          </table:table-cell>
          <table:table-cell table:number-columns-repeated="3" office:value-type="string">
            <text:p>PMT</text:p>
          </table:table-cell>
          <table:table-cell office:value-type="string">
            <text:p>BETALNING</text:p>
          </table:table-cell>
          <table:table-cell table:number-columns-repeated="238"/>
        </table:table-row>
        <table:table-row table:style-name="ro2">
          <table:table-cell office:value-type="string">
            <text:p>WAHR</text:p>
          </table:table-cell>
          <table:table-cell office:value-type="string">
            <text:p>TRUE</text:p>
          </table:table-cell>
          <table:table-cell office:value-type="string">
            <text:p>CERT</text:p>
          </table:table-cell>
          <table:table-cell office:value-type="string">
            <text:p>TRUE</text:p>
          </table:table-cell>
          <table:table-cell office:value-type="string">
            <text:p>VERDADERO</text:p>
          </table:table-cell>
          <table:table-cell office:value-type="string">
            <text:p>TRUE</text:p>
          </table:table-cell>
          <table:table-cell office:value-type="string">
            <text:p>VRAI</text:p>
          </table:table-cell>
          <table:table-cell office:value-type="string">
            <text:p>TRUE</text:p>
          </table:table-cell>
          <table:table-cell office:value-type="string">
            <text:p>VERO</text:p>
          </table:table-cell>
          <table:table-cell office:value-type="string">
            <text:p>TRUE</text:p>
          </table:table-cell>
          <table:table-cell office:value-type="string">
            <text:p>WAAR</text:p>
          </table:table-cell>
          <table:table-cell office:value-type="string">
            <text:p>SANN</text:p>
          </table:table-cell>
          <table:table-cell office:value-type="string">
            <text:p>PRAWDA</text:p>
          </table:table-cell>
          <table:table-cell office:value-type="string">
            <text:p>VERDADEIRO</text:p>
          </table:table-cell>
          <table:table-cell table:number-columns-repeated="3" office:value-type="string">
            <text:p>TRUE</text:p>
          </table:table-cell>
          <table:table-cell office:value-type="string">
            <text:p>SANT</text:p>
          </table:table-cell>
          <table:table-cell table:number-columns-repeated="238"/>
        </table:table-row>
        <table:table-row table:style-name="ro2">
          <table:table-cell office:value-type="string">
            <text:p>BEREICHE</text:p>
          </table:table-cell>
          <table:table-cell office:value-type="string">
            <text:p>AREAS</text:p>
          </table:table-cell>
          <table:table-cell office:value-type="string">
            <text:p>AREES</text:p>
          </table:table-cell>
          <table:table-cell office:value-type="string">
            <text:p>PODRUČJA</text:p>
          </table:table-cell>
          <table:table-cell office:value-type="string">
            <text:p>ÁREAS</text:p>
          </table:table-cell>
          <table:table-cell office:value-type="string">
            <text:p>AREAS</text:p>
          </table:table-cell>
          <table:table-cell office:value-type="string">
            <text:p>ZONES</text:p>
          </table:table-cell>
          <table:table-cell office:value-type="string">
            <text:p>AREAS</text:p>
          </table:table-cell>
          <table:table-cell office:value-type="string">
            <text:p>AREE</text:p>
          </table:table-cell>
          <table:table-cell office:value-type="string">
            <text:p>AREAS</text:p>
          </table:table-cell>
          <table:table-cell office:value-type="string">
            <text:p>GEBIEDEN</text:p>
          </table:table-cell>
          <table:table-cell office:value-type="string">
            <text:p>OMRÅDE</text:p>
          </table:table-cell>
          <table:table-cell office:value-type="string">
            <text:p>OBSZARY</text:p>
          </table:table-cell>
          <table:table-cell office:value-type="string">
            <text:p>ÁREAS</text:p>
          </table:table-cell>
          <table:table-cell table:number-columns-repeated="3" office:value-type="string">
            <text:p>AREAS</text:p>
          </table:table-cell>
          <table:table-cell office:value-type="string">
            <text:p>OMRÅDEN</text:p>
          </table:table-cell>
          <table:table-cell table:number-columns-repeated="238"/>
        </table:table-row>
        <table:table-row table:style-name="ro1" table:number-rows-repeated="9">
          <table:table-cell table:style-name="Default"/>
          <table:table-cell table:style-name="ce4"/>
          <table:table-cell table:style-name="Default" table:number-columns-repeated="16"/>
          <table:table-cell table:number-columns-repeated="238"/>
        </table:table-row>
        <table:table-row table:style-name="ro1" table:number-rows-repeated="24">
          <table:table-cell table:style-name="Default"/>
          <table:table-cell table:style-name="ce4" table:number-columns-repeated="2"/>
          <table:table-cell table:style-name="Default" table:number-columns-repeated="15"/>
          <table:table-cell table:number-columns-repeated="238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15"/>
          <table:table-cell table:number-columns-repeated="238"/>
        </table:table-row>
      </table:table>
      <table:table table:name="Infos" table:style-name="ta1" table:print="false">
        <table:table-column table:style-name="co1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Infos.I22" table:end-x="1.395cm" table:end-y="0.081cm" draw:z-index="0" draw:style-name="gr1" svg:width="17.201cm" svg:height="8.687cm" svg:x="0cm" svg:y="0.426cm">
              <draw:text-box>
                <text:p><text:span text:style-name="T1">Sur la page principale vous trouverez la liste des fonctions en </text:span><text:span text:style-name="T2">allemand</text:span><text:span text:style-name="T1">, (deutsch), </text:span><text:span text:style-name="T2">anglais</text:span><text:span text:style-name="T1"> (english), </text:span><text:span text:style-name="T2">catalan</text:span><text:span text:style-name="T1">, </text:span><text:span text:style-name="T2">croate</text:span><text:span text:style-name="T1"> (hrvatski), </text:span><text:span text:style-name="T2">espagnol</text:span><text:span text:style-name="T1"> (espaňol), </text:span><text:span text:style-name="T2">finlandais</text:span><text:span text:style-name="T1"> (suomi), </text:span><text:span text:style-name="T2">français</text:span><text:span text:style-name="T1">, </text:span><text:span text:style-name="T2">hongrois</text:span><text:span text:style-name="T1"> (magyar), </text:span><text:span text:style-name="T2">italien</text:span><text:span text:style-name="T1"> (italiano), </text:span><text:span text:style-name="T2">lithuanien</text:span><text:span text:style-name="T1"> (lithuanian), </text:span><text:span text:style-name="T2">néerlandais</text:span><text:span text:style-name="T1"> (nederlands), </text:span><text:span text:style-name="T2">norvégien</text:span><text:span text:style-name="T1"> (nynorsk), </text:span><text:span text:style-name="T2">polonais</text:span><text:span text:style-name="T1"> (polski), </text:span><text:span text:style-name="T2">portugais</text:span><text:span text:style-name="T1"> (português), </text:span><text:span text:style-name="T2">serbe</text:span><text:span text:style-name="T1"> (serbian), </text:span><text:span text:style-name="T2">slovaque</text:span><text:span text:style-name="T1"> (slovensky), </text:span><text:span text:style-name="T2">slovène</text:span><text:span text:style-name="T1"> (slovensky), </text:span><text:span text:style-name="T2">suédois</text:span><text:span text:style-name="T1"> (svenska).</text:span></text:p>
                <text:p/>
                <text:p/>
                <text:p text:style-name="P1"><text:span text:style-name="T3">Cette page est extraite de </text:span><text:span text:style-name="T3"><text:a xlink:href="http://christianwtd.free.fr/index.php?rubrique=FnCalcMultilingue">http://christianwtd.free.fr/index.php?rubrique=FnCalcMultilingue</text:a></text:span><text:span text:style-name="T3"> du site </text:span><text:span text:style-name="T3"><text:a xlink:href="http://christianwtd.free.fr/">Le tableur Calc par l'exemple</text:a></text:span><text:span text:style-name="T3"> </text:span></text:p>
                <text:p text:style-name="P1"><text:span text:style-name="T3"/></text:p>
                <text:p text:style-name="P1"><text:span text:style-name="T4">Le contenu de cette Documentation est soumis à la Licence de Documentation Publique dans sa Version 1.0 (la "Licence"); vous ne ne pouvez utiliser cette Documentation que si vous respectez les conditions de cette Licence. Une copie de la Licence est disponible à l'adresse suivante http://fr.openoffice.org/files/documents/67/1518/PDL_fr.sxw .</text:span></text:p>
                <text:p text:style-name="P1"><text:span text:style-name="T4"/></text:p>
                <text:p text:style-name="P1"><text:span text:style-name="T4">La Documentation D'Origine s'intitule Fonctions Calc OOo 2_0_4 multilingues.ods. L'Auteur Initial de la Documentation D'Origine est Christian Wettervald Copyright (C) 2006. Tous Droits Réservés. (Coordonnées de l'Auteur Initial : christianwtd@free.fr).</text:span></text:p>
              </draw:text-box>
            </draw:frame>
          </table:table-cell>
        </table:table-row>
      </table:table>
      <table:database-ranges>
        <table:database-range table:target-range-address="Fonctions.A1:Fonctions.R36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Jaune" style:family="table-cell" style:parent-style-name="Default">
      <style:table-cell-properties fo:background-color="#ffffcc"/>
    </style:style>
    <style:style style:name="StyleBleu" style:family="table-cell" style:parent-style-name="Default">
      <style:table-cell-properties fo:background-color="#ccffff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17">17/10/2006</text:date>, <text:time>15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description>Notice de Licence de Documentation Publique

Le contenu de cette Documentation est soumis à la Licence de Documentation Publique dans sa Version 1.0 (la "Licence"); vous ne ne pouvez utiliser cette Documentation que si vous respectez les conditions de cette Licence. Une copie de la Licence est disponible à l'adresse suivante http://fr.openoffice.org/files/documents/67/1518/PDL_fr.sxw .

La Documentation D'Origine s'intitule Fonctions Calc OOo 2_0_4 multilingues.ods. L'Auteur Initial de la Documentation D'Origine est Christian Wettervald Copyright (C) 2006. Tous Droits Réservés. (Coordonnées de l'Auteur Initial : christianwtd@free.fr).

Contributeur(s): ______________________________________.

Certaines Parties ont été créées par ______ et sont protégées par le Droit D'Auteur (C)_________[Insérer l'Année (les Années) de Création]. Tous Droits Réservés. (Coordonnées du (des Contributeur(s):________________[Insérer un lien hypertexte ou adresse(s) e-mail]).</dc:description>
    <dc:subject>Fonctions CALC multilingues</dc:subject>
    <meta:creation-date>2006-10-17T14:58:15</meta:creation-date>
    <dc:date>2006-10-17T15:26:35</dc:date>
    <dc:language>fr-FR</dc:language>
    <meta:editing-cycles>23</meta:editing-cycles>
    <meta:editing-duration>PT27M48S</meta:editing-duration>
    <meta:user-defined meta:name="Info 1"/>
    <meta:user-defined meta:name="Info 2"/>
    <meta:user-defined meta:name="Info 3"/>
    <meta:user-defined meta:name="Info 4"/>
    <meta:document-statistic meta:table-count="2" meta:cell-count="6642" meta:object-count="1"/>
  </office:meta>
</office:document-meta>
</file>